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51pt"/>
    </style:style>
    <style:style style:name="co2" style:family="table-column">
      <style:table-column-properties fo:break-before="auto" style:column-width="61.5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60.01pt"/>
    </style:style>
    <style:style style:name="co6" style:family="table-column">
      <style:table-column-properties fo:break-before="auto" style:column-width="51.76pt"/>
    </style:style>
    <style:style style:name="co7" style:family="table-column">
      <style:table-column-properties fo:break-before="auto" style:column-width="20.24pt"/>
    </style:style>
    <style:style style:name="co8" style:family="table-column">
      <style:table-column-properties fo:break-before="auto" style:column-width="77.24pt"/>
    </style:style>
    <style:style style:name="co9" style:family="table-column">
      <style:table-column-properties fo:break-before="auto" style:column-width="75.74pt"/>
    </style:style>
    <style:style style:name="co10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52.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 calcext:value-type="string">
            <text:p>FFPNP Suggested Average Monsters</text:p>
          </table:table-cell>
          <table:table-cell table:style-name="ce5" table:number-columns-repeated="11"/>
          <table:table-cell table:style-name="ce1" office:value-type="string" calcext:value-type="string">
            <text:p>Bosses</text:p>
          </table:table-cell>
          <table:table-cell table:style-name="ce5" table:number-columns-repeated="5"/>
          <table:table-cell table:number-columns-repeated="1006"/>
        </table:table-row>
        <table:table-row table:style-name="ro2">
          <table:table-cell table:style-name="ce1" office:value-type="string" calcext:value-type="string">
            <text:p>Monster</text:p>
            <text:p>Level</text:p>
          </table:table-cell>
          <table:table-cell table:style-name="ce1" office:value-type="string" calcext:value-type="string">
            <text:p>Average</text:p>
            <text:p>Attributes</text:p>
          </table:table-cell>
          <table:table-cell table:style-name="ce1" office:value-type="string" calcext:value-type="string">
            <text:p>Maximum</text:p>
            <text:p>HP</text:p>
          </table:table-cell>
          <table:table-cell table:style-name="ce1" office:value-type="string" calcext:value-type="string">
            <text:p>Maximum</text:p>
            <text:p>MP</text:p>
          </table:table-cell>
          <table:table-cell table:style-name="ce1" office:value-type="string" calcext:value-type="string">
            <text:p>Damage</text:p>
            <text:p>Outpu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vasion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Magic</text:p>
            <text:p>Accuracy</text:p>
          </table:table-cell>
          <table:table-cell table:style-name="ce1" office:value-type="string" calcext:value-type="string">
            <text:p>Magic</text:p>
            <text:p>Evasion</text:p>
          </table:table-cell>
          <table:table-cell table:style-name="ce1" office:value-type="string" calcext:value-type="string">
            <text:p>Magic</text:p>
            <text:p>Defense</text:p>
          </table:table-cell>
          <table:table-cell table:style-name="ce5"/>
          <table:table-cell table:style-name="ce1" office:value-type="string" calcext:value-type="string">
            <text:p>*10 HP</text:p>
          </table:table-cell>
          <table:table-cell table:style-name="ce1" office:value-type="string" calcext:value-type="string">
            <text:p>*20 HP</text:p>
          </table:table-cell>
          <table:table-cell table:style-name="ce1" office:value-type="string" calcext:value-type="string">
            <text:p>*50 HP</text:p>
          </table:table-cell>
          <table:table-cell table:style-name="ce1" office:value-type="string" calcext:value-type="string">
            <text:p>Maximum</text:p>
            <text:p>MP</text:p>
          </table:table-cell>
          <table:table-cell table:style-name="ce1" office:value-type="string" calcext:value-type="string">
            <text:p>Evasion</text:p>
            <text:p>vs.</text:p>
            <text:p>Status/Death</text:p>
          </table:table-cell>
          <table:table-cell table:style-name="ce1" office:value-type="string" calcext:value-type="string">
            <text:p>Magic</text:p>
            <text:p>Evasion</text:p>
            <text:p>vs.</text:p>
            <text:p>Status/Death</text:p>
          </table:table-cell>
          <table:table-cell table:number-columns-repeated="100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table:formula="of:=[.A3]+10" office:value-type="float" office:value="11" calcext:value-type="float">
            <text:p>11</text:p>
          </table:table-cell>
          <table:table-cell table:style-name="ce6" table:formula="of:=[.A3]*[.B3]*2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A3]*([.A3]+20)" office:value-type="float" office:value="21" calcext:value-type="float">
            <text:p>21</text:p>
          </table:table-cell>
          <table:table-cell table:style-name="ce6" table:formula="of:=[.A3]+[.B3]" office:value-type="float" office:value="12" calcext:value-type="float">
            <text:p>12</text:p>
          </table:table-cell>
          <table:table-cell table:style-name="ce6" table:formula="of:=([.A3]*1.5)+20" office:value-type="float" office:value="21.5" calcext:value-type="float">
            <text:p>21.5</text:p>
          </table:table-cell>
          <table:table-cell table:style-name="ce6" table:formula="of:=[.E3]/2" office:value-type="float" office:value="10.5" calcext:value-type="float">
            <text:p>10.5</text:p>
          </table:table-cell>
          <table:table-cell table:style-name="ce6" table:formula="of:=[.F3]" office:value-type="float" office:value="12" calcext:value-type="float">
            <text:p>12</text:p>
          </table:table-cell>
          <table:table-cell table:style-name="ce6" table:formula="of:=[.G3]" office:value-type="float" office:value="21.5" calcext:value-type="float">
            <text:p>21.5</text:p>
          </table:table-cell>
          <table:table-cell table:style-name="ce6" table:formula="of:=[.H3]" office:value-type="float" office:value="10.5" calcext:value-type="float">
            <text:p>10.5</text:p>
          </table:table-cell>
          <table:table-cell table:style-name="ce5"/>
          <table:table-cell table:style-name="ce6" table:formula="of:=[.C3]*10" office:value-type="float" office:value="220" calcext:value-type="float">
            <text:p>220</text:p>
          </table:table-cell>
          <table:table-cell table:style-name="ce6" table:formula="of:=[.C3]*20" office:value-type="float" office:value="440" calcext:value-type="float">
            <text:p>440</text:p>
          </table:table-cell>
          <table:table-cell table:style-name="ce6" table:formula="of:=[.C3]*50" office:value-type="float" office:value="1100" calcext:value-type="float">
            <text:p>1100</text:p>
          </table:table-cell>
          <table:table-cell table:style-name="ce6" table:formula="of:=[.A3]*50" office:value-type="float" office:value="50" calcext:value-type="float">
            <text:p>50</text:p>
          </table:table-cell>
          <table:table-cell table:style-name="ce6" table:formula="of:=[.G3]+50" office:value-type="float" office:value="71.5" calcext:value-type="float">
            <text:p>71.5</text:p>
          </table:table-cell>
          <table:table-cell table:style-name="ce6" table:formula="of:=[.Q3]" office:value-type="float" office:value="71.5" calcext:value-type="float">
            <text:p>71.5</text:p>
          </table:table-cell>
          <table:table-cell table:number-columns-repeated="100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table:formula="of:=[.A4]+10" office:value-type="float" office:value="12" calcext:value-type="float">
            <text:p>12</text:p>
          </table:table-cell>
          <table:table-cell table:style-name="ce6" table:formula="of:=[.A4]*[.B4]*2" office:value-type="float" office:value="48" calcext:value-type="float">
            <text:p>48</text:p>
          </table:table-cell>
          <table:table-cell table:style-name="ce7" office:value-type="float" office:value="20" calcext:value-type="float">
            <text:p>20</text:p>
          </table:table-cell>
          <table:table-cell table:style-name="ce6" table:formula="of:=[.A4]*([.A4]+20)" office:value-type="float" office:value="44" calcext:value-type="float">
            <text:p>44</text:p>
          </table:table-cell>
          <table:table-cell table:style-name="ce6" table:formula="of:=[.A4]+[.B4]" office:value-type="float" office:value="14" calcext:value-type="float">
            <text:p>14</text:p>
          </table:table-cell>
          <table:table-cell table:style-name="ce6" table:formula="of:=([.A4]*1.5)+20" office:value-type="float" office:value="23" calcext:value-type="float">
            <text:p>23</text:p>
          </table:table-cell>
          <table:table-cell table:style-name="ce6" table:formula="of:=[.E4]/2" office:value-type="float" office:value="22" calcext:value-type="float">
            <text:p>22</text:p>
          </table:table-cell>
          <table:table-cell table:style-name="ce6" table:formula="of:=[.F4]" office:value-type="float" office:value="14" calcext:value-type="float">
            <text:p>14</text:p>
          </table:table-cell>
          <table:table-cell table:style-name="ce6" table:formula="of:=[.G4]" office:value-type="float" office:value="23" calcext:value-type="float">
            <text:p>23</text:p>
          </table:table-cell>
          <table:table-cell table:style-name="ce6" table:formula="of:=[.H4]" office:value-type="float" office:value="22" calcext:value-type="float">
            <text:p>22</text:p>
          </table:table-cell>
          <table:table-cell table:style-name="ce5"/>
          <table:table-cell table:style-name="ce6" table:formula="of:=[.C4]*10" office:value-type="float" office:value="480" calcext:value-type="float">
            <text:p>480</text:p>
          </table:table-cell>
          <table:table-cell table:style-name="ce6" table:formula="of:=[.C4]*20" office:value-type="float" office:value="960" calcext:value-type="float">
            <text:p>960</text:p>
          </table:table-cell>
          <table:table-cell table:style-name="ce6" table:formula="of:=[.C4]*50" office:value-type="float" office:value="2400" calcext:value-type="float">
            <text:p>2400</text:p>
          </table:table-cell>
          <table:table-cell table:style-name="ce6" table:formula="of:=[.A4]*50" office:value-type="float" office:value="100" calcext:value-type="float">
            <text:p>100</text:p>
          </table:table-cell>
          <table:table-cell table:style-name="ce6" table:formula="of:=[.G4]+50" office:value-type="float" office:value="73" calcext:value-type="float">
            <text:p>73</text:p>
          </table:table-cell>
          <table:table-cell table:style-name="ce6" table:formula="of:=[.Q4]" office:value-type="float" office:value="73" calcext:value-type="float">
            <text:p>73</text:p>
          </table:table-cell>
          <table:table-cell table:number-columns-repeated="100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table:formula="of:=[.A5]+10" office:value-type="float" office:value="13" calcext:value-type="float">
            <text:p>13</text:p>
          </table:table-cell>
          <table:table-cell table:style-name="ce6" table:formula="of:=[.A5]*[.B5]*2" office:value-type="float" office:value="78" calcext:value-type="float">
            <text:p>78</text:p>
          </table:table-cell>
          <table:table-cell table:style-name="ce7" office:value-type="float" office:value="30" calcext:value-type="float">
            <text:p>30</text:p>
          </table:table-cell>
          <table:table-cell table:style-name="ce6" table:formula="of:=[.A5]*([.A5]+20)" office:value-type="float" office:value="69" calcext:value-type="float">
            <text:p>69</text:p>
          </table:table-cell>
          <table:table-cell table:style-name="ce6" table:formula="of:=[.A5]+[.B5]" office:value-type="float" office:value="16" calcext:value-type="float">
            <text:p>16</text:p>
          </table:table-cell>
          <table:table-cell table:style-name="ce6" table:formula="of:=([.A5]*1.5)+20" office:value-type="float" office:value="24.5" calcext:value-type="float">
            <text:p>24.5</text:p>
          </table:table-cell>
          <table:table-cell table:style-name="ce6" table:formula="of:=[.E5]/2" office:value-type="float" office:value="34.5" calcext:value-type="float">
            <text:p>34.5</text:p>
          </table:table-cell>
          <table:table-cell table:style-name="ce6" table:formula="of:=[.F5]" office:value-type="float" office:value="16" calcext:value-type="float">
            <text:p>16</text:p>
          </table:table-cell>
          <table:table-cell table:style-name="ce6" table:formula="of:=[.G5]" office:value-type="float" office:value="24.5" calcext:value-type="float">
            <text:p>24.5</text:p>
          </table:table-cell>
          <table:table-cell table:style-name="ce6" table:formula="of:=[.H5]" office:value-type="float" office:value="34.5" calcext:value-type="float">
            <text:p>34.5</text:p>
          </table:table-cell>
          <table:table-cell table:style-name="ce5"/>
          <table:table-cell table:style-name="ce6" table:formula="of:=[.C5]*10" office:value-type="float" office:value="780" calcext:value-type="float">
            <text:p>780</text:p>
          </table:table-cell>
          <table:table-cell table:style-name="ce6" table:formula="of:=[.C5]*20" office:value-type="float" office:value="1560" calcext:value-type="float">
            <text:p>1560</text:p>
          </table:table-cell>
          <table:table-cell table:style-name="ce6" table:formula="of:=[.C5]*50" office:value-type="float" office:value="3900" calcext:value-type="float">
            <text:p>3900</text:p>
          </table:table-cell>
          <table:table-cell table:style-name="ce6" table:formula="of:=[.A5]*50" office:value-type="float" office:value="150" calcext:value-type="float">
            <text:p>150</text:p>
          </table:table-cell>
          <table:table-cell table:style-name="ce6" table:formula="of:=[.G5]+50" office:value-type="float" office:value="74.5" calcext:value-type="float">
            <text:p>74.5</text:p>
          </table:table-cell>
          <table:table-cell table:style-name="ce6" table:formula="of:=[.Q5]" office:value-type="float" office:value="74.5" calcext:value-type="float">
            <text:p>74.5</text:p>
          </table:table-cell>
          <table:table-cell table:number-columns-repeated="100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table:formula="of:=[.A6]+10" office:value-type="float" office:value="14" calcext:value-type="float">
            <text:p>14</text:p>
          </table:table-cell>
          <table:table-cell table:style-name="ce6" table:formula="of:=[.A6]*[.B6]*2" office:value-type="float" office:value="112" calcext:value-type="float">
            <text:p>112</text:p>
          </table:table-cell>
          <table:table-cell table:style-name="ce7" office:value-type="float" office:value="40" calcext:value-type="float">
            <text:p>40</text:p>
          </table:table-cell>
          <table:table-cell table:style-name="ce6" table:formula="of:=[.A6]*([.A6]+20)" office:value-type="float" office:value="96" calcext:value-type="float">
            <text:p>96</text:p>
          </table:table-cell>
          <table:table-cell table:style-name="ce6" table:formula="of:=[.A6]+[.B6]" office:value-type="float" office:value="18" calcext:value-type="float">
            <text:p>18</text:p>
          </table:table-cell>
          <table:table-cell table:style-name="ce6" table:formula="of:=([.A6]*1.5)+20" office:value-type="float" office:value="26" calcext:value-type="float">
            <text:p>26</text:p>
          </table:table-cell>
          <table:table-cell table:style-name="ce6" table:formula="of:=[.E6]/2" office:value-type="float" office:value="48" calcext:value-type="float">
            <text:p>48</text:p>
          </table:table-cell>
          <table:table-cell table:style-name="ce6" table:formula="of:=[.F6]" office:value-type="float" office:value="18" calcext:value-type="float">
            <text:p>18</text:p>
          </table:table-cell>
          <table:table-cell table:style-name="ce6" table:formula="of:=[.G6]" office:value-type="float" office:value="26" calcext:value-type="float">
            <text:p>26</text:p>
          </table:table-cell>
          <table:table-cell table:style-name="ce6" table:formula="of:=[.H6]" office:value-type="float" office:value="48" calcext:value-type="float">
            <text:p>48</text:p>
          </table:table-cell>
          <table:table-cell table:style-name="ce5"/>
          <table:table-cell table:style-name="ce6" table:formula="of:=[.C6]*10" office:value-type="float" office:value="1120" calcext:value-type="float">
            <text:p>1120</text:p>
          </table:table-cell>
          <table:table-cell table:style-name="ce6" table:formula="of:=[.C6]*20" office:value-type="float" office:value="2240" calcext:value-type="float">
            <text:p>2240</text:p>
          </table:table-cell>
          <table:table-cell table:style-name="ce6" table:formula="of:=[.C6]*50" office:value-type="float" office:value="5600" calcext:value-type="float">
            <text:p>5600</text:p>
          </table:table-cell>
          <table:table-cell table:style-name="ce6" table:formula="of:=[.A6]*50" office:value-type="float" office:value="200" calcext:value-type="float">
            <text:p>200</text:p>
          </table:table-cell>
          <table:table-cell table:style-name="ce6" table:formula="of:=[.G6]+50" office:value-type="float" office:value="76" calcext:value-type="float">
            <text:p>76</text:p>
          </table:table-cell>
          <table:table-cell table:style-name="ce6" table:formula="of:=[.Q6]" office:value-type="float" office:value="76" calcext:value-type="float">
            <text:p>76</text:p>
          </table:table-cell>
          <table:table-cell table:number-columns-repeated="100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table:formula="of:=[.A7]+10" office:value-type="float" office:value="15" calcext:value-type="float">
            <text:p>15</text:p>
          </table:table-cell>
          <table:table-cell table:style-name="ce6" table:formula="of:=[.A7]*[.B7]*2" office:value-type="float" office:value="150" calcext:value-type="float">
            <text:p>150</text:p>
          </table:table-cell>
          <table:table-cell table:style-name="ce7" office:value-type="float" office:value="50" calcext:value-type="float">
            <text:p>50</text:p>
          </table:table-cell>
          <table:table-cell table:style-name="ce6" table:formula="of:=[.A7]*([.A7]+20)" office:value-type="float" office:value="125" calcext:value-type="float">
            <text:p>125</text:p>
          </table:table-cell>
          <table:table-cell table:style-name="ce6" table:formula="of:=[.A7]+[.B7]" office:value-type="float" office:value="20" calcext:value-type="float">
            <text:p>20</text:p>
          </table:table-cell>
          <table:table-cell table:style-name="ce6" table:formula="of:=([.A7]*1.5)+20" office:value-type="float" office:value="27.5" calcext:value-type="float">
            <text:p>27.5</text:p>
          </table:table-cell>
          <table:table-cell table:style-name="ce6" table:formula="of:=[.E7]/2" office:value-type="float" office:value="62.5" calcext:value-type="float">
            <text:p>62.5</text:p>
          </table:table-cell>
          <table:table-cell table:style-name="ce6" table:formula="of:=[.F7]" office:value-type="float" office:value="20" calcext:value-type="float">
            <text:p>20</text:p>
          </table:table-cell>
          <table:table-cell table:style-name="ce6" table:formula="of:=[.G7]" office:value-type="float" office:value="27.5" calcext:value-type="float">
            <text:p>27.5</text:p>
          </table:table-cell>
          <table:table-cell table:style-name="ce6" table:formula="of:=[.H7]" office:value-type="float" office:value="62.5" calcext:value-type="float">
            <text:p>62.5</text:p>
          </table:table-cell>
          <table:table-cell table:style-name="ce5"/>
          <table:table-cell table:style-name="ce6" table:formula="of:=[.C7]*10" office:value-type="float" office:value="1500" calcext:value-type="float">
            <text:p>1500</text:p>
          </table:table-cell>
          <table:table-cell table:style-name="ce6" table:formula="of:=[.C7]*20" office:value-type="float" office:value="3000" calcext:value-type="float">
            <text:p>3000</text:p>
          </table:table-cell>
          <table:table-cell table:style-name="ce6" table:formula="of:=[.C7]*50" office:value-type="float" office:value="7500" calcext:value-type="float">
            <text:p>7500</text:p>
          </table:table-cell>
          <table:table-cell table:style-name="ce6" table:formula="of:=[.A7]*50" office:value-type="float" office:value="250" calcext:value-type="float">
            <text:p>250</text:p>
          </table:table-cell>
          <table:table-cell table:style-name="ce6" table:formula="of:=[.G7]+50" office:value-type="float" office:value="77.5" calcext:value-type="float">
            <text:p>77.5</text:p>
          </table:table-cell>
          <table:table-cell table:style-name="ce6" table:formula="of:=[.Q7]" office:value-type="float" office:value="77.5" calcext:value-type="float">
            <text:p>77.5</text:p>
          </table:table-cell>
          <table:table-cell table:number-columns-repeated="100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table:formula="of:=[.A8]+10" office:value-type="float" office:value="16" calcext:value-type="float">
            <text:p>16</text:p>
          </table:table-cell>
          <table:table-cell table:style-name="ce6" table:formula="of:=[.A8]*[.B8]*2" office:value-type="float" office:value="192" calcext:value-type="float">
            <text:p>192</text:p>
          </table:table-cell>
          <table:table-cell table:style-name="ce7" office:value-type="float" office:value="60" calcext:value-type="float">
            <text:p>60</text:p>
          </table:table-cell>
          <table:table-cell table:style-name="ce6" table:formula="of:=[.A8]*([.A8]+20)" office:value-type="float" office:value="156" calcext:value-type="float">
            <text:p>156</text:p>
          </table:table-cell>
          <table:table-cell table:style-name="ce6" table:formula="of:=[.A8]+[.B8]" office:value-type="float" office:value="22" calcext:value-type="float">
            <text:p>22</text:p>
          </table:table-cell>
          <table:table-cell table:style-name="ce6" table:formula="of:=([.A8]*1.5)+20" office:value-type="float" office:value="29" calcext:value-type="float">
            <text:p>29</text:p>
          </table:table-cell>
          <table:table-cell table:style-name="ce6" table:formula="of:=[.E8]/2" office:value-type="float" office:value="78" calcext:value-type="float">
            <text:p>78</text:p>
          </table:table-cell>
          <table:table-cell table:style-name="ce6" table:formula="of:=[.F8]" office:value-type="float" office:value="22" calcext:value-type="float">
            <text:p>22</text:p>
          </table:table-cell>
          <table:table-cell table:style-name="ce6" table:formula="of:=[.G8]" office:value-type="float" office:value="29" calcext:value-type="float">
            <text:p>29</text:p>
          </table:table-cell>
          <table:table-cell table:style-name="ce6" table:formula="of:=[.H8]" office:value-type="float" office:value="78" calcext:value-type="float">
            <text:p>78</text:p>
          </table:table-cell>
          <table:table-cell table:style-name="ce5"/>
          <table:table-cell table:style-name="ce6" table:formula="of:=[.C8]*10" office:value-type="float" office:value="1920" calcext:value-type="float">
            <text:p>1920</text:p>
          </table:table-cell>
          <table:table-cell table:style-name="ce6" table:formula="of:=[.C8]*20" office:value-type="float" office:value="3840" calcext:value-type="float">
            <text:p>3840</text:p>
          </table:table-cell>
          <table:table-cell table:style-name="ce6" table:formula="of:=[.C8]*50" office:value-type="float" office:value="9600" calcext:value-type="float">
            <text:p>9600</text:p>
          </table:table-cell>
          <table:table-cell table:style-name="ce6" table:formula="of:=[.A8]*50" office:value-type="float" office:value="300" calcext:value-type="float">
            <text:p>300</text:p>
          </table:table-cell>
          <table:table-cell table:style-name="ce6" table:formula="of:=[.G8]+50" office:value-type="float" office:value="79" calcext:value-type="float">
            <text:p>79</text:p>
          </table:table-cell>
          <table:table-cell table:style-name="ce6" table:formula="of:=[.Q8]" office:value-type="float" office:value="79" calcext:value-type="float">
            <text:p>79</text:p>
          </table:table-cell>
          <table:table-cell table:number-columns-repeated="100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table:formula="of:=[.A9]+10" office:value-type="float" office:value="17" calcext:value-type="float">
            <text:p>17</text:p>
          </table:table-cell>
          <table:table-cell table:style-name="ce6" table:formula="of:=[.A9]*[.B9]*2" office:value-type="float" office:value="238" calcext:value-type="float">
            <text:p>238</text:p>
          </table:table-cell>
          <table:table-cell table:style-name="ce7" office:value-type="float" office:value="70" calcext:value-type="float">
            <text:p>70</text:p>
          </table:table-cell>
          <table:table-cell table:style-name="ce6" table:formula="of:=[.A9]*([.A9]+20)" office:value-type="float" office:value="189" calcext:value-type="float">
            <text:p>189</text:p>
          </table:table-cell>
          <table:table-cell table:style-name="ce6" table:formula="of:=[.A9]+[.B9]" office:value-type="float" office:value="24" calcext:value-type="float">
            <text:p>24</text:p>
          </table:table-cell>
          <table:table-cell table:style-name="ce6" table:formula="of:=([.A9]*1.5)+20" office:value-type="float" office:value="30.5" calcext:value-type="float">
            <text:p>30.5</text:p>
          </table:table-cell>
          <table:table-cell table:style-name="ce6" table:formula="of:=[.E9]/2" office:value-type="float" office:value="94.5" calcext:value-type="float">
            <text:p>94.5</text:p>
          </table:table-cell>
          <table:table-cell table:style-name="ce6" table:formula="of:=[.F9]" office:value-type="float" office:value="24" calcext:value-type="float">
            <text:p>24</text:p>
          </table:table-cell>
          <table:table-cell table:style-name="ce6" table:formula="of:=[.G9]" office:value-type="float" office:value="30.5" calcext:value-type="float">
            <text:p>30.5</text:p>
          </table:table-cell>
          <table:table-cell table:style-name="ce6" table:formula="of:=[.H9]" office:value-type="float" office:value="94.5" calcext:value-type="float">
            <text:p>94.5</text:p>
          </table:table-cell>
          <table:table-cell table:style-name="ce5"/>
          <table:table-cell table:style-name="ce6" table:formula="of:=[.C9]*10" office:value-type="float" office:value="2380" calcext:value-type="float">
            <text:p>2380</text:p>
          </table:table-cell>
          <table:table-cell table:style-name="ce6" table:formula="of:=[.C9]*20" office:value-type="float" office:value="4760" calcext:value-type="float">
            <text:p>4760</text:p>
          </table:table-cell>
          <table:table-cell table:style-name="ce6" table:formula="of:=[.C9]*50" office:value-type="float" office:value="11900" calcext:value-type="float">
            <text:p>11900</text:p>
          </table:table-cell>
          <table:table-cell table:style-name="ce6" table:formula="of:=[.A9]*50" office:value-type="float" office:value="350" calcext:value-type="float">
            <text:p>350</text:p>
          </table:table-cell>
          <table:table-cell table:style-name="ce6" table:formula="of:=[.G9]+50" office:value-type="float" office:value="80.5" calcext:value-type="float">
            <text:p>80.5</text:p>
          </table:table-cell>
          <table:table-cell table:style-name="ce6" table:formula="of:=[.Q9]" office:value-type="float" office:value="80.5" calcext:value-type="float">
            <text:p>80.5</text:p>
          </table:table-cell>
          <table:table-cell table:number-columns-repeated="100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table:formula="of:=[.A10]+10" office:value-type="float" office:value="18" calcext:value-type="float">
            <text:p>18</text:p>
          </table:table-cell>
          <table:table-cell table:style-name="ce6" table:formula="of:=[.A10]*[.B10]*2" office:value-type="float" office:value="288" calcext:value-type="float">
            <text:p>288</text:p>
          </table:table-cell>
          <table:table-cell table:style-name="ce7" office:value-type="float" office:value="80" calcext:value-type="float">
            <text:p>80</text:p>
          </table:table-cell>
          <table:table-cell table:style-name="ce6" table:formula="of:=[.A10]*([.A10]+20)" office:value-type="float" office:value="224" calcext:value-type="float">
            <text:p>224</text:p>
          </table:table-cell>
          <table:table-cell table:style-name="ce6" table:formula="of:=[.A10]+[.B10]" office:value-type="float" office:value="26" calcext:value-type="float">
            <text:p>26</text:p>
          </table:table-cell>
          <table:table-cell table:style-name="ce6" table:formula="of:=([.A10]*1.5)+20" office:value-type="float" office:value="32" calcext:value-type="float">
            <text:p>32</text:p>
          </table:table-cell>
          <table:table-cell table:style-name="ce6" table:formula="of:=[.E10]/2" office:value-type="float" office:value="112" calcext:value-type="float">
            <text:p>112</text:p>
          </table:table-cell>
          <table:table-cell table:style-name="ce6" table:formula="of:=[.F10]" office:value-type="float" office:value="26" calcext:value-type="float">
            <text:p>26</text:p>
          </table:table-cell>
          <table:table-cell table:style-name="ce6" table:formula="of:=[.G10]" office:value-type="float" office:value="32" calcext:value-type="float">
            <text:p>32</text:p>
          </table:table-cell>
          <table:table-cell table:style-name="ce6" table:formula="of:=[.H10]" office:value-type="float" office:value="112" calcext:value-type="float">
            <text:p>112</text:p>
          </table:table-cell>
          <table:table-cell table:style-name="ce5"/>
          <table:table-cell table:style-name="ce6" table:formula="of:=[.C10]*10" office:value-type="float" office:value="2880" calcext:value-type="float">
            <text:p>2880</text:p>
          </table:table-cell>
          <table:table-cell table:style-name="ce6" table:formula="of:=[.C10]*20" office:value-type="float" office:value="5760" calcext:value-type="float">
            <text:p>5760</text:p>
          </table:table-cell>
          <table:table-cell table:style-name="ce6" table:formula="of:=[.C10]*50" office:value-type="float" office:value="14400" calcext:value-type="float">
            <text:p>14400</text:p>
          </table:table-cell>
          <table:table-cell table:style-name="ce6" table:formula="of:=[.A10]*50" office:value-type="float" office:value="400" calcext:value-type="float">
            <text:p>400</text:p>
          </table:table-cell>
          <table:table-cell table:style-name="ce6" table:formula="of:=[.G10]+50" office:value-type="float" office:value="82" calcext:value-type="float">
            <text:p>82</text:p>
          </table:table-cell>
          <table:table-cell table:style-name="ce6" table:formula="of:=[.Q10]" office:value-type="float" office:value="82" calcext:value-type="float">
            <text:p>82</text:p>
          </table:table-cell>
          <table:table-cell table:number-columns-repeated="100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table:formula="of:=[.A11]+10" office:value-type="float" office:value="19" calcext:value-type="float">
            <text:p>19</text:p>
          </table:table-cell>
          <table:table-cell table:style-name="ce6" table:formula="of:=[.A11]*[.B11]*2" office:value-type="float" office:value="342" calcext:value-type="float">
            <text:p>342</text:p>
          </table:table-cell>
          <table:table-cell table:style-name="ce7" office:value-type="float" office:value="90" calcext:value-type="float">
            <text:p>90</text:p>
          </table:table-cell>
          <table:table-cell table:style-name="ce6" table:formula="of:=[.A11]*([.A11]+20)" office:value-type="float" office:value="261" calcext:value-type="float">
            <text:p>261</text:p>
          </table:table-cell>
          <table:table-cell table:style-name="ce6" table:formula="of:=[.A11]+[.B11]" office:value-type="float" office:value="28" calcext:value-type="float">
            <text:p>28</text:p>
          </table:table-cell>
          <table:table-cell table:style-name="ce6" table:formula="of:=([.A11]*1.5)+20" office:value-type="float" office:value="33.5" calcext:value-type="float">
            <text:p>33.5</text:p>
          </table:table-cell>
          <table:table-cell table:style-name="ce6" table:formula="of:=[.E11]/2" office:value-type="float" office:value="130.5" calcext:value-type="float">
            <text:p>130.5</text:p>
          </table:table-cell>
          <table:table-cell table:style-name="ce6" table:formula="of:=[.F11]" office:value-type="float" office:value="28" calcext:value-type="float">
            <text:p>28</text:p>
          </table:table-cell>
          <table:table-cell table:style-name="ce6" table:formula="of:=[.G11]" office:value-type="float" office:value="33.5" calcext:value-type="float">
            <text:p>33.5</text:p>
          </table:table-cell>
          <table:table-cell table:style-name="ce6" table:formula="of:=[.H11]" office:value-type="float" office:value="130.5" calcext:value-type="float">
            <text:p>130.5</text:p>
          </table:table-cell>
          <table:table-cell table:style-name="ce5"/>
          <table:table-cell table:style-name="ce6" table:formula="of:=[.C11]*10" office:value-type="float" office:value="3420" calcext:value-type="float">
            <text:p>3420</text:p>
          </table:table-cell>
          <table:table-cell table:style-name="ce6" table:formula="of:=[.C11]*20" office:value-type="float" office:value="6840" calcext:value-type="float">
            <text:p>6840</text:p>
          </table:table-cell>
          <table:table-cell table:style-name="ce6" table:formula="of:=[.C11]*50" office:value-type="float" office:value="17100" calcext:value-type="float">
            <text:p>17100</text:p>
          </table:table-cell>
          <table:table-cell table:style-name="ce6" table:formula="of:=[.A11]*50" office:value-type="float" office:value="450" calcext:value-type="float">
            <text:p>450</text:p>
          </table:table-cell>
          <table:table-cell table:style-name="ce6" table:formula="of:=[.G11]+50" office:value-type="float" office:value="83.5" calcext:value-type="float">
            <text:p>83.5</text:p>
          </table:table-cell>
          <table:table-cell table:style-name="ce6" table:formula="of:=[.Q11]" office:value-type="float" office:value="83.5" calcext:value-type="float">
            <text:p>83.5</text:p>
          </table:table-cell>
          <table:table-cell table:number-columns-repeated="100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table:formula="of:=[.A12]+10" office:value-type="float" office:value="20" calcext:value-type="float">
            <text:p>20</text:p>
          </table:table-cell>
          <table:table-cell table:style-name="ce6" table:formula="of:=[.A12]*[.B12]*2" office:value-type="float" office:value="400" calcext:value-type="float">
            <text:p>400</text:p>
          </table:table-cell>
          <table:table-cell table:style-name="ce7" office:value-type="float" office:value="100" calcext:value-type="float">
            <text:p>100</text:p>
          </table:table-cell>
          <table:table-cell table:style-name="ce6" table:formula="of:=[.A12]*([.A12]+20)" office:value-type="float" office:value="300" calcext:value-type="float">
            <text:p>300</text:p>
          </table:table-cell>
          <table:table-cell table:style-name="ce6" table:formula="of:=[.A12]+[.B12]" office:value-type="float" office:value="30" calcext:value-type="float">
            <text:p>30</text:p>
          </table:table-cell>
          <table:table-cell table:style-name="ce6" table:formula="of:=([.A12]*1.5)+20" office:value-type="float" office:value="35" calcext:value-type="float">
            <text:p>35</text:p>
          </table:table-cell>
          <table:table-cell table:style-name="ce6" table:formula="of:=[.E12]/2" office:value-type="float" office:value="150" calcext:value-type="float">
            <text:p>150</text:p>
          </table:table-cell>
          <table:table-cell table:style-name="ce6" table:formula="of:=[.F12]" office:value-type="float" office:value="30" calcext:value-type="float">
            <text:p>30</text:p>
          </table:table-cell>
          <table:table-cell table:style-name="ce6" table:formula="of:=[.G12]" office:value-type="float" office:value="35" calcext:value-type="float">
            <text:p>35</text:p>
          </table:table-cell>
          <table:table-cell table:style-name="ce6" table:formula="of:=[.H12]" office:value-type="float" office:value="150" calcext:value-type="float">
            <text:p>150</text:p>
          </table:table-cell>
          <table:table-cell table:style-name="ce5"/>
          <table:table-cell table:style-name="ce6" table:formula="of:=[.C12]*10" office:value-type="float" office:value="4000" calcext:value-type="float">
            <text:p>4000</text:p>
          </table:table-cell>
          <table:table-cell table:style-name="ce6" table:formula="of:=[.C12]*20" office:value-type="float" office:value="8000" calcext:value-type="float">
            <text:p>8000</text:p>
          </table:table-cell>
          <table:table-cell table:style-name="ce6" table:formula="of:=[.C12]*50" office:value-type="float" office:value="20000" calcext:value-type="float">
            <text:p>20000</text:p>
          </table:table-cell>
          <table:table-cell table:style-name="ce6" table:formula="of:=[.A12]*50" office:value-type="float" office:value="500" calcext:value-type="float">
            <text:p>500</text:p>
          </table:table-cell>
          <table:table-cell table:style-name="ce6" table:formula="of:=[.G12]+50" office:value-type="float" office:value="85" calcext:value-type="float">
            <text:p>85</text:p>
          </table:table-cell>
          <table:table-cell table:style-name="ce6" table:formula="of:=[.Q12]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table:formula="of:=[.A13]+10" office:value-type="float" office:value="21" calcext:value-type="float">
            <text:p>21</text:p>
          </table:table-cell>
          <table:table-cell table:style-name="ce6" table:formula="of:=[.A13]*[.B13]*2" office:value-type="float" office:value="462" calcext:value-type="float">
            <text:p>462</text:p>
          </table:table-cell>
          <table:table-cell table:style-name="ce7" office:value-type="float" office:value="110" calcext:value-type="float">
            <text:p>110</text:p>
          </table:table-cell>
          <table:table-cell table:style-name="ce6" table:formula="of:=[.A13]*([.A13]+20)" office:value-type="float" office:value="341" calcext:value-type="float">
            <text:p>341</text:p>
          </table:table-cell>
          <table:table-cell table:style-name="ce6" table:formula="of:=[.A13]+[.B13]" office:value-type="float" office:value="32" calcext:value-type="float">
            <text:p>32</text:p>
          </table:table-cell>
          <table:table-cell table:style-name="ce6" table:formula="of:=([.A13]*1.5)+20" office:value-type="float" office:value="36.5" calcext:value-type="float">
            <text:p>36.5</text:p>
          </table:table-cell>
          <table:table-cell table:style-name="ce6" table:formula="of:=[.E13]/2" office:value-type="float" office:value="170.5" calcext:value-type="float">
            <text:p>170.5</text:p>
          </table:table-cell>
          <table:table-cell table:style-name="ce6" table:formula="of:=[.F13]" office:value-type="float" office:value="32" calcext:value-type="float">
            <text:p>32</text:p>
          </table:table-cell>
          <table:table-cell table:style-name="ce6" table:formula="of:=[.G13]" office:value-type="float" office:value="36.5" calcext:value-type="float">
            <text:p>36.5</text:p>
          </table:table-cell>
          <table:table-cell table:style-name="ce6" table:formula="of:=[.H13]" office:value-type="float" office:value="170.5" calcext:value-type="float">
            <text:p>170.5</text:p>
          </table:table-cell>
          <table:table-cell table:style-name="ce5"/>
          <table:table-cell table:style-name="ce6" table:formula="of:=[.C13]*10" office:value-type="float" office:value="4620" calcext:value-type="float">
            <text:p>4620</text:p>
          </table:table-cell>
          <table:table-cell table:style-name="ce6" table:formula="of:=[.C13]*20" office:value-type="float" office:value="9240" calcext:value-type="float">
            <text:p>9240</text:p>
          </table:table-cell>
          <table:table-cell table:style-name="ce6" table:formula="of:=[.C13]*50" office:value-type="float" office:value="23100" calcext:value-type="float">
            <text:p>23100</text:p>
          </table:table-cell>
          <table:table-cell table:style-name="ce6" table:formula="of:=[.A13]*50" office:value-type="float" office:value="550" calcext:value-type="float">
            <text:p>550</text:p>
          </table:table-cell>
          <table:table-cell table:style-name="ce6" table:formula="of:=[.G13]+50" office:value-type="float" office:value="86.5" calcext:value-type="float">
            <text:p>86.5</text:p>
          </table:table-cell>
          <table:table-cell table:style-name="ce6" table:formula="of:=[.Q13]" office:value-type="float" office:value="86.5" calcext:value-type="float">
            <text:p>86.5</text:p>
          </table:table-cell>
          <table:table-cell table:number-columns-repeated="100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table:formula="of:=[.A14]+10" office:value-type="float" office:value="22" calcext:value-type="float">
            <text:p>22</text:p>
          </table:table-cell>
          <table:table-cell table:style-name="ce6" table:formula="of:=[.A14]*[.B14]*2" office:value-type="float" office:value="528" calcext:value-type="float">
            <text:p>528</text:p>
          </table:table-cell>
          <table:table-cell table:style-name="ce7" office:value-type="float" office:value="120" calcext:value-type="float">
            <text:p>120</text:p>
          </table:table-cell>
          <table:table-cell table:style-name="ce6" table:formula="of:=[.A14]*([.A14]+20)" office:value-type="float" office:value="384" calcext:value-type="float">
            <text:p>384</text:p>
          </table:table-cell>
          <table:table-cell table:style-name="ce6" table:formula="of:=[.A14]+[.B14]" office:value-type="float" office:value="34" calcext:value-type="float">
            <text:p>34</text:p>
          </table:table-cell>
          <table:table-cell table:style-name="ce6" table:formula="of:=([.A14]*1.5)+20" office:value-type="float" office:value="38" calcext:value-type="float">
            <text:p>38</text:p>
          </table:table-cell>
          <table:table-cell table:style-name="ce6" table:formula="of:=[.E14]/2" office:value-type="float" office:value="192" calcext:value-type="float">
            <text:p>192</text:p>
          </table:table-cell>
          <table:table-cell table:style-name="ce6" table:formula="of:=[.F14]" office:value-type="float" office:value="34" calcext:value-type="float">
            <text:p>34</text:p>
          </table:table-cell>
          <table:table-cell table:style-name="ce6" table:formula="of:=[.G14]" office:value-type="float" office:value="38" calcext:value-type="float">
            <text:p>38</text:p>
          </table:table-cell>
          <table:table-cell table:style-name="ce6" table:formula="of:=[.H14]" office:value-type="float" office:value="192" calcext:value-type="float">
            <text:p>192</text:p>
          </table:table-cell>
          <table:table-cell table:style-name="ce5"/>
          <table:table-cell table:style-name="ce6" table:formula="of:=[.C14]*10" office:value-type="float" office:value="5280" calcext:value-type="float">
            <text:p>5280</text:p>
          </table:table-cell>
          <table:table-cell table:style-name="ce6" table:formula="of:=[.C14]*20" office:value-type="float" office:value="10560" calcext:value-type="float">
            <text:p>10560</text:p>
          </table:table-cell>
          <table:table-cell table:style-name="ce6" table:formula="of:=[.C14]*50" office:value-type="float" office:value="26400" calcext:value-type="float">
            <text:p>26400</text:p>
          </table:table-cell>
          <table:table-cell table:style-name="ce6" table:formula="of:=[.A14]*50" office:value-type="float" office:value="600" calcext:value-type="float">
            <text:p>600</text:p>
          </table:table-cell>
          <table:table-cell table:style-name="ce6" table:formula="of:=[.G14]+50" office:value-type="float" office:value="88" calcext:value-type="float">
            <text:p>88</text:p>
          </table:table-cell>
          <table:table-cell table:style-name="ce6" table:formula="of:=[.Q14]" office:value-type="float" office:value="88" calcext:value-type="float">
            <text:p>88</text:p>
          </table:table-cell>
          <table:table-cell table:number-columns-repeated="100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table:formula="of:=[.A15]+10" office:value-type="float" office:value="23" calcext:value-type="float">
            <text:p>23</text:p>
          </table:table-cell>
          <table:table-cell table:style-name="ce6" table:formula="of:=[.A15]*[.B15]*2" office:value-type="float" office:value="598" calcext:value-type="float">
            <text:p>598</text:p>
          </table:table-cell>
          <table:table-cell table:style-name="ce7" office:value-type="float" office:value="130" calcext:value-type="float">
            <text:p>130</text:p>
          </table:table-cell>
          <table:table-cell table:style-name="ce6" table:formula="of:=[.A15]*([.A15]+20)" office:value-type="float" office:value="429" calcext:value-type="float">
            <text:p>429</text:p>
          </table:table-cell>
          <table:table-cell table:style-name="ce6" table:formula="of:=[.A15]+[.B15]" office:value-type="float" office:value="36" calcext:value-type="float">
            <text:p>36</text:p>
          </table:table-cell>
          <table:table-cell table:style-name="ce6" table:formula="of:=([.A15]*1.5)+20" office:value-type="float" office:value="39.5" calcext:value-type="float">
            <text:p>39.5</text:p>
          </table:table-cell>
          <table:table-cell table:style-name="ce6" table:formula="of:=[.E15]/2" office:value-type="float" office:value="214.5" calcext:value-type="float">
            <text:p>214.5</text:p>
          </table:table-cell>
          <table:table-cell table:style-name="ce6" table:formula="of:=[.F15]" office:value-type="float" office:value="36" calcext:value-type="float">
            <text:p>36</text:p>
          </table:table-cell>
          <table:table-cell table:style-name="ce6" table:formula="of:=[.G15]" office:value-type="float" office:value="39.5" calcext:value-type="float">
            <text:p>39.5</text:p>
          </table:table-cell>
          <table:table-cell table:style-name="ce6" table:formula="of:=[.H15]" office:value-type="float" office:value="214.5" calcext:value-type="float">
            <text:p>214.5</text:p>
          </table:table-cell>
          <table:table-cell table:style-name="ce5"/>
          <table:table-cell table:style-name="ce6" table:formula="of:=[.C15]*10" office:value-type="float" office:value="5980" calcext:value-type="float">
            <text:p>5980</text:p>
          </table:table-cell>
          <table:table-cell table:style-name="ce6" table:formula="of:=[.C15]*20" office:value-type="float" office:value="11960" calcext:value-type="float">
            <text:p>11960</text:p>
          </table:table-cell>
          <table:table-cell table:style-name="ce6" table:formula="of:=[.C15]*50" office:value-type="float" office:value="29900" calcext:value-type="float">
            <text:p>29900</text:p>
          </table:table-cell>
          <table:table-cell table:style-name="ce6" table:formula="of:=[.A15]*50" office:value-type="float" office:value="650" calcext:value-type="float">
            <text:p>650</text:p>
          </table:table-cell>
          <table:table-cell table:style-name="ce6" table:formula="of:=[.G15]+50" office:value-type="float" office:value="89.5" calcext:value-type="float">
            <text:p>89.5</text:p>
          </table:table-cell>
          <table:table-cell table:style-name="ce6" table:formula="of:=[.Q15]" office:value-type="float" office:value="89.5" calcext:value-type="float">
            <text:p>89.5</text:p>
          </table:table-cell>
          <table:table-cell table:number-columns-repeated="100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table:formula="of:=[.A16]+10" office:value-type="float" office:value="24" calcext:value-type="float">
            <text:p>24</text:p>
          </table:table-cell>
          <table:table-cell table:style-name="ce6" table:formula="of:=[.A16]*[.B16]*2" office:value-type="float" office:value="672" calcext:value-type="float">
            <text:p>672</text:p>
          </table:table-cell>
          <table:table-cell table:style-name="ce7" office:value-type="float" office:value="140" calcext:value-type="float">
            <text:p>140</text:p>
          </table:table-cell>
          <table:table-cell table:style-name="ce6" table:formula="of:=[.A16]*([.A16]+20)" office:value-type="float" office:value="476" calcext:value-type="float">
            <text:p>476</text:p>
          </table:table-cell>
          <table:table-cell table:style-name="ce6" table:formula="of:=[.A16]+[.B16]" office:value-type="float" office:value="38" calcext:value-type="float">
            <text:p>38</text:p>
          </table:table-cell>
          <table:table-cell table:style-name="ce6" table:formula="of:=([.A16]*1.5)+20" office:value-type="float" office:value="41" calcext:value-type="float">
            <text:p>41</text:p>
          </table:table-cell>
          <table:table-cell table:style-name="ce6" table:formula="of:=[.E16]/2" office:value-type="float" office:value="238" calcext:value-type="float">
            <text:p>238</text:p>
          </table:table-cell>
          <table:table-cell table:style-name="ce6" table:formula="of:=[.F16]" office:value-type="float" office:value="38" calcext:value-type="float">
            <text:p>38</text:p>
          </table:table-cell>
          <table:table-cell table:style-name="ce6" table:formula="of:=[.G16]" office:value-type="float" office:value="41" calcext:value-type="float">
            <text:p>41</text:p>
          </table:table-cell>
          <table:table-cell table:style-name="ce6" table:formula="of:=[.H16]" office:value-type="float" office:value="238" calcext:value-type="float">
            <text:p>238</text:p>
          </table:table-cell>
          <table:table-cell table:style-name="ce5"/>
          <table:table-cell table:style-name="ce6" table:formula="of:=[.C16]*10" office:value-type="float" office:value="6720" calcext:value-type="float">
            <text:p>6720</text:p>
          </table:table-cell>
          <table:table-cell table:style-name="ce6" table:formula="of:=[.C16]*20" office:value-type="float" office:value="13440" calcext:value-type="float">
            <text:p>13440</text:p>
          </table:table-cell>
          <table:table-cell table:style-name="ce6" table:formula="of:=[.C16]*50" office:value-type="float" office:value="33600" calcext:value-type="float">
            <text:p>33600</text:p>
          </table:table-cell>
          <table:table-cell table:style-name="ce6" table:formula="of:=[.A16]*50" office:value-type="float" office:value="700" calcext:value-type="float">
            <text:p>700</text:p>
          </table:table-cell>
          <table:table-cell table:style-name="ce6" table:formula="of:=[.G16]+50" office:value-type="float" office:value="91" calcext:value-type="float">
            <text:p>91</text:p>
          </table:table-cell>
          <table:table-cell table:style-name="ce6" table:formula="of:=[.Q16]" office:value-type="float" office:value="91" calcext:value-type="float">
            <text:p>91</text:p>
          </table:table-cell>
          <table:table-cell table:number-columns-repeated="100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6" table:formula="of:=[.A17]+10" office:value-type="float" office:value="25" calcext:value-type="float">
            <text:p>25</text:p>
          </table:table-cell>
          <table:table-cell table:style-name="ce6" table:formula="of:=[.A17]*[.B17]*2" office:value-type="float" office:value="750" calcext:value-type="float">
            <text:p>750</text:p>
          </table:table-cell>
          <table:table-cell table:style-name="ce7" office:value-type="float" office:value="150" calcext:value-type="float">
            <text:p>150</text:p>
          </table:table-cell>
          <table:table-cell table:style-name="ce6" table:formula="of:=[.A17]*([.A17]+20)" office:value-type="float" office:value="525" calcext:value-type="float">
            <text:p>525</text:p>
          </table:table-cell>
          <table:table-cell table:style-name="ce6" table:formula="of:=[.A17]+[.B17]" office:value-type="float" office:value="40" calcext:value-type="float">
            <text:p>40</text:p>
          </table:table-cell>
          <table:table-cell table:style-name="ce6" table:formula="of:=([.A17]*1.5)+20" office:value-type="float" office:value="42.5" calcext:value-type="float">
            <text:p>42.5</text:p>
          </table:table-cell>
          <table:table-cell table:style-name="ce6" table:formula="of:=[.E17]/2" office:value-type="float" office:value="262.5" calcext:value-type="float">
            <text:p>262.5</text:p>
          </table:table-cell>
          <table:table-cell table:style-name="ce6" table:formula="of:=[.F17]" office:value-type="float" office:value="40" calcext:value-type="float">
            <text:p>40</text:p>
          </table:table-cell>
          <table:table-cell table:style-name="ce6" table:formula="of:=[.G17]" office:value-type="float" office:value="42.5" calcext:value-type="float">
            <text:p>42.5</text:p>
          </table:table-cell>
          <table:table-cell table:style-name="ce6" table:formula="of:=[.H17]" office:value-type="float" office:value="262.5" calcext:value-type="float">
            <text:p>262.5</text:p>
          </table:table-cell>
          <table:table-cell table:style-name="ce5"/>
          <table:table-cell table:style-name="ce6" table:formula="of:=[.C17]*10" office:value-type="float" office:value="7500" calcext:value-type="float">
            <text:p>7500</text:p>
          </table:table-cell>
          <table:table-cell table:style-name="ce6" table:formula="of:=[.C17]*20" office:value-type="float" office:value="15000" calcext:value-type="float">
            <text:p>15000</text:p>
          </table:table-cell>
          <table:table-cell table:style-name="ce6" table:formula="of:=[.C17]*50" office:value-type="float" office:value="37500" calcext:value-type="float">
            <text:p>37500</text:p>
          </table:table-cell>
          <table:table-cell table:style-name="ce6" table:formula="of:=[.A17]*50" office:value-type="float" office:value="750" calcext:value-type="float">
            <text:p>750</text:p>
          </table:table-cell>
          <table:table-cell table:style-name="ce6" table:formula="of:=[.G17]+50" office:value-type="float" office:value="92.5" calcext:value-type="float">
            <text:p>92.5</text:p>
          </table:table-cell>
          <table:table-cell table:style-name="ce6" table:formula="of:=[.Q17]" office:value-type="float" office:value="92.5" calcext:value-type="float">
            <text:p>92.5</text:p>
          </table:table-cell>
          <table:table-cell table:number-columns-repeated="100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6" table:formula="of:=[.A18]+10" office:value-type="float" office:value="26" calcext:value-type="float">
            <text:p>26</text:p>
          </table:table-cell>
          <table:table-cell table:style-name="ce6" table:formula="of:=[.A18]*[.B18]*2" office:value-type="float" office:value="832" calcext:value-type="float">
            <text:p>832</text:p>
          </table:table-cell>
          <table:table-cell table:style-name="ce7" office:value-type="float" office:value="160" calcext:value-type="float">
            <text:p>160</text:p>
          </table:table-cell>
          <table:table-cell table:style-name="ce6" table:formula="of:=[.A18]*([.A18]+20)" office:value-type="float" office:value="576" calcext:value-type="float">
            <text:p>576</text:p>
          </table:table-cell>
          <table:table-cell table:style-name="ce6" table:formula="of:=[.A18]+[.B18]" office:value-type="float" office:value="42" calcext:value-type="float">
            <text:p>42</text:p>
          </table:table-cell>
          <table:table-cell table:style-name="ce6" table:formula="of:=([.A18]*1.5)+20" office:value-type="float" office:value="44" calcext:value-type="float">
            <text:p>44</text:p>
          </table:table-cell>
          <table:table-cell table:style-name="ce6" table:formula="of:=[.E18]/2" office:value-type="float" office:value="288" calcext:value-type="float">
            <text:p>288</text:p>
          </table:table-cell>
          <table:table-cell table:style-name="ce6" table:formula="of:=[.F18]" office:value-type="float" office:value="42" calcext:value-type="float">
            <text:p>42</text:p>
          </table:table-cell>
          <table:table-cell table:style-name="ce6" table:formula="of:=[.G18]" office:value-type="float" office:value="44" calcext:value-type="float">
            <text:p>44</text:p>
          </table:table-cell>
          <table:table-cell table:style-name="ce6" table:formula="of:=[.H18]" office:value-type="float" office:value="288" calcext:value-type="float">
            <text:p>288</text:p>
          </table:table-cell>
          <table:table-cell table:style-name="ce5"/>
          <table:table-cell table:style-name="ce6" table:formula="of:=[.C18]*10" office:value-type="float" office:value="8320" calcext:value-type="float">
            <text:p>8320</text:p>
          </table:table-cell>
          <table:table-cell table:style-name="ce6" table:formula="of:=[.C18]*20" office:value-type="float" office:value="16640" calcext:value-type="float">
            <text:p>16640</text:p>
          </table:table-cell>
          <table:table-cell table:style-name="ce6" table:formula="of:=[.C18]*50" office:value-type="float" office:value="41600" calcext:value-type="float">
            <text:p>41600</text:p>
          </table:table-cell>
          <table:table-cell table:style-name="ce6" table:formula="of:=[.A18]*50" office:value-type="float" office:value="800" calcext:value-type="float">
            <text:p>800</text:p>
          </table:table-cell>
          <table:table-cell table:style-name="ce6" table:formula="of:=[.G18]+50" office:value-type="float" office:value="94" calcext:value-type="float">
            <text:p>94</text:p>
          </table:table-cell>
          <table:table-cell table:style-name="ce6" table:formula="of:=[.Q18]" office:value-type="float" office:value="94" calcext:value-type="float">
            <text:p>94</text:p>
          </table:table-cell>
          <table:table-cell table:number-columns-repeated="100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 table:formula="of:=[.A19]+10" office:value-type="float" office:value="27" calcext:value-type="float">
            <text:p>27</text:p>
          </table:table-cell>
          <table:table-cell table:style-name="ce6" table:formula="of:=[.A19]*[.B19]*2" office:value-type="float" office:value="918" calcext:value-type="float">
            <text:p>918</text:p>
          </table:table-cell>
          <table:table-cell table:style-name="ce7" office:value-type="float" office:value="170" calcext:value-type="float">
            <text:p>170</text:p>
          </table:table-cell>
          <table:table-cell table:style-name="ce6" table:formula="of:=[.A19]*([.A19]+20)" office:value-type="float" office:value="629" calcext:value-type="float">
            <text:p>629</text:p>
          </table:table-cell>
          <table:table-cell table:style-name="ce6" table:formula="of:=[.A19]+[.B19]" office:value-type="float" office:value="44" calcext:value-type="float">
            <text:p>44</text:p>
          </table:table-cell>
          <table:table-cell table:style-name="ce6" table:formula="of:=([.A19]*1.5)+20" office:value-type="float" office:value="45.5" calcext:value-type="float">
            <text:p>45.5</text:p>
          </table:table-cell>
          <table:table-cell table:style-name="ce6" table:formula="of:=[.E19]/2" office:value-type="float" office:value="314.5" calcext:value-type="float">
            <text:p>314.5</text:p>
          </table:table-cell>
          <table:table-cell table:style-name="ce6" table:formula="of:=[.F19]" office:value-type="float" office:value="44" calcext:value-type="float">
            <text:p>44</text:p>
          </table:table-cell>
          <table:table-cell table:style-name="ce6" table:formula="of:=[.G19]" office:value-type="float" office:value="45.5" calcext:value-type="float">
            <text:p>45.5</text:p>
          </table:table-cell>
          <table:table-cell table:style-name="ce6" table:formula="of:=[.H19]" office:value-type="float" office:value="314.5" calcext:value-type="float">
            <text:p>314.5</text:p>
          </table:table-cell>
          <table:table-cell table:style-name="ce5"/>
          <table:table-cell table:style-name="ce6" table:formula="of:=[.C19]*10" office:value-type="float" office:value="9180" calcext:value-type="float">
            <text:p>9180</text:p>
          </table:table-cell>
          <table:table-cell table:style-name="ce6" table:formula="of:=[.C19]*20" office:value-type="float" office:value="18360" calcext:value-type="float">
            <text:p>18360</text:p>
          </table:table-cell>
          <table:table-cell table:style-name="ce6" table:formula="of:=[.C19]*50" office:value-type="float" office:value="45900" calcext:value-type="float">
            <text:p>45900</text:p>
          </table:table-cell>
          <table:table-cell table:style-name="ce6" table:formula="of:=[.A19]*50" office:value-type="float" office:value="850" calcext:value-type="float">
            <text:p>850</text:p>
          </table:table-cell>
          <table:table-cell table:style-name="ce6" table:formula="of:=[.G19]+50" office:value-type="float" office:value="95.5" calcext:value-type="float">
            <text:p>95.5</text:p>
          </table:table-cell>
          <table:table-cell table:style-name="ce6" table:formula="of:=[.Q19]" office:value-type="float" office:value="95.5" calcext:value-type="float">
            <text:p>95.5</text:p>
          </table:table-cell>
          <table:table-cell table:number-columns-repeated="100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6" table:formula="of:=[.A20]+10" office:value-type="float" office:value="28" calcext:value-type="float">
            <text:p>28</text:p>
          </table:table-cell>
          <table:table-cell table:style-name="ce6" table:formula="of:=[.A20]*[.B20]*2" office:value-type="float" office:value="1008" calcext:value-type="float">
            <text:p>1008</text:p>
          </table:table-cell>
          <table:table-cell table:style-name="ce7" office:value-type="float" office:value="180" calcext:value-type="float">
            <text:p>180</text:p>
          </table:table-cell>
          <table:table-cell table:style-name="ce6" table:formula="of:=[.A20]*([.A20]+20)" office:value-type="float" office:value="684" calcext:value-type="float">
            <text:p>684</text:p>
          </table:table-cell>
          <table:table-cell table:style-name="ce6" table:formula="of:=[.A20]+[.B20]" office:value-type="float" office:value="46" calcext:value-type="float">
            <text:p>46</text:p>
          </table:table-cell>
          <table:table-cell table:style-name="ce6" table:formula="of:=([.A20]*1.5)+20" office:value-type="float" office:value="47" calcext:value-type="float">
            <text:p>47</text:p>
          </table:table-cell>
          <table:table-cell table:style-name="ce6" table:formula="of:=[.E20]/2" office:value-type="float" office:value="342" calcext:value-type="float">
            <text:p>342</text:p>
          </table:table-cell>
          <table:table-cell table:style-name="ce6" table:formula="of:=[.F20]" office:value-type="float" office:value="46" calcext:value-type="float">
            <text:p>46</text:p>
          </table:table-cell>
          <table:table-cell table:style-name="ce6" table:formula="of:=[.G20]" office:value-type="float" office:value="47" calcext:value-type="float">
            <text:p>47</text:p>
          </table:table-cell>
          <table:table-cell table:style-name="ce6" table:formula="of:=[.H20]" office:value-type="float" office:value="342" calcext:value-type="float">
            <text:p>342</text:p>
          </table:table-cell>
          <table:table-cell table:style-name="ce5"/>
          <table:table-cell table:style-name="ce6" table:formula="of:=[.C20]*10" office:value-type="float" office:value="10080" calcext:value-type="float">
            <text:p>10080</text:p>
          </table:table-cell>
          <table:table-cell table:style-name="ce6" table:formula="of:=[.C20]*20" office:value-type="float" office:value="20160" calcext:value-type="float">
            <text:p>20160</text:p>
          </table:table-cell>
          <table:table-cell table:style-name="ce6" table:formula="of:=[.C20]*50" office:value-type="float" office:value="50400" calcext:value-type="float">
            <text:p>50400</text:p>
          </table:table-cell>
          <table:table-cell table:style-name="ce6" table:formula="of:=[.A20]*50" office:value-type="float" office:value="900" calcext:value-type="float">
            <text:p>900</text:p>
          </table:table-cell>
          <table:table-cell table:style-name="ce6" table:formula="of:=[.G20]+50" office:value-type="float" office:value="97" calcext:value-type="float">
            <text:p>97</text:p>
          </table:table-cell>
          <table:table-cell table:style-name="ce6" table:formula="of:=[.Q20]" office:value-type="float" office:value="97" calcext:value-type="float">
            <text:p>97</text:p>
          </table:table-cell>
          <table:table-cell table:number-columns-repeated="100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 table:formula="of:=[.A21]+10" office:value-type="float" office:value="29" calcext:value-type="float">
            <text:p>29</text:p>
          </table:table-cell>
          <table:table-cell table:style-name="ce6" table:formula="of:=[.A21]*[.B21]*2" office:value-type="float" office:value="1102" calcext:value-type="float">
            <text:p>1102</text:p>
          </table:table-cell>
          <table:table-cell table:style-name="ce7" office:value-type="float" office:value="190" calcext:value-type="float">
            <text:p>190</text:p>
          </table:table-cell>
          <table:table-cell table:style-name="ce6" table:formula="of:=[.A21]*([.A21]+20)" office:value-type="float" office:value="741" calcext:value-type="float">
            <text:p>741</text:p>
          </table:table-cell>
          <table:table-cell table:style-name="ce6" table:formula="of:=[.A21]+[.B21]" office:value-type="float" office:value="48" calcext:value-type="float">
            <text:p>48</text:p>
          </table:table-cell>
          <table:table-cell table:style-name="ce6" table:formula="of:=([.A21]*1.5)+20" office:value-type="float" office:value="48.5" calcext:value-type="float">
            <text:p>48.5</text:p>
          </table:table-cell>
          <table:table-cell table:style-name="ce6" table:formula="of:=[.E21]/2" office:value-type="float" office:value="370.5" calcext:value-type="float">
            <text:p>370.5</text:p>
          </table:table-cell>
          <table:table-cell table:style-name="ce6" table:formula="of:=[.F21]" office:value-type="float" office:value="48" calcext:value-type="float">
            <text:p>48</text:p>
          </table:table-cell>
          <table:table-cell table:style-name="ce6" table:formula="of:=[.G21]" office:value-type="float" office:value="48.5" calcext:value-type="float">
            <text:p>48.5</text:p>
          </table:table-cell>
          <table:table-cell table:style-name="ce6" table:formula="of:=[.H21]" office:value-type="float" office:value="370.5" calcext:value-type="float">
            <text:p>370.5</text:p>
          </table:table-cell>
          <table:table-cell table:style-name="ce5"/>
          <table:table-cell table:style-name="ce6" table:formula="of:=[.C21]*10" office:value-type="float" office:value="11020" calcext:value-type="float">
            <text:p>11020</text:p>
          </table:table-cell>
          <table:table-cell table:style-name="ce6" table:formula="of:=[.C21]*20" office:value-type="float" office:value="22040" calcext:value-type="float">
            <text:p>22040</text:p>
          </table:table-cell>
          <table:table-cell table:style-name="ce6" table:formula="of:=[.C21]*50" office:value-type="float" office:value="55100" calcext:value-type="float">
            <text:p>55100</text:p>
          </table:table-cell>
          <table:table-cell table:style-name="ce6" table:formula="of:=[.A21]*50" office:value-type="float" office:value="950" calcext:value-type="float">
            <text:p>950</text:p>
          </table:table-cell>
          <table:table-cell table:style-name="ce6" table:formula="of:=[.G21]+50" office:value-type="float" office:value="98.5" calcext:value-type="float">
            <text:p>98.5</text:p>
          </table:table-cell>
          <table:table-cell table:style-name="ce6" table:formula="of:=[.Q21]" office:value-type="float" office:value="98.5" calcext:value-type="float">
            <text:p>98.5</text:p>
          </table:table-cell>
          <table:table-cell table:number-columns-repeated="100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6" table:formula="of:=[.A22]+10" office:value-type="float" office:value="30" calcext:value-type="float">
            <text:p>30</text:p>
          </table:table-cell>
          <table:table-cell table:style-name="ce6" table:formula="of:=[.A22]*[.B22]*2" office:value-type="float" office:value="1200" calcext:value-type="float">
            <text:p>1200</text:p>
          </table:table-cell>
          <table:table-cell table:style-name="ce7" office:value-type="float" office:value="200" calcext:value-type="float">
            <text:p>200</text:p>
          </table:table-cell>
          <table:table-cell table:style-name="ce6" table:formula="of:=[.A22]*([.A22]+20)" office:value-type="float" office:value="800" calcext:value-type="float">
            <text:p>800</text:p>
          </table:table-cell>
          <table:table-cell table:style-name="ce6" table:formula="of:=[.A22]+[.B22]" office:value-type="float" office:value="50" calcext:value-type="float">
            <text:p>50</text:p>
          </table:table-cell>
          <table:table-cell table:style-name="ce6" table:formula="of:=([.A22]*1.5)+20" office:value-type="float" office:value="50" calcext:value-type="float">
            <text:p>50</text:p>
          </table:table-cell>
          <table:table-cell table:style-name="ce6" table:formula="of:=[.E22]/2" office:value-type="float" office:value="400" calcext:value-type="float">
            <text:p>400</text:p>
          </table:table-cell>
          <table:table-cell table:style-name="ce6" table:formula="of:=[.F22]" office:value-type="float" office:value="50" calcext:value-type="float">
            <text:p>50</text:p>
          </table:table-cell>
          <table:table-cell table:style-name="ce6" table:formula="of:=[.G22]" office:value-type="float" office:value="50" calcext:value-type="float">
            <text:p>50</text:p>
          </table:table-cell>
          <table:table-cell table:style-name="ce6" table:formula="of:=[.H22]" office:value-type="float" office:value="400" calcext:value-type="float">
            <text:p>400</text:p>
          </table:table-cell>
          <table:table-cell table:style-name="ce5"/>
          <table:table-cell table:style-name="ce6" table:formula="of:=[.C22]*10" office:value-type="float" office:value="12000" calcext:value-type="float">
            <text:p>12000</text:p>
          </table:table-cell>
          <table:table-cell table:style-name="ce6" table:formula="of:=[.C22]*20" office:value-type="float" office:value="24000" calcext:value-type="float">
            <text:p>24000</text:p>
          </table:table-cell>
          <table:table-cell table:style-name="ce6" table:formula="of:=[.C22]*50" office:value-type="float" office:value="60000" calcext:value-type="float">
            <text:p>60000</text:p>
          </table:table-cell>
          <table:table-cell table:style-name="ce6" table:formula="of:=[.A22]*50" office:value-type="float" office:value="1000" calcext:value-type="float">
            <text:p>1000</text:p>
          </table:table-cell>
          <table:table-cell table:style-name="ce6" table:formula="of:=[.G22]+50" office:value-type="float" office:value="100" calcext:value-type="float">
            <text:p>100</text:p>
          </table:table-cell>
          <table:table-cell table:style-name="ce6" table:formula="of:=[.Q22]"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 table:formula="of:=[.A23]+10" office:value-type="float" office:value="31" calcext:value-type="float">
            <text:p>31</text:p>
          </table:table-cell>
          <table:table-cell table:style-name="ce6" table:formula="of:=[.A23]*[.B23]*2" office:value-type="float" office:value="1302" calcext:value-type="float">
            <text:p>1302</text:p>
          </table:table-cell>
          <table:table-cell table:style-name="ce7" office:value-type="float" office:value="210" calcext:value-type="float">
            <text:p>210</text:p>
          </table:table-cell>
          <table:table-cell table:style-name="ce6" table:formula="of:=[.A23]*([.A23]+20)" office:value-type="float" office:value="861" calcext:value-type="float">
            <text:p>861</text:p>
          </table:table-cell>
          <table:table-cell table:style-name="ce6" table:formula="of:=[.A23]+[.B23]" office:value-type="float" office:value="52" calcext:value-type="float">
            <text:p>52</text:p>
          </table:table-cell>
          <table:table-cell table:style-name="ce6" table:formula="of:=([.A23]*1.5)+20" office:value-type="float" office:value="51.5" calcext:value-type="float">
            <text:p>51.5</text:p>
          </table:table-cell>
          <table:table-cell table:style-name="ce6" table:formula="of:=[.E23]/2" office:value-type="float" office:value="430.5" calcext:value-type="float">
            <text:p>430.5</text:p>
          </table:table-cell>
          <table:table-cell table:style-name="ce6" table:formula="of:=[.F23]" office:value-type="float" office:value="52" calcext:value-type="float">
            <text:p>52</text:p>
          </table:table-cell>
          <table:table-cell table:style-name="ce6" table:formula="of:=[.G23]" office:value-type="float" office:value="51.5" calcext:value-type="float">
            <text:p>51.5</text:p>
          </table:table-cell>
          <table:table-cell table:style-name="ce6" table:formula="of:=[.H23]" office:value-type="float" office:value="430.5" calcext:value-type="float">
            <text:p>430.5</text:p>
          </table:table-cell>
          <table:table-cell table:style-name="ce5"/>
          <table:table-cell table:style-name="ce6" table:formula="of:=[.C23]*10" office:value-type="float" office:value="13020" calcext:value-type="float">
            <text:p>13020</text:p>
          </table:table-cell>
          <table:table-cell table:style-name="ce6" table:formula="of:=[.C23]*20" office:value-type="float" office:value="26040" calcext:value-type="float">
            <text:p>26040</text:p>
          </table:table-cell>
          <table:table-cell table:style-name="ce6" table:formula="of:=[.C23]*50" office:value-type="float" office:value="65100" calcext:value-type="float">
            <text:p>65100</text:p>
          </table:table-cell>
          <table:table-cell table:style-name="ce6" table:formula="of:=[.A23]*50" office:value-type="float" office:value="1050" calcext:value-type="float">
            <text:p>1050</text:p>
          </table:table-cell>
          <table:table-cell table:style-name="ce6" table:formula="of:=[.G23]+50" office:value-type="float" office:value="101.5" calcext:value-type="float">
            <text:p>101.5</text:p>
          </table:table-cell>
          <table:table-cell table:style-name="ce6" table:formula="of:=[.Q23]" office:value-type="float" office:value="101.5" calcext:value-type="float">
            <text:p>101.5</text:p>
          </table:table-cell>
          <table:table-cell table:number-columns-repeated="100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6" table:formula="of:=[.A24]+10" office:value-type="float" office:value="32" calcext:value-type="float">
            <text:p>32</text:p>
          </table:table-cell>
          <table:table-cell table:style-name="ce6" table:formula="of:=[.A24]*[.B24]*2" office:value-type="float" office:value="1408" calcext:value-type="float">
            <text:p>1408</text:p>
          </table:table-cell>
          <table:table-cell table:style-name="ce7" office:value-type="float" office:value="220" calcext:value-type="float">
            <text:p>220</text:p>
          </table:table-cell>
          <table:table-cell table:style-name="ce6" table:formula="of:=[.A24]*([.A24]+20)" office:value-type="float" office:value="924" calcext:value-type="float">
            <text:p>924</text:p>
          </table:table-cell>
          <table:table-cell table:style-name="ce6" table:formula="of:=[.A24]+[.B24]" office:value-type="float" office:value="54" calcext:value-type="float">
            <text:p>54</text:p>
          </table:table-cell>
          <table:table-cell table:style-name="ce6" table:formula="of:=([.A24]*1.5)+20" office:value-type="float" office:value="53" calcext:value-type="float">
            <text:p>53</text:p>
          </table:table-cell>
          <table:table-cell table:style-name="ce6" table:formula="of:=[.E24]/2" office:value-type="float" office:value="462" calcext:value-type="float">
            <text:p>462</text:p>
          </table:table-cell>
          <table:table-cell table:style-name="ce6" table:formula="of:=[.F24]" office:value-type="float" office:value="54" calcext:value-type="float">
            <text:p>54</text:p>
          </table:table-cell>
          <table:table-cell table:style-name="ce6" table:formula="of:=[.G24]" office:value-type="float" office:value="53" calcext:value-type="float">
            <text:p>53</text:p>
          </table:table-cell>
          <table:table-cell table:style-name="ce6" table:formula="of:=[.H24]" office:value-type="float" office:value="462" calcext:value-type="float">
            <text:p>462</text:p>
          </table:table-cell>
          <table:table-cell table:style-name="ce5"/>
          <table:table-cell table:style-name="ce6" table:formula="of:=[.C24]*10" office:value-type="float" office:value="14080" calcext:value-type="float">
            <text:p>14080</text:p>
          </table:table-cell>
          <table:table-cell table:style-name="ce6" table:formula="of:=[.C24]*20" office:value-type="float" office:value="28160" calcext:value-type="float">
            <text:p>28160</text:p>
          </table:table-cell>
          <table:table-cell table:style-name="ce6" table:formula="of:=[.C24]*50" office:value-type="float" office:value="70400" calcext:value-type="float">
            <text:p>70400</text:p>
          </table:table-cell>
          <table:table-cell table:style-name="ce6" table:formula="of:=[.A24]*50" office:value-type="float" office:value="1100" calcext:value-type="float">
            <text:p>1100</text:p>
          </table:table-cell>
          <table:table-cell table:style-name="ce6" table:formula="of:=[.G24]+50" office:value-type="float" office:value="103" calcext:value-type="float">
            <text:p>103</text:p>
          </table:table-cell>
          <table:table-cell table:style-name="ce6" table:formula="of:=[.Q24]" office:value-type="float" office:value="103" calcext:value-type="float">
            <text:p>103</text:p>
          </table:table-cell>
          <table:table-cell table:number-columns-repeated="100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6" table:formula="of:=[.A25]+10" office:value-type="float" office:value="33" calcext:value-type="float">
            <text:p>33</text:p>
          </table:table-cell>
          <table:table-cell table:style-name="ce6" table:formula="of:=[.A25]*[.B25]*2" office:value-type="float" office:value="1518" calcext:value-type="float">
            <text:p>1518</text:p>
          </table:table-cell>
          <table:table-cell table:style-name="ce7" office:value-type="float" office:value="230" calcext:value-type="float">
            <text:p>230</text:p>
          </table:table-cell>
          <table:table-cell table:style-name="ce6" table:formula="of:=[.A25]*([.A25]+20)" office:value-type="float" office:value="989" calcext:value-type="float">
            <text:p>989</text:p>
          </table:table-cell>
          <table:table-cell table:style-name="ce6" table:formula="of:=[.A25]+[.B25]" office:value-type="float" office:value="56" calcext:value-type="float">
            <text:p>56</text:p>
          </table:table-cell>
          <table:table-cell table:style-name="ce6" table:formula="of:=([.A25]*1.5)+20" office:value-type="float" office:value="54.5" calcext:value-type="float">
            <text:p>54.5</text:p>
          </table:table-cell>
          <table:table-cell table:style-name="ce6" table:formula="of:=[.E25]/2" office:value-type="float" office:value="494.5" calcext:value-type="float">
            <text:p>494.5</text:p>
          </table:table-cell>
          <table:table-cell table:style-name="ce6" table:formula="of:=[.F25]" office:value-type="float" office:value="56" calcext:value-type="float">
            <text:p>56</text:p>
          </table:table-cell>
          <table:table-cell table:style-name="ce6" table:formula="of:=[.G25]" office:value-type="float" office:value="54.5" calcext:value-type="float">
            <text:p>54.5</text:p>
          </table:table-cell>
          <table:table-cell table:style-name="ce6" table:formula="of:=[.H25]" office:value-type="float" office:value="494.5" calcext:value-type="float">
            <text:p>494.5</text:p>
          </table:table-cell>
          <table:table-cell table:style-name="ce5"/>
          <table:table-cell table:style-name="ce6" table:formula="of:=[.C25]*10" office:value-type="float" office:value="15180" calcext:value-type="float">
            <text:p>15180</text:p>
          </table:table-cell>
          <table:table-cell table:style-name="ce6" table:formula="of:=[.C25]*20" office:value-type="float" office:value="30360" calcext:value-type="float">
            <text:p>30360</text:p>
          </table:table-cell>
          <table:table-cell table:style-name="ce6" table:formula="of:=[.C25]*50" office:value-type="float" office:value="75900" calcext:value-type="float">
            <text:p>75900</text:p>
          </table:table-cell>
          <table:table-cell table:style-name="ce6" table:formula="of:=[.A25]*50" office:value-type="float" office:value="1150" calcext:value-type="float">
            <text:p>1150</text:p>
          </table:table-cell>
          <table:table-cell table:style-name="ce6" table:formula="of:=[.G25]+50" office:value-type="float" office:value="104.5" calcext:value-type="float">
            <text:p>104.5</text:p>
          </table:table-cell>
          <table:table-cell table:style-name="ce6" table:formula="of:=[.Q25]" office:value-type="float" office:value="104.5" calcext:value-type="float">
            <text:p>104.5</text:p>
          </table:table-cell>
          <table:table-cell table:number-columns-repeated="100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6" table:formula="of:=[.A26]+10" office:value-type="float" office:value="34" calcext:value-type="float">
            <text:p>34</text:p>
          </table:table-cell>
          <table:table-cell table:style-name="ce6" table:formula="of:=[.A26]*[.B26]*2" office:value-type="float" office:value="1632" calcext:value-type="float">
            <text:p>1632</text:p>
          </table:table-cell>
          <table:table-cell table:style-name="ce7" office:value-type="float" office:value="240" calcext:value-type="float">
            <text:p>240</text:p>
          </table:table-cell>
          <table:table-cell table:style-name="ce6" table:formula="of:=[.A26]*([.A26]+20)" office:value-type="float" office:value="1056" calcext:value-type="float">
            <text:p>1056</text:p>
          </table:table-cell>
          <table:table-cell table:style-name="ce6" table:formula="of:=[.A26]+[.B26]" office:value-type="float" office:value="58" calcext:value-type="float">
            <text:p>58</text:p>
          </table:table-cell>
          <table:table-cell table:style-name="ce6" table:formula="of:=([.A26]*1.5)+20" office:value-type="float" office:value="56" calcext:value-type="float">
            <text:p>56</text:p>
          </table:table-cell>
          <table:table-cell table:style-name="ce6" table:formula="of:=[.E26]/2" office:value-type="float" office:value="528" calcext:value-type="float">
            <text:p>528</text:p>
          </table:table-cell>
          <table:table-cell table:style-name="ce6" table:formula="of:=[.F26]" office:value-type="float" office:value="58" calcext:value-type="float">
            <text:p>58</text:p>
          </table:table-cell>
          <table:table-cell table:style-name="ce6" table:formula="of:=[.G26]" office:value-type="float" office:value="56" calcext:value-type="float">
            <text:p>56</text:p>
          </table:table-cell>
          <table:table-cell table:style-name="ce6" table:formula="of:=[.H26]" office:value-type="float" office:value="528" calcext:value-type="float">
            <text:p>528</text:p>
          </table:table-cell>
          <table:table-cell table:style-name="ce5"/>
          <table:table-cell table:style-name="ce6" table:formula="of:=[.C26]*10" office:value-type="float" office:value="16320" calcext:value-type="float">
            <text:p>16320</text:p>
          </table:table-cell>
          <table:table-cell table:style-name="ce6" table:formula="of:=[.C26]*20" office:value-type="float" office:value="32640" calcext:value-type="float">
            <text:p>32640</text:p>
          </table:table-cell>
          <table:table-cell table:style-name="ce6" table:formula="of:=[.C26]*50" office:value-type="float" office:value="81600" calcext:value-type="float">
            <text:p>81600</text:p>
          </table:table-cell>
          <table:table-cell table:style-name="ce6" table:formula="of:=[.A26]*50" office:value-type="float" office:value="1200" calcext:value-type="float">
            <text:p>1200</text:p>
          </table:table-cell>
          <table:table-cell table:style-name="ce6" table:formula="of:=[.G26]+50" office:value-type="float" office:value="106" calcext:value-type="float">
            <text:p>106</text:p>
          </table:table-cell>
          <table:table-cell table:style-name="ce6" table:formula="of:=[.Q26]" office:value-type="float" office:value="106" calcext:value-type="float">
            <text:p>106</text:p>
          </table:table-cell>
          <table:table-cell table:number-columns-repeated="100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6" table:formula="of:=[.A27]+10" office:value-type="float" office:value="35" calcext:value-type="float">
            <text:p>35</text:p>
          </table:table-cell>
          <table:table-cell table:style-name="ce6" table:formula="of:=[.A27]*[.B27]*2" office:value-type="float" office:value="1750" calcext:value-type="float">
            <text:p>1750</text:p>
          </table:table-cell>
          <table:table-cell table:style-name="ce7" office:value-type="float" office:value="250" calcext:value-type="float">
            <text:p>250</text:p>
          </table:table-cell>
          <table:table-cell table:style-name="ce6" table:formula="of:=[.A27]*([.A27]+20)" office:value-type="float" office:value="1125" calcext:value-type="float">
            <text:p>1125</text:p>
          </table:table-cell>
          <table:table-cell table:style-name="ce6" table:formula="of:=[.A27]+[.B27]" office:value-type="float" office:value="60" calcext:value-type="float">
            <text:p>60</text:p>
          </table:table-cell>
          <table:table-cell table:style-name="ce6" table:formula="of:=([.A27]*1.5)+20" office:value-type="float" office:value="57.5" calcext:value-type="float">
            <text:p>57.5</text:p>
          </table:table-cell>
          <table:table-cell table:style-name="ce6" table:formula="of:=[.E27]/2" office:value-type="float" office:value="562.5" calcext:value-type="float">
            <text:p>562.5</text:p>
          </table:table-cell>
          <table:table-cell table:style-name="ce6" table:formula="of:=[.F27]" office:value-type="float" office:value="60" calcext:value-type="float">
            <text:p>60</text:p>
          </table:table-cell>
          <table:table-cell table:style-name="ce6" table:formula="of:=[.G27]" office:value-type="float" office:value="57.5" calcext:value-type="float">
            <text:p>57.5</text:p>
          </table:table-cell>
          <table:table-cell table:style-name="ce6" table:formula="of:=[.H27]" office:value-type="float" office:value="562.5" calcext:value-type="float">
            <text:p>562.5</text:p>
          </table:table-cell>
          <table:table-cell table:style-name="ce5"/>
          <table:table-cell table:style-name="ce6" table:formula="of:=[.C27]*10" office:value-type="float" office:value="17500" calcext:value-type="float">
            <text:p>17500</text:p>
          </table:table-cell>
          <table:table-cell table:style-name="ce6" table:formula="of:=[.C27]*20" office:value-type="float" office:value="35000" calcext:value-type="float">
            <text:p>35000</text:p>
          </table:table-cell>
          <table:table-cell table:style-name="ce6" table:formula="of:=[.C27]*50" office:value-type="float" office:value="87500" calcext:value-type="float">
            <text:p>87500</text:p>
          </table:table-cell>
          <table:table-cell table:style-name="ce6" table:formula="of:=[.A27]*50" office:value-type="float" office:value="1250" calcext:value-type="float">
            <text:p>1250</text:p>
          </table:table-cell>
          <table:table-cell table:style-name="ce6" table:formula="of:=[.G27]+50" office:value-type="float" office:value="107.5" calcext:value-type="float">
            <text:p>107.5</text:p>
          </table:table-cell>
          <table:table-cell table:style-name="ce6" table:formula="of:=[.Q27]" office:value-type="float" office:value="107.5" calcext:value-type="float">
            <text:p>107.5</text:p>
          </table:table-cell>
          <table:table-cell table:number-columns-repeated="100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6" table:formula="of:=[.A28]+10" office:value-type="float" office:value="36" calcext:value-type="float">
            <text:p>36</text:p>
          </table:table-cell>
          <table:table-cell table:style-name="ce6" table:formula="of:=[.A28]*[.B28]*2" office:value-type="float" office:value="1872" calcext:value-type="float">
            <text:p>1872</text:p>
          </table:table-cell>
          <table:table-cell table:style-name="ce7" office:value-type="float" office:value="260" calcext:value-type="float">
            <text:p>260</text:p>
          </table:table-cell>
          <table:table-cell table:style-name="ce6" table:formula="of:=[.A28]*([.A28]+20)" office:value-type="float" office:value="1196" calcext:value-type="float">
            <text:p>1196</text:p>
          </table:table-cell>
          <table:table-cell table:style-name="ce6" table:formula="of:=[.A28]+[.B28]" office:value-type="float" office:value="62" calcext:value-type="float">
            <text:p>62</text:p>
          </table:table-cell>
          <table:table-cell table:style-name="ce6" table:formula="of:=([.A28]*1.5)+20" office:value-type="float" office:value="59" calcext:value-type="float">
            <text:p>59</text:p>
          </table:table-cell>
          <table:table-cell table:style-name="ce6" table:formula="of:=[.E28]/2" office:value-type="float" office:value="598" calcext:value-type="float">
            <text:p>598</text:p>
          </table:table-cell>
          <table:table-cell table:style-name="ce6" table:formula="of:=[.F28]" office:value-type="float" office:value="62" calcext:value-type="float">
            <text:p>62</text:p>
          </table:table-cell>
          <table:table-cell table:style-name="ce6" table:formula="of:=[.G28]" office:value-type="float" office:value="59" calcext:value-type="float">
            <text:p>59</text:p>
          </table:table-cell>
          <table:table-cell table:style-name="ce6" table:formula="of:=[.H28]" office:value-type="float" office:value="598" calcext:value-type="float">
            <text:p>598</text:p>
          </table:table-cell>
          <table:table-cell table:style-name="ce5"/>
          <table:table-cell table:style-name="ce6" table:formula="of:=[.C28]*10" office:value-type="float" office:value="18720" calcext:value-type="float">
            <text:p>18720</text:p>
          </table:table-cell>
          <table:table-cell table:style-name="ce6" table:formula="of:=[.C28]*20" office:value-type="float" office:value="37440" calcext:value-type="float">
            <text:p>37440</text:p>
          </table:table-cell>
          <table:table-cell table:style-name="ce6" table:formula="of:=[.C28]*50" office:value-type="float" office:value="93600" calcext:value-type="float">
            <text:p>93600</text:p>
          </table:table-cell>
          <table:table-cell table:style-name="ce6" table:formula="of:=[.A28]*50" office:value-type="float" office:value="1300" calcext:value-type="float">
            <text:p>1300</text:p>
          </table:table-cell>
          <table:table-cell table:style-name="ce6" table:formula="of:=[.G28]+50" office:value-type="float" office:value="109" calcext:value-type="float">
            <text:p>109</text:p>
          </table:table-cell>
          <table:table-cell table:style-name="ce6" table:formula="of:=[.Q28]" office:value-type="float" office:value="109" calcext:value-type="float">
            <text:p>109</text:p>
          </table:table-cell>
          <table:table-cell table:number-columns-repeated="100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6" table:formula="of:=[.A29]+10" office:value-type="float" office:value="37" calcext:value-type="float">
            <text:p>37</text:p>
          </table:table-cell>
          <table:table-cell table:style-name="ce6" table:formula="of:=[.A29]*[.B29]*2" office:value-type="float" office:value="1998" calcext:value-type="float">
            <text:p>1998</text:p>
          </table:table-cell>
          <table:table-cell table:style-name="ce7" office:value-type="float" office:value="270" calcext:value-type="float">
            <text:p>270</text:p>
          </table:table-cell>
          <table:table-cell table:style-name="ce6" table:formula="of:=[.A29]*([.A29]+20)" office:value-type="float" office:value="1269" calcext:value-type="float">
            <text:p>1269</text:p>
          </table:table-cell>
          <table:table-cell table:style-name="ce6" table:formula="of:=[.A29]+[.B29]" office:value-type="float" office:value="64" calcext:value-type="float">
            <text:p>64</text:p>
          </table:table-cell>
          <table:table-cell table:style-name="ce6" table:formula="of:=([.A29]*1.5)+20" office:value-type="float" office:value="60.5" calcext:value-type="float">
            <text:p>60.5</text:p>
          </table:table-cell>
          <table:table-cell table:style-name="ce6" table:formula="of:=[.E29]/2" office:value-type="float" office:value="634.5" calcext:value-type="float">
            <text:p>634.5</text:p>
          </table:table-cell>
          <table:table-cell table:style-name="ce6" table:formula="of:=[.F29]" office:value-type="float" office:value="64" calcext:value-type="float">
            <text:p>64</text:p>
          </table:table-cell>
          <table:table-cell table:style-name="ce6" table:formula="of:=[.G29]" office:value-type="float" office:value="60.5" calcext:value-type="float">
            <text:p>60.5</text:p>
          </table:table-cell>
          <table:table-cell table:style-name="ce6" table:formula="of:=[.H29]" office:value-type="float" office:value="634.5" calcext:value-type="float">
            <text:p>634.5</text:p>
          </table:table-cell>
          <table:table-cell table:style-name="ce5"/>
          <table:table-cell table:style-name="ce6" table:formula="of:=[.C29]*10" office:value-type="float" office:value="19980" calcext:value-type="float">
            <text:p>19980</text:p>
          </table:table-cell>
          <table:table-cell table:style-name="ce6" table:formula="of:=[.C29]*20" office:value-type="float" office:value="39960" calcext:value-type="float">
            <text:p>39960</text:p>
          </table:table-cell>
          <table:table-cell table:style-name="ce6" table:formula="of:=[.C29]*50" office:value-type="float" office:value="99900" calcext:value-type="float">
            <text:p>99900</text:p>
          </table:table-cell>
          <table:table-cell table:style-name="ce6" table:formula="of:=[.A29]*50" office:value-type="float" office:value="1350" calcext:value-type="float">
            <text:p>1350</text:p>
          </table:table-cell>
          <table:table-cell table:style-name="ce6" table:formula="of:=[.G29]+50" office:value-type="float" office:value="110.5" calcext:value-type="float">
            <text:p>110.5</text:p>
          </table:table-cell>
          <table:table-cell table:style-name="ce6" table:formula="of:=[.Q29]" office:value-type="float" office:value="110.5" calcext:value-type="float">
            <text:p>110.5</text:p>
          </table:table-cell>
          <table:table-cell table:number-columns-repeated="100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6" table:formula="of:=[.A30]+10" office:value-type="float" office:value="38" calcext:value-type="float">
            <text:p>38</text:p>
          </table:table-cell>
          <table:table-cell table:style-name="ce6" table:formula="of:=[.A30]*[.B30]*2" office:value-type="float" office:value="2128" calcext:value-type="float">
            <text:p>2128</text:p>
          </table:table-cell>
          <table:table-cell table:style-name="ce7" office:value-type="float" office:value="280" calcext:value-type="float">
            <text:p>280</text:p>
          </table:table-cell>
          <table:table-cell table:style-name="ce6" table:formula="of:=[.A30]*([.A30]+20)" office:value-type="float" office:value="1344" calcext:value-type="float">
            <text:p>1344</text:p>
          </table:table-cell>
          <table:table-cell table:style-name="ce6" table:formula="of:=[.A30]+[.B30]" office:value-type="float" office:value="66" calcext:value-type="float">
            <text:p>66</text:p>
          </table:table-cell>
          <table:table-cell table:style-name="ce6" table:formula="of:=([.A30]*1.5)+20" office:value-type="float" office:value="62" calcext:value-type="float">
            <text:p>62</text:p>
          </table:table-cell>
          <table:table-cell table:style-name="ce6" table:formula="of:=[.E30]/2" office:value-type="float" office:value="672" calcext:value-type="float">
            <text:p>672</text:p>
          </table:table-cell>
          <table:table-cell table:style-name="ce6" table:formula="of:=[.F30]" office:value-type="float" office:value="66" calcext:value-type="float">
            <text:p>66</text:p>
          </table:table-cell>
          <table:table-cell table:style-name="ce6" table:formula="of:=[.G30]" office:value-type="float" office:value="62" calcext:value-type="float">
            <text:p>62</text:p>
          </table:table-cell>
          <table:table-cell table:style-name="ce6" table:formula="of:=[.H30]" office:value-type="float" office:value="672" calcext:value-type="float">
            <text:p>672</text:p>
          </table:table-cell>
          <table:table-cell table:style-name="ce5"/>
          <table:table-cell table:style-name="ce6" table:formula="of:=[.C30]*10" office:value-type="float" office:value="21280" calcext:value-type="float">
            <text:p>21280</text:p>
          </table:table-cell>
          <table:table-cell table:style-name="ce6" table:formula="of:=[.C30]*20" office:value-type="float" office:value="42560" calcext:value-type="float">
            <text:p>42560</text:p>
          </table:table-cell>
          <table:table-cell table:style-name="ce6" table:formula="of:=[.C30]*50" office:value-type="float" office:value="106400" calcext:value-type="float">
            <text:p>106400</text:p>
          </table:table-cell>
          <table:table-cell table:style-name="ce6" table:formula="of:=[.A30]*50" office:value-type="float" office:value="1400" calcext:value-type="float">
            <text:p>1400</text:p>
          </table:table-cell>
          <table:table-cell table:style-name="ce6" table:formula="of:=[.G30]+50" office:value-type="float" office:value="112" calcext:value-type="float">
            <text:p>112</text:p>
          </table:table-cell>
          <table:table-cell table:style-name="ce6" table:formula="of:=[.Q30]" office:value-type="float" office:value="112" calcext:value-type="float">
            <text:p>112</text:p>
          </table:table-cell>
          <table:table-cell table:number-columns-repeated="100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6" table:formula="of:=[.A31]+10" office:value-type="float" office:value="39" calcext:value-type="float">
            <text:p>39</text:p>
          </table:table-cell>
          <table:table-cell table:style-name="ce6" table:formula="of:=[.A31]*[.B31]*2" office:value-type="float" office:value="2262" calcext:value-type="float">
            <text:p>2262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[.A31]*([.A31]+20)" office:value-type="float" office:value="1421" calcext:value-type="float">
            <text:p>1421</text:p>
          </table:table-cell>
          <table:table-cell table:style-name="ce6" table:formula="of:=[.A31]+[.B31]" office:value-type="float" office:value="68" calcext:value-type="float">
            <text:p>68</text:p>
          </table:table-cell>
          <table:table-cell table:style-name="ce6" table:formula="of:=([.A31]*1.5)+20" office:value-type="float" office:value="63.5" calcext:value-type="float">
            <text:p>63.5</text:p>
          </table:table-cell>
          <table:table-cell table:style-name="ce6" table:formula="of:=[.E31]/2" office:value-type="float" office:value="710.5" calcext:value-type="float">
            <text:p>710.5</text:p>
          </table:table-cell>
          <table:table-cell table:style-name="ce6" table:formula="of:=[.F31]" office:value-type="float" office:value="68" calcext:value-type="float">
            <text:p>68</text:p>
          </table:table-cell>
          <table:table-cell table:style-name="ce6" table:formula="of:=[.G31]" office:value-type="float" office:value="63.5" calcext:value-type="float">
            <text:p>63.5</text:p>
          </table:table-cell>
          <table:table-cell table:style-name="ce6" table:formula="of:=[.H31]" office:value-type="float" office:value="710.5" calcext:value-type="float">
            <text:p>710.5</text:p>
          </table:table-cell>
          <table:table-cell table:style-name="ce5"/>
          <table:table-cell table:style-name="ce6" table:formula="of:=[.C31]*10" office:value-type="float" office:value="22620" calcext:value-type="float">
            <text:p>22620</text:p>
          </table:table-cell>
          <table:table-cell table:style-name="ce6" table:formula="of:=[.C31]*20" office:value-type="float" office:value="45240" calcext:value-type="float">
            <text:p>45240</text:p>
          </table:table-cell>
          <table:table-cell table:style-name="ce6" table:formula="of:=[.C31]*50" office:value-type="float" office:value="113100" calcext:value-type="float">
            <text:p>113100</text:p>
          </table:table-cell>
          <table:table-cell table:style-name="ce6" table:formula="of:=[.A31]*50" office:value-type="float" office:value="1450" calcext:value-type="float">
            <text:p>1450</text:p>
          </table:table-cell>
          <table:table-cell table:style-name="ce6" table:formula="of:=[.G31]+50" office:value-type="float" office:value="113.5" calcext:value-type="float">
            <text:p>113.5</text:p>
          </table:table-cell>
          <table:table-cell table:style-name="ce6" table:formula="of:=[.Q31]" office:value-type="float" office:value="113.5" calcext:value-type="float">
            <text:p>113.5</text:p>
          </table:table-cell>
          <table:table-cell table:number-columns-repeated="1006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6" table:formula="of:=[.A32]+10" office:value-type="float" office:value="40" calcext:value-type="float">
            <text:p>40</text:p>
          </table:table-cell>
          <table:table-cell table:style-name="ce6" table:formula="of:=[.A32]*[.B32]*2" office:value-type="float" office:value="2400" calcext:value-type="float">
            <text:p>2400</text:p>
          </table:table-cell>
          <table:table-cell table:style-name="ce7" office:value-type="float" office:value="300" calcext:value-type="float">
            <text:p>300</text:p>
          </table:table-cell>
          <table:table-cell table:style-name="ce6" table:formula="of:=[.A32]*([.A32]+20)" office:value-type="float" office:value="1500" calcext:value-type="float">
            <text:p>1500</text:p>
          </table:table-cell>
          <table:table-cell table:style-name="ce6" table:formula="of:=[.A32]+[.B32]" office:value-type="float" office:value="70" calcext:value-type="float">
            <text:p>70</text:p>
          </table:table-cell>
          <table:table-cell table:style-name="ce6" table:formula="of:=([.A32]*1.5)+20" office:value-type="float" office:value="65" calcext:value-type="float">
            <text:p>65</text:p>
          </table:table-cell>
          <table:table-cell table:style-name="ce6" table:formula="of:=[.E32]/2" office:value-type="float" office:value="750" calcext:value-type="float">
            <text:p>750</text:p>
          </table:table-cell>
          <table:table-cell table:style-name="ce6" table:formula="of:=[.F32]" office:value-type="float" office:value="70" calcext:value-type="float">
            <text:p>70</text:p>
          </table:table-cell>
          <table:table-cell table:style-name="ce6" table:formula="of:=[.G32]" office:value-type="float" office:value="65" calcext:value-type="float">
            <text:p>65</text:p>
          </table:table-cell>
          <table:table-cell table:style-name="ce6" table:formula="of:=[.H32]" office:value-type="float" office:value="750" calcext:value-type="float">
            <text:p>750</text:p>
          </table:table-cell>
          <table:table-cell table:style-name="ce5"/>
          <table:table-cell table:style-name="ce6" table:formula="of:=[.C32]*10" office:value-type="float" office:value="24000" calcext:value-type="float">
            <text:p>24000</text:p>
          </table:table-cell>
          <table:table-cell table:style-name="ce6" table:formula="of:=[.C32]*20" office:value-type="float" office:value="48000" calcext:value-type="float">
            <text:p>48000</text:p>
          </table:table-cell>
          <table:table-cell table:style-name="ce6" table:formula="of:=[.C32]*50" office:value-type="float" office:value="120000" calcext:value-type="float">
            <text:p>120000</text:p>
          </table:table-cell>
          <table:table-cell table:style-name="ce6" table:formula="of:=[.A32]*50" office:value-type="float" office:value="1500" calcext:value-type="float">
            <text:p>1500</text:p>
          </table:table-cell>
          <table:table-cell table:style-name="ce6" table:formula="of:=[.G32]+50" office:value-type="float" office:value="115" calcext:value-type="float">
            <text:p>115</text:p>
          </table:table-cell>
          <table:table-cell table:style-name="ce6" table:formula="of:=[.Q32]" office:value-type="float" office:value="115" calcext:value-type="float">
            <text:p>115</text:p>
          </table:table-cell>
          <table:table-cell table:number-columns-repeated="100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6" table:formula="of:=[.A33]+10" office:value-type="float" office:value="41" calcext:value-type="float">
            <text:p>41</text:p>
          </table:table-cell>
          <table:table-cell table:style-name="ce6" table:formula="of:=[.A33]*[.B33]*2" office:value-type="float" office:value="2542" calcext:value-type="float">
            <text:p>2542</text:p>
          </table:table-cell>
          <table:table-cell table:style-name="ce7" office:value-type="float" office:value="310" calcext:value-type="float">
            <text:p>310</text:p>
          </table:table-cell>
          <table:table-cell table:style-name="ce6" table:formula="of:=[.A33]*([.A33]+20)" office:value-type="float" office:value="1581" calcext:value-type="float">
            <text:p>1581</text:p>
          </table:table-cell>
          <table:table-cell table:style-name="ce6" table:formula="of:=[.A33]+[.B33]" office:value-type="float" office:value="72" calcext:value-type="float">
            <text:p>72</text:p>
          </table:table-cell>
          <table:table-cell table:style-name="ce6" table:formula="of:=([.A33]*1.5)+20" office:value-type="float" office:value="66.5" calcext:value-type="float">
            <text:p>66.5</text:p>
          </table:table-cell>
          <table:table-cell table:style-name="ce6" table:formula="of:=[.E33]/2" office:value-type="float" office:value="790.5" calcext:value-type="float">
            <text:p>790.5</text:p>
          </table:table-cell>
          <table:table-cell table:style-name="ce6" table:formula="of:=[.F33]" office:value-type="float" office:value="72" calcext:value-type="float">
            <text:p>72</text:p>
          </table:table-cell>
          <table:table-cell table:style-name="ce6" table:formula="of:=[.G33]" office:value-type="float" office:value="66.5" calcext:value-type="float">
            <text:p>66.5</text:p>
          </table:table-cell>
          <table:table-cell table:style-name="ce6" table:formula="of:=[.H33]" office:value-type="float" office:value="790.5" calcext:value-type="float">
            <text:p>790.5</text:p>
          </table:table-cell>
          <table:table-cell table:style-name="ce5"/>
          <table:table-cell table:style-name="ce6" table:formula="of:=[.C33]*10" office:value-type="float" office:value="25420" calcext:value-type="float">
            <text:p>25420</text:p>
          </table:table-cell>
          <table:table-cell table:style-name="ce6" table:formula="of:=[.C33]*20" office:value-type="float" office:value="50840" calcext:value-type="float">
            <text:p>50840</text:p>
          </table:table-cell>
          <table:table-cell table:style-name="ce6" table:formula="of:=[.C33]*50" office:value-type="float" office:value="127100" calcext:value-type="float">
            <text:p>127100</text:p>
          </table:table-cell>
          <table:table-cell table:style-name="ce6" table:formula="of:=[.A33]*50" office:value-type="float" office:value="1550" calcext:value-type="float">
            <text:p>1550</text:p>
          </table:table-cell>
          <table:table-cell table:style-name="ce6" table:formula="of:=[.G33]+50" office:value-type="float" office:value="116.5" calcext:value-type="float">
            <text:p>116.5</text:p>
          </table:table-cell>
          <table:table-cell table:style-name="ce6" table:formula="of:=[.Q33]" office:value-type="float" office:value="116.5" calcext:value-type="float">
            <text:p>116.5</text:p>
          </table:table-cell>
          <table:table-cell table:number-columns-repeated="100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6" table:formula="of:=[.A34]+10" office:value-type="float" office:value="42" calcext:value-type="float">
            <text:p>42</text:p>
          </table:table-cell>
          <table:table-cell table:style-name="ce6" table:formula="of:=[.A34]*[.B34]*2" office:value-type="float" office:value="2688" calcext:value-type="float">
            <text:p>2688</text:p>
          </table:table-cell>
          <table:table-cell table:style-name="ce7" office:value-type="float" office:value="320" calcext:value-type="float">
            <text:p>320</text:p>
          </table:table-cell>
          <table:table-cell table:style-name="ce6" table:formula="of:=[.A34]*([.A34]+20)" office:value-type="float" office:value="1664" calcext:value-type="float">
            <text:p>1664</text:p>
          </table:table-cell>
          <table:table-cell table:style-name="ce6" table:formula="of:=[.A34]+[.B34]" office:value-type="float" office:value="74" calcext:value-type="float">
            <text:p>74</text:p>
          </table:table-cell>
          <table:table-cell table:style-name="ce6" table:formula="of:=([.A34]*1.5)+20" office:value-type="float" office:value="68" calcext:value-type="float">
            <text:p>68</text:p>
          </table:table-cell>
          <table:table-cell table:style-name="ce6" table:formula="of:=[.E34]/2" office:value-type="float" office:value="832" calcext:value-type="float">
            <text:p>832</text:p>
          </table:table-cell>
          <table:table-cell table:style-name="ce6" table:formula="of:=[.F34]" office:value-type="float" office:value="74" calcext:value-type="float">
            <text:p>74</text:p>
          </table:table-cell>
          <table:table-cell table:style-name="ce6" table:formula="of:=[.G34]" office:value-type="float" office:value="68" calcext:value-type="float">
            <text:p>68</text:p>
          </table:table-cell>
          <table:table-cell table:style-name="ce6" table:formula="of:=[.H34]" office:value-type="float" office:value="832" calcext:value-type="float">
            <text:p>832</text:p>
          </table:table-cell>
          <table:table-cell table:style-name="ce5"/>
          <table:table-cell table:style-name="ce6" table:formula="of:=[.C34]*10" office:value-type="float" office:value="26880" calcext:value-type="float">
            <text:p>26880</text:p>
          </table:table-cell>
          <table:table-cell table:style-name="ce6" table:formula="of:=[.C34]*20" office:value-type="float" office:value="53760" calcext:value-type="float">
            <text:p>53760</text:p>
          </table:table-cell>
          <table:table-cell table:style-name="ce6" table:formula="of:=[.C34]*50" office:value-type="float" office:value="134400" calcext:value-type="float">
            <text:p>134400</text:p>
          </table:table-cell>
          <table:table-cell table:style-name="ce6" table:formula="of:=[.A34]*50" office:value-type="float" office:value="1600" calcext:value-type="float">
            <text:p>1600</text:p>
          </table:table-cell>
          <table:table-cell table:style-name="ce6" table:formula="of:=[.G34]+50" office:value-type="float" office:value="118" calcext:value-type="float">
            <text:p>118</text:p>
          </table:table-cell>
          <table:table-cell table:style-name="ce6" table:formula="of:=[.Q34]" office:value-type="float" office:value="118" calcext:value-type="float">
            <text:p>118</text:p>
          </table:table-cell>
          <table:table-cell table:number-columns-repeated="1006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6" table:formula="of:=[.A35]+10" office:value-type="float" office:value="43" calcext:value-type="float">
            <text:p>43</text:p>
          </table:table-cell>
          <table:table-cell table:style-name="ce6" table:formula="of:=[.A35]*[.B35]*2" office:value-type="float" office:value="2838" calcext:value-type="float">
            <text:p>2838</text:p>
          </table:table-cell>
          <table:table-cell table:style-name="ce7" office:value-type="float" office:value="330" calcext:value-type="float">
            <text:p>330</text:p>
          </table:table-cell>
          <table:table-cell table:style-name="ce6" table:formula="of:=[.A35]*([.A35]+20)" office:value-type="float" office:value="1749" calcext:value-type="float">
            <text:p>1749</text:p>
          </table:table-cell>
          <table:table-cell table:style-name="ce6" table:formula="of:=[.A35]+[.B35]" office:value-type="float" office:value="76" calcext:value-type="float">
            <text:p>76</text:p>
          </table:table-cell>
          <table:table-cell table:style-name="ce6" table:formula="of:=([.A35]*1.5)+20" office:value-type="float" office:value="69.5" calcext:value-type="float">
            <text:p>69.5</text:p>
          </table:table-cell>
          <table:table-cell table:style-name="ce6" table:formula="of:=[.E35]/2" office:value-type="float" office:value="874.5" calcext:value-type="float">
            <text:p>874.5</text:p>
          </table:table-cell>
          <table:table-cell table:style-name="ce6" table:formula="of:=[.F35]" office:value-type="float" office:value="76" calcext:value-type="float">
            <text:p>76</text:p>
          </table:table-cell>
          <table:table-cell table:style-name="ce6" table:formula="of:=[.G35]" office:value-type="float" office:value="69.5" calcext:value-type="float">
            <text:p>69.5</text:p>
          </table:table-cell>
          <table:table-cell table:style-name="ce6" table:formula="of:=[.H35]" office:value-type="float" office:value="874.5" calcext:value-type="float">
            <text:p>874.5</text:p>
          </table:table-cell>
          <table:table-cell table:style-name="ce5"/>
          <table:table-cell table:style-name="ce6" table:formula="of:=[.C35]*10" office:value-type="float" office:value="28380" calcext:value-type="float">
            <text:p>28380</text:p>
          </table:table-cell>
          <table:table-cell table:style-name="ce6" table:formula="of:=[.C35]*20" office:value-type="float" office:value="56760" calcext:value-type="float">
            <text:p>56760</text:p>
          </table:table-cell>
          <table:table-cell table:style-name="ce6" table:formula="of:=[.C35]*50" office:value-type="float" office:value="141900" calcext:value-type="float">
            <text:p>141900</text:p>
          </table:table-cell>
          <table:table-cell table:style-name="ce6" table:formula="of:=[.A35]*50" office:value-type="float" office:value="1650" calcext:value-type="float">
            <text:p>1650</text:p>
          </table:table-cell>
          <table:table-cell table:style-name="ce6" table:formula="of:=[.G35]+50" office:value-type="float" office:value="119.5" calcext:value-type="float">
            <text:p>119.5</text:p>
          </table:table-cell>
          <table:table-cell table:style-name="ce6" table:formula="of:=[.Q35]" office:value-type="float" office:value="119.5" calcext:value-type="float">
            <text:p>119.5</text:p>
          </table:table-cell>
          <table:table-cell table:number-columns-repeated="1006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6" table:formula="of:=[.A36]+10" office:value-type="float" office:value="44" calcext:value-type="float">
            <text:p>44</text:p>
          </table:table-cell>
          <table:table-cell table:style-name="ce6" table:formula="of:=[.A36]*[.B36]*2" office:value-type="float" office:value="2992" calcext:value-type="float">
            <text:p>2992</text:p>
          </table:table-cell>
          <table:table-cell table:style-name="ce7" office:value-type="float" office:value="340" calcext:value-type="float">
            <text:p>340</text:p>
          </table:table-cell>
          <table:table-cell table:style-name="ce6" table:formula="of:=[.A36]*([.A36]+20)" office:value-type="float" office:value="1836" calcext:value-type="float">
            <text:p>1836</text:p>
          </table:table-cell>
          <table:table-cell table:style-name="ce6" table:formula="of:=[.A36]+[.B36]" office:value-type="float" office:value="78" calcext:value-type="float">
            <text:p>78</text:p>
          </table:table-cell>
          <table:table-cell table:style-name="ce6" table:formula="of:=([.A36]*1.5)+20" office:value-type="float" office:value="71" calcext:value-type="float">
            <text:p>71</text:p>
          </table:table-cell>
          <table:table-cell table:style-name="ce6" table:formula="of:=[.E36]/2" office:value-type="float" office:value="918" calcext:value-type="float">
            <text:p>918</text:p>
          </table:table-cell>
          <table:table-cell table:style-name="ce6" table:formula="of:=[.F36]" office:value-type="float" office:value="78" calcext:value-type="float">
            <text:p>78</text:p>
          </table:table-cell>
          <table:table-cell table:style-name="ce6" table:formula="of:=[.G36]" office:value-type="float" office:value="71" calcext:value-type="float">
            <text:p>71</text:p>
          </table:table-cell>
          <table:table-cell table:style-name="ce6" table:formula="of:=[.H36]" office:value-type="float" office:value="918" calcext:value-type="float">
            <text:p>918</text:p>
          </table:table-cell>
          <table:table-cell table:style-name="ce5"/>
          <table:table-cell table:style-name="ce6" table:formula="of:=[.C36]*10" office:value-type="float" office:value="29920" calcext:value-type="float">
            <text:p>29920</text:p>
          </table:table-cell>
          <table:table-cell table:style-name="ce6" table:formula="of:=[.C36]*20" office:value-type="float" office:value="59840" calcext:value-type="float">
            <text:p>59840</text:p>
          </table:table-cell>
          <table:table-cell table:style-name="ce6" table:formula="of:=[.C36]*50" office:value-type="float" office:value="149600" calcext:value-type="float">
            <text:p>149600</text:p>
          </table:table-cell>
          <table:table-cell table:style-name="ce6" table:formula="of:=[.A36]*50" office:value-type="float" office:value="1700" calcext:value-type="float">
            <text:p>1700</text:p>
          </table:table-cell>
          <table:table-cell table:style-name="ce6" table:formula="of:=[.G36]+50" office:value-type="float" office:value="121" calcext:value-type="float">
            <text:p>121</text:p>
          </table:table-cell>
          <table:table-cell table:style-name="ce6" table:formula="of:=[.Q36]" office:value-type="float" office:value="121" calcext:value-type="float">
            <text:p>121</text:p>
          </table:table-cell>
          <table:table-cell table:number-columns-repeated="1006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6" table:formula="of:=[.A37]+10" office:value-type="float" office:value="45" calcext:value-type="float">
            <text:p>45</text:p>
          </table:table-cell>
          <table:table-cell table:style-name="ce6" table:formula="of:=[.A37]*[.B37]*2" office:value-type="float" office:value="3150" calcext:value-type="float">
            <text:p>3150</text:p>
          </table:table-cell>
          <table:table-cell table:style-name="ce7" office:value-type="float" office:value="350" calcext:value-type="float">
            <text:p>350</text:p>
          </table:table-cell>
          <table:table-cell table:style-name="ce6" table:formula="of:=[.A37]*([.A37]+20)" office:value-type="float" office:value="1925" calcext:value-type="float">
            <text:p>1925</text:p>
          </table:table-cell>
          <table:table-cell table:style-name="ce6" table:formula="of:=[.A37]+[.B37]" office:value-type="float" office:value="80" calcext:value-type="float">
            <text:p>80</text:p>
          </table:table-cell>
          <table:table-cell table:style-name="ce6" table:formula="of:=([.A37]*1.5)+20" office:value-type="float" office:value="72.5" calcext:value-type="float">
            <text:p>72.5</text:p>
          </table:table-cell>
          <table:table-cell table:style-name="ce6" table:formula="of:=[.E37]/2" office:value-type="float" office:value="962.5" calcext:value-type="float">
            <text:p>962.5</text:p>
          </table:table-cell>
          <table:table-cell table:style-name="ce6" table:formula="of:=[.F37]" office:value-type="float" office:value="80" calcext:value-type="float">
            <text:p>80</text:p>
          </table:table-cell>
          <table:table-cell table:style-name="ce6" table:formula="of:=[.G37]" office:value-type="float" office:value="72.5" calcext:value-type="float">
            <text:p>72.5</text:p>
          </table:table-cell>
          <table:table-cell table:style-name="ce6" table:formula="of:=[.H37]" office:value-type="float" office:value="962.5" calcext:value-type="float">
            <text:p>962.5</text:p>
          </table:table-cell>
          <table:table-cell table:style-name="ce5"/>
          <table:table-cell table:style-name="ce6" table:formula="of:=[.C37]*10" office:value-type="float" office:value="31500" calcext:value-type="float">
            <text:p>31500</text:p>
          </table:table-cell>
          <table:table-cell table:style-name="ce6" table:formula="of:=[.C37]*20" office:value-type="float" office:value="63000" calcext:value-type="float">
            <text:p>63000</text:p>
          </table:table-cell>
          <table:table-cell table:style-name="ce6" table:formula="of:=[.C37]*50" office:value-type="float" office:value="157500" calcext:value-type="float">
            <text:p>157500</text:p>
          </table:table-cell>
          <table:table-cell table:style-name="ce6" table:formula="of:=[.A37]*50" office:value-type="float" office:value="1750" calcext:value-type="float">
            <text:p>1750</text:p>
          </table:table-cell>
          <table:table-cell table:style-name="ce6" table:formula="of:=[.G37]+50" office:value-type="float" office:value="122.5" calcext:value-type="float">
            <text:p>122.5</text:p>
          </table:table-cell>
          <table:table-cell table:style-name="ce6" table:formula="of:=[.Q37]" office:value-type="float" office:value="122.5" calcext:value-type="float">
            <text:p>122.5</text:p>
          </table:table-cell>
          <table:table-cell table:number-columns-repeated="100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6" table:formula="of:=[.A38]+10" office:value-type="float" office:value="46" calcext:value-type="float">
            <text:p>46</text:p>
          </table:table-cell>
          <table:table-cell table:style-name="ce6" table:formula="of:=[.A38]*[.B38]*2" office:value-type="float" office:value="3312" calcext:value-type="float">
            <text:p>3312</text:p>
          </table:table-cell>
          <table:table-cell table:style-name="ce7" office:value-type="float" office:value="360" calcext:value-type="float">
            <text:p>360</text:p>
          </table:table-cell>
          <table:table-cell table:style-name="ce6" table:formula="of:=[.A38]*([.A38]+20)" office:value-type="float" office:value="2016" calcext:value-type="float">
            <text:p>2016</text:p>
          </table:table-cell>
          <table:table-cell table:style-name="ce6" table:formula="of:=[.A38]+[.B38]" office:value-type="float" office:value="82" calcext:value-type="float">
            <text:p>82</text:p>
          </table:table-cell>
          <table:table-cell table:style-name="ce6" table:formula="of:=([.A38]*1.5)+20" office:value-type="float" office:value="74" calcext:value-type="float">
            <text:p>74</text:p>
          </table:table-cell>
          <table:table-cell table:style-name="ce6" table:formula="of:=[.E38]/2" office:value-type="float" office:value="1008" calcext:value-type="float">
            <text:p>1008</text:p>
          </table:table-cell>
          <table:table-cell table:style-name="ce6" table:formula="of:=[.F38]" office:value-type="float" office:value="82" calcext:value-type="float">
            <text:p>82</text:p>
          </table:table-cell>
          <table:table-cell table:style-name="ce6" table:formula="of:=[.G38]" office:value-type="float" office:value="74" calcext:value-type="float">
            <text:p>74</text:p>
          </table:table-cell>
          <table:table-cell table:style-name="ce6" table:formula="of:=[.H38]" office:value-type="float" office:value="1008" calcext:value-type="float">
            <text:p>1008</text:p>
          </table:table-cell>
          <table:table-cell table:style-name="ce5"/>
          <table:table-cell table:style-name="ce6" table:formula="of:=[.C38]*10" office:value-type="float" office:value="33120" calcext:value-type="float">
            <text:p>33120</text:p>
          </table:table-cell>
          <table:table-cell table:style-name="ce6" table:formula="of:=[.C38]*20" office:value-type="float" office:value="66240" calcext:value-type="float">
            <text:p>66240</text:p>
          </table:table-cell>
          <table:table-cell table:style-name="ce6" table:formula="of:=[.C38]*50" office:value-type="float" office:value="165600" calcext:value-type="float">
            <text:p>165600</text:p>
          </table:table-cell>
          <table:table-cell table:style-name="ce6" table:formula="of:=[.A38]*50" office:value-type="float" office:value="1800" calcext:value-type="float">
            <text:p>1800</text:p>
          </table:table-cell>
          <table:table-cell table:style-name="ce6" table:formula="of:=[.G38]+50" office:value-type="float" office:value="124" calcext:value-type="float">
            <text:p>124</text:p>
          </table:table-cell>
          <table:table-cell table:style-name="ce6" table:formula="of:=[.Q38]" office:value-type="float" office:value="124" calcext:value-type="float">
            <text:p>124</text:p>
          </table:table-cell>
          <table:table-cell table:number-columns-repeated="100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6" table:formula="of:=[.A39]+10" office:value-type="float" office:value="47" calcext:value-type="float">
            <text:p>47</text:p>
          </table:table-cell>
          <table:table-cell table:style-name="ce6" table:formula="of:=[.A39]*[.B39]*2" office:value-type="float" office:value="3478" calcext:value-type="float">
            <text:p>3478</text:p>
          </table:table-cell>
          <table:table-cell table:style-name="ce7" office:value-type="float" office:value="370" calcext:value-type="float">
            <text:p>370</text:p>
          </table:table-cell>
          <table:table-cell table:style-name="ce6" table:formula="of:=[.A39]*([.A39]+20)" office:value-type="float" office:value="2109" calcext:value-type="float">
            <text:p>2109</text:p>
          </table:table-cell>
          <table:table-cell table:style-name="ce6" table:formula="of:=[.A39]+[.B39]" office:value-type="float" office:value="84" calcext:value-type="float">
            <text:p>84</text:p>
          </table:table-cell>
          <table:table-cell table:style-name="ce6" table:formula="of:=([.A39]*1.5)+20" office:value-type="float" office:value="75.5" calcext:value-type="float">
            <text:p>75.5</text:p>
          </table:table-cell>
          <table:table-cell table:style-name="ce6" table:formula="of:=[.E39]/2" office:value-type="float" office:value="1054.5" calcext:value-type="float">
            <text:p>1054.5</text:p>
          </table:table-cell>
          <table:table-cell table:style-name="ce6" table:formula="of:=[.F39]" office:value-type="float" office:value="84" calcext:value-type="float">
            <text:p>84</text:p>
          </table:table-cell>
          <table:table-cell table:style-name="ce6" table:formula="of:=[.G39]" office:value-type="float" office:value="75.5" calcext:value-type="float">
            <text:p>75.5</text:p>
          </table:table-cell>
          <table:table-cell table:style-name="ce6" table:formula="of:=[.H39]" office:value-type="float" office:value="1054.5" calcext:value-type="float">
            <text:p>1054.5</text:p>
          </table:table-cell>
          <table:table-cell table:style-name="ce5"/>
          <table:table-cell table:style-name="ce6" table:formula="of:=[.C39]*10" office:value-type="float" office:value="34780" calcext:value-type="float">
            <text:p>34780</text:p>
          </table:table-cell>
          <table:table-cell table:style-name="ce6" table:formula="of:=[.C39]*20" office:value-type="float" office:value="69560" calcext:value-type="float">
            <text:p>69560</text:p>
          </table:table-cell>
          <table:table-cell table:style-name="ce6" table:formula="of:=[.C39]*50" office:value-type="float" office:value="173900" calcext:value-type="float">
            <text:p>173900</text:p>
          </table:table-cell>
          <table:table-cell table:style-name="ce6" table:formula="of:=[.A39]*50" office:value-type="float" office:value="1850" calcext:value-type="float">
            <text:p>1850</text:p>
          </table:table-cell>
          <table:table-cell table:style-name="ce6" table:formula="of:=[.G39]+50" office:value-type="float" office:value="125.5" calcext:value-type="float">
            <text:p>125.5</text:p>
          </table:table-cell>
          <table:table-cell table:style-name="ce6" table:formula="of:=[.Q39]" office:value-type="float" office:value="125.5" calcext:value-type="float">
            <text:p>125.5</text:p>
          </table:table-cell>
          <table:table-cell table:number-columns-repeated="100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6" table:formula="of:=[.A40]+10" office:value-type="float" office:value="48" calcext:value-type="float">
            <text:p>48</text:p>
          </table:table-cell>
          <table:table-cell table:style-name="ce6" table:formula="of:=[.A40]*[.B40]*2" office:value-type="float" office:value="3648" calcext:value-type="float">
            <text:p>3648</text:p>
          </table:table-cell>
          <table:table-cell table:style-name="ce7" office:value-type="float" office:value="380" calcext:value-type="float">
            <text:p>380</text:p>
          </table:table-cell>
          <table:table-cell table:style-name="ce6" table:formula="of:=[.A40]*([.A40]+20)" office:value-type="float" office:value="2204" calcext:value-type="float">
            <text:p>2204</text:p>
          </table:table-cell>
          <table:table-cell table:style-name="ce6" table:formula="of:=[.A40]+[.B40]" office:value-type="float" office:value="86" calcext:value-type="float">
            <text:p>86</text:p>
          </table:table-cell>
          <table:table-cell table:style-name="ce6" table:formula="of:=([.A40]*1.5)+20" office:value-type="float" office:value="77" calcext:value-type="float">
            <text:p>77</text:p>
          </table:table-cell>
          <table:table-cell table:style-name="ce6" table:formula="of:=[.E40]/2" office:value-type="float" office:value="1102" calcext:value-type="float">
            <text:p>1102</text:p>
          </table:table-cell>
          <table:table-cell table:style-name="ce6" table:formula="of:=[.F40]" office:value-type="float" office:value="86" calcext:value-type="float">
            <text:p>86</text:p>
          </table:table-cell>
          <table:table-cell table:style-name="ce6" table:formula="of:=[.G40]" office:value-type="float" office:value="77" calcext:value-type="float">
            <text:p>77</text:p>
          </table:table-cell>
          <table:table-cell table:style-name="ce6" table:formula="of:=[.H40]" office:value-type="float" office:value="1102" calcext:value-type="float">
            <text:p>1102</text:p>
          </table:table-cell>
          <table:table-cell table:style-name="ce5"/>
          <table:table-cell table:style-name="ce6" table:formula="of:=[.C40]*10" office:value-type="float" office:value="36480" calcext:value-type="float">
            <text:p>36480</text:p>
          </table:table-cell>
          <table:table-cell table:style-name="ce6" table:formula="of:=[.C40]*20" office:value-type="float" office:value="72960" calcext:value-type="float">
            <text:p>72960</text:p>
          </table:table-cell>
          <table:table-cell table:style-name="ce6" table:formula="of:=[.C40]*50" office:value-type="float" office:value="182400" calcext:value-type="float">
            <text:p>182400</text:p>
          </table:table-cell>
          <table:table-cell table:style-name="ce6" table:formula="of:=[.A40]*50" office:value-type="float" office:value="1900" calcext:value-type="float">
            <text:p>1900</text:p>
          </table:table-cell>
          <table:table-cell table:style-name="ce6" table:formula="of:=[.G40]+50" office:value-type="float" office:value="127" calcext:value-type="float">
            <text:p>127</text:p>
          </table:table-cell>
          <table:table-cell table:style-name="ce6" table:formula="of:=[.Q40]" office:value-type="float" office:value="127" calcext:value-type="float">
            <text:p>127</text:p>
          </table:table-cell>
          <table:table-cell table:number-columns-repeated="100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 table:formula="of:=[.A41]+10" office:value-type="float" office:value="49" calcext:value-type="float">
            <text:p>49</text:p>
          </table:table-cell>
          <table:table-cell table:style-name="ce6" table:formula="of:=[.A41]*[.B41]*2" office:value-type="float" office:value="3822" calcext:value-type="float">
            <text:p>3822</text:p>
          </table:table-cell>
          <table:table-cell table:style-name="ce7" office:value-type="float" office:value="390" calcext:value-type="float">
            <text:p>390</text:p>
          </table:table-cell>
          <table:table-cell table:style-name="ce6" table:formula="of:=[.A41]*([.A41]+20)" office:value-type="float" office:value="2301" calcext:value-type="float">
            <text:p>2301</text:p>
          </table:table-cell>
          <table:table-cell table:style-name="ce6" table:formula="of:=[.A41]+[.B41]" office:value-type="float" office:value="88" calcext:value-type="float">
            <text:p>88</text:p>
          </table:table-cell>
          <table:table-cell table:style-name="ce6" table:formula="of:=([.A41]*1.5)+20" office:value-type="float" office:value="78.5" calcext:value-type="float">
            <text:p>78.5</text:p>
          </table:table-cell>
          <table:table-cell table:style-name="ce6" table:formula="of:=[.E41]/2" office:value-type="float" office:value="1150.5" calcext:value-type="float">
            <text:p>1150.5</text:p>
          </table:table-cell>
          <table:table-cell table:style-name="ce6" table:formula="of:=[.F41]" office:value-type="float" office:value="88" calcext:value-type="float">
            <text:p>88</text:p>
          </table:table-cell>
          <table:table-cell table:style-name="ce6" table:formula="of:=[.G41]" office:value-type="float" office:value="78.5" calcext:value-type="float">
            <text:p>78.5</text:p>
          </table:table-cell>
          <table:table-cell table:style-name="ce6" table:formula="of:=[.H41]" office:value-type="float" office:value="1150.5" calcext:value-type="float">
            <text:p>1150.5</text:p>
          </table:table-cell>
          <table:table-cell table:style-name="ce5"/>
          <table:table-cell table:style-name="ce6" table:formula="of:=[.C41]*10" office:value-type="float" office:value="38220" calcext:value-type="float">
            <text:p>38220</text:p>
          </table:table-cell>
          <table:table-cell table:style-name="ce6" table:formula="of:=[.C41]*20" office:value-type="float" office:value="76440" calcext:value-type="float">
            <text:p>76440</text:p>
          </table:table-cell>
          <table:table-cell table:style-name="ce6" table:formula="of:=[.C41]*50" office:value-type="float" office:value="191100" calcext:value-type="float">
            <text:p>191100</text:p>
          </table:table-cell>
          <table:table-cell table:style-name="ce6" table:formula="of:=[.A41]*50" office:value-type="float" office:value="1950" calcext:value-type="float">
            <text:p>1950</text:p>
          </table:table-cell>
          <table:table-cell table:style-name="ce6" table:formula="of:=[.G41]+50" office:value-type="float" office:value="128.5" calcext:value-type="float">
            <text:p>128.5</text:p>
          </table:table-cell>
          <table:table-cell table:style-name="ce6" table:formula="of:=[.Q41]" office:value-type="float" office:value="128.5" calcext:value-type="float">
            <text:p>128.5</text:p>
          </table:table-cell>
          <table:table-cell table:number-columns-repeated="100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 table:formula="of:=[.A42]+10" office:value-type="float" office:value="50" calcext:value-type="float">
            <text:p>50</text:p>
          </table:table-cell>
          <table:table-cell table:style-name="ce6" table:formula="of:=[.A42]*[.B42]*2" office:value-type="float" office:value="4000" calcext:value-type="float">
            <text:p>4000</text:p>
          </table:table-cell>
          <table:table-cell table:style-name="ce7" office:value-type="float" office:value="400" calcext:value-type="float">
            <text:p>400</text:p>
          </table:table-cell>
          <table:table-cell table:style-name="ce6" table:formula="of:=[.A42]*([.A42]+20)" office:value-type="float" office:value="2400" calcext:value-type="float">
            <text:p>2400</text:p>
          </table:table-cell>
          <table:table-cell table:style-name="ce6" table:formula="of:=[.A42]+[.B42]" office:value-type="float" office:value="90" calcext:value-type="float">
            <text:p>90</text:p>
          </table:table-cell>
          <table:table-cell table:style-name="ce6" table:formula="of:=([.A42]*1.5)+20" office:value-type="float" office:value="80" calcext:value-type="float">
            <text:p>80</text:p>
          </table:table-cell>
          <table:table-cell table:style-name="ce6" table:formula="of:=[.E42]/2" office:value-type="float" office:value="1200" calcext:value-type="float">
            <text:p>1200</text:p>
          </table:table-cell>
          <table:table-cell table:style-name="ce6" table:formula="of:=[.F42]" office:value-type="float" office:value="90" calcext:value-type="float">
            <text:p>90</text:p>
          </table:table-cell>
          <table:table-cell table:style-name="ce6" table:formula="of:=[.G42]" office:value-type="float" office:value="80" calcext:value-type="float">
            <text:p>80</text:p>
          </table:table-cell>
          <table:table-cell table:style-name="ce6" table:formula="of:=[.H42]" office:value-type="float" office:value="1200" calcext:value-type="float">
            <text:p>1200</text:p>
          </table:table-cell>
          <table:table-cell table:style-name="ce5"/>
          <table:table-cell table:style-name="ce6" table:formula="of:=[.C42]*10" office:value-type="float" office:value="40000" calcext:value-type="float">
            <text:p>40000</text:p>
          </table:table-cell>
          <table:table-cell table:style-name="ce6" table:formula="of:=[.C42]*20" office:value-type="float" office:value="80000" calcext:value-type="float">
            <text:p>80000</text:p>
          </table:table-cell>
          <table:table-cell table:style-name="ce6" table:formula="of:=[.C42]*50" office:value-type="float" office:value="200000" calcext:value-type="float">
            <text:p>200000</text:p>
          </table:table-cell>
          <table:table-cell table:style-name="ce6" table:formula="of:=[.A42]*50" office:value-type="float" office:value="2000" calcext:value-type="float">
            <text:p>2000</text:p>
          </table:table-cell>
          <table:table-cell table:style-name="ce6" table:formula="of:=[.G42]+50" office:value-type="float" office:value="130" calcext:value-type="float">
            <text:p>130</text:p>
          </table:table-cell>
          <table:table-cell table:style-name="ce6" table:formula="of:=[.Q42]" office:value-type="float" office:value="130" calcext:value-type="float">
            <text:p>130</text:p>
          </table:table-cell>
          <table:table-cell table:number-columns-repeated="1006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6" table:formula="of:=[.A43]+10" office:value-type="float" office:value="51" calcext:value-type="float">
            <text:p>51</text:p>
          </table:table-cell>
          <table:table-cell table:style-name="ce6" table:formula="of:=[.A43]*[.B43]*2" office:value-type="float" office:value="4182" calcext:value-type="float">
            <text:p>4182</text:p>
          </table:table-cell>
          <table:table-cell table:style-name="ce7" office:value-type="float" office:value="410" calcext:value-type="float">
            <text:p>410</text:p>
          </table:table-cell>
          <table:table-cell table:style-name="ce6" table:formula="of:=[.A43]*([.A43]+20)" office:value-type="float" office:value="2501" calcext:value-type="float">
            <text:p>2501</text:p>
          </table:table-cell>
          <table:table-cell table:style-name="ce6" table:formula="of:=[.A43]+[.B43]" office:value-type="float" office:value="92" calcext:value-type="float">
            <text:p>92</text:p>
          </table:table-cell>
          <table:table-cell table:style-name="ce6" table:formula="of:=([.A43]*1.5)+20" office:value-type="float" office:value="81.5" calcext:value-type="float">
            <text:p>81.5</text:p>
          </table:table-cell>
          <table:table-cell table:style-name="ce6" table:formula="of:=[.E43]/2" office:value-type="float" office:value="1250.5" calcext:value-type="float">
            <text:p>1250.5</text:p>
          </table:table-cell>
          <table:table-cell table:style-name="ce6" table:formula="of:=[.F43]" office:value-type="float" office:value="92" calcext:value-type="float">
            <text:p>92</text:p>
          </table:table-cell>
          <table:table-cell table:style-name="ce6" table:formula="of:=[.G43]" office:value-type="float" office:value="81.5" calcext:value-type="float">
            <text:p>81.5</text:p>
          </table:table-cell>
          <table:table-cell table:style-name="ce6" table:formula="of:=[.H43]" office:value-type="float" office:value="1250.5" calcext:value-type="float">
            <text:p>1250.5</text:p>
          </table:table-cell>
          <table:table-cell table:style-name="ce5"/>
          <table:table-cell table:style-name="ce6" table:formula="of:=[.C43]*10" office:value-type="float" office:value="41820" calcext:value-type="float">
            <text:p>41820</text:p>
          </table:table-cell>
          <table:table-cell table:style-name="ce6" table:formula="of:=[.C43]*20" office:value-type="float" office:value="83640" calcext:value-type="float">
            <text:p>83640</text:p>
          </table:table-cell>
          <table:table-cell table:style-name="ce6" table:formula="of:=[.C43]*50" office:value-type="float" office:value="209100" calcext:value-type="float">
            <text:p>209100</text:p>
          </table:table-cell>
          <table:table-cell table:style-name="ce6" table:formula="of:=[.A43]*50" office:value-type="float" office:value="2050" calcext:value-type="float">
            <text:p>2050</text:p>
          </table:table-cell>
          <table:table-cell table:style-name="ce6" table:formula="of:=[.G43]+50" office:value-type="float" office:value="131.5" calcext:value-type="float">
            <text:p>131.5</text:p>
          </table:table-cell>
          <table:table-cell table:style-name="ce6" table:formula="of:=[.Q43]" office:value-type="float" office:value="131.5" calcext:value-type="float">
            <text:p>131.5</text:p>
          </table:table-cell>
          <table:table-cell table:number-columns-repeated="1006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6" table:formula="of:=[.A44]+10" office:value-type="float" office:value="52" calcext:value-type="float">
            <text:p>52</text:p>
          </table:table-cell>
          <table:table-cell table:style-name="ce6" table:formula="of:=[.A44]*[.B44]*2" office:value-type="float" office:value="4368" calcext:value-type="float">
            <text:p>4368</text:p>
          </table:table-cell>
          <table:table-cell table:style-name="ce7" office:value-type="float" office:value="420" calcext:value-type="float">
            <text:p>420</text:p>
          </table:table-cell>
          <table:table-cell table:style-name="ce6" table:formula="of:=[.A44]*([.A44]+20)" office:value-type="float" office:value="2604" calcext:value-type="float">
            <text:p>2604</text:p>
          </table:table-cell>
          <table:table-cell table:style-name="ce6" table:formula="of:=[.A44]+[.B44]" office:value-type="float" office:value="94" calcext:value-type="float">
            <text:p>94</text:p>
          </table:table-cell>
          <table:table-cell table:style-name="ce6" table:formula="of:=([.A44]*1.5)+20" office:value-type="float" office:value="83" calcext:value-type="float">
            <text:p>83</text:p>
          </table:table-cell>
          <table:table-cell table:style-name="ce6" table:formula="of:=[.E44]/2" office:value-type="float" office:value="1302" calcext:value-type="float">
            <text:p>1302</text:p>
          </table:table-cell>
          <table:table-cell table:style-name="ce6" table:formula="of:=[.F44]" office:value-type="float" office:value="94" calcext:value-type="float">
            <text:p>94</text:p>
          </table:table-cell>
          <table:table-cell table:style-name="ce6" table:formula="of:=[.G44]" office:value-type="float" office:value="83" calcext:value-type="float">
            <text:p>83</text:p>
          </table:table-cell>
          <table:table-cell table:style-name="ce6" table:formula="of:=[.H44]" office:value-type="float" office:value="1302" calcext:value-type="float">
            <text:p>1302</text:p>
          </table:table-cell>
          <table:table-cell table:style-name="ce5"/>
          <table:table-cell table:style-name="ce6" table:formula="of:=[.C44]*10" office:value-type="float" office:value="43680" calcext:value-type="float">
            <text:p>43680</text:p>
          </table:table-cell>
          <table:table-cell table:style-name="ce6" table:formula="of:=[.C44]*20" office:value-type="float" office:value="87360" calcext:value-type="float">
            <text:p>87360</text:p>
          </table:table-cell>
          <table:table-cell table:style-name="ce6" table:formula="of:=[.C44]*50" office:value-type="float" office:value="218400" calcext:value-type="float">
            <text:p>218400</text:p>
          </table:table-cell>
          <table:table-cell table:style-name="ce6" table:formula="of:=[.A44]*50" office:value-type="float" office:value="2100" calcext:value-type="float">
            <text:p>2100</text:p>
          </table:table-cell>
          <table:table-cell table:style-name="ce6" table:formula="of:=[.G44]+50" office:value-type="float" office:value="133" calcext:value-type="float">
            <text:p>133</text:p>
          </table:table-cell>
          <table:table-cell table:style-name="ce6" table:formula="of:=[.Q44]" office:value-type="float" office:value="133" calcext:value-type="float">
            <text:p>133</text:p>
          </table:table-cell>
          <table:table-cell table:number-columns-repeated="1006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6" table:formula="of:=[.A45]+10" office:value-type="float" office:value="53" calcext:value-type="float">
            <text:p>53</text:p>
          </table:table-cell>
          <table:table-cell table:style-name="ce6" table:formula="of:=[.A45]*[.B45]*2" office:value-type="float" office:value="4558" calcext:value-type="float">
            <text:p>4558</text:p>
          </table:table-cell>
          <table:table-cell table:style-name="ce7" office:value-type="float" office:value="430" calcext:value-type="float">
            <text:p>430</text:p>
          </table:table-cell>
          <table:table-cell table:style-name="ce6" table:formula="of:=[.A45]*([.A45]+20)" office:value-type="float" office:value="2709" calcext:value-type="float">
            <text:p>2709</text:p>
          </table:table-cell>
          <table:table-cell table:style-name="ce6" table:formula="of:=[.A45]+[.B45]" office:value-type="float" office:value="96" calcext:value-type="float">
            <text:p>96</text:p>
          </table:table-cell>
          <table:table-cell table:style-name="ce6" table:formula="of:=([.A45]*1.5)+20" office:value-type="float" office:value="84.5" calcext:value-type="float">
            <text:p>84.5</text:p>
          </table:table-cell>
          <table:table-cell table:style-name="ce6" table:formula="of:=[.E45]/2" office:value-type="float" office:value="1354.5" calcext:value-type="float">
            <text:p>1354.5</text:p>
          </table:table-cell>
          <table:table-cell table:style-name="ce6" table:formula="of:=[.F45]" office:value-type="float" office:value="96" calcext:value-type="float">
            <text:p>96</text:p>
          </table:table-cell>
          <table:table-cell table:style-name="ce6" table:formula="of:=[.G45]" office:value-type="float" office:value="84.5" calcext:value-type="float">
            <text:p>84.5</text:p>
          </table:table-cell>
          <table:table-cell table:style-name="ce6" table:formula="of:=[.H45]" office:value-type="float" office:value="1354.5" calcext:value-type="float">
            <text:p>1354.5</text:p>
          </table:table-cell>
          <table:table-cell table:style-name="ce5"/>
          <table:table-cell table:style-name="ce6" table:formula="of:=[.C45]*10" office:value-type="float" office:value="45580" calcext:value-type="float">
            <text:p>45580</text:p>
          </table:table-cell>
          <table:table-cell table:style-name="ce6" table:formula="of:=[.C45]*20" office:value-type="float" office:value="91160" calcext:value-type="float">
            <text:p>91160</text:p>
          </table:table-cell>
          <table:table-cell table:style-name="ce6" table:formula="of:=[.C45]*50" office:value-type="float" office:value="227900" calcext:value-type="float">
            <text:p>227900</text:p>
          </table:table-cell>
          <table:table-cell table:style-name="ce6" table:formula="of:=[.A45]*50" office:value-type="float" office:value="2150" calcext:value-type="float">
            <text:p>2150</text:p>
          </table:table-cell>
          <table:table-cell table:style-name="ce6" table:formula="of:=[.G45]+50" office:value-type="float" office:value="134.5" calcext:value-type="float">
            <text:p>134.5</text:p>
          </table:table-cell>
          <table:table-cell table:style-name="ce6" table:formula="of:=[.Q45]" office:value-type="float" office:value="134.5" calcext:value-type="float">
            <text:p>134.5</text:p>
          </table:table-cell>
          <table:table-cell table:number-columns-repeated="1006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6" table:formula="of:=[.A46]+10" office:value-type="float" office:value="54" calcext:value-type="float">
            <text:p>54</text:p>
          </table:table-cell>
          <table:table-cell table:style-name="ce6" table:formula="of:=[.A46]*[.B46]*2" office:value-type="float" office:value="4752" calcext:value-type="float">
            <text:p>4752</text:p>
          </table:table-cell>
          <table:table-cell table:style-name="ce7" office:value-type="float" office:value="440" calcext:value-type="float">
            <text:p>440</text:p>
          </table:table-cell>
          <table:table-cell table:style-name="ce6" table:formula="of:=[.A46]*([.A46]+20)" office:value-type="float" office:value="2816" calcext:value-type="float">
            <text:p>2816</text:p>
          </table:table-cell>
          <table:table-cell table:style-name="ce6" table:formula="of:=[.A46]+[.B46]" office:value-type="float" office:value="98" calcext:value-type="float">
            <text:p>98</text:p>
          </table:table-cell>
          <table:table-cell table:style-name="ce6" table:formula="of:=([.A46]*1.5)+20" office:value-type="float" office:value="86" calcext:value-type="float">
            <text:p>86</text:p>
          </table:table-cell>
          <table:table-cell table:style-name="ce6" table:formula="of:=[.E46]/2" office:value-type="float" office:value="1408" calcext:value-type="float">
            <text:p>1408</text:p>
          </table:table-cell>
          <table:table-cell table:style-name="ce6" table:formula="of:=[.F46]" office:value-type="float" office:value="98" calcext:value-type="float">
            <text:p>98</text:p>
          </table:table-cell>
          <table:table-cell table:style-name="ce6" table:formula="of:=[.G46]" office:value-type="float" office:value="86" calcext:value-type="float">
            <text:p>86</text:p>
          </table:table-cell>
          <table:table-cell table:style-name="ce6" table:formula="of:=[.H46]" office:value-type="float" office:value="1408" calcext:value-type="float">
            <text:p>1408</text:p>
          </table:table-cell>
          <table:table-cell table:style-name="ce5"/>
          <table:table-cell table:style-name="ce6" table:formula="of:=[.C46]*10" office:value-type="float" office:value="47520" calcext:value-type="float">
            <text:p>47520</text:p>
          </table:table-cell>
          <table:table-cell table:style-name="ce6" table:formula="of:=[.C46]*20" office:value-type="float" office:value="95040" calcext:value-type="float">
            <text:p>95040</text:p>
          </table:table-cell>
          <table:table-cell table:style-name="ce6" table:formula="of:=[.C46]*50" office:value-type="float" office:value="237600" calcext:value-type="float">
            <text:p>237600</text:p>
          </table:table-cell>
          <table:table-cell table:style-name="ce6" table:formula="of:=[.A46]*50" office:value-type="float" office:value="2200" calcext:value-type="float">
            <text:p>2200</text:p>
          </table:table-cell>
          <table:table-cell table:style-name="ce6" table:formula="of:=[.G46]+50" office:value-type="float" office:value="136" calcext:value-type="float">
            <text:p>136</text:p>
          </table:table-cell>
          <table:table-cell table:style-name="ce6" table:formula="of:=[.Q46]" office:value-type="float" office:value="136" calcext:value-type="float">
            <text:p>136</text:p>
          </table:table-cell>
          <table:table-cell table:number-columns-repeated="1006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6" table:formula="of:=[.A47]+10" office:value-type="float" office:value="55" calcext:value-type="float">
            <text:p>55</text:p>
          </table:table-cell>
          <table:table-cell table:style-name="ce6" table:formula="of:=[.A47]*[.B47]*2" office:value-type="float" office:value="4950" calcext:value-type="float">
            <text:p>4950</text:p>
          </table:table-cell>
          <table:table-cell table:style-name="ce7" office:value-type="float" office:value="450" calcext:value-type="float">
            <text:p>450</text:p>
          </table:table-cell>
          <table:table-cell table:style-name="ce6" table:formula="of:=[.A47]*([.A47]+20)" office:value-type="float" office:value="2925" calcext:value-type="float">
            <text:p>2925</text:p>
          </table:table-cell>
          <table:table-cell table:style-name="ce6" table:formula="of:=[.A47]+[.B47]" office:value-type="float" office:value="100" calcext:value-type="float">
            <text:p>100</text:p>
          </table:table-cell>
          <table:table-cell table:style-name="ce6" table:formula="of:=([.A47]*1.5)+20" office:value-type="float" office:value="87.5" calcext:value-type="float">
            <text:p>87.5</text:p>
          </table:table-cell>
          <table:table-cell table:style-name="ce6" table:formula="of:=[.E47]/2" office:value-type="float" office:value="1462.5" calcext:value-type="float">
            <text:p>1462.5</text:p>
          </table:table-cell>
          <table:table-cell table:style-name="ce6" table:formula="of:=[.F47]" office:value-type="float" office:value="100" calcext:value-type="float">
            <text:p>100</text:p>
          </table:table-cell>
          <table:table-cell table:style-name="ce6" table:formula="of:=[.G47]" office:value-type="float" office:value="87.5" calcext:value-type="float">
            <text:p>87.5</text:p>
          </table:table-cell>
          <table:table-cell table:style-name="ce6" table:formula="of:=[.H47]" office:value-type="float" office:value="1462.5" calcext:value-type="float">
            <text:p>1462.5</text:p>
          </table:table-cell>
          <table:table-cell table:style-name="ce5"/>
          <table:table-cell table:style-name="ce6" table:formula="of:=[.C47]*10" office:value-type="float" office:value="49500" calcext:value-type="float">
            <text:p>49500</text:p>
          </table:table-cell>
          <table:table-cell table:style-name="ce6" table:formula="of:=[.C47]*20" office:value-type="float" office:value="99000" calcext:value-type="float">
            <text:p>99000</text:p>
          </table:table-cell>
          <table:table-cell table:style-name="ce6" table:formula="of:=[.C47]*50" office:value-type="float" office:value="247500" calcext:value-type="float">
            <text:p>247500</text:p>
          </table:table-cell>
          <table:table-cell table:style-name="ce6" table:formula="of:=[.A47]*50" office:value-type="float" office:value="2250" calcext:value-type="float">
            <text:p>2250</text:p>
          </table:table-cell>
          <table:table-cell table:style-name="ce6" table:formula="of:=[.G47]+50" office:value-type="float" office:value="137.5" calcext:value-type="float">
            <text:p>137.5</text:p>
          </table:table-cell>
          <table:table-cell table:style-name="ce6" table:formula="of:=[.Q47]" office:value-type="float" office:value="137.5" calcext:value-type="float">
            <text:p>137.5</text:p>
          </table:table-cell>
          <table:table-cell table:number-columns-repeated="1006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6" table:formula="of:=[.A48]+10" office:value-type="float" office:value="56" calcext:value-type="float">
            <text:p>56</text:p>
          </table:table-cell>
          <table:table-cell table:style-name="ce6" table:formula="of:=[.A48]*[.B48]*2" office:value-type="float" office:value="5152" calcext:value-type="float">
            <text:p>5152</text:p>
          </table:table-cell>
          <table:table-cell table:style-name="ce7" office:value-type="float" office:value="460" calcext:value-type="float">
            <text:p>460</text:p>
          </table:table-cell>
          <table:table-cell table:style-name="ce6" table:formula="of:=[.A48]*([.A48]+20)" office:value-type="float" office:value="3036" calcext:value-type="float">
            <text:p>3036</text:p>
          </table:table-cell>
          <table:table-cell table:style-name="ce6" table:formula="of:=[.A48]+[.B48]" office:value-type="float" office:value="102" calcext:value-type="float">
            <text:p>102</text:p>
          </table:table-cell>
          <table:table-cell table:style-name="ce6" table:formula="of:=([.A48]*1.5)+20" office:value-type="float" office:value="89" calcext:value-type="float">
            <text:p>89</text:p>
          </table:table-cell>
          <table:table-cell table:style-name="ce6" table:formula="of:=[.E48]/2" office:value-type="float" office:value="1518" calcext:value-type="float">
            <text:p>1518</text:p>
          </table:table-cell>
          <table:table-cell table:style-name="ce6" table:formula="of:=[.F48]" office:value-type="float" office:value="102" calcext:value-type="float">
            <text:p>102</text:p>
          </table:table-cell>
          <table:table-cell table:style-name="ce6" table:formula="of:=[.G48]" office:value-type="float" office:value="89" calcext:value-type="float">
            <text:p>89</text:p>
          </table:table-cell>
          <table:table-cell table:style-name="ce6" table:formula="of:=[.H48]" office:value-type="float" office:value="1518" calcext:value-type="float">
            <text:p>1518</text:p>
          </table:table-cell>
          <table:table-cell table:style-name="ce5"/>
          <table:table-cell table:style-name="ce6" table:formula="of:=[.C48]*10" office:value-type="float" office:value="51520" calcext:value-type="float">
            <text:p>51520</text:p>
          </table:table-cell>
          <table:table-cell table:style-name="ce6" table:formula="of:=[.C48]*20" office:value-type="float" office:value="103040" calcext:value-type="float">
            <text:p>103040</text:p>
          </table:table-cell>
          <table:table-cell table:style-name="ce6" table:formula="of:=[.C48]*50" office:value-type="float" office:value="257600" calcext:value-type="float">
            <text:p>257600</text:p>
          </table:table-cell>
          <table:table-cell table:style-name="ce6" table:formula="of:=[.A48]*50" office:value-type="float" office:value="2300" calcext:value-type="float">
            <text:p>2300</text:p>
          </table:table-cell>
          <table:table-cell table:style-name="ce6" table:formula="of:=[.G48]+50" office:value-type="float" office:value="139" calcext:value-type="float">
            <text:p>139</text:p>
          </table:table-cell>
          <table:table-cell table:style-name="ce6" table:formula="of:=[.Q48]" office:value-type="float" office:value="139" calcext:value-type="float">
            <text:p>139</text:p>
          </table:table-cell>
          <table:table-cell table:number-columns-repeated="1006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6" table:formula="of:=[.A49]+10" office:value-type="float" office:value="57" calcext:value-type="float">
            <text:p>57</text:p>
          </table:table-cell>
          <table:table-cell table:style-name="ce6" table:formula="of:=[.A49]*[.B49]*2" office:value-type="float" office:value="5358" calcext:value-type="float">
            <text:p>5358</text:p>
          </table:table-cell>
          <table:table-cell table:style-name="ce7" office:value-type="float" office:value="470" calcext:value-type="float">
            <text:p>470</text:p>
          </table:table-cell>
          <table:table-cell table:style-name="ce6" table:formula="of:=[.A49]*([.A49]+20)" office:value-type="float" office:value="3149" calcext:value-type="float">
            <text:p>3149</text:p>
          </table:table-cell>
          <table:table-cell table:style-name="ce6" table:formula="of:=[.A49]+[.B49]" office:value-type="float" office:value="104" calcext:value-type="float">
            <text:p>104</text:p>
          </table:table-cell>
          <table:table-cell table:style-name="ce6" table:formula="of:=([.A49]*1.5)+20" office:value-type="float" office:value="90.5" calcext:value-type="float">
            <text:p>90.5</text:p>
          </table:table-cell>
          <table:table-cell table:style-name="ce6" table:formula="of:=[.E49]/2" office:value-type="float" office:value="1574.5" calcext:value-type="float">
            <text:p>1574.5</text:p>
          </table:table-cell>
          <table:table-cell table:style-name="ce6" table:formula="of:=[.F49]" office:value-type="float" office:value="104" calcext:value-type="float">
            <text:p>104</text:p>
          </table:table-cell>
          <table:table-cell table:style-name="ce6" table:formula="of:=[.G49]" office:value-type="float" office:value="90.5" calcext:value-type="float">
            <text:p>90.5</text:p>
          </table:table-cell>
          <table:table-cell table:style-name="ce6" table:formula="of:=[.H49]" office:value-type="float" office:value="1574.5" calcext:value-type="float">
            <text:p>1574.5</text:p>
          </table:table-cell>
          <table:table-cell table:style-name="ce5"/>
          <table:table-cell table:style-name="ce6" table:formula="of:=[.C49]*10" office:value-type="float" office:value="53580" calcext:value-type="float">
            <text:p>53580</text:p>
          </table:table-cell>
          <table:table-cell table:style-name="ce6" table:formula="of:=[.C49]*20" office:value-type="float" office:value="107160" calcext:value-type="float">
            <text:p>107160</text:p>
          </table:table-cell>
          <table:table-cell table:style-name="ce6" table:formula="of:=[.C49]*50" office:value-type="float" office:value="267900" calcext:value-type="float">
            <text:p>267900</text:p>
          </table:table-cell>
          <table:table-cell table:style-name="ce6" table:formula="of:=[.A49]*50" office:value-type="float" office:value="2350" calcext:value-type="float">
            <text:p>2350</text:p>
          </table:table-cell>
          <table:table-cell table:style-name="ce6" table:formula="of:=[.G49]+50" office:value-type="float" office:value="140.5" calcext:value-type="float">
            <text:p>140.5</text:p>
          </table:table-cell>
          <table:table-cell table:style-name="ce6" table:formula="of:=[.Q49]" office:value-type="float" office:value="140.5" calcext:value-type="float">
            <text:p>140.5</text:p>
          </table:table-cell>
          <table:table-cell table:number-columns-repeated="1006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6" table:formula="of:=[.A50]+10" office:value-type="float" office:value="58" calcext:value-type="float">
            <text:p>58</text:p>
          </table:table-cell>
          <table:table-cell table:style-name="ce6" table:formula="of:=[.A50]*[.B50]*2" office:value-type="float" office:value="5568" calcext:value-type="float">
            <text:p>5568</text:p>
          </table:table-cell>
          <table:table-cell table:style-name="ce7" office:value-type="float" office:value="480" calcext:value-type="float">
            <text:p>480</text:p>
          </table:table-cell>
          <table:table-cell table:style-name="ce6" table:formula="of:=[.A50]*([.A50]+20)" office:value-type="float" office:value="3264" calcext:value-type="float">
            <text:p>3264</text:p>
          </table:table-cell>
          <table:table-cell table:style-name="ce6" table:formula="of:=[.A50]+[.B50]" office:value-type="float" office:value="106" calcext:value-type="float">
            <text:p>106</text:p>
          </table:table-cell>
          <table:table-cell table:style-name="ce6" table:formula="of:=([.A50]*1.5)+20" office:value-type="float" office:value="92" calcext:value-type="float">
            <text:p>92</text:p>
          </table:table-cell>
          <table:table-cell table:style-name="ce6" table:formula="of:=[.E50]/2" office:value-type="float" office:value="1632" calcext:value-type="float">
            <text:p>1632</text:p>
          </table:table-cell>
          <table:table-cell table:style-name="ce6" table:formula="of:=[.F50]" office:value-type="float" office:value="106" calcext:value-type="float">
            <text:p>106</text:p>
          </table:table-cell>
          <table:table-cell table:style-name="ce6" table:formula="of:=[.G50]" office:value-type="float" office:value="92" calcext:value-type="float">
            <text:p>92</text:p>
          </table:table-cell>
          <table:table-cell table:style-name="ce6" table:formula="of:=[.H50]" office:value-type="float" office:value="1632" calcext:value-type="float">
            <text:p>1632</text:p>
          </table:table-cell>
          <table:table-cell table:style-name="ce5"/>
          <table:table-cell table:style-name="ce6" table:formula="of:=[.C50]*10" office:value-type="float" office:value="55680" calcext:value-type="float">
            <text:p>55680</text:p>
          </table:table-cell>
          <table:table-cell table:style-name="ce6" table:formula="of:=[.C50]*20" office:value-type="float" office:value="111360" calcext:value-type="float">
            <text:p>111360</text:p>
          </table:table-cell>
          <table:table-cell table:style-name="ce6" table:formula="of:=[.C50]*50" office:value-type="float" office:value="278400" calcext:value-type="float">
            <text:p>278400</text:p>
          </table:table-cell>
          <table:table-cell table:style-name="ce6" table:formula="of:=[.A50]*50" office:value-type="float" office:value="2400" calcext:value-type="float">
            <text:p>2400</text:p>
          </table:table-cell>
          <table:table-cell table:style-name="ce6" table:formula="of:=[.G50]+50" office:value-type="float" office:value="142" calcext:value-type="float">
            <text:p>142</text:p>
          </table:table-cell>
          <table:table-cell table:style-name="ce6" table:formula="of:=[.Q50]" office:value-type="float" office:value="142" calcext:value-type="float">
            <text:p>142</text:p>
          </table:table-cell>
          <table:table-cell table:number-columns-repeated="1006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6" table:formula="of:=[.A51]+10" office:value-type="float" office:value="59" calcext:value-type="float">
            <text:p>59</text:p>
          </table:table-cell>
          <table:table-cell table:style-name="ce6" table:formula="of:=[.A51]*[.B51]*2" office:value-type="float" office:value="5782" calcext:value-type="float">
            <text:p>5782</text:p>
          </table:table-cell>
          <table:table-cell table:style-name="ce7" office:value-type="float" office:value="490" calcext:value-type="float">
            <text:p>490</text:p>
          </table:table-cell>
          <table:table-cell table:style-name="ce6" table:formula="of:=[.A51]*([.A51]+20)" office:value-type="float" office:value="3381" calcext:value-type="float">
            <text:p>3381</text:p>
          </table:table-cell>
          <table:table-cell table:style-name="ce6" table:formula="of:=[.A51]+[.B51]" office:value-type="float" office:value="108" calcext:value-type="float">
            <text:p>108</text:p>
          </table:table-cell>
          <table:table-cell table:style-name="ce6" table:formula="of:=([.A51]*1.5)+20" office:value-type="float" office:value="93.5" calcext:value-type="float">
            <text:p>93.5</text:p>
          </table:table-cell>
          <table:table-cell table:style-name="ce6" table:formula="of:=[.E51]/2" office:value-type="float" office:value="1690.5" calcext:value-type="float">
            <text:p>1690.5</text:p>
          </table:table-cell>
          <table:table-cell table:style-name="ce6" table:formula="of:=[.F51]" office:value-type="float" office:value="108" calcext:value-type="float">
            <text:p>108</text:p>
          </table:table-cell>
          <table:table-cell table:style-name="ce6" table:formula="of:=[.G51]" office:value-type="float" office:value="93.5" calcext:value-type="float">
            <text:p>93.5</text:p>
          </table:table-cell>
          <table:table-cell table:style-name="ce6" table:formula="of:=[.H51]" office:value-type="float" office:value="1690.5" calcext:value-type="float">
            <text:p>1690.5</text:p>
          </table:table-cell>
          <table:table-cell table:style-name="ce5"/>
          <table:table-cell table:style-name="ce6" table:formula="of:=[.C51]*10" office:value-type="float" office:value="57820" calcext:value-type="float">
            <text:p>57820</text:p>
          </table:table-cell>
          <table:table-cell table:style-name="ce6" table:formula="of:=[.C51]*20" office:value-type="float" office:value="115640" calcext:value-type="float">
            <text:p>115640</text:p>
          </table:table-cell>
          <table:table-cell table:style-name="ce6" table:formula="of:=[.C51]*50" office:value-type="float" office:value="289100" calcext:value-type="float">
            <text:p>289100</text:p>
          </table:table-cell>
          <table:table-cell table:style-name="ce6" table:formula="of:=[.A51]*50" office:value-type="float" office:value="2450" calcext:value-type="float">
            <text:p>2450</text:p>
          </table:table-cell>
          <table:table-cell table:style-name="ce6" table:formula="of:=[.G51]+50" office:value-type="float" office:value="143.5" calcext:value-type="float">
            <text:p>143.5</text:p>
          </table:table-cell>
          <table:table-cell table:style-name="ce6" table:formula="of:=[.Q51]" office:value-type="float" office:value="143.5" calcext:value-type="float">
            <text:p>143.5</text:p>
          </table:table-cell>
          <table:table-cell table:number-columns-repeated="1006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6" table:formula="of:=[.A52]+10" office:value-type="float" office:value="60" calcext:value-type="float">
            <text:p>60</text:p>
          </table:table-cell>
          <table:table-cell table:style-name="ce6" table:formula="of:=[.A52]*[.B52]*2" office:value-type="float" office:value="6000" calcext:value-type="float">
            <text:p>6000</text:p>
          </table:table-cell>
          <table:table-cell table:style-name="ce7" office:value-type="float" office:value="500" calcext:value-type="float">
            <text:p>500</text:p>
          </table:table-cell>
          <table:table-cell table:style-name="ce6" table:formula="of:=[.A52]*([.A52]+20)" office:value-type="float" office:value="3500" calcext:value-type="float">
            <text:p>3500</text:p>
          </table:table-cell>
          <table:table-cell table:style-name="ce6" table:formula="of:=[.A52]+[.B52]" office:value-type="float" office:value="110" calcext:value-type="float">
            <text:p>110</text:p>
          </table:table-cell>
          <table:table-cell table:style-name="ce6" table:formula="of:=([.A52]*1.5)+20" office:value-type="float" office:value="95" calcext:value-type="float">
            <text:p>95</text:p>
          </table:table-cell>
          <table:table-cell table:style-name="ce6" table:formula="of:=[.E52]/2" office:value-type="float" office:value="1750" calcext:value-type="float">
            <text:p>1750</text:p>
          </table:table-cell>
          <table:table-cell table:style-name="ce6" table:formula="of:=[.F52]" office:value-type="float" office:value="110" calcext:value-type="float">
            <text:p>110</text:p>
          </table:table-cell>
          <table:table-cell table:style-name="ce6" table:formula="of:=[.G52]" office:value-type="float" office:value="95" calcext:value-type="float">
            <text:p>95</text:p>
          </table:table-cell>
          <table:table-cell table:style-name="ce6" table:formula="of:=[.H52]" office:value-type="float" office:value="1750" calcext:value-type="float">
            <text:p>1750</text:p>
          </table:table-cell>
          <table:table-cell table:style-name="ce5"/>
          <table:table-cell table:style-name="ce6" table:formula="of:=[.C52]*10" office:value-type="float" office:value="60000" calcext:value-type="float">
            <text:p>60000</text:p>
          </table:table-cell>
          <table:table-cell table:style-name="ce6" table:formula="of:=[.C52]*20" office:value-type="float" office:value="120000" calcext:value-type="float">
            <text:p>120000</text:p>
          </table:table-cell>
          <table:table-cell table:style-name="ce6" table:formula="of:=[.C52]*50" office:value-type="float" office:value="300000" calcext:value-type="float">
            <text:p>300000</text:p>
          </table:table-cell>
          <table:table-cell table:style-name="ce6" table:formula="of:=[.A52]*50" office:value-type="float" office:value="2500" calcext:value-type="float">
            <text:p>2500</text:p>
          </table:table-cell>
          <table:table-cell table:style-name="ce6" table:formula="of:=[.G52]+50" office:value-type="float" office:value="145" calcext:value-type="float">
            <text:p>145</text:p>
          </table:table-cell>
          <table:table-cell table:style-name="ce6" table:formula="of:=[.Q52]" office:value-type="float" office:value="145" calcext:value-type="float">
            <text:p>145</text:p>
          </table:table-cell>
          <table:table-cell table:number-columns-repeated="1006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 table:formula="of:=[.A53]+10" office:value-type="float" office:value="61" calcext:value-type="float">
            <text:p>61</text:p>
          </table:table-cell>
          <table:table-cell table:style-name="ce6" table:formula="of:=[.A53]*[.B53]*2" office:value-type="float" office:value="6222" calcext:value-type="float">
            <text:p>6222</text:p>
          </table:table-cell>
          <table:table-cell table:style-name="ce7" office:value-type="float" office:value="510" calcext:value-type="float">
            <text:p>510</text:p>
          </table:table-cell>
          <table:table-cell table:style-name="ce6" table:formula="of:=[.A53]*([.A53]+20)" office:value-type="float" office:value="3621" calcext:value-type="float">
            <text:p>3621</text:p>
          </table:table-cell>
          <table:table-cell table:style-name="ce6" table:formula="of:=[.A53]+[.B53]" office:value-type="float" office:value="112" calcext:value-type="float">
            <text:p>112</text:p>
          </table:table-cell>
          <table:table-cell table:style-name="ce6" table:formula="of:=([.A53]*1.5)+20" office:value-type="float" office:value="96.5" calcext:value-type="float">
            <text:p>96.5</text:p>
          </table:table-cell>
          <table:table-cell table:style-name="ce6" table:formula="of:=[.E53]/2" office:value-type="float" office:value="1810.5" calcext:value-type="float">
            <text:p>1810.5</text:p>
          </table:table-cell>
          <table:table-cell table:style-name="ce6" table:formula="of:=[.F53]" office:value-type="float" office:value="112" calcext:value-type="float">
            <text:p>112</text:p>
          </table:table-cell>
          <table:table-cell table:style-name="ce6" table:formula="of:=[.G53]" office:value-type="float" office:value="96.5" calcext:value-type="float">
            <text:p>96.5</text:p>
          </table:table-cell>
          <table:table-cell table:style-name="ce6" table:formula="of:=[.H53]" office:value-type="float" office:value="1810.5" calcext:value-type="float">
            <text:p>1810.5</text:p>
          </table:table-cell>
          <table:table-cell table:style-name="ce5"/>
          <table:table-cell table:style-name="ce6" table:formula="of:=[.C53]*10" office:value-type="float" office:value="62220" calcext:value-type="float">
            <text:p>62220</text:p>
          </table:table-cell>
          <table:table-cell table:style-name="ce6" table:formula="of:=[.C53]*20" office:value-type="float" office:value="124440" calcext:value-type="float">
            <text:p>124440</text:p>
          </table:table-cell>
          <table:table-cell table:style-name="ce6" table:formula="of:=[.C53]*50" office:value-type="float" office:value="311100" calcext:value-type="float">
            <text:p>311100</text:p>
          </table:table-cell>
          <table:table-cell table:style-name="ce6" table:formula="of:=[.A53]*50" office:value-type="float" office:value="2550" calcext:value-type="float">
            <text:p>2550</text:p>
          </table:table-cell>
          <table:table-cell table:style-name="ce6" table:formula="of:=[.G53]+50" office:value-type="float" office:value="146.5" calcext:value-type="float">
            <text:p>146.5</text:p>
          </table:table-cell>
          <table:table-cell table:style-name="ce6" table:formula="of:=[.Q53]" office:value-type="float" office:value="146.5" calcext:value-type="float">
            <text:p>146.5</text:p>
          </table:table-cell>
          <table:table-cell table:number-columns-repeated="1006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6" table:formula="of:=[.A54]+10" office:value-type="float" office:value="62" calcext:value-type="float">
            <text:p>62</text:p>
          </table:table-cell>
          <table:table-cell table:style-name="ce6" table:formula="of:=[.A54]*[.B54]*2" office:value-type="float" office:value="6448" calcext:value-type="float">
            <text:p>6448</text:p>
          </table:table-cell>
          <table:table-cell table:style-name="ce7" office:value-type="float" office:value="520" calcext:value-type="float">
            <text:p>520</text:p>
          </table:table-cell>
          <table:table-cell table:style-name="ce6" table:formula="of:=[.A54]*([.A54]+20)" office:value-type="float" office:value="3744" calcext:value-type="float">
            <text:p>3744</text:p>
          </table:table-cell>
          <table:table-cell table:style-name="ce6" table:formula="of:=[.A54]+[.B54]" office:value-type="float" office:value="114" calcext:value-type="float">
            <text:p>114</text:p>
          </table:table-cell>
          <table:table-cell table:style-name="ce6" table:formula="of:=([.A54]*1.5)+20" office:value-type="float" office:value="98" calcext:value-type="float">
            <text:p>98</text:p>
          </table:table-cell>
          <table:table-cell table:style-name="ce6" table:formula="of:=[.E54]/2" office:value-type="float" office:value="1872" calcext:value-type="float">
            <text:p>1872</text:p>
          </table:table-cell>
          <table:table-cell table:style-name="ce6" table:formula="of:=[.F54]" office:value-type="float" office:value="114" calcext:value-type="float">
            <text:p>114</text:p>
          </table:table-cell>
          <table:table-cell table:style-name="ce6" table:formula="of:=[.G54]" office:value-type="float" office:value="98" calcext:value-type="float">
            <text:p>98</text:p>
          </table:table-cell>
          <table:table-cell table:style-name="ce6" table:formula="of:=[.H54]" office:value-type="float" office:value="1872" calcext:value-type="float">
            <text:p>1872</text:p>
          </table:table-cell>
          <table:table-cell table:style-name="ce5"/>
          <table:table-cell table:style-name="ce6" table:formula="of:=[.C54]*10" office:value-type="float" office:value="64480" calcext:value-type="float">
            <text:p>64480</text:p>
          </table:table-cell>
          <table:table-cell table:style-name="ce6" table:formula="of:=[.C54]*20" office:value-type="float" office:value="128960" calcext:value-type="float">
            <text:p>128960</text:p>
          </table:table-cell>
          <table:table-cell table:style-name="ce6" table:formula="of:=[.C54]*50" office:value-type="float" office:value="322400" calcext:value-type="float">
            <text:p>322400</text:p>
          </table:table-cell>
          <table:table-cell table:style-name="ce6" table:formula="of:=[.A54]*50" office:value-type="float" office:value="2600" calcext:value-type="float">
            <text:p>2600</text:p>
          </table:table-cell>
          <table:table-cell table:style-name="ce6" table:formula="of:=[.G54]+50" office:value-type="float" office:value="148" calcext:value-type="float">
            <text:p>148</text:p>
          </table:table-cell>
          <table:table-cell table:style-name="ce6" table:formula="of:=[.Q54]" office:value-type="float" office:value="148" calcext:value-type="float">
            <text:p>148</text:p>
          </table:table-cell>
          <table:table-cell table:number-columns-repeated="1006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6" table:formula="of:=[.A55]+10" office:value-type="float" office:value="63" calcext:value-type="float">
            <text:p>63</text:p>
          </table:table-cell>
          <table:table-cell table:style-name="ce6" table:formula="of:=[.A55]*[.B55]*2" office:value-type="float" office:value="6678" calcext:value-type="float">
            <text:p>6678</text:p>
          </table:table-cell>
          <table:table-cell table:style-name="ce7" office:value-type="float" office:value="530" calcext:value-type="float">
            <text:p>530</text:p>
          </table:table-cell>
          <table:table-cell table:style-name="ce6" table:formula="of:=[.A55]*([.A55]+20)" office:value-type="float" office:value="3869" calcext:value-type="float">
            <text:p>3869</text:p>
          </table:table-cell>
          <table:table-cell table:style-name="ce6" table:formula="of:=[.A55]+[.B55]" office:value-type="float" office:value="116" calcext:value-type="float">
            <text:p>116</text:p>
          </table:table-cell>
          <table:table-cell table:style-name="ce6" table:formula="of:=([.A55]*1.5)+20" office:value-type="float" office:value="99.5" calcext:value-type="float">
            <text:p>99.5</text:p>
          </table:table-cell>
          <table:table-cell table:style-name="ce6" table:formula="of:=[.E55]/2" office:value-type="float" office:value="1934.5" calcext:value-type="float">
            <text:p>1934.5</text:p>
          </table:table-cell>
          <table:table-cell table:style-name="ce6" table:formula="of:=[.F55]" office:value-type="float" office:value="116" calcext:value-type="float">
            <text:p>116</text:p>
          </table:table-cell>
          <table:table-cell table:style-name="ce6" table:formula="of:=[.G55]" office:value-type="float" office:value="99.5" calcext:value-type="float">
            <text:p>99.5</text:p>
          </table:table-cell>
          <table:table-cell table:style-name="ce6" table:formula="of:=[.H55]" office:value-type="float" office:value="1934.5" calcext:value-type="float">
            <text:p>1934.5</text:p>
          </table:table-cell>
          <table:table-cell table:style-name="ce5"/>
          <table:table-cell table:style-name="ce6" table:formula="of:=[.C55]*10" office:value-type="float" office:value="66780" calcext:value-type="float">
            <text:p>66780</text:p>
          </table:table-cell>
          <table:table-cell table:style-name="ce6" table:formula="of:=[.C55]*20" office:value-type="float" office:value="133560" calcext:value-type="float">
            <text:p>133560</text:p>
          </table:table-cell>
          <table:table-cell table:style-name="ce6" table:formula="of:=[.C55]*50" office:value-type="float" office:value="333900" calcext:value-type="float">
            <text:p>333900</text:p>
          </table:table-cell>
          <table:table-cell table:style-name="ce6" table:formula="of:=[.A55]*50" office:value-type="float" office:value="2650" calcext:value-type="float">
            <text:p>2650</text:p>
          </table:table-cell>
          <table:table-cell table:style-name="ce6" table:formula="of:=[.G55]+50" office:value-type="float" office:value="149.5" calcext:value-type="float">
            <text:p>149.5</text:p>
          </table:table-cell>
          <table:table-cell table:style-name="ce6" table:formula="of:=[.Q55]" office:value-type="float" office:value="149.5" calcext:value-type="float">
            <text:p>149.5</text:p>
          </table:table-cell>
          <table:table-cell table:number-columns-repeated="100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6" table:formula="of:=[.A56]+10" office:value-type="float" office:value="64" calcext:value-type="float">
            <text:p>64</text:p>
          </table:table-cell>
          <table:table-cell table:style-name="ce6" table:formula="of:=[.A56]*[.B56]*2" office:value-type="float" office:value="6912" calcext:value-type="float">
            <text:p>6912</text:p>
          </table:table-cell>
          <table:table-cell table:style-name="ce7" office:value-type="float" office:value="540" calcext:value-type="float">
            <text:p>540</text:p>
          </table:table-cell>
          <table:table-cell table:style-name="ce6" table:formula="of:=[.A56]*([.A56]+20)" office:value-type="float" office:value="3996" calcext:value-type="float">
            <text:p>3996</text:p>
          </table:table-cell>
          <table:table-cell table:style-name="ce6" table:formula="of:=[.A56]+[.B56]" office:value-type="float" office:value="118" calcext:value-type="float">
            <text:p>118</text:p>
          </table:table-cell>
          <table:table-cell table:style-name="ce6" table:formula="of:=([.A56]*1.5)+20" office:value-type="float" office:value="101" calcext:value-type="float">
            <text:p>101</text:p>
          </table:table-cell>
          <table:table-cell table:style-name="ce6" table:formula="of:=[.E56]/2" office:value-type="float" office:value="1998" calcext:value-type="float">
            <text:p>1998</text:p>
          </table:table-cell>
          <table:table-cell table:style-name="ce6" table:formula="of:=[.F56]" office:value-type="float" office:value="118" calcext:value-type="float">
            <text:p>118</text:p>
          </table:table-cell>
          <table:table-cell table:style-name="ce6" table:formula="of:=[.G56]" office:value-type="float" office:value="101" calcext:value-type="float">
            <text:p>101</text:p>
          </table:table-cell>
          <table:table-cell table:style-name="ce6" table:formula="of:=[.H56]" office:value-type="float" office:value="1998" calcext:value-type="float">
            <text:p>1998</text:p>
          </table:table-cell>
          <table:table-cell table:style-name="ce5"/>
          <table:table-cell table:style-name="ce6" table:formula="of:=[.C56]*10" office:value-type="float" office:value="69120" calcext:value-type="float">
            <text:p>69120</text:p>
          </table:table-cell>
          <table:table-cell table:style-name="ce6" table:formula="of:=[.C56]*20" office:value-type="float" office:value="138240" calcext:value-type="float">
            <text:p>138240</text:p>
          </table:table-cell>
          <table:table-cell table:style-name="ce6" table:formula="of:=[.C56]*50" office:value-type="float" office:value="345600" calcext:value-type="float">
            <text:p>345600</text:p>
          </table:table-cell>
          <table:table-cell table:style-name="ce6" table:formula="of:=[.A56]*50" office:value-type="float" office:value="2700" calcext:value-type="float">
            <text:p>2700</text:p>
          </table:table-cell>
          <table:table-cell table:style-name="ce6" table:formula="of:=[.G56]+50" office:value-type="float" office:value="151" calcext:value-type="float">
            <text:p>151</text:p>
          </table:table-cell>
          <table:table-cell table:style-name="ce6" table:formula="of:=[.Q56]" office:value-type="float" office:value="151" calcext:value-type="float">
            <text:p>151</text:p>
          </table:table-cell>
          <table:table-cell table:number-columns-repeated="1006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6" table:formula="of:=[.A57]+10" office:value-type="float" office:value="65" calcext:value-type="float">
            <text:p>65</text:p>
          </table:table-cell>
          <table:table-cell table:style-name="ce6" table:formula="of:=[.A57]*[.B57]*2" office:value-type="float" office:value="7150" calcext:value-type="float">
            <text:p>7150</text:p>
          </table:table-cell>
          <table:table-cell table:style-name="ce7" office:value-type="float" office:value="550" calcext:value-type="float">
            <text:p>550</text:p>
          </table:table-cell>
          <table:table-cell table:style-name="ce6" table:formula="of:=[.A57]*([.A57]+20)" office:value-type="float" office:value="4125" calcext:value-type="float">
            <text:p>4125</text:p>
          </table:table-cell>
          <table:table-cell table:style-name="ce6" table:formula="of:=[.A57]+[.B57]" office:value-type="float" office:value="120" calcext:value-type="float">
            <text:p>120</text:p>
          </table:table-cell>
          <table:table-cell table:style-name="ce6" table:formula="of:=([.A57]*1.5)+20" office:value-type="float" office:value="102.5" calcext:value-type="float">
            <text:p>102.5</text:p>
          </table:table-cell>
          <table:table-cell table:style-name="ce6" table:formula="of:=[.E57]/2" office:value-type="float" office:value="2062.5" calcext:value-type="float">
            <text:p>2062.5</text:p>
          </table:table-cell>
          <table:table-cell table:style-name="ce6" table:formula="of:=[.F57]" office:value-type="float" office:value="120" calcext:value-type="float">
            <text:p>120</text:p>
          </table:table-cell>
          <table:table-cell table:style-name="ce6" table:formula="of:=[.G57]" office:value-type="float" office:value="102.5" calcext:value-type="float">
            <text:p>102.5</text:p>
          </table:table-cell>
          <table:table-cell table:style-name="ce6" table:formula="of:=[.H57]" office:value-type="float" office:value="2062.5" calcext:value-type="float">
            <text:p>2062.5</text:p>
          </table:table-cell>
          <table:table-cell table:style-name="ce5"/>
          <table:table-cell table:style-name="ce6" table:formula="of:=[.C57]*10" office:value-type="float" office:value="71500" calcext:value-type="float">
            <text:p>71500</text:p>
          </table:table-cell>
          <table:table-cell table:style-name="ce6" table:formula="of:=[.C57]*20" office:value-type="float" office:value="143000" calcext:value-type="float">
            <text:p>143000</text:p>
          </table:table-cell>
          <table:table-cell table:style-name="ce6" table:formula="of:=[.C57]*50" office:value-type="float" office:value="357500" calcext:value-type="float">
            <text:p>357500</text:p>
          </table:table-cell>
          <table:table-cell table:style-name="ce6" table:formula="of:=[.A57]*50" office:value-type="float" office:value="2750" calcext:value-type="float">
            <text:p>2750</text:p>
          </table:table-cell>
          <table:table-cell table:style-name="ce6" table:formula="of:=[.G57]+50" office:value-type="float" office:value="152.5" calcext:value-type="float">
            <text:p>152.5</text:p>
          </table:table-cell>
          <table:table-cell table:style-name="ce6" table:formula="of:=[.Q57]" office:value-type="float" office:value="152.5" calcext:value-type="float">
            <text:p>152.5</text:p>
          </table:table-cell>
          <table:table-cell table:number-columns-repeated="1006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6" table:formula="of:=[.A58]+10" office:value-type="float" office:value="66" calcext:value-type="float">
            <text:p>66</text:p>
          </table:table-cell>
          <table:table-cell table:style-name="ce6" table:formula="of:=[.A58]*[.B58]*2" office:value-type="float" office:value="7392" calcext:value-type="float">
            <text:p>7392</text:p>
          </table:table-cell>
          <table:table-cell table:style-name="ce7" office:value-type="float" office:value="560" calcext:value-type="float">
            <text:p>560</text:p>
          </table:table-cell>
          <table:table-cell table:style-name="ce6" table:formula="of:=[.A58]*([.A58]+20)" office:value-type="float" office:value="4256" calcext:value-type="float">
            <text:p>4256</text:p>
          </table:table-cell>
          <table:table-cell table:style-name="ce6" table:formula="of:=[.A58]+[.B58]" office:value-type="float" office:value="122" calcext:value-type="float">
            <text:p>122</text:p>
          </table:table-cell>
          <table:table-cell table:style-name="ce6" table:formula="of:=([.A58]*1.5)+20" office:value-type="float" office:value="104" calcext:value-type="float">
            <text:p>104</text:p>
          </table:table-cell>
          <table:table-cell table:style-name="ce6" table:formula="of:=[.E58]/2" office:value-type="float" office:value="2128" calcext:value-type="float">
            <text:p>2128</text:p>
          </table:table-cell>
          <table:table-cell table:style-name="ce6" table:formula="of:=[.F58]" office:value-type="float" office:value="122" calcext:value-type="float">
            <text:p>122</text:p>
          </table:table-cell>
          <table:table-cell table:style-name="ce6" table:formula="of:=[.G58]" office:value-type="float" office:value="104" calcext:value-type="float">
            <text:p>104</text:p>
          </table:table-cell>
          <table:table-cell table:style-name="ce6" table:formula="of:=[.H58]" office:value-type="float" office:value="2128" calcext:value-type="float">
            <text:p>2128</text:p>
          </table:table-cell>
          <table:table-cell table:style-name="ce5"/>
          <table:table-cell table:style-name="ce6" table:formula="of:=[.C58]*10" office:value-type="float" office:value="73920" calcext:value-type="float">
            <text:p>73920</text:p>
          </table:table-cell>
          <table:table-cell table:style-name="ce6" table:formula="of:=[.C58]*20" office:value-type="float" office:value="147840" calcext:value-type="float">
            <text:p>147840</text:p>
          </table:table-cell>
          <table:table-cell table:style-name="ce6" table:formula="of:=[.C58]*50" office:value-type="float" office:value="369600" calcext:value-type="float">
            <text:p>369600</text:p>
          </table:table-cell>
          <table:table-cell table:style-name="ce6" table:formula="of:=[.A58]*50" office:value-type="float" office:value="2800" calcext:value-type="float">
            <text:p>2800</text:p>
          </table:table-cell>
          <table:table-cell table:style-name="ce6" table:formula="of:=[.G58]+50" office:value-type="float" office:value="154" calcext:value-type="float">
            <text:p>154</text:p>
          </table:table-cell>
          <table:table-cell table:style-name="ce6" table:formula="of:=[.Q58]" office:value-type="float" office:value="154" calcext:value-type="float">
            <text:p>154</text:p>
          </table:table-cell>
          <table:table-cell table:number-columns-repeated="1006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6" table:formula="of:=[.A59]+10" office:value-type="float" office:value="67" calcext:value-type="float">
            <text:p>67</text:p>
          </table:table-cell>
          <table:table-cell table:style-name="ce6" table:formula="of:=[.A59]*[.B59]*2" office:value-type="float" office:value="7638" calcext:value-type="float">
            <text:p>7638</text:p>
          </table:table-cell>
          <table:table-cell table:style-name="ce7" office:value-type="float" office:value="570" calcext:value-type="float">
            <text:p>570</text:p>
          </table:table-cell>
          <table:table-cell table:style-name="ce6" table:formula="of:=[.A59]*([.A59]+20)" office:value-type="float" office:value="4389" calcext:value-type="float">
            <text:p>4389</text:p>
          </table:table-cell>
          <table:table-cell table:style-name="ce6" table:formula="of:=[.A59]+[.B59]" office:value-type="float" office:value="124" calcext:value-type="float">
            <text:p>124</text:p>
          </table:table-cell>
          <table:table-cell table:style-name="ce6" table:formula="of:=([.A59]*1.5)+20" office:value-type="float" office:value="105.5" calcext:value-type="float">
            <text:p>105.5</text:p>
          </table:table-cell>
          <table:table-cell table:style-name="ce6" table:formula="of:=[.E59]/2" office:value-type="float" office:value="2194.5" calcext:value-type="float">
            <text:p>2194.5</text:p>
          </table:table-cell>
          <table:table-cell table:style-name="ce6" table:formula="of:=[.F59]" office:value-type="float" office:value="124" calcext:value-type="float">
            <text:p>124</text:p>
          </table:table-cell>
          <table:table-cell table:style-name="ce6" table:formula="of:=[.G59]" office:value-type="float" office:value="105.5" calcext:value-type="float">
            <text:p>105.5</text:p>
          </table:table-cell>
          <table:table-cell table:style-name="ce6" table:formula="of:=[.H59]" office:value-type="float" office:value="2194.5" calcext:value-type="float">
            <text:p>2194.5</text:p>
          </table:table-cell>
          <table:table-cell table:style-name="ce5"/>
          <table:table-cell table:style-name="ce6" table:formula="of:=[.C59]*10" office:value-type="float" office:value="76380" calcext:value-type="float">
            <text:p>76380</text:p>
          </table:table-cell>
          <table:table-cell table:style-name="ce6" table:formula="of:=[.C59]*20" office:value-type="float" office:value="152760" calcext:value-type="float">
            <text:p>152760</text:p>
          </table:table-cell>
          <table:table-cell table:style-name="ce6" table:formula="of:=[.C59]*50" office:value-type="float" office:value="381900" calcext:value-type="float">
            <text:p>381900</text:p>
          </table:table-cell>
          <table:table-cell table:style-name="ce6" table:formula="of:=[.A59]*50" office:value-type="float" office:value="2850" calcext:value-type="float">
            <text:p>2850</text:p>
          </table:table-cell>
          <table:table-cell table:style-name="ce6" table:formula="of:=[.G59]+50" office:value-type="float" office:value="155.5" calcext:value-type="float">
            <text:p>155.5</text:p>
          </table:table-cell>
          <table:table-cell table:style-name="ce6" table:formula="of:=[.Q59]" office:value-type="float" office:value="155.5" calcext:value-type="float">
            <text:p>155.5</text:p>
          </table:table-cell>
          <table:table-cell table:number-columns-repeated="1006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6" table:formula="of:=[.A60]+10" office:value-type="float" office:value="68" calcext:value-type="float">
            <text:p>68</text:p>
          </table:table-cell>
          <table:table-cell table:style-name="ce6" table:formula="of:=[.A60]*[.B60]*2" office:value-type="float" office:value="7888" calcext:value-type="float">
            <text:p>7888</text:p>
          </table:table-cell>
          <table:table-cell table:style-name="ce7" office:value-type="float" office:value="580" calcext:value-type="float">
            <text:p>580</text:p>
          </table:table-cell>
          <table:table-cell table:style-name="ce6" table:formula="of:=[.A60]*([.A60]+20)" office:value-type="float" office:value="4524" calcext:value-type="float">
            <text:p>4524</text:p>
          </table:table-cell>
          <table:table-cell table:style-name="ce6" table:formula="of:=[.A60]+[.B60]" office:value-type="float" office:value="126" calcext:value-type="float">
            <text:p>126</text:p>
          </table:table-cell>
          <table:table-cell table:style-name="ce6" table:formula="of:=([.A60]*1.5)+20" office:value-type="float" office:value="107" calcext:value-type="float">
            <text:p>107</text:p>
          </table:table-cell>
          <table:table-cell table:style-name="ce6" table:formula="of:=[.E60]/2" office:value-type="float" office:value="2262" calcext:value-type="float">
            <text:p>2262</text:p>
          </table:table-cell>
          <table:table-cell table:style-name="ce6" table:formula="of:=[.F60]" office:value-type="float" office:value="126" calcext:value-type="float">
            <text:p>126</text:p>
          </table:table-cell>
          <table:table-cell table:style-name="ce6" table:formula="of:=[.G60]" office:value-type="float" office:value="107" calcext:value-type="float">
            <text:p>107</text:p>
          </table:table-cell>
          <table:table-cell table:style-name="ce6" table:formula="of:=[.H60]" office:value-type="float" office:value="2262" calcext:value-type="float">
            <text:p>2262</text:p>
          </table:table-cell>
          <table:table-cell table:style-name="ce5"/>
          <table:table-cell table:style-name="ce6" table:formula="of:=[.C60]*10" office:value-type="float" office:value="78880" calcext:value-type="float">
            <text:p>78880</text:p>
          </table:table-cell>
          <table:table-cell table:style-name="ce6" table:formula="of:=[.C60]*20" office:value-type="float" office:value="157760" calcext:value-type="float">
            <text:p>157760</text:p>
          </table:table-cell>
          <table:table-cell table:style-name="ce6" table:formula="of:=[.C60]*50" office:value-type="float" office:value="394400" calcext:value-type="float">
            <text:p>394400</text:p>
          </table:table-cell>
          <table:table-cell table:style-name="ce6" table:formula="of:=[.A60]*50" office:value-type="float" office:value="2900" calcext:value-type="float">
            <text:p>2900</text:p>
          </table:table-cell>
          <table:table-cell table:style-name="ce6" table:formula="of:=[.G60]+50" office:value-type="float" office:value="157" calcext:value-type="float">
            <text:p>157</text:p>
          </table:table-cell>
          <table:table-cell table:style-name="ce6" table:formula="of:=[.Q60]" office:value-type="float" office:value="157" calcext:value-type="float">
            <text:p>157</text:p>
          </table:table-cell>
          <table:table-cell table:number-columns-repeated="1006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6" table:formula="of:=[.A61]+10" office:value-type="float" office:value="69" calcext:value-type="float">
            <text:p>69</text:p>
          </table:table-cell>
          <table:table-cell table:style-name="ce6" table:formula="of:=[.A61]*[.B61]*2" office:value-type="float" office:value="8142" calcext:value-type="float">
            <text:p>8142</text:p>
          </table:table-cell>
          <table:table-cell table:style-name="ce7" office:value-type="float" office:value="590" calcext:value-type="float">
            <text:p>590</text:p>
          </table:table-cell>
          <table:table-cell table:style-name="ce6" table:formula="of:=[.A61]*([.A61]+20)" office:value-type="float" office:value="4661" calcext:value-type="float">
            <text:p>4661</text:p>
          </table:table-cell>
          <table:table-cell table:style-name="ce6" table:formula="of:=[.A61]+[.B61]" office:value-type="float" office:value="128" calcext:value-type="float">
            <text:p>128</text:p>
          </table:table-cell>
          <table:table-cell table:style-name="ce6" table:formula="of:=([.A61]*1.5)+20" office:value-type="float" office:value="108.5" calcext:value-type="float">
            <text:p>108.5</text:p>
          </table:table-cell>
          <table:table-cell table:style-name="ce6" table:formula="of:=[.E61]/2" office:value-type="float" office:value="2330.5" calcext:value-type="float">
            <text:p>2330.5</text:p>
          </table:table-cell>
          <table:table-cell table:style-name="ce6" table:formula="of:=[.F61]" office:value-type="float" office:value="128" calcext:value-type="float">
            <text:p>128</text:p>
          </table:table-cell>
          <table:table-cell table:style-name="ce6" table:formula="of:=[.G61]" office:value-type="float" office:value="108.5" calcext:value-type="float">
            <text:p>108.5</text:p>
          </table:table-cell>
          <table:table-cell table:style-name="ce6" table:formula="of:=[.H61]" office:value-type="float" office:value="2330.5" calcext:value-type="float">
            <text:p>2330.5</text:p>
          </table:table-cell>
          <table:table-cell table:style-name="ce5"/>
          <table:table-cell table:style-name="ce6" table:formula="of:=[.C61]*10" office:value-type="float" office:value="81420" calcext:value-type="float">
            <text:p>81420</text:p>
          </table:table-cell>
          <table:table-cell table:style-name="ce6" table:formula="of:=[.C61]*20" office:value-type="float" office:value="162840" calcext:value-type="float">
            <text:p>162840</text:p>
          </table:table-cell>
          <table:table-cell table:style-name="ce6" table:formula="of:=[.C61]*50" office:value-type="float" office:value="407100" calcext:value-type="float">
            <text:p>407100</text:p>
          </table:table-cell>
          <table:table-cell table:style-name="ce6" table:formula="of:=[.A61]*50" office:value-type="float" office:value="2950" calcext:value-type="float">
            <text:p>2950</text:p>
          </table:table-cell>
          <table:table-cell table:style-name="ce6" table:formula="of:=[.G61]+50" office:value-type="float" office:value="158.5" calcext:value-type="float">
            <text:p>158.5</text:p>
          </table:table-cell>
          <table:table-cell table:style-name="ce6" table:formula="of:=[.Q61]" office:value-type="float" office:value="158.5" calcext:value-type="float">
            <text:p>158.5</text:p>
          </table:table-cell>
          <table:table-cell table:number-columns-repeated="1006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6" table:formula="of:=[.A62]+10" office:value-type="float" office:value="70" calcext:value-type="float">
            <text:p>70</text:p>
          </table:table-cell>
          <table:table-cell table:style-name="ce6" table:formula="of:=[.A62]*[.B62]*2" office:value-type="float" office:value="8400" calcext:value-type="float">
            <text:p>8400</text:p>
          </table:table-cell>
          <table:table-cell table:style-name="ce7" office:value-type="float" office:value="600" calcext:value-type="float">
            <text:p>600</text:p>
          </table:table-cell>
          <table:table-cell table:style-name="ce6" table:formula="of:=[.A62]*([.A62]+20)" office:value-type="float" office:value="4800" calcext:value-type="float">
            <text:p>4800</text:p>
          </table:table-cell>
          <table:table-cell table:style-name="ce6" table:formula="of:=[.A62]+[.B62]" office:value-type="float" office:value="130" calcext:value-type="float">
            <text:p>130</text:p>
          </table:table-cell>
          <table:table-cell table:style-name="ce6" table:formula="of:=([.A62]*1.5)+20" office:value-type="float" office:value="110" calcext:value-type="float">
            <text:p>110</text:p>
          </table:table-cell>
          <table:table-cell table:style-name="ce6" table:formula="of:=[.E62]/2" office:value-type="float" office:value="2400" calcext:value-type="float">
            <text:p>2400</text:p>
          </table:table-cell>
          <table:table-cell table:style-name="ce6" table:formula="of:=[.F62]" office:value-type="float" office:value="130" calcext:value-type="float">
            <text:p>130</text:p>
          </table:table-cell>
          <table:table-cell table:style-name="ce6" table:formula="of:=[.G62]" office:value-type="float" office:value="110" calcext:value-type="float">
            <text:p>110</text:p>
          </table:table-cell>
          <table:table-cell table:style-name="ce6" table:formula="of:=[.H62]" office:value-type="float" office:value="2400" calcext:value-type="float">
            <text:p>2400</text:p>
          </table:table-cell>
          <table:table-cell table:style-name="ce5"/>
          <table:table-cell table:style-name="ce6" table:formula="of:=[.C62]*10" office:value-type="float" office:value="84000" calcext:value-type="float">
            <text:p>84000</text:p>
          </table:table-cell>
          <table:table-cell table:style-name="ce6" table:formula="of:=[.C62]*20" office:value-type="float" office:value="168000" calcext:value-type="float">
            <text:p>168000</text:p>
          </table:table-cell>
          <table:table-cell table:style-name="ce6" table:formula="of:=[.C62]*50" office:value-type="float" office:value="420000" calcext:value-type="float">
            <text:p>420000</text:p>
          </table:table-cell>
          <table:table-cell table:style-name="ce6" table:formula="of:=[.A62]*50" office:value-type="float" office:value="3000" calcext:value-type="float">
            <text:p>3000</text:p>
          </table:table-cell>
          <table:table-cell table:style-name="ce6" table:formula="of:=[.G62]+50" office:value-type="float" office:value="160" calcext:value-type="float">
            <text:p>160</text:p>
          </table:table-cell>
          <table:table-cell table:style-name="ce6" table:formula="of:=[.Q62]" office:value-type="float" office:value="160" calcext:value-type="float">
            <text:p>160</text:p>
          </table:table-cell>
          <table:table-cell table:number-columns-repeated="1006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6" table:formula="of:=[.A63]+10" office:value-type="float" office:value="71" calcext:value-type="float">
            <text:p>71</text:p>
          </table:table-cell>
          <table:table-cell table:style-name="ce6" table:formula="of:=[.A63]*[.B63]*2" office:value-type="float" office:value="8662" calcext:value-type="float">
            <text:p>8662</text:p>
          </table:table-cell>
          <table:table-cell table:style-name="ce7" office:value-type="float" office:value="610" calcext:value-type="float">
            <text:p>610</text:p>
          </table:table-cell>
          <table:table-cell table:style-name="ce6" table:formula="of:=[.A63]*([.A63]+20)" office:value-type="float" office:value="4941" calcext:value-type="float">
            <text:p>4941</text:p>
          </table:table-cell>
          <table:table-cell table:style-name="ce6" table:formula="of:=[.A63]+[.B63]" office:value-type="float" office:value="132" calcext:value-type="float">
            <text:p>132</text:p>
          </table:table-cell>
          <table:table-cell table:style-name="ce6" table:formula="of:=([.A63]*1.5)+20" office:value-type="float" office:value="111.5" calcext:value-type="float">
            <text:p>111.5</text:p>
          </table:table-cell>
          <table:table-cell table:style-name="ce6" table:formula="of:=[.E63]/2" office:value-type="float" office:value="2470.5" calcext:value-type="float">
            <text:p>2470.5</text:p>
          </table:table-cell>
          <table:table-cell table:style-name="ce6" table:formula="of:=[.F63]" office:value-type="float" office:value="132" calcext:value-type="float">
            <text:p>132</text:p>
          </table:table-cell>
          <table:table-cell table:style-name="ce6" table:formula="of:=[.G63]" office:value-type="float" office:value="111.5" calcext:value-type="float">
            <text:p>111.5</text:p>
          </table:table-cell>
          <table:table-cell table:style-name="ce6" table:formula="of:=[.H63]" office:value-type="float" office:value="2470.5" calcext:value-type="float">
            <text:p>2470.5</text:p>
          </table:table-cell>
          <table:table-cell table:style-name="ce5"/>
          <table:table-cell table:style-name="ce6" table:formula="of:=[.C63]*10" office:value-type="float" office:value="86620" calcext:value-type="float">
            <text:p>86620</text:p>
          </table:table-cell>
          <table:table-cell table:style-name="ce6" table:formula="of:=[.C63]*20" office:value-type="float" office:value="173240" calcext:value-type="float">
            <text:p>173240</text:p>
          </table:table-cell>
          <table:table-cell table:style-name="ce6" table:formula="of:=[.C63]*50" office:value-type="float" office:value="433100" calcext:value-type="float">
            <text:p>433100</text:p>
          </table:table-cell>
          <table:table-cell table:style-name="ce6" table:formula="of:=[.A63]*50" office:value-type="float" office:value="3050" calcext:value-type="float">
            <text:p>3050</text:p>
          </table:table-cell>
          <table:table-cell table:style-name="ce6" table:formula="of:=[.G63]+50" office:value-type="float" office:value="161.5" calcext:value-type="float">
            <text:p>161.5</text:p>
          </table:table-cell>
          <table:table-cell table:style-name="ce6" table:formula="of:=[.Q63]" office:value-type="float" office:value="161.5" calcext:value-type="float">
            <text:p>161.5</text:p>
          </table:table-cell>
          <table:table-cell table:number-columns-repeated="1006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 table:formula="of:=[.A64]+10" office:value-type="float" office:value="72" calcext:value-type="float">
            <text:p>72</text:p>
          </table:table-cell>
          <table:table-cell table:style-name="ce6" table:formula="of:=[.A64]*[.B64]*2" office:value-type="float" office:value="8928" calcext:value-type="float">
            <text:p>8928</text:p>
          </table:table-cell>
          <table:table-cell table:style-name="ce7" office:value-type="float" office:value="620" calcext:value-type="float">
            <text:p>620</text:p>
          </table:table-cell>
          <table:table-cell table:style-name="ce6" table:formula="of:=[.A64]*([.A64]+20)" office:value-type="float" office:value="5084" calcext:value-type="float">
            <text:p>5084</text:p>
          </table:table-cell>
          <table:table-cell table:style-name="ce6" table:formula="of:=[.A64]+[.B64]" office:value-type="float" office:value="134" calcext:value-type="float">
            <text:p>134</text:p>
          </table:table-cell>
          <table:table-cell table:style-name="ce6" table:formula="of:=([.A64]*1.5)+20" office:value-type="float" office:value="113" calcext:value-type="float">
            <text:p>113</text:p>
          </table:table-cell>
          <table:table-cell table:style-name="ce6" table:formula="of:=[.E64]/2" office:value-type="float" office:value="2542" calcext:value-type="float">
            <text:p>2542</text:p>
          </table:table-cell>
          <table:table-cell table:style-name="ce6" table:formula="of:=[.F64]" office:value-type="float" office:value="134" calcext:value-type="float">
            <text:p>134</text:p>
          </table:table-cell>
          <table:table-cell table:style-name="ce6" table:formula="of:=[.G64]" office:value-type="float" office:value="113" calcext:value-type="float">
            <text:p>113</text:p>
          </table:table-cell>
          <table:table-cell table:style-name="ce6" table:formula="of:=[.H64]" office:value-type="float" office:value="2542" calcext:value-type="float">
            <text:p>2542</text:p>
          </table:table-cell>
          <table:table-cell table:style-name="ce5"/>
          <table:table-cell table:style-name="ce6" table:formula="of:=[.C64]*10" office:value-type="float" office:value="89280" calcext:value-type="float">
            <text:p>89280</text:p>
          </table:table-cell>
          <table:table-cell table:style-name="ce6" table:formula="of:=[.C64]*20" office:value-type="float" office:value="178560" calcext:value-type="float">
            <text:p>178560</text:p>
          </table:table-cell>
          <table:table-cell table:style-name="ce6" table:formula="of:=[.C64]*50" office:value-type="float" office:value="446400" calcext:value-type="float">
            <text:p>446400</text:p>
          </table:table-cell>
          <table:table-cell table:style-name="ce6" table:formula="of:=[.A64]*50" office:value-type="float" office:value="3100" calcext:value-type="float">
            <text:p>3100</text:p>
          </table:table-cell>
          <table:table-cell table:style-name="ce6" table:formula="of:=[.G64]+50" office:value-type="float" office:value="163" calcext:value-type="float">
            <text:p>163</text:p>
          </table:table-cell>
          <table:table-cell table:style-name="ce6" table:formula="of:=[.Q64]" office:value-type="float" office:value="163" calcext:value-type="float">
            <text:p>163</text:p>
          </table:table-cell>
          <table:table-cell table:number-columns-repeated="100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6" table:formula="of:=[.A65]+10" office:value-type="float" office:value="73" calcext:value-type="float">
            <text:p>73</text:p>
          </table:table-cell>
          <table:table-cell table:style-name="ce6" table:formula="of:=[.A65]*[.B65]*2" office:value-type="float" office:value="9198" calcext:value-type="float">
            <text:p>9198</text:p>
          </table:table-cell>
          <table:table-cell table:style-name="ce7" office:value-type="float" office:value="630" calcext:value-type="float">
            <text:p>630</text:p>
          </table:table-cell>
          <table:table-cell table:style-name="ce6" table:formula="of:=[.A65]*([.A65]+20)" office:value-type="float" office:value="5229" calcext:value-type="float">
            <text:p>5229</text:p>
          </table:table-cell>
          <table:table-cell table:style-name="ce6" table:formula="of:=[.A65]+[.B65]" office:value-type="float" office:value="136" calcext:value-type="float">
            <text:p>136</text:p>
          </table:table-cell>
          <table:table-cell table:style-name="ce6" table:formula="of:=([.A65]*1.5)+20" office:value-type="float" office:value="114.5" calcext:value-type="float">
            <text:p>114.5</text:p>
          </table:table-cell>
          <table:table-cell table:style-name="ce6" table:formula="of:=[.E65]/2" office:value-type="float" office:value="2614.5" calcext:value-type="float">
            <text:p>2614.5</text:p>
          </table:table-cell>
          <table:table-cell table:style-name="ce6" table:formula="of:=[.F65]" office:value-type="float" office:value="136" calcext:value-type="float">
            <text:p>136</text:p>
          </table:table-cell>
          <table:table-cell table:style-name="ce6" table:formula="of:=[.G65]" office:value-type="float" office:value="114.5" calcext:value-type="float">
            <text:p>114.5</text:p>
          </table:table-cell>
          <table:table-cell table:style-name="ce6" table:formula="of:=[.H65]" office:value-type="float" office:value="2614.5" calcext:value-type="float">
            <text:p>2614.5</text:p>
          </table:table-cell>
          <table:table-cell table:style-name="ce5"/>
          <table:table-cell table:style-name="ce6" table:formula="of:=[.C65]*10" office:value-type="float" office:value="91980" calcext:value-type="float">
            <text:p>91980</text:p>
          </table:table-cell>
          <table:table-cell table:style-name="ce6" table:formula="of:=[.C65]*20" office:value-type="float" office:value="183960" calcext:value-type="float">
            <text:p>183960</text:p>
          </table:table-cell>
          <table:table-cell table:style-name="ce6" table:formula="of:=[.C65]*50" office:value-type="float" office:value="459900" calcext:value-type="float">
            <text:p>459900</text:p>
          </table:table-cell>
          <table:table-cell table:style-name="ce6" table:formula="of:=[.A65]*50" office:value-type="float" office:value="3150" calcext:value-type="float">
            <text:p>3150</text:p>
          </table:table-cell>
          <table:table-cell table:style-name="ce6" table:formula="of:=[.G65]+50" office:value-type="float" office:value="164.5" calcext:value-type="float">
            <text:p>164.5</text:p>
          </table:table-cell>
          <table:table-cell table:style-name="ce6" table:formula="of:=[.Q65]" office:value-type="float" office:value="164.5" calcext:value-type="float">
            <text:p>164.5</text:p>
          </table:table-cell>
          <table:table-cell table:number-columns-repeated="1006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6" table:formula="of:=[.A66]+10" office:value-type="float" office:value="74" calcext:value-type="float">
            <text:p>74</text:p>
          </table:table-cell>
          <table:table-cell table:style-name="ce6" table:formula="of:=[.A66]*[.B66]*2" office:value-type="float" office:value="9472" calcext:value-type="float">
            <text:p>9472</text:p>
          </table:table-cell>
          <table:table-cell table:style-name="ce7" office:value-type="float" office:value="640" calcext:value-type="float">
            <text:p>640</text:p>
          </table:table-cell>
          <table:table-cell table:style-name="ce6" table:formula="of:=[.A66]*([.A66]+20)" office:value-type="float" office:value="5376" calcext:value-type="float">
            <text:p>5376</text:p>
          </table:table-cell>
          <table:table-cell table:style-name="ce6" table:formula="of:=[.A66]+[.B66]" office:value-type="float" office:value="138" calcext:value-type="float">
            <text:p>138</text:p>
          </table:table-cell>
          <table:table-cell table:style-name="ce6" table:formula="of:=([.A66]*1.5)+20" office:value-type="float" office:value="116" calcext:value-type="float">
            <text:p>116</text:p>
          </table:table-cell>
          <table:table-cell table:style-name="ce6" table:formula="of:=[.E66]/2" office:value-type="float" office:value="2688" calcext:value-type="float">
            <text:p>2688</text:p>
          </table:table-cell>
          <table:table-cell table:style-name="ce6" table:formula="of:=[.F66]" office:value-type="float" office:value="138" calcext:value-type="float">
            <text:p>138</text:p>
          </table:table-cell>
          <table:table-cell table:style-name="ce6" table:formula="of:=[.G66]" office:value-type="float" office:value="116" calcext:value-type="float">
            <text:p>116</text:p>
          </table:table-cell>
          <table:table-cell table:style-name="ce6" table:formula="of:=[.H66]" office:value-type="float" office:value="2688" calcext:value-type="float">
            <text:p>2688</text:p>
          </table:table-cell>
          <table:table-cell table:style-name="ce5"/>
          <table:table-cell table:style-name="ce6" table:formula="of:=[.C66]*10" office:value-type="float" office:value="94720" calcext:value-type="float">
            <text:p>94720</text:p>
          </table:table-cell>
          <table:table-cell table:style-name="ce6" table:formula="of:=[.C66]*20" office:value-type="float" office:value="189440" calcext:value-type="float">
            <text:p>189440</text:p>
          </table:table-cell>
          <table:table-cell table:style-name="ce6" table:formula="of:=[.C66]*50" office:value-type="float" office:value="473600" calcext:value-type="float">
            <text:p>473600</text:p>
          </table:table-cell>
          <table:table-cell table:style-name="ce6" table:formula="of:=[.A66]*50" office:value-type="float" office:value="3200" calcext:value-type="float">
            <text:p>3200</text:p>
          </table:table-cell>
          <table:table-cell table:style-name="ce6" table:formula="of:=[.G66]+50" office:value-type="float" office:value="166" calcext:value-type="float">
            <text:p>166</text:p>
          </table:table-cell>
          <table:table-cell table:style-name="ce6" table:formula="of:=[.Q66]" office:value-type="float" office:value="166" calcext:value-type="float">
            <text:p>166</text:p>
          </table:table-cell>
          <table:table-cell table:number-columns-repeated="100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6" table:formula="of:=[.A67]+10" office:value-type="float" office:value="75" calcext:value-type="float">
            <text:p>75</text:p>
          </table:table-cell>
          <table:table-cell table:style-name="ce6" table:formula="of:=[.A67]*[.B67]*2" office:value-type="float" office:value="9750" calcext:value-type="float">
            <text:p>9750</text:p>
          </table:table-cell>
          <table:table-cell table:style-name="ce7" office:value-type="float" office:value="650" calcext:value-type="float">
            <text:p>650</text:p>
          </table:table-cell>
          <table:table-cell table:style-name="ce6" table:formula="of:=[.A67]*([.A67]+20)" office:value-type="float" office:value="5525" calcext:value-type="float">
            <text:p>5525</text:p>
          </table:table-cell>
          <table:table-cell table:style-name="ce6" table:formula="of:=[.A67]+[.B67]" office:value-type="float" office:value="140" calcext:value-type="float">
            <text:p>140</text:p>
          </table:table-cell>
          <table:table-cell table:style-name="ce6" table:formula="of:=([.A67]*1.5)+20" office:value-type="float" office:value="117.5" calcext:value-type="float">
            <text:p>117.5</text:p>
          </table:table-cell>
          <table:table-cell table:style-name="ce6" table:formula="of:=[.E67]/2" office:value-type="float" office:value="2762.5" calcext:value-type="float">
            <text:p>2762.5</text:p>
          </table:table-cell>
          <table:table-cell table:style-name="ce6" table:formula="of:=[.F67]" office:value-type="float" office:value="140" calcext:value-type="float">
            <text:p>140</text:p>
          </table:table-cell>
          <table:table-cell table:style-name="ce6" table:formula="of:=[.G67]" office:value-type="float" office:value="117.5" calcext:value-type="float">
            <text:p>117.5</text:p>
          </table:table-cell>
          <table:table-cell table:style-name="ce6" table:formula="of:=[.H67]" office:value-type="float" office:value="2762.5" calcext:value-type="float">
            <text:p>2762.5</text:p>
          </table:table-cell>
          <table:table-cell table:style-name="ce5"/>
          <table:table-cell table:style-name="ce6" table:formula="of:=[.C67]*10" office:value-type="float" office:value="97500" calcext:value-type="float">
            <text:p>97500</text:p>
          </table:table-cell>
          <table:table-cell table:style-name="ce6" table:formula="of:=[.C67]*20" office:value-type="float" office:value="195000" calcext:value-type="float">
            <text:p>195000</text:p>
          </table:table-cell>
          <table:table-cell table:style-name="ce6" table:formula="of:=[.C67]*50" office:value-type="float" office:value="487500" calcext:value-type="float">
            <text:p>487500</text:p>
          </table:table-cell>
          <table:table-cell table:style-name="ce6" table:formula="of:=[.A67]*50" office:value-type="float" office:value="3250" calcext:value-type="float">
            <text:p>3250</text:p>
          </table:table-cell>
          <table:table-cell table:style-name="ce6" table:formula="of:=[.G67]+50" office:value-type="float" office:value="167.5" calcext:value-type="float">
            <text:p>167.5</text:p>
          </table:table-cell>
          <table:table-cell table:style-name="ce6" table:formula="of:=[.Q67]" office:value-type="float" office:value="167.5" calcext:value-type="float">
            <text:p>167.5</text:p>
          </table:table-cell>
          <table:table-cell table:number-columns-repeated="1006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6" table:formula="of:=[.A68]+10" office:value-type="float" office:value="76" calcext:value-type="float">
            <text:p>76</text:p>
          </table:table-cell>
          <table:table-cell table:style-name="ce6" table:formula="of:=[.A68]*[.B68]*2" office:value-type="float" office:value="10032" calcext:value-type="float">
            <text:p>10032</text:p>
          </table:table-cell>
          <table:table-cell table:style-name="ce7" office:value-type="float" office:value="660" calcext:value-type="float">
            <text:p>660</text:p>
          </table:table-cell>
          <table:table-cell table:style-name="ce6" table:formula="of:=[.A68]*([.A68]+20)" office:value-type="float" office:value="5676" calcext:value-type="float">
            <text:p>5676</text:p>
          </table:table-cell>
          <table:table-cell table:style-name="ce6" table:formula="of:=[.A68]+[.B68]" office:value-type="float" office:value="142" calcext:value-type="float">
            <text:p>142</text:p>
          </table:table-cell>
          <table:table-cell table:style-name="ce6" table:formula="of:=([.A68]*1.5)+20" office:value-type="float" office:value="119" calcext:value-type="float">
            <text:p>119</text:p>
          </table:table-cell>
          <table:table-cell table:style-name="ce6" table:formula="of:=[.E68]/2" office:value-type="float" office:value="2838" calcext:value-type="float">
            <text:p>2838</text:p>
          </table:table-cell>
          <table:table-cell table:style-name="ce6" table:formula="of:=[.F68]" office:value-type="float" office:value="142" calcext:value-type="float">
            <text:p>142</text:p>
          </table:table-cell>
          <table:table-cell table:style-name="ce6" table:formula="of:=[.G68]" office:value-type="float" office:value="119" calcext:value-type="float">
            <text:p>119</text:p>
          </table:table-cell>
          <table:table-cell table:style-name="ce6" table:formula="of:=[.H68]" office:value-type="float" office:value="2838" calcext:value-type="float">
            <text:p>2838</text:p>
          </table:table-cell>
          <table:table-cell table:style-name="ce5"/>
          <table:table-cell table:style-name="ce6" table:formula="of:=[.C68]*10" office:value-type="float" office:value="100320" calcext:value-type="float">
            <text:p>100320</text:p>
          </table:table-cell>
          <table:table-cell table:style-name="ce6" table:formula="of:=[.C68]*20" office:value-type="float" office:value="200640" calcext:value-type="float">
            <text:p>200640</text:p>
          </table:table-cell>
          <table:table-cell table:style-name="ce6" table:formula="of:=[.C68]*50" office:value-type="float" office:value="501600" calcext:value-type="float">
            <text:p>501600</text:p>
          </table:table-cell>
          <table:table-cell table:style-name="ce6" table:formula="of:=[.A68]*50" office:value-type="float" office:value="3300" calcext:value-type="float">
            <text:p>3300</text:p>
          </table:table-cell>
          <table:table-cell table:style-name="ce6" table:formula="of:=[.G68]+50" office:value-type="float" office:value="169" calcext:value-type="float">
            <text:p>169</text:p>
          </table:table-cell>
          <table:table-cell table:style-name="ce6" table:formula="of:=[.Q68]" office:value-type="float" office:value="169" calcext:value-type="float">
            <text:p>169</text:p>
          </table:table-cell>
          <table:table-cell table:number-columns-repeated="1006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6" table:formula="of:=[.A69]+10" office:value-type="float" office:value="77" calcext:value-type="float">
            <text:p>77</text:p>
          </table:table-cell>
          <table:table-cell table:style-name="ce6" table:formula="of:=[.A69]*[.B69]*2" office:value-type="float" office:value="10318" calcext:value-type="float">
            <text:p>10318</text:p>
          </table:table-cell>
          <table:table-cell table:style-name="ce7" office:value-type="float" office:value="670" calcext:value-type="float">
            <text:p>670</text:p>
          </table:table-cell>
          <table:table-cell table:style-name="ce6" table:formula="of:=[.A69]*([.A69]+20)" office:value-type="float" office:value="5829" calcext:value-type="float">
            <text:p>5829</text:p>
          </table:table-cell>
          <table:table-cell table:style-name="ce6" table:formula="of:=[.A69]+[.B69]" office:value-type="float" office:value="144" calcext:value-type="float">
            <text:p>144</text:p>
          </table:table-cell>
          <table:table-cell table:style-name="ce6" table:formula="of:=([.A69]*1.5)+20" office:value-type="float" office:value="120.5" calcext:value-type="float">
            <text:p>120.5</text:p>
          </table:table-cell>
          <table:table-cell table:style-name="ce6" table:formula="of:=[.E69]/2" office:value-type="float" office:value="2914.5" calcext:value-type="float">
            <text:p>2914.5</text:p>
          </table:table-cell>
          <table:table-cell table:style-name="ce6" table:formula="of:=[.F69]" office:value-type="float" office:value="144" calcext:value-type="float">
            <text:p>144</text:p>
          </table:table-cell>
          <table:table-cell table:style-name="ce6" table:formula="of:=[.G69]" office:value-type="float" office:value="120.5" calcext:value-type="float">
            <text:p>120.5</text:p>
          </table:table-cell>
          <table:table-cell table:style-name="ce6" table:formula="of:=[.H69]" office:value-type="float" office:value="2914.5" calcext:value-type="float">
            <text:p>2914.5</text:p>
          </table:table-cell>
          <table:table-cell table:style-name="ce5"/>
          <table:table-cell table:style-name="ce6" table:formula="of:=[.C69]*10" office:value-type="float" office:value="103180" calcext:value-type="float">
            <text:p>103180</text:p>
          </table:table-cell>
          <table:table-cell table:style-name="ce6" table:formula="of:=[.C69]*20" office:value-type="float" office:value="206360" calcext:value-type="float">
            <text:p>206360</text:p>
          </table:table-cell>
          <table:table-cell table:style-name="ce6" table:formula="of:=[.C69]*50" office:value-type="float" office:value="515900" calcext:value-type="float">
            <text:p>515900</text:p>
          </table:table-cell>
          <table:table-cell table:style-name="ce6" table:formula="of:=[.A69]*50" office:value-type="float" office:value="3350" calcext:value-type="float">
            <text:p>3350</text:p>
          </table:table-cell>
          <table:table-cell table:style-name="ce6" table:formula="of:=[.G69]+50" office:value-type="float" office:value="170.5" calcext:value-type="float">
            <text:p>170.5</text:p>
          </table:table-cell>
          <table:table-cell table:style-name="ce6" table:formula="of:=[.Q69]" office:value-type="float" office:value="170.5" calcext:value-type="float">
            <text:p>170.5</text:p>
          </table:table-cell>
          <table:table-cell table:number-columns-repeated="1006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6" table:formula="of:=[.A70]+10" office:value-type="float" office:value="78" calcext:value-type="float">
            <text:p>78</text:p>
          </table:table-cell>
          <table:table-cell table:style-name="ce6" table:formula="of:=[.A70]*[.B70]*2" office:value-type="float" office:value="10608" calcext:value-type="float">
            <text:p>10608</text:p>
          </table:table-cell>
          <table:table-cell table:style-name="ce7" office:value-type="float" office:value="680" calcext:value-type="float">
            <text:p>680</text:p>
          </table:table-cell>
          <table:table-cell table:style-name="ce6" table:formula="of:=[.A70]*([.A70]+20)" office:value-type="float" office:value="5984" calcext:value-type="float">
            <text:p>5984</text:p>
          </table:table-cell>
          <table:table-cell table:style-name="ce6" table:formula="of:=[.A70]+[.B70]" office:value-type="float" office:value="146" calcext:value-type="float">
            <text:p>146</text:p>
          </table:table-cell>
          <table:table-cell table:style-name="ce6" table:formula="of:=([.A70]*1.5)+20" office:value-type="float" office:value="122" calcext:value-type="float">
            <text:p>122</text:p>
          </table:table-cell>
          <table:table-cell table:style-name="ce6" table:formula="of:=[.E70]/2" office:value-type="float" office:value="2992" calcext:value-type="float">
            <text:p>2992</text:p>
          </table:table-cell>
          <table:table-cell table:style-name="ce6" table:formula="of:=[.F70]" office:value-type="float" office:value="146" calcext:value-type="float">
            <text:p>146</text:p>
          </table:table-cell>
          <table:table-cell table:style-name="ce6" table:formula="of:=[.G70]" office:value-type="float" office:value="122" calcext:value-type="float">
            <text:p>122</text:p>
          </table:table-cell>
          <table:table-cell table:style-name="ce6" table:formula="of:=[.H70]" office:value-type="float" office:value="2992" calcext:value-type="float">
            <text:p>2992</text:p>
          </table:table-cell>
          <table:table-cell table:style-name="ce5"/>
          <table:table-cell table:style-name="ce6" table:formula="of:=[.C70]*10" office:value-type="float" office:value="106080" calcext:value-type="float">
            <text:p>106080</text:p>
          </table:table-cell>
          <table:table-cell table:style-name="ce6" table:formula="of:=[.C70]*20" office:value-type="float" office:value="212160" calcext:value-type="float">
            <text:p>212160</text:p>
          </table:table-cell>
          <table:table-cell table:style-name="ce6" table:formula="of:=[.C70]*50" office:value-type="float" office:value="530400" calcext:value-type="float">
            <text:p>530400</text:p>
          </table:table-cell>
          <table:table-cell table:style-name="ce6" table:formula="of:=[.A70]*50" office:value-type="float" office:value="3400" calcext:value-type="float">
            <text:p>3400</text:p>
          </table:table-cell>
          <table:table-cell table:style-name="ce6" table:formula="of:=[.G70]+50" office:value-type="float" office:value="172" calcext:value-type="float">
            <text:p>172</text:p>
          </table:table-cell>
          <table:table-cell table:style-name="ce6" table:formula="of:=[.Q70]" office:value-type="float" office:value="172" calcext:value-type="float">
            <text:p>172</text:p>
          </table:table-cell>
          <table:table-cell table:number-columns-repeated="1006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6" table:formula="of:=[.A71]+10" office:value-type="float" office:value="79" calcext:value-type="float">
            <text:p>79</text:p>
          </table:table-cell>
          <table:table-cell table:style-name="ce6" table:formula="of:=[.A71]*[.B71]*2" office:value-type="float" office:value="10902" calcext:value-type="float">
            <text:p>10902</text:p>
          </table:table-cell>
          <table:table-cell table:style-name="ce7" office:value-type="float" office:value="690" calcext:value-type="float">
            <text:p>690</text:p>
          </table:table-cell>
          <table:table-cell table:style-name="ce6" table:formula="of:=[.A71]*([.A71]+20)" office:value-type="float" office:value="6141" calcext:value-type="float">
            <text:p>6141</text:p>
          </table:table-cell>
          <table:table-cell table:style-name="ce6" table:formula="of:=[.A71]+[.B71]" office:value-type="float" office:value="148" calcext:value-type="float">
            <text:p>148</text:p>
          </table:table-cell>
          <table:table-cell table:style-name="ce6" table:formula="of:=([.A71]*1.5)+20" office:value-type="float" office:value="123.5" calcext:value-type="float">
            <text:p>123.5</text:p>
          </table:table-cell>
          <table:table-cell table:style-name="ce6" table:formula="of:=[.E71]/2" office:value-type="float" office:value="3070.5" calcext:value-type="float">
            <text:p>3070.5</text:p>
          </table:table-cell>
          <table:table-cell table:style-name="ce6" table:formula="of:=[.F71]" office:value-type="float" office:value="148" calcext:value-type="float">
            <text:p>148</text:p>
          </table:table-cell>
          <table:table-cell table:style-name="ce6" table:formula="of:=[.G71]" office:value-type="float" office:value="123.5" calcext:value-type="float">
            <text:p>123.5</text:p>
          </table:table-cell>
          <table:table-cell table:style-name="ce6" table:formula="of:=[.H71]" office:value-type="float" office:value="3070.5" calcext:value-type="float">
            <text:p>3070.5</text:p>
          </table:table-cell>
          <table:table-cell table:style-name="ce5"/>
          <table:table-cell table:style-name="ce6" table:formula="of:=[.C71]*10" office:value-type="float" office:value="109020" calcext:value-type="float">
            <text:p>109020</text:p>
          </table:table-cell>
          <table:table-cell table:style-name="ce6" table:formula="of:=[.C71]*20" office:value-type="float" office:value="218040" calcext:value-type="float">
            <text:p>218040</text:p>
          </table:table-cell>
          <table:table-cell table:style-name="ce6" table:formula="of:=[.C71]*50" office:value-type="float" office:value="545100" calcext:value-type="float">
            <text:p>545100</text:p>
          </table:table-cell>
          <table:table-cell table:style-name="ce6" table:formula="of:=[.A71]*50" office:value-type="float" office:value="3450" calcext:value-type="float">
            <text:p>3450</text:p>
          </table:table-cell>
          <table:table-cell table:style-name="ce6" table:formula="of:=[.G71]+50" office:value-type="float" office:value="173.5" calcext:value-type="float">
            <text:p>173.5</text:p>
          </table:table-cell>
          <table:table-cell table:style-name="ce6" table:formula="of:=[.Q71]" office:value-type="float" office:value="173.5" calcext:value-type="float">
            <text:p>173.5</text:p>
          </table:table-cell>
          <table:table-cell table:number-columns-repeated="1006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6" table:formula="of:=[.A72]+10" office:value-type="float" office:value="80" calcext:value-type="float">
            <text:p>80</text:p>
          </table:table-cell>
          <table:table-cell table:style-name="ce6" table:formula="of:=[.A72]*[.B72]*2" office:value-type="float" office:value="11200" calcext:value-type="float">
            <text:p>11200</text:p>
          </table:table-cell>
          <table:table-cell table:style-name="ce7" office:value-type="float" office:value="700" calcext:value-type="float">
            <text:p>700</text:p>
          </table:table-cell>
          <table:table-cell table:style-name="ce6" table:formula="of:=[.A72]*([.A72]+20)" office:value-type="float" office:value="6300" calcext:value-type="float">
            <text:p>6300</text:p>
          </table:table-cell>
          <table:table-cell table:style-name="ce6" table:formula="of:=[.A72]+[.B72]" office:value-type="float" office:value="150" calcext:value-type="float">
            <text:p>150</text:p>
          </table:table-cell>
          <table:table-cell table:style-name="ce6" table:formula="of:=([.A72]*1.5)+20" office:value-type="float" office:value="125" calcext:value-type="float">
            <text:p>125</text:p>
          </table:table-cell>
          <table:table-cell table:style-name="ce6" table:formula="of:=[.E72]/2" office:value-type="float" office:value="3150" calcext:value-type="float">
            <text:p>3150</text:p>
          </table:table-cell>
          <table:table-cell table:style-name="ce6" table:formula="of:=[.F72]" office:value-type="float" office:value="150" calcext:value-type="float">
            <text:p>150</text:p>
          </table:table-cell>
          <table:table-cell table:style-name="ce6" table:formula="of:=[.G72]" office:value-type="float" office:value="125" calcext:value-type="float">
            <text:p>125</text:p>
          </table:table-cell>
          <table:table-cell table:style-name="ce6" table:formula="of:=[.H72]" office:value-type="float" office:value="3150" calcext:value-type="float">
            <text:p>3150</text:p>
          </table:table-cell>
          <table:table-cell table:style-name="ce5"/>
          <table:table-cell table:style-name="ce6" table:formula="of:=[.C72]*10" office:value-type="float" office:value="112000" calcext:value-type="float">
            <text:p>112000</text:p>
          </table:table-cell>
          <table:table-cell table:style-name="ce6" table:formula="of:=[.C72]*20" office:value-type="float" office:value="224000" calcext:value-type="float">
            <text:p>224000</text:p>
          </table:table-cell>
          <table:table-cell table:style-name="ce6" table:formula="of:=[.C72]*50" office:value-type="float" office:value="560000" calcext:value-type="float">
            <text:p>560000</text:p>
          </table:table-cell>
          <table:table-cell table:style-name="ce6" table:formula="of:=[.A72]*50" office:value-type="float" office:value="3500" calcext:value-type="float">
            <text:p>3500</text:p>
          </table:table-cell>
          <table:table-cell table:style-name="ce6" table:formula="of:=[.G72]+50" office:value-type="float" office:value="175" calcext:value-type="float">
            <text:p>175</text:p>
          </table:table-cell>
          <table:table-cell table:style-name="ce6" table:formula="of:=[.Q72]" office:value-type="float" office:value="175" calcext:value-type="float">
            <text:p>175</text:p>
          </table:table-cell>
          <table:table-cell table:number-columns-repeated="1006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6" table:formula="of:=[.A73]+10" office:value-type="float" office:value="81" calcext:value-type="float">
            <text:p>81</text:p>
          </table:table-cell>
          <table:table-cell table:style-name="ce6" table:formula="of:=[.A73]*[.B73]*2" office:value-type="float" office:value="11502" calcext:value-type="float">
            <text:p>11502</text:p>
          </table:table-cell>
          <table:table-cell table:style-name="ce7" office:value-type="float" office:value="710" calcext:value-type="float">
            <text:p>710</text:p>
          </table:table-cell>
          <table:table-cell table:style-name="ce6" table:formula="of:=[.A73]*([.A73]+20)" office:value-type="float" office:value="6461" calcext:value-type="float">
            <text:p>6461</text:p>
          </table:table-cell>
          <table:table-cell table:style-name="ce6" table:formula="of:=[.A73]+[.B73]" office:value-type="float" office:value="152" calcext:value-type="float">
            <text:p>152</text:p>
          </table:table-cell>
          <table:table-cell table:style-name="ce6" table:formula="of:=([.A73]*1.5)+20" office:value-type="float" office:value="126.5" calcext:value-type="float">
            <text:p>126.5</text:p>
          </table:table-cell>
          <table:table-cell table:style-name="ce6" table:formula="of:=[.E73]/2" office:value-type="float" office:value="3230.5" calcext:value-type="float">
            <text:p>3230.5</text:p>
          </table:table-cell>
          <table:table-cell table:style-name="ce6" table:formula="of:=[.F73]" office:value-type="float" office:value="152" calcext:value-type="float">
            <text:p>152</text:p>
          </table:table-cell>
          <table:table-cell table:style-name="ce6" table:formula="of:=[.G73]" office:value-type="float" office:value="126.5" calcext:value-type="float">
            <text:p>126.5</text:p>
          </table:table-cell>
          <table:table-cell table:style-name="ce6" table:formula="of:=[.H73]" office:value-type="float" office:value="3230.5" calcext:value-type="float">
            <text:p>3230.5</text:p>
          </table:table-cell>
          <table:table-cell table:style-name="ce5"/>
          <table:table-cell table:style-name="ce6" table:formula="of:=[.C73]*10" office:value-type="float" office:value="115020" calcext:value-type="float">
            <text:p>115020</text:p>
          </table:table-cell>
          <table:table-cell table:style-name="ce6" table:formula="of:=[.C73]*20" office:value-type="float" office:value="230040" calcext:value-type="float">
            <text:p>230040</text:p>
          </table:table-cell>
          <table:table-cell table:style-name="ce6" table:formula="of:=[.C73]*50" office:value-type="float" office:value="575100" calcext:value-type="float">
            <text:p>575100</text:p>
          </table:table-cell>
          <table:table-cell table:style-name="ce6" table:formula="of:=[.A73]*50" office:value-type="float" office:value="3550" calcext:value-type="float">
            <text:p>3550</text:p>
          </table:table-cell>
          <table:table-cell table:style-name="ce6" table:formula="of:=[.G73]+50" office:value-type="float" office:value="176.5" calcext:value-type="float">
            <text:p>176.5</text:p>
          </table:table-cell>
          <table:table-cell table:style-name="ce6" table:formula="of:=[.Q73]" office:value-type="float" office:value="176.5" calcext:value-type="float">
            <text:p>176.5</text:p>
          </table:table-cell>
          <table:table-cell table:number-columns-repeated="1006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6" table:formula="of:=[.A74]+10" office:value-type="float" office:value="82" calcext:value-type="float">
            <text:p>82</text:p>
          </table:table-cell>
          <table:table-cell table:style-name="ce6" table:formula="of:=[.A74]*[.B74]*2" office:value-type="float" office:value="11808" calcext:value-type="float">
            <text:p>11808</text:p>
          </table:table-cell>
          <table:table-cell table:style-name="ce7" office:value-type="float" office:value="720" calcext:value-type="float">
            <text:p>720</text:p>
          </table:table-cell>
          <table:table-cell table:style-name="ce6" table:formula="of:=[.A74]*([.A74]+20)" office:value-type="float" office:value="6624" calcext:value-type="float">
            <text:p>6624</text:p>
          </table:table-cell>
          <table:table-cell table:style-name="ce6" table:formula="of:=[.A74]+[.B74]" office:value-type="float" office:value="154" calcext:value-type="float">
            <text:p>154</text:p>
          </table:table-cell>
          <table:table-cell table:style-name="ce6" table:formula="of:=([.A74]*1.5)+20" office:value-type="float" office:value="128" calcext:value-type="float">
            <text:p>128</text:p>
          </table:table-cell>
          <table:table-cell table:style-name="ce6" table:formula="of:=[.E74]/2" office:value-type="float" office:value="3312" calcext:value-type="float">
            <text:p>3312</text:p>
          </table:table-cell>
          <table:table-cell table:style-name="ce6" table:formula="of:=[.F74]" office:value-type="float" office:value="154" calcext:value-type="float">
            <text:p>154</text:p>
          </table:table-cell>
          <table:table-cell table:style-name="ce6" table:formula="of:=[.G74]" office:value-type="float" office:value="128" calcext:value-type="float">
            <text:p>128</text:p>
          </table:table-cell>
          <table:table-cell table:style-name="ce6" table:formula="of:=[.H74]" office:value-type="float" office:value="3312" calcext:value-type="float">
            <text:p>3312</text:p>
          </table:table-cell>
          <table:table-cell table:style-name="ce5"/>
          <table:table-cell table:style-name="ce6" table:formula="of:=[.C74]*10" office:value-type="float" office:value="118080" calcext:value-type="float">
            <text:p>118080</text:p>
          </table:table-cell>
          <table:table-cell table:style-name="ce6" table:formula="of:=[.C74]*20" office:value-type="float" office:value="236160" calcext:value-type="float">
            <text:p>236160</text:p>
          </table:table-cell>
          <table:table-cell table:style-name="ce6" table:formula="of:=[.C74]*50" office:value-type="float" office:value="590400" calcext:value-type="float">
            <text:p>590400</text:p>
          </table:table-cell>
          <table:table-cell table:style-name="ce6" table:formula="of:=[.A74]*50" office:value-type="float" office:value="3600" calcext:value-type="float">
            <text:p>3600</text:p>
          </table:table-cell>
          <table:table-cell table:style-name="ce6" table:formula="of:=[.G74]+50" office:value-type="float" office:value="178" calcext:value-type="float">
            <text:p>178</text:p>
          </table:table-cell>
          <table:table-cell table:style-name="ce6" table:formula="of:=[.Q74]" office:value-type="float" office:value="178" calcext:value-type="float">
            <text:p>178</text:p>
          </table:table-cell>
          <table:table-cell table:number-columns-repeated="1006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6" table:formula="of:=[.A75]+10" office:value-type="float" office:value="83" calcext:value-type="float">
            <text:p>83</text:p>
          </table:table-cell>
          <table:table-cell table:style-name="ce6" table:formula="of:=[.A75]*[.B75]*2" office:value-type="float" office:value="12118" calcext:value-type="float">
            <text:p>12118</text:p>
          </table:table-cell>
          <table:table-cell table:style-name="ce7" office:value-type="float" office:value="730" calcext:value-type="float">
            <text:p>730</text:p>
          </table:table-cell>
          <table:table-cell table:style-name="ce6" table:formula="of:=[.A75]*([.A75]+20)" office:value-type="float" office:value="6789" calcext:value-type="float">
            <text:p>6789</text:p>
          </table:table-cell>
          <table:table-cell table:style-name="ce6" table:formula="of:=[.A75]+[.B75]" office:value-type="float" office:value="156" calcext:value-type="float">
            <text:p>156</text:p>
          </table:table-cell>
          <table:table-cell table:style-name="ce6" table:formula="of:=([.A75]*1.5)+20" office:value-type="float" office:value="129.5" calcext:value-type="float">
            <text:p>129.5</text:p>
          </table:table-cell>
          <table:table-cell table:style-name="ce6" table:formula="of:=[.E75]/2" office:value-type="float" office:value="3394.5" calcext:value-type="float">
            <text:p>3394.5</text:p>
          </table:table-cell>
          <table:table-cell table:style-name="ce6" table:formula="of:=[.F75]" office:value-type="float" office:value="156" calcext:value-type="float">
            <text:p>156</text:p>
          </table:table-cell>
          <table:table-cell table:style-name="ce6" table:formula="of:=[.G75]" office:value-type="float" office:value="129.5" calcext:value-type="float">
            <text:p>129.5</text:p>
          </table:table-cell>
          <table:table-cell table:style-name="ce6" table:formula="of:=[.H75]" office:value-type="float" office:value="3394.5" calcext:value-type="float">
            <text:p>3394.5</text:p>
          </table:table-cell>
          <table:table-cell table:style-name="ce5"/>
          <table:table-cell table:style-name="ce6" table:formula="of:=[.C75]*10" office:value-type="float" office:value="121180" calcext:value-type="float">
            <text:p>121180</text:p>
          </table:table-cell>
          <table:table-cell table:style-name="ce6" table:formula="of:=[.C75]*20" office:value-type="float" office:value="242360" calcext:value-type="float">
            <text:p>242360</text:p>
          </table:table-cell>
          <table:table-cell table:style-name="ce6" table:formula="of:=[.C75]*50" office:value-type="float" office:value="605900" calcext:value-type="float">
            <text:p>605900</text:p>
          </table:table-cell>
          <table:table-cell table:style-name="ce6" table:formula="of:=[.A75]*50" office:value-type="float" office:value="3650" calcext:value-type="float">
            <text:p>3650</text:p>
          </table:table-cell>
          <table:table-cell table:style-name="ce6" table:formula="of:=[.G75]+50" office:value-type="float" office:value="179.5" calcext:value-type="float">
            <text:p>179.5</text:p>
          </table:table-cell>
          <table:table-cell table:style-name="ce6" table:formula="of:=[.Q75]" office:value-type="float" office:value="179.5" calcext:value-type="float">
            <text:p>179.5</text:p>
          </table:table-cell>
          <table:table-cell table:number-columns-repeated="1006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6" table:formula="of:=[.A76]+10" office:value-type="float" office:value="84" calcext:value-type="float">
            <text:p>84</text:p>
          </table:table-cell>
          <table:table-cell table:style-name="ce6" table:formula="of:=[.A76]*[.B76]*2" office:value-type="float" office:value="12432" calcext:value-type="float">
            <text:p>12432</text:p>
          </table:table-cell>
          <table:table-cell table:style-name="ce7" office:value-type="float" office:value="740" calcext:value-type="float">
            <text:p>740</text:p>
          </table:table-cell>
          <table:table-cell table:style-name="ce6" table:formula="of:=[.A76]*([.A76]+20)" office:value-type="float" office:value="6956" calcext:value-type="float">
            <text:p>6956</text:p>
          </table:table-cell>
          <table:table-cell table:style-name="ce6" table:formula="of:=[.A76]+[.B76]" office:value-type="float" office:value="158" calcext:value-type="float">
            <text:p>158</text:p>
          </table:table-cell>
          <table:table-cell table:style-name="ce6" table:formula="of:=([.A76]*1.5)+20" office:value-type="float" office:value="131" calcext:value-type="float">
            <text:p>131</text:p>
          </table:table-cell>
          <table:table-cell table:style-name="ce6" table:formula="of:=[.E76]/2" office:value-type="float" office:value="3478" calcext:value-type="float">
            <text:p>3478</text:p>
          </table:table-cell>
          <table:table-cell table:style-name="ce6" table:formula="of:=[.F76]" office:value-type="float" office:value="158" calcext:value-type="float">
            <text:p>158</text:p>
          </table:table-cell>
          <table:table-cell table:style-name="ce6" table:formula="of:=[.G76]" office:value-type="float" office:value="131" calcext:value-type="float">
            <text:p>131</text:p>
          </table:table-cell>
          <table:table-cell table:style-name="ce6" table:formula="of:=[.H76]" office:value-type="float" office:value="3478" calcext:value-type="float">
            <text:p>3478</text:p>
          </table:table-cell>
          <table:table-cell table:style-name="ce5"/>
          <table:table-cell table:style-name="ce6" table:formula="of:=[.C76]*10" office:value-type="float" office:value="124320" calcext:value-type="float">
            <text:p>124320</text:p>
          </table:table-cell>
          <table:table-cell table:style-name="ce6" table:formula="of:=[.C76]*20" office:value-type="float" office:value="248640" calcext:value-type="float">
            <text:p>248640</text:p>
          </table:table-cell>
          <table:table-cell table:style-name="ce6" table:formula="of:=[.C76]*50" office:value-type="float" office:value="621600" calcext:value-type="float">
            <text:p>621600</text:p>
          </table:table-cell>
          <table:table-cell table:style-name="ce6" table:formula="of:=[.A76]*50" office:value-type="float" office:value="3700" calcext:value-type="float">
            <text:p>3700</text:p>
          </table:table-cell>
          <table:table-cell table:style-name="ce6" table:formula="of:=[.G76]+50" office:value-type="float" office:value="181" calcext:value-type="float">
            <text:p>181</text:p>
          </table:table-cell>
          <table:table-cell table:style-name="ce6" table:formula="of:=[.Q76]" office:value-type="float" office:value="181" calcext:value-type="float">
            <text:p>181</text:p>
          </table:table-cell>
          <table:table-cell table:number-columns-repeated="1006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6" table:formula="of:=[.A77]+10" office:value-type="float" office:value="85" calcext:value-type="float">
            <text:p>85</text:p>
          </table:table-cell>
          <table:table-cell table:style-name="ce6" table:formula="of:=[.A77]*[.B77]*2" office:value-type="float" office:value="12750" calcext:value-type="float">
            <text:p>12750</text:p>
          </table:table-cell>
          <table:table-cell table:style-name="ce7" office:value-type="float" office:value="750" calcext:value-type="float">
            <text:p>750</text:p>
          </table:table-cell>
          <table:table-cell table:style-name="ce6" table:formula="of:=[.A77]*([.A77]+20)" office:value-type="float" office:value="7125" calcext:value-type="float">
            <text:p>7125</text:p>
          </table:table-cell>
          <table:table-cell table:style-name="ce6" table:formula="of:=[.A77]+[.B77]" office:value-type="float" office:value="160" calcext:value-type="float">
            <text:p>160</text:p>
          </table:table-cell>
          <table:table-cell table:style-name="ce6" table:formula="of:=([.A77]*1.5)+20" office:value-type="float" office:value="132.5" calcext:value-type="float">
            <text:p>132.5</text:p>
          </table:table-cell>
          <table:table-cell table:style-name="ce6" table:formula="of:=[.E77]/2" office:value-type="float" office:value="3562.5" calcext:value-type="float">
            <text:p>3562.5</text:p>
          </table:table-cell>
          <table:table-cell table:style-name="ce6" table:formula="of:=[.F77]" office:value-type="float" office:value="160" calcext:value-type="float">
            <text:p>160</text:p>
          </table:table-cell>
          <table:table-cell table:style-name="ce6" table:formula="of:=[.G77]" office:value-type="float" office:value="132.5" calcext:value-type="float">
            <text:p>132.5</text:p>
          </table:table-cell>
          <table:table-cell table:style-name="ce6" table:formula="of:=[.H77]" office:value-type="float" office:value="3562.5" calcext:value-type="float">
            <text:p>3562.5</text:p>
          </table:table-cell>
          <table:table-cell table:style-name="ce5"/>
          <table:table-cell table:style-name="ce6" table:formula="of:=[.C77]*10" office:value-type="float" office:value="127500" calcext:value-type="float">
            <text:p>127500</text:p>
          </table:table-cell>
          <table:table-cell table:style-name="ce6" table:formula="of:=[.C77]*20" office:value-type="float" office:value="255000" calcext:value-type="float">
            <text:p>255000</text:p>
          </table:table-cell>
          <table:table-cell table:style-name="ce6" table:formula="of:=[.C77]*50" office:value-type="float" office:value="637500" calcext:value-type="float">
            <text:p>637500</text:p>
          </table:table-cell>
          <table:table-cell table:style-name="ce6" table:formula="of:=[.A77]*50" office:value-type="float" office:value="3750" calcext:value-type="float">
            <text:p>3750</text:p>
          </table:table-cell>
          <table:table-cell table:style-name="ce6" table:formula="of:=[.G77]+50" office:value-type="float" office:value="182.5" calcext:value-type="float">
            <text:p>182.5</text:p>
          </table:table-cell>
          <table:table-cell table:style-name="ce6" table:formula="of:=[.Q77]" office:value-type="float" office:value="182.5" calcext:value-type="float">
            <text:p>182.5</text:p>
          </table:table-cell>
          <table:table-cell table:number-columns-repeated="1006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6" table:formula="of:=[.A78]+10" office:value-type="float" office:value="86" calcext:value-type="float">
            <text:p>86</text:p>
          </table:table-cell>
          <table:table-cell table:style-name="ce6" table:formula="of:=[.A78]*[.B78]*2" office:value-type="float" office:value="13072" calcext:value-type="float">
            <text:p>13072</text:p>
          </table:table-cell>
          <table:table-cell table:style-name="ce7" office:value-type="float" office:value="760" calcext:value-type="float">
            <text:p>760</text:p>
          </table:table-cell>
          <table:table-cell table:style-name="ce6" table:formula="of:=[.A78]*([.A78]+20)" office:value-type="float" office:value="7296" calcext:value-type="float">
            <text:p>7296</text:p>
          </table:table-cell>
          <table:table-cell table:style-name="ce6" table:formula="of:=[.A78]+[.B78]" office:value-type="float" office:value="162" calcext:value-type="float">
            <text:p>162</text:p>
          </table:table-cell>
          <table:table-cell table:style-name="ce6" table:formula="of:=([.A78]*1.5)+20" office:value-type="float" office:value="134" calcext:value-type="float">
            <text:p>134</text:p>
          </table:table-cell>
          <table:table-cell table:style-name="ce6" table:formula="of:=[.E78]/2" office:value-type="float" office:value="3648" calcext:value-type="float">
            <text:p>3648</text:p>
          </table:table-cell>
          <table:table-cell table:style-name="ce6" table:formula="of:=[.F78]" office:value-type="float" office:value="162" calcext:value-type="float">
            <text:p>162</text:p>
          </table:table-cell>
          <table:table-cell table:style-name="ce6" table:formula="of:=[.G78]" office:value-type="float" office:value="134" calcext:value-type="float">
            <text:p>134</text:p>
          </table:table-cell>
          <table:table-cell table:style-name="ce6" table:formula="of:=[.H78]" office:value-type="float" office:value="3648" calcext:value-type="float">
            <text:p>3648</text:p>
          </table:table-cell>
          <table:table-cell table:style-name="ce5"/>
          <table:table-cell table:style-name="ce6" table:formula="of:=[.C78]*10" office:value-type="float" office:value="130720" calcext:value-type="float">
            <text:p>130720</text:p>
          </table:table-cell>
          <table:table-cell table:style-name="ce6" table:formula="of:=[.C78]*20" office:value-type="float" office:value="261440" calcext:value-type="float">
            <text:p>261440</text:p>
          </table:table-cell>
          <table:table-cell table:style-name="ce6" table:formula="of:=[.C78]*50" office:value-type="float" office:value="653600" calcext:value-type="float">
            <text:p>653600</text:p>
          </table:table-cell>
          <table:table-cell table:style-name="ce6" table:formula="of:=[.A78]*50" office:value-type="float" office:value="3800" calcext:value-type="float">
            <text:p>3800</text:p>
          </table:table-cell>
          <table:table-cell table:style-name="ce6" table:formula="of:=[.G78]+50" office:value-type="float" office:value="184" calcext:value-type="float">
            <text:p>184</text:p>
          </table:table-cell>
          <table:table-cell table:style-name="ce6" table:formula="of:=[.Q78]" office:value-type="float" office:value="184" calcext:value-type="float">
            <text:p>184</text:p>
          </table:table-cell>
          <table:table-cell table:number-columns-repeated="1006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6" table:formula="of:=[.A79]+10" office:value-type="float" office:value="87" calcext:value-type="float">
            <text:p>87</text:p>
          </table:table-cell>
          <table:table-cell table:style-name="ce6" table:formula="of:=[.A79]*[.B79]*2" office:value-type="float" office:value="13398" calcext:value-type="float">
            <text:p>13398</text:p>
          </table:table-cell>
          <table:table-cell table:style-name="ce7" office:value-type="float" office:value="770" calcext:value-type="float">
            <text:p>770</text:p>
          </table:table-cell>
          <table:table-cell table:style-name="ce6" table:formula="of:=[.A79]*([.A79]+20)" office:value-type="float" office:value="7469" calcext:value-type="float">
            <text:p>7469</text:p>
          </table:table-cell>
          <table:table-cell table:style-name="ce6" table:formula="of:=[.A79]+[.B79]" office:value-type="float" office:value="164" calcext:value-type="float">
            <text:p>164</text:p>
          </table:table-cell>
          <table:table-cell table:style-name="ce6" table:formula="of:=([.A79]*1.5)+20" office:value-type="float" office:value="135.5" calcext:value-type="float">
            <text:p>135.5</text:p>
          </table:table-cell>
          <table:table-cell table:style-name="ce6" table:formula="of:=[.E79]/2" office:value-type="float" office:value="3734.5" calcext:value-type="float">
            <text:p>3734.5</text:p>
          </table:table-cell>
          <table:table-cell table:style-name="ce6" table:formula="of:=[.F79]" office:value-type="float" office:value="164" calcext:value-type="float">
            <text:p>164</text:p>
          </table:table-cell>
          <table:table-cell table:style-name="ce6" table:formula="of:=[.G79]" office:value-type="float" office:value="135.5" calcext:value-type="float">
            <text:p>135.5</text:p>
          </table:table-cell>
          <table:table-cell table:style-name="ce6" table:formula="of:=[.H79]" office:value-type="float" office:value="3734.5" calcext:value-type="float">
            <text:p>3734.5</text:p>
          </table:table-cell>
          <table:table-cell table:style-name="ce5"/>
          <table:table-cell table:style-name="ce6" table:formula="of:=[.C79]*10" office:value-type="float" office:value="133980" calcext:value-type="float">
            <text:p>133980</text:p>
          </table:table-cell>
          <table:table-cell table:style-name="ce6" table:formula="of:=[.C79]*20" office:value-type="float" office:value="267960" calcext:value-type="float">
            <text:p>267960</text:p>
          </table:table-cell>
          <table:table-cell table:style-name="ce6" table:formula="of:=[.C79]*50" office:value-type="float" office:value="669900" calcext:value-type="float">
            <text:p>669900</text:p>
          </table:table-cell>
          <table:table-cell table:style-name="ce6" table:formula="of:=[.A79]*50" office:value-type="float" office:value="3850" calcext:value-type="float">
            <text:p>3850</text:p>
          </table:table-cell>
          <table:table-cell table:style-name="ce6" table:formula="of:=[.G79]+50" office:value-type="float" office:value="185.5" calcext:value-type="float">
            <text:p>185.5</text:p>
          </table:table-cell>
          <table:table-cell table:style-name="ce6" table:formula="of:=[.Q79]" office:value-type="float" office:value="185.5" calcext:value-type="float">
            <text:p>185.5</text:p>
          </table:table-cell>
          <table:table-cell table:number-columns-repeated="1006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6" table:formula="of:=[.A80]+10" office:value-type="float" office:value="88" calcext:value-type="float">
            <text:p>88</text:p>
          </table:table-cell>
          <table:table-cell table:style-name="ce6" table:formula="of:=[.A80]*[.B80]*2" office:value-type="float" office:value="13728" calcext:value-type="float">
            <text:p>13728</text:p>
          </table:table-cell>
          <table:table-cell table:style-name="ce7" office:value-type="float" office:value="780" calcext:value-type="float">
            <text:p>780</text:p>
          </table:table-cell>
          <table:table-cell table:style-name="ce6" table:formula="of:=[.A80]*([.A80]+20)" office:value-type="float" office:value="7644" calcext:value-type="float">
            <text:p>7644</text:p>
          </table:table-cell>
          <table:table-cell table:style-name="ce6" table:formula="of:=[.A80]+[.B80]" office:value-type="float" office:value="166" calcext:value-type="float">
            <text:p>166</text:p>
          </table:table-cell>
          <table:table-cell table:style-name="ce6" table:formula="of:=([.A80]*1.5)+20" office:value-type="float" office:value="137" calcext:value-type="float">
            <text:p>137</text:p>
          </table:table-cell>
          <table:table-cell table:style-name="ce6" table:formula="of:=[.E80]/2" office:value-type="float" office:value="3822" calcext:value-type="float">
            <text:p>3822</text:p>
          </table:table-cell>
          <table:table-cell table:style-name="ce6" table:formula="of:=[.F80]" office:value-type="float" office:value="166" calcext:value-type="float">
            <text:p>166</text:p>
          </table:table-cell>
          <table:table-cell table:style-name="ce6" table:formula="of:=[.G80]" office:value-type="float" office:value="137" calcext:value-type="float">
            <text:p>137</text:p>
          </table:table-cell>
          <table:table-cell table:style-name="ce6" table:formula="of:=[.H80]" office:value-type="float" office:value="3822" calcext:value-type="float">
            <text:p>3822</text:p>
          </table:table-cell>
          <table:table-cell table:style-name="ce5"/>
          <table:table-cell table:style-name="ce6" table:formula="of:=[.C80]*10" office:value-type="float" office:value="137280" calcext:value-type="float">
            <text:p>137280</text:p>
          </table:table-cell>
          <table:table-cell table:style-name="ce6" table:formula="of:=[.C80]*20" office:value-type="float" office:value="274560" calcext:value-type="float">
            <text:p>274560</text:p>
          </table:table-cell>
          <table:table-cell table:style-name="ce6" table:formula="of:=[.C80]*50" office:value-type="float" office:value="686400" calcext:value-type="float">
            <text:p>686400</text:p>
          </table:table-cell>
          <table:table-cell table:style-name="ce6" table:formula="of:=[.A80]*50" office:value-type="float" office:value="3900" calcext:value-type="float">
            <text:p>3900</text:p>
          </table:table-cell>
          <table:table-cell table:style-name="ce6" table:formula="of:=[.G80]+50" office:value-type="float" office:value="187" calcext:value-type="float">
            <text:p>187</text:p>
          </table:table-cell>
          <table:table-cell table:style-name="ce6" table:formula="of:=[.Q80]" office:value-type="float" office:value="187" calcext:value-type="float">
            <text:p>187</text:p>
          </table:table-cell>
          <table:table-cell table:number-columns-repeated="1006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6" table:formula="of:=[.A81]+10" office:value-type="float" office:value="89" calcext:value-type="float">
            <text:p>89</text:p>
          </table:table-cell>
          <table:table-cell table:style-name="ce6" table:formula="of:=[.A81]*[.B81]*2" office:value-type="float" office:value="14062" calcext:value-type="float">
            <text:p>14062</text:p>
          </table:table-cell>
          <table:table-cell table:style-name="ce7" office:value-type="float" office:value="790" calcext:value-type="float">
            <text:p>790</text:p>
          </table:table-cell>
          <table:table-cell table:style-name="ce6" table:formula="of:=[.A81]*([.A81]+20)" office:value-type="float" office:value="7821" calcext:value-type="float">
            <text:p>7821</text:p>
          </table:table-cell>
          <table:table-cell table:style-name="ce6" table:formula="of:=[.A81]+[.B81]" office:value-type="float" office:value="168" calcext:value-type="float">
            <text:p>168</text:p>
          </table:table-cell>
          <table:table-cell table:style-name="ce6" table:formula="of:=([.A81]*1.5)+20" office:value-type="float" office:value="138.5" calcext:value-type="float">
            <text:p>138.5</text:p>
          </table:table-cell>
          <table:table-cell table:style-name="ce6" table:formula="of:=[.E81]/2" office:value-type="float" office:value="3910.5" calcext:value-type="float">
            <text:p>3910.5</text:p>
          </table:table-cell>
          <table:table-cell table:style-name="ce6" table:formula="of:=[.F81]" office:value-type="float" office:value="168" calcext:value-type="float">
            <text:p>168</text:p>
          </table:table-cell>
          <table:table-cell table:style-name="ce6" table:formula="of:=[.G81]" office:value-type="float" office:value="138.5" calcext:value-type="float">
            <text:p>138.5</text:p>
          </table:table-cell>
          <table:table-cell table:style-name="ce6" table:formula="of:=[.H81]" office:value-type="float" office:value="3910.5" calcext:value-type="float">
            <text:p>3910.5</text:p>
          </table:table-cell>
          <table:table-cell table:style-name="ce5"/>
          <table:table-cell table:style-name="ce6" table:formula="of:=[.C81]*10" office:value-type="float" office:value="140620" calcext:value-type="float">
            <text:p>140620</text:p>
          </table:table-cell>
          <table:table-cell table:style-name="ce6" table:formula="of:=[.C81]*20" office:value-type="float" office:value="281240" calcext:value-type="float">
            <text:p>281240</text:p>
          </table:table-cell>
          <table:table-cell table:style-name="ce6" table:formula="of:=[.C81]*50" office:value-type="float" office:value="703100" calcext:value-type="float">
            <text:p>703100</text:p>
          </table:table-cell>
          <table:table-cell table:style-name="ce6" table:formula="of:=[.A81]*50" office:value-type="float" office:value="3950" calcext:value-type="float">
            <text:p>3950</text:p>
          </table:table-cell>
          <table:table-cell table:style-name="ce6" table:formula="of:=[.G81]+50" office:value-type="float" office:value="188.5" calcext:value-type="float">
            <text:p>188.5</text:p>
          </table:table-cell>
          <table:table-cell table:style-name="ce6" table:formula="of:=[.Q81]" office:value-type="float" office:value="188.5" calcext:value-type="float">
            <text:p>188.5</text:p>
          </table:table-cell>
          <table:table-cell table:number-columns-repeated="1006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6" table:formula="of:=[.A82]+10" office:value-type="float" office:value="90" calcext:value-type="float">
            <text:p>90</text:p>
          </table:table-cell>
          <table:table-cell table:style-name="ce6" table:formula="of:=[.A82]*[.B82]*2" office:value-type="float" office:value="14400" calcext:value-type="float">
            <text:p>14400</text:p>
          </table:table-cell>
          <table:table-cell table:style-name="ce7" office:value-type="float" office:value="800" calcext:value-type="float">
            <text:p>800</text:p>
          </table:table-cell>
          <table:table-cell table:style-name="ce6" table:formula="of:=[.A82]*([.A82]+20)" office:value-type="float" office:value="8000" calcext:value-type="float">
            <text:p>8000</text:p>
          </table:table-cell>
          <table:table-cell table:style-name="ce6" table:formula="of:=[.A82]+[.B82]" office:value-type="float" office:value="170" calcext:value-type="float">
            <text:p>170</text:p>
          </table:table-cell>
          <table:table-cell table:style-name="ce6" table:formula="of:=([.A82]*1.5)+20" office:value-type="float" office:value="140" calcext:value-type="float">
            <text:p>140</text:p>
          </table:table-cell>
          <table:table-cell table:style-name="ce6" table:formula="of:=[.E82]/2" office:value-type="float" office:value="4000" calcext:value-type="float">
            <text:p>4000</text:p>
          </table:table-cell>
          <table:table-cell table:style-name="ce6" table:formula="of:=[.F82]" office:value-type="float" office:value="170" calcext:value-type="float">
            <text:p>170</text:p>
          </table:table-cell>
          <table:table-cell table:style-name="ce6" table:formula="of:=[.G82]" office:value-type="float" office:value="140" calcext:value-type="float">
            <text:p>140</text:p>
          </table:table-cell>
          <table:table-cell table:style-name="ce6" table:formula="of:=[.H82]" office:value-type="float" office:value="4000" calcext:value-type="float">
            <text:p>4000</text:p>
          </table:table-cell>
          <table:table-cell table:style-name="ce5"/>
          <table:table-cell table:style-name="ce6" table:formula="of:=[.C82]*10" office:value-type="float" office:value="144000" calcext:value-type="float">
            <text:p>144000</text:p>
          </table:table-cell>
          <table:table-cell table:style-name="ce6" table:formula="of:=[.C82]*20" office:value-type="float" office:value="288000" calcext:value-type="float">
            <text:p>288000</text:p>
          </table:table-cell>
          <table:table-cell table:style-name="ce6" table:formula="of:=[.C82]*50" office:value-type="float" office:value="720000" calcext:value-type="float">
            <text:p>720000</text:p>
          </table:table-cell>
          <table:table-cell table:style-name="ce6" table:formula="of:=[.A82]*50" office:value-type="float" office:value="4000" calcext:value-type="float">
            <text:p>4000</text:p>
          </table:table-cell>
          <table:table-cell table:style-name="ce6" table:formula="of:=[.G82]+50" office:value-type="float" office:value="190" calcext:value-type="float">
            <text:p>190</text:p>
          </table:table-cell>
          <table:table-cell table:style-name="ce6" table:formula="of:=[.Q82]" office:value-type="float" office:value="190" calcext:value-type="float">
            <text:p>190</text:p>
          </table:table-cell>
          <table:table-cell table:number-columns-repeated="1006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6" table:formula="of:=[.A83]+10" office:value-type="float" office:value="91" calcext:value-type="float">
            <text:p>91</text:p>
          </table:table-cell>
          <table:table-cell table:style-name="ce6" table:formula="of:=[.A83]*[.B83]*2" office:value-type="float" office:value="14742" calcext:value-type="float">
            <text:p>14742</text:p>
          </table:table-cell>
          <table:table-cell table:style-name="ce7" office:value-type="float" office:value="810" calcext:value-type="float">
            <text:p>810</text:p>
          </table:table-cell>
          <table:table-cell table:style-name="ce6" table:formula="of:=[.A83]*([.A83]+20)" office:value-type="float" office:value="8181" calcext:value-type="float">
            <text:p>8181</text:p>
          </table:table-cell>
          <table:table-cell table:style-name="ce6" table:formula="of:=[.A83]+[.B83]" office:value-type="float" office:value="172" calcext:value-type="float">
            <text:p>172</text:p>
          </table:table-cell>
          <table:table-cell table:style-name="ce6" table:formula="of:=([.A83]*1.5)+20" office:value-type="float" office:value="141.5" calcext:value-type="float">
            <text:p>141.5</text:p>
          </table:table-cell>
          <table:table-cell table:style-name="ce6" table:formula="of:=[.E83]/2" office:value-type="float" office:value="4090.5" calcext:value-type="float">
            <text:p>4090.5</text:p>
          </table:table-cell>
          <table:table-cell table:style-name="ce6" table:formula="of:=[.F83]" office:value-type="float" office:value="172" calcext:value-type="float">
            <text:p>172</text:p>
          </table:table-cell>
          <table:table-cell table:style-name="ce6" table:formula="of:=[.G83]" office:value-type="float" office:value="141.5" calcext:value-type="float">
            <text:p>141.5</text:p>
          </table:table-cell>
          <table:table-cell table:style-name="ce6" table:formula="of:=[.H83]" office:value-type="float" office:value="4090.5" calcext:value-type="float">
            <text:p>4090.5</text:p>
          </table:table-cell>
          <table:table-cell table:style-name="ce5"/>
          <table:table-cell table:style-name="ce6" table:formula="of:=[.C83]*10" office:value-type="float" office:value="147420" calcext:value-type="float">
            <text:p>147420</text:p>
          </table:table-cell>
          <table:table-cell table:style-name="ce6" table:formula="of:=[.C83]*20" office:value-type="float" office:value="294840" calcext:value-type="float">
            <text:p>294840</text:p>
          </table:table-cell>
          <table:table-cell table:style-name="ce6" table:formula="of:=[.C83]*50" office:value-type="float" office:value="737100" calcext:value-type="float">
            <text:p>737100</text:p>
          </table:table-cell>
          <table:table-cell table:style-name="ce6" table:formula="of:=[.A83]*50" office:value-type="float" office:value="4050" calcext:value-type="float">
            <text:p>4050</text:p>
          </table:table-cell>
          <table:table-cell table:style-name="ce6" table:formula="of:=[.G83]+50" office:value-type="float" office:value="191.5" calcext:value-type="float">
            <text:p>191.5</text:p>
          </table:table-cell>
          <table:table-cell table:style-name="ce6" table:formula="of:=[.Q83]" office:value-type="float" office:value="191.5" calcext:value-type="float">
            <text:p>191.5</text:p>
          </table:table-cell>
          <table:table-cell table:number-columns-repeated="1006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6" table:formula="of:=[.A84]+10" office:value-type="float" office:value="92" calcext:value-type="float">
            <text:p>92</text:p>
          </table:table-cell>
          <table:table-cell table:style-name="ce6" table:formula="of:=[.A84]*[.B84]*2" office:value-type="float" office:value="15088" calcext:value-type="float">
            <text:p>15088</text:p>
          </table:table-cell>
          <table:table-cell table:style-name="ce7" office:value-type="float" office:value="820" calcext:value-type="float">
            <text:p>820</text:p>
          </table:table-cell>
          <table:table-cell table:style-name="ce6" table:formula="of:=[.A84]*([.A84]+20)" office:value-type="float" office:value="8364" calcext:value-type="float">
            <text:p>8364</text:p>
          </table:table-cell>
          <table:table-cell table:style-name="ce6" table:formula="of:=[.A84]+[.B84]" office:value-type="float" office:value="174" calcext:value-type="float">
            <text:p>174</text:p>
          </table:table-cell>
          <table:table-cell table:style-name="ce6" table:formula="of:=([.A84]*1.5)+20" office:value-type="float" office:value="143" calcext:value-type="float">
            <text:p>143</text:p>
          </table:table-cell>
          <table:table-cell table:style-name="ce6" table:formula="of:=[.E84]/2" office:value-type="float" office:value="4182" calcext:value-type="float">
            <text:p>4182</text:p>
          </table:table-cell>
          <table:table-cell table:style-name="ce6" table:formula="of:=[.F84]" office:value-type="float" office:value="174" calcext:value-type="float">
            <text:p>174</text:p>
          </table:table-cell>
          <table:table-cell table:style-name="ce6" table:formula="of:=[.G84]" office:value-type="float" office:value="143" calcext:value-type="float">
            <text:p>143</text:p>
          </table:table-cell>
          <table:table-cell table:style-name="ce6" table:formula="of:=[.H84]" office:value-type="float" office:value="4182" calcext:value-type="float">
            <text:p>4182</text:p>
          </table:table-cell>
          <table:table-cell table:style-name="ce5"/>
          <table:table-cell table:style-name="ce6" table:formula="of:=[.C84]*10" office:value-type="float" office:value="150880" calcext:value-type="float">
            <text:p>150880</text:p>
          </table:table-cell>
          <table:table-cell table:style-name="ce6" table:formula="of:=[.C84]*20" office:value-type="float" office:value="301760" calcext:value-type="float">
            <text:p>301760</text:p>
          </table:table-cell>
          <table:table-cell table:style-name="ce6" table:formula="of:=[.C84]*50" office:value-type="float" office:value="754400" calcext:value-type="float">
            <text:p>754400</text:p>
          </table:table-cell>
          <table:table-cell table:style-name="ce6" table:formula="of:=[.A84]*50" office:value-type="float" office:value="4100" calcext:value-type="float">
            <text:p>4100</text:p>
          </table:table-cell>
          <table:table-cell table:style-name="ce6" table:formula="of:=[.G84]+50" office:value-type="float" office:value="193" calcext:value-type="float">
            <text:p>193</text:p>
          </table:table-cell>
          <table:table-cell table:style-name="ce6" table:formula="of:=[.Q84]" office:value-type="float" office:value="193" calcext:value-type="float">
            <text:p>193</text:p>
          </table:table-cell>
          <table:table-cell table:number-columns-repeated="1006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6" table:formula="of:=[.A85]+10" office:value-type="float" office:value="93" calcext:value-type="float">
            <text:p>93</text:p>
          </table:table-cell>
          <table:table-cell table:style-name="ce6" table:formula="of:=[.A85]*[.B85]*2" office:value-type="float" office:value="15438" calcext:value-type="float">
            <text:p>15438</text:p>
          </table:table-cell>
          <table:table-cell table:style-name="ce7" office:value-type="float" office:value="830" calcext:value-type="float">
            <text:p>830</text:p>
          </table:table-cell>
          <table:table-cell table:style-name="ce6" table:formula="of:=[.A85]*([.A85]+20)" office:value-type="float" office:value="8549" calcext:value-type="float">
            <text:p>8549</text:p>
          </table:table-cell>
          <table:table-cell table:style-name="ce6" table:formula="of:=[.A85]+[.B85]" office:value-type="float" office:value="176" calcext:value-type="float">
            <text:p>176</text:p>
          </table:table-cell>
          <table:table-cell table:style-name="ce6" table:formula="of:=([.A85]*1.5)+20" office:value-type="float" office:value="144.5" calcext:value-type="float">
            <text:p>144.5</text:p>
          </table:table-cell>
          <table:table-cell table:style-name="ce6" table:formula="of:=[.E85]/2" office:value-type="float" office:value="4274.5" calcext:value-type="float">
            <text:p>4274.5</text:p>
          </table:table-cell>
          <table:table-cell table:style-name="ce6" table:formula="of:=[.F85]" office:value-type="float" office:value="176" calcext:value-type="float">
            <text:p>176</text:p>
          </table:table-cell>
          <table:table-cell table:style-name="ce6" table:formula="of:=[.G85]" office:value-type="float" office:value="144.5" calcext:value-type="float">
            <text:p>144.5</text:p>
          </table:table-cell>
          <table:table-cell table:style-name="ce6" table:formula="of:=[.H85]" office:value-type="float" office:value="4274.5" calcext:value-type="float">
            <text:p>4274.5</text:p>
          </table:table-cell>
          <table:table-cell table:style-name="ce5"/>
          <table:table-cell table:style-name="ce6" table:formula="of:=[.C85]*10" office:value-type="float" office:value="154380" calcext:value-type="float">
            <text:p>154380</text:p>
          </table:table-cell>
          <table:table-cell table:style-name="ce6" table:formula="of:=[.C85]*20" office:value-type="float" office:value="308760" calcext:value-type="float">
            <text:p>308760</text:p>
          </table:table-cell>
          <table:table-cell table:style-name="ce6" table:formula="of:=[.C85]*50" office:value-type="float" office:value="771900" calcext:value-type="float">
            <text:p>771900</text:p>
          </table:table-cell>
          <table:table-cell table:style-name="ce6" table:formula="of:=[.A85]*50" office:value-type="float" office:value="4150" calcext:value-type="float">
            <text:p>4150</text:p>
          </table:table-cell>
          <table:table-cell table:style-name="ce6" table:formula="of:=[.G85]+50" office:value-type="float" office:value="194.5" calcext:value-type="float">
            <text:p>194.5</text:p>
          </table:table-cell>
          <table:table-cell table:style-name="ce6" table:formula="of:=[.Q85]" office:value-type="float" office:value="194.5" calcext:value-type="float">
            <text:p>194.5</text:p>
          </table:table-cell>
          <table:table-cell table:number-columns-repeated="1006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6" table:formula="of:=[.A86]+10" office:value-type="float" office:value="94" calcext:value-type="float">
            <text:p>94</text:p>
          </table:table-cell>
          <table:table-cell table:style-name="ce6" table:formula="of:=[.A86]*[.B86]*2" office:value-type="float" office:value="15792" calcext:value-type="float">
            <text:p>15792</text:p>
          </table:table-cell>
          <table:table-cell table:style-name="ce7" office:value-type="float" office:value="840" calcext:value-type="float">
            <text:p>840</text:p>
          </table:table-cell>
          <table:table-cell table:style-name="ce6" table:formula="of:=[.A86]*([.A86]+20)" office:value-type="float" office:value="8736" calcext:value-type="float">
            <text:p>8736</text:p>
          </table:table-cell>
          <table:table-cell table:style-name="ce6" table:formula="of:=[.A86]+[.B86]" office:value-type="float" office:value="178" calcext:value-type="float">
            <text:p>178</text:p>
          </table:table-cell>
          <table:table-cell table:style-name="ce6" table:formula="of:=([.A86]*1.5)+20" office:value-type="float" office:value="146" calcext:value-type="float">
            <text:p>146</text:p>
          </table:table-cell>
          <table:table-cell table:style-name="ce6" table:formula="of:=[.E86]/2" office:value-type="float" office:value="4368" calcext:value-type="float">
            <text:p>4368</text:p>
          </table:table-cell>
          <table:table-cell table:style-name="ce6" table:formula="of:=[.F86]" office:value-type="float" office:value="178" calcext:value-type="float">
            <text:p>178</text:p>
          </table:table-cell>
          <table:table-cell table:style-name="ce6" table:formula="of:=[.G86]" office:value-type="float" office:value="146" calcext:value-type="float">
            <text:p>146</text:p>
          </table:table-cell>
          <table:table-cell table:style-name="ce6" table:formula="of:=[.H86]" office:value-type="float" office:value="4368" calcext:value-type="float">
            <text:p>4368</text:p>
          </table:table-cell>
          <table:table-cell table:style-name="ce5"/>
          <table:table-cell table:style-name="ce6" table:formula="of:=[.C86]*10" office:value-type="float" office:value="157920" calcext:value-type="float">
            <text:p>157920</text:p>
          </table:table-cell>
          <table:table-cell table:style-name="ce6" table:formula="of:=[.C86]*20" office:value-type="float" office:value="315840" calcext:value-type="float">
            <text:p>315840</text:p>
          </table:table-cell>
          <table:table-cell table:style-name="ce6" table:formula="of:=[.C86]*50" office:value-type="float" office:value="789600" calcext:value-type="float">
            <text:p>789600</text:p>
          </table:table-cell>
          <table:table-cell table:style-name="ce6" table:formula="of:=[.A86]*50" office:value-type="float" office:value="4200" calcext:value-type="float">
            <text:p>4200</text:p>
          </table:table-cell>
          <table:table-cell table:style-name="ce6" table:formula="of:=[.G86]+50" office:value-type="float" office:value="196" calcext:value-type="float">
            <text:p>196</text:p>
          </table:table-cell>
          <table:table-cell table:style-name="ce6" table:formula="of:=[.Q86]" office:value-type="float" office:value="196" calcext:value-type="float">
            <text:p>196</text:p>
          </table:table-cell>
          <table:table-cell table:number-columns-repeated="1006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6" table:formula="of:=[.A87]+10" office:value-type="float" office:value="95" calcext:value-type="float">
            <text:p>95</text:p>
          </table:table-cell>
          <table:table-cell table:style-name="ce6" table:formula="of:=[.A87]*[.B87]*2" office:value-type="float" office:value="16150" calcext:value-type="float">
            <text:p>16150</text:p>
          </table:table-cell>
          <table:table-cell table:style-name="ce7" office:value-type="float" office:value="850" calcext:value-type="float">
            <text:p>850</text:p>
          </table:table-cell>
          <table:table-cell table:style-name="ce6" table:formula="of:=[.A87]*([.A87]+20)" office:value-type="float" office:value="8925" calcext:value-type="float">
            <text:p>8925</text:p>
          </table:table-cell>
          <table:table-cell table:style-name="ce6" table:formula="of:=[.A87]+[.B87]" office:value-type="float" office:value="180" calcext:value-type="float">
            <text:p>180</text:p>
          </table:table-cell>
          <table:table-cell table:style-name="ce6" table:formula="of:=([.A87]*1.5)+20" office:value-type="float" office:value="147.5" calcext:value-type="float">
            <text:p>147.5</text:p>
          </table:table-cell>
          <table:table-cell table:style-name="ce6" table:formula="of:=[.E87]/2" office:value-type="float" office:value="4462.5" calcext:value-type="float">
            <text:p>4462.5</text:p>
          </table:table-cell>
          <table:table-cell table:style-name="ce6" table:formula="of:=[.F87]" office:value-type="float" office:value="180" calcext:value-type="float">
            <text:p>180</text:p>
          </table:table-cell>
          <table:table-cell table:style-name="ce6" table:formula="of:=[.G87]" office:value-type="float" office:value="147.5" calcext:value-type="float">
            <text:p>147.5</text:p>
          </table:table-cell>
          <table:table-cell table:style-name="ce6" table:formula="of:=[.H87]" office:value-type="float" office:value="4462.5" calcext:value-type="float">
            <text:p>4462.5</text:p>
          </table:table-cell>
          <table:table-cell table:style-name="ce5"/>
          <table:table-cell table:style-name="ce6" table:formula="of:=[.C87]*10" office:value-type="float" office:value="161500" calcext:value-type="float">
            <text:p>161500</text:p>
          </table:table-cell>
          <table:table-cell table:style-name="ce6" table:formula="of:=[.C87]*20" office:value-type="float" office:value="323000" calcext:value-type="float">
            <text:p>323000</text:p>
          </table:table-cell>
          <table:table-cell table:style-name="ce6" table:formula="of:=[.C87]*50" office:value-type="float" office:value="807500" calcext:value-type="float">
            <text:p>807500</text:p>
          </table:table-cell>
          <table:table-cell table:style-name="ce6" table:formula="of:=[.A87]*50" office:value-type="float" office:value="4250" calcext:value-type="float">
            <text:p>4250</text:p>
          </table:table-cell>
          <table:table-cell table:style-name="ce6" table:formula="of:=[.G87]+50" office:value-type="float" office:value="197.5" calcext:value-type="float">
            <text:p>197.5</text:p>
          </table:table-cell>
          <table:table-cell table:style-name="ce6" table:formula="of:=[.Q87]" office:value-type="float" office:value="197.5" calcext:value-type="float">
            <text:p>197.5</text:p>
          </table:table-cell>
          <table:table-cell table:number-columns-repeated="1006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6" table:formula="of:=[.A88]+10" office:value-type="float" office:value="96" calcext:value-type="float">
            <text:p>96</text:p>
          </table:table-cell>
          <table:table-cell table:style-name="ce6" table:formula="of:=[.A88]*[.B88]*2" office:value-type="float" office:value="16512" calcext:value-type="float">
            <text:p>16512</text:p>
          </table:table-cell>
          <table:table-cell table:style-name="ce7" office:value-type="float" office:value="860" calcext:value-type="float">
            <text:p>860</text:p>
          </table:table-cell>
          <table:table-cell table:style-name="ce6" table:formula="of:=[.A88]*([.A88]+20)" office:value-type="float" office:value="9116" calcext:value-type="float">
            <text:p>9116</text:p>
          </table:table-cell>
          <table:table-cell table:style-name="ce6" table:formula="of:=[.A88]+[.B88]" office:value-type="float" office:value="182" calcext:value-type="float">
            <text:p>182</text:p>
          </table:table-cell>
          <table:table-cell table:style-name="ce6" table:formula="of:=([.A88]*1.5)+20" office:value-type="float" office:value="149" calcext:value-type="float">
            <text:p>149</text:p>
          </table:table-cell>
          <table:table-cell table:style-name="ce6" table:formula="of:=[.E88]/2" office:value-type="float" office:value="4558" calcext:value-type="float">
            <text:p>4558</text:p>
          </table:table-cell>
          <table:table-cell table:style-name="ce6" table:formula="of:=[.F88]" office:value-type="float" office:value="182" calcext:value-type="float">
            <text:p>182</text:p>
          </table:table-cell>
          <table:table-cell table:style-name="ce6" table:formula="of:=[.G88]" office:value-type="float" office:value="149" calcext:value-type="float">
            <text:p>149</text:p>
          </table:table-cell>
          <table:table-cell table:style-name="ce6" table:formula="of:=[.H88]" office:value-type="float" office:value="4558" calcext:value-type="float">
            <text:p>4558</text:p>
          </table:table-cell>
          <table:table-cell table:style-name="ce5"/>
          <table:table-cell table:style-name="ce6" table:formula="of:=[.C88]*10" office:value-type="float" office:value="165120" calcext:value-type="float">
            <text:p>165120</text:p>
          </table:table-cell>
          <table:table-cell table:style-name="ce6" table:formula="of:=[.C88]*20" office:value-type="float" office:value="330240" calcext:value-type="float">
            <text:p>330240</text:p>
          </table:table-cell>
          <table:table-cell table:style-name="ce6" table:formula="of:=[.C88]*50" office:value-type="float" office:value="825600" calcext:value-type="float">
            <text:p>825600</text:p>
          </table:table-cell>
          <table:table-cell table:style-name="ce6" table:formula="of:=[.A88]*50" office:value-type="float" office:value="4300" calcext:value-type="float">
            <text:p>4300</text:p>
          </table:table-cell>
          <table:table-cell table:style-name="ce6" table:formula="of:=[.G88]+50" office:value-type="float" office:value="199" calcext:value-type="float">
            <text:p>199</text:p>
          </table:table-cell>
          <table:table-cell table:style-name="ce6" table:formula="of:=[.Q88]" office:value-type="float" office:value="199" calcext:value-type="float">
            <text:p>199</text:p>
          </table:table-cell>
          <table:table-cell table:number-columns-repeated="1006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6" table:formula="of:=[.A89]+10" office:value-type="float" office:value="97" calcext:value-type="float">
            <text:p>97</text:p>
          </table:table-cell>
          <table:table-cell table:style-name="ce6" table:formula="of:=[.A89]*[.B89]*2" office:value-type="float" office:value="16878" calcext:value-type="float">
            <text:p>16878</text:p>
          </table:table-cell>
          <table:table-cell table:style-name="ce7" office:value-type="float" office:value="870" calcext:value-type="float">
            <text:p>870</text:p>
          </table:table-cell>
          <table:table-cell table:style-name="ce6" table:formula="of:=[.A89]*([.A89]+20)" office:value-type="float" office:value="9309" calcext:value-type="float">
            <text:p>9309</text:p>
          </table:table-cell>
          <table:table-cell table:style-name="ce6" table:formula="of:=[.A89]+[.B89]" office:value-type="float" office:value="184" calcext:value-type="float">
            <text:p>184</text:p>
          </table:table-cell>
          <table:table-cell table:style-name="ce6" table:formula="of:=([.A89]*1.5)+20" office:value-type="float" office:value="150.5" calcext:value-type="float">
            <text:p>150.5</text:p>
          </table:table-cell>
          <table:table-cell table:style-name="ce6" table:formula="of:=[.E89]/2" office:value-type="float" office:value="4654.5" calcext:value-type="float">
            <text:p>4654.5</text:p>
          </table:table-cell>
          <table:table-cell table:style-name="ce6" table:formula="of:=[.F89]" office:value-type="float" office:value="184" calcext:value-type="float">
            <text:p>184</text:p>
          </table:table-cell>
          <table:table-cell table:style-name="ce6" table:formula="of:=[.G89]" office:value-type="float" office:value="150.5" calcext:value-type="float">
            <text:p>150.5</text:p>
          </table:table-cell>
          <table:table-cell table:style-name="ce6" table:formula="of:=[.H89]" office:value-type="float" office:value="4654.5" calcext:value-type="float">
            <text:p>4654.5</text:p>
          </table:table-cell>
          <table:table-cell table:style-name="ce5"/>
          <table:table-cell table:style-name="ce6" table:formula="of:=[.C89]*10" office:value-type="float" office:value="168780" calcext:value-type="float">
            <text:p>168780</text:p>
          </table:table-cell>
          <table:table-cell table:style-name="ce6" table:formula="of:=[.C89]*20" office:value-type="float" office:value="337560" calcext:value-type="float">
            <text:p>337560</text:p>
          </table:table-cell>
          <table:table-cell table:style-name="ce6" table:formula="of:=[.C89]*50" office:value-type="float" office:value="843900" calcext:value-type="float">
            <text:p>843900</text:p>
          </table:table-cell>
          <table:table-cell table:style-name="ce6" table:formula="of:=[.A89]*50" office:value-type="float" office:value="4350" calcext:value-type="float">
            <text:p>4350</text:p>
          </table:table-cell>
          <table:table-cell table:style-name="ce6" table:formula="of:=[.G89]+50" office:value-type="float" office:value="200.5" calcext:value-type="float">
            <text:p>200.5</text:p>
          </table:table-cell>
          <table:table-cell table:style-name="ce6" table:formula="of:=[.Q89]" office:value-type="float" office:value="200.5" calcext:value-type="float">
            <text:p>200.5</text:p>
          </table:table-cell>
          <table:table-cell table:number-columns-repeated="1006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6" table:formula="of:=[.A90]+10" office:value-type="float" office:value="98" calcext:value-type="float">
            <text:p>98</text:p>
          </table:table-cell>
          <table:table-cell table:style-name="ce6" table:formula="of:=[.A90]*[.B90]*2" office:value-type="float" office:value="17248" calcext:value-type="float">
            <text:p>17248</text:p>
          </table:table-cell>
          <table:table-cell table:style-name="ce7" office:value-type="float" office:value="880" calcext:value-type="float">
            <text:p>880</text:p>
          </table:table-cell>
          <table:table-cell table:style-name="ce6" table:formula="of:=[.A90]*([.A90]+20)" office:value-type="float" office:value="9504" calcext:value-type="float">
            <text:p>9504</text:p>
          </table:table-cell>
          <table:table-cell table:style-name="ce6" table:formula="of:=[.A90]+[.B90]" office:value-type="float" office:value="186" calcext:value-type="float">
            <text:p>186</text:p>
          </table:table-cell>
          <table:table-cell table:style-name="ce6" table:formula="of:=([.A90]*1.5)+20" office:value-type="float" office:value="152" calcext:value-type="float">
            <text:p>152</text:p>
          </table:table-cell>
          <table:table-cell table:style-name="ce6" table:formula="of:=[.E90]/2" office:value-type="float" office:value="4752" calcext:value-type="float">
            <text:p>4752</text:p>
          </table:table-cell>
          <table:table-cell table:style-name="ce6" table:formula="of:=[.F90]" office:value-type="float" office:value="186" calcext:value-type="float">
            <text:p>186</text:p>
          </table:table-cell>
          <table:table-cell table:style-name="ce6" table:formula="of:=[.G90]" office:value-type="float" office:value="152" calcext:value-type="float">
            <text:p>152</text:p>
          </table:table-cell>
          <table:table-cell table:style-name="ce6" table:formula="of:=[.H90]" office:value-type="float" office:value="4752" calcext:value-type="float">
            <text:p>4752</text:p>
          </table:table-cell>
          <table:table-cell table:style-name="ce5"/>
          <table:table-cell table:style-name="ce6" table:formula="of:=[.C90]*10" office:value-type="float" office:value="172480" calcext:value-type="float">
            <text:p>172480</text:p>
          </table:table-cell>
          <table:table-cell table:style-name="ce6" table:formula="of:=[.C90]*20" office:value-type="float" office:value="344960" calcext:value-type="float">
            <text:p>344960</text:p>
          </table:table-cell>
          <table:table-cell table:style-name="ce6" table:formula="of:=[.C90]*50" office:value-type="float" office:value="862400" calcext:value-type="float">
            <text:p>862400</text:p>
          </table:table-cell>
          <table:table-cell table:style-name="ce6" table:formula="of:=[.A90]*50" office:value-type="float" office:value="4400" calcext:value-type="float">
            <text:p>4400</text:p>
          </table:table-cell>
          <table:table-cell table:style-name="ce6" table:formula="of:=[.G90]+50" office:value-type="float" office:value="202" calcext:value-type="float">
            <text:p>202</text:p>
          </table:table-cell>
          <table:table-cell table:style-name="ce6" table:formula="of:=[.Q90]" office:value-type="float" office:value="202" calcext:value-type="float">
            <text:p>202</text:p>
          </table:table-cell>
          <table:table-cell table:number-columns-repeated="1006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6" table:formula="of:=[.A91]+10" office:value-type="float" office:value="99" calcext:value-type="float">
            <text:p>99</text:p>
          </table:table-cell>
          <table:table-cell table:style-name="ce6" table:formula="of:=[.A91]*[.B91]*2" office:value-type="float" office:value="17622" calcext:value-type="float">
            <text:p>17622</text:p>
          </table:table-cell>
          <table:table-cell table:style-name="ce7" office:value-type="float" office:value="890" calcext:value-type="float">
            <text:p>890</text:p>
          </table:table-cell>
          <table:table-cell table:style-name="ce6" table:formula="of:=[.A91]*([.A91]+20)" office:value-type="float" office:value="9701" calcext:value-type="float">
            <text:p>9701</text:p>
          </table:table-cell>
          <table:table-cell table:style-name="ce6" table:formula="of:=[.A91]+[.B91]" office:value-type="float" office:value="188" calcext:value-type="float">
            <text:p>188</text:p>
          </table:table-cell>
          <table:table-cell table:style-name="ce6" table:formula="of:=([.A91]*1.5)+20" office:value-type="float" office:value="153.5" calcext:value-type="float">
            <text:p>153.5</text:p>
          </table:table-cell>
          <table:table-cell table:style-name="ce6" table:formula="of:=[.E91]/2" office:value-type="float" office:value="4850.5" calcext:value-type="float">
            <text:p>4850.5</text:p>
          </table:table-cell>
          <table:table-cell table:style-name="ce6" table:formula="of:=[.F91]" office:value-type="float" office:value="188" calcext:value-type="float">
            <text:p>188</text:p>
          </table:table-cell>
          <table:table-cell table:style-name="ce6" table:formula="of:=[.G91]" office:value-type="float" office:value="153.5" calcext:value-type="float">
            <text:p>153.5</text:p>
          </table:table-cell>
          <table:table-cell table:style-name="ce6" table:formula="of:=[.H91]" office:value-type="float" office:value="4850.5" calcext:value-type="float">
            <text:p>4850.5</text:p>
          </table:table-cell>
          <table:table-cell table:style-name="ce5"/>
          <table:table-cell table:style-name="ce6" table:formula="of:=[.C91]*10" office:value-type="float" office:value="176220" calcext:value-type="float">
            <text:p>176220</text:p>
          </table:table-cell>
          <table:table-cell table:style-name="ce6" table:formula="of:=[.C91]*20" office:value-type="float" office:value="352440" calcext:value-type="float">
            <text:p>352440</text:p>
          </table:table-cell>
          <table:table-cell table:style-name="ce6" table:formula="of:=[.C91]*50" office:value-type="float" office:value="881100" calcext:value-type="float">
            <text:p>881100</text:p>
          </table:table-cell>
          <table:table-cell table:style-name="ce6" table:formula="of:=[.A91]*50" office:value-type="float" office:value="4450" calcext:value-type="float">
            <text:p>4450</text:p>
          </table:table-cell>
          <table:table-cell table:style-name="ce6" table:formula="of:=[.G91]+50" office:value-type="float" office:value="203.5" calcext:value-type="float">
            <text:p>203.5</text:p>
          </table:table-cell>
          <table:table-cell table:style-name="ce6" table:formula="of:=[.Q91]" office:value-type="float" office:value="203.5" calcext:value-type="float">
            <text:p>203.5</text:p>
          </table:table-cell>
          <table:table-cell table:number-columns-repeated="1006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table-cell table:style-name="ce6" table:formula="of:=[.A92]+10" office:value-type="float" office:value="100" calcext:value-type="float">
            <text:p>100</text:p>
          </table:table-cell>
          <table:table-cell table:style-name="ce6" table:formula="of:=[.A92]*[.B92]*2" office:value-type="float" office:value="18000" calcext:value-type="float">
            <text:p>18000</text:p>
          </table:table-cell>
          <table:table-cell table:style-name="ce7" office:value-type="float" office:value="900" calcext:value-type="float">
            <text:p>900</text:p>
          </table:table-cell>
          <table:table-cell table:style-name="ce6" table:formula="of:=[.A92]*([.A92]+20)" office:value-type="float" office:value="9900" calcext:value-type="float">
            <text:p>9900</text:p>
          </table:table-cell>
          <table:table-cell table:style-name="ce6" table:formula="of:=[.A92]+[.B92]" office:value-type="float" office:value="190" calcext:value-type="float">
            <text:p>190</text:p>
          </table:table-cell>
          <table:table-cell table:style-name="ce6" table:formula="of:=([.A92]*1.5)+20" office:value-type="float" office:value="155" calcext:value-type="float">
            <text:p>155</text:p>
          </table:table-cell>
          <table:table-cell table:style-name="ce6" table:formula="of:=[.E92]/2" office:value-type="float" office:value="4950" calcext:value-type="float">
            <text:p>4950</text:p>
          </table:table-cell>
          <table:table-cell table:style-name="ce6" table:formula="of:=[.F92]" office:value-type="float" office:value="190" calcext:value-type="float">
            <text:p>190</text:p>
          </table:table-cell>
          <table:table-cell table:style-name="ce6" table:formula="of:=[.G92]" office:value-type="float" office:value="155" calcext:value-type="float">
            <text:p>155</text:p>
          </table:table-cell>
          <table:table-cell table:style-name="ce6" table:formula="of:=[.H92]" office:value-type="float" office:value="4950" calcext:value-type="float">
            <text:p>4950</text:p>
          </table:table-cell>
          <table:table-cell table:style-name="ce5"/>
          <table:table-cell table:style-name="ce6" table:formula="of:=[.C92]*10" office:value-type="float" office:value="180000" calcext:value-type="float">
            <text:p>180000</text:p>
          </table:table-cell>
          <table:table-cell table:style-name="ce6" table:formula="of:=[.C92]*20" office:value-type="float" office:value="360000" calcext:value-type="float">
            <text:p>360000</text:p>
          </table:table-cell>
          <table:table-cell table:style-name="ce6" table:formula="of:=[.C92]*50" office:value-type="float" office:value="900000" calcext:value-type="float">
            <text:p>900000</text:p>
          </table:table-cell>
          <table:table-cell table:style-name="ce6" table:formula="of:=[.A92]*50" office:value-type="float" office:value="4500" calcext:value-type="float">
            <text:p>4500</text:p>
          </table:table-cell>
          <table:table-cell table:style-name="ce6" table:formula="of:=[.G92]+50" office:value-type="float" office:value="205" calcext:value-type="float">
            <text:p>205</text:p>
          </table:table-cell>
          <table:table-cell table:style-name="ce6" table:formula="of:=[.Q92]" office:value-type="float" office:value="205" calcext:value-type="float">
            <text:p>205</text:p>
          </table:table-cell>
          <table:table-cell table:number-columns-repeated="1006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6" table:formula="of:=[.A93]+10" office:value-type="float" office:value="101" calcext:value-type="float">
            <text:p>101</text:p>
          </table:table-cell>
          <table:table-cell table:style-name="ce6" table:formula="of:=[.A93]*[.B93]*2" office:value-type="float" office:value="18382" calcext:value-type="float">
            <text:p>18382</text:p>
          </table:table-cell>
          <table:table-cell table:style-name="ce7" office:value-type="float" office:value="910" calcext:value-type="float">
            <text:p>910</text:p>
          </table:table-cell>
          <table:table-cell table:style-name="ce6" table:formula="of:=[.A93]*([.A93]+20)" office:value-type="float" office:value="10101" calcext:value-type="float">
            <text:p>10101</text:p>
          </table:table-cell>
          <table:table-cell table:style-name="ce6" table:formula="of:=[.A93]+[.B93]" office:value-type="float" office:value="192" calcext:value-type="float">
            <text:p>192</text:p>
          </table:table-cell>
          <table:table-cell table:style-name="ce6" table:formula="of:=([.A93]*1.5)+20" office:value-type="float" office:value="156.5" calcext:value-type="float">
            <text:p>156.5</text:p>
          </table:table-cell>
          <table:table-cell table:style-name="ce6" table:formula="of:=[.E93]/2" office:value-type="float" office:value="5050.5" calcext:value-type="float">
            <text:p>5050.5</text:p>
          </table:table-cell>
          <table:table-cell table:style-name="ce6" table:formula="of:=[.F93]" office:value-type="float" office:value="192" calcext:value-type="float">
            <text:p>192</text:p>
          </table:table-cell>
          <table:table-cell table:style-name="ce6" table:formula="of:=[.G93]" office:value-type="float" office:value="156.5" calcext:value-type="float">
            <text:p>156.5</text:p>
          </table:table-cell>
          <table:table-cell table:style-name="ce6" table:formula="of:=[.H93]" office:value-type="float" office:value="5050.5" calcext:value-type="float">
            <text:p>5050.5</text:p>
          </table:table-cell>
          <table:table-cell table:style-name="ce5"/>
          <table:table-cell table:style-name="ce6" table:formula="of:=[.C93]*10" office:value-type="float" office:value="183820" calcext:value-type="float">
            <text:p>183820</text:p>
          </table:table-cell>
          <table:table-cell table:style-name="ce6" table:formula="of:=[.C93]*20" office:value-type="float" office:value="367640" calcext:value-type="float">
            <text:p>367640</text:p>
          </table:table-cell>
          <table:table-cell table:style-name="ce6" table:formula="of:=[.C93]*50" office:value-type="float" office:value="919100" calcext:value-type="float">
            <text:p>919100</text:p>
          </table:table-cell>
          <table:table-cell table:style-name="ce6" table:formula="of:=[.A93]*50" office:value-type="float" office:value="4550" calcext:value-type="float">
            <text:p>4550</text:p>
          </table:table-cell>
          <table:table-cell table:style-name="ce6" table:formula="of:=[.G93]+50" office:value-type="float" office:value="206.5" calcext:value-type="float">
            <text:p>206.5</text:p>
          </table:table-cell>
          <table:table-cell table:style-name="ce6" table:formula="of:=[.Q93]" office:value-type="float" office:value="206.5" calcext:value-type="float">
            <text:p>206.5</text:p>
          </table:table-cell>
          <table:table-cell table:number-columns-repeated="1006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6" table:formula="of:=[.A94]+10" office:value-type="float" office:value="102" calcext:value-type="float">
            <text:p>102</text:p>
          </table:table-cell>
          <table:table-cell table:style-name="ce6" table:formula="of:=[.A94]*[.B94]*2" office:value-type="float" office:value="18768" calcext:value-type="float">
            <text:p>18768</text:p>
          </table:table-cell>
          <table:table-cell table:style-name="ce7" office:value-type="float" office:value="920" calcext:value-type="float">
            <text:p>920</text:p>
          </table:table-cell>
          <table:table-cell table:style-name="ce6" table:formula="of:=[.A94]*([.A94]+20)" office:value-type="float" office:value="10304" calcext:value-type="float">
            <text:p>10304</text:p>
          </table:table-cell>
          <table:table-cell table:style-name="ce6" table:formula="of:=[.A94]+[.B94]" office:value-type="float" office:value="194" calcext:value-type="float">
            <text:p>194</text:p>
          </table:table-cell>
          <table:table-cell table:style-name="ce6" table:formula="of:=([.A94]*1.5)+20" office:value-type="float" office:value="158" calcext:value-type="float">
            <text:p>158</text:p>
          </table:table-cell>
          <table:table-cell table:style-name="ce6" table:formula="of:=[.E94]/2" office:value-type="float" office:value="5152" calcext:value-type="float">
            <text:p>5152</text:p>
          </table:table-cell>
          <table:table-cell table:style-name="ce6" table:formula="of:=[.F94]" office:value-type="float" office:value="194" calcext:value-type="float">
            <text:p>194</text:p>
          </table:table-cell>
          <table:table-cell table:style-name="ce6" table:formula="of:=[.G94]" office:value-type="float" office:value="158" calcext:value-type="float">
            <text:p>158</text:p>
          </table:table-cell>
          <table:table-cell table:style-name="ce6" table:formula="of:=[.H94]" office:value-type="float" office:value="5152" calcext:value-type="float">
            <text:p>5152</text:p>
          </table:table-cell>
          <table:table-cell table:style-name="ce5"/>
          <table:table-cell table:style-name="ce6" table:formula="of:=[.C94]*10" office:value-type="float" office:value="187680" calcext:value-type="float">
            <text:p>187680</text:p>
          </table:table-cell>
          <table:table-cell table:style-name="ce6" table:formula="of:=[.C94]*20" office:value-type="float" office:value="375360" calcext:value-type="float">
            <text:p>375360</text:p>
          </table:table-cell>
          <table:table-cell table:style-name="ce6" table:formula="of:=[.C94]*50" office:value-type="float" office:value="938400" calcext:value-type="float">
            <text:p>938400</text:p>
          </table:table-cell>
          <table:table-cell table:style-name="ce6" table:formula="of:=[.A94]*50" office:value-type="float" office:value="4600" calcext:value-type="float">
            <text:p>4600</text:p>
          </table:table-cell>
          <table:table-cell table:style-name="ce6" table:formula="of:=[.G94]+50" office:value-type="float" office:value="208" calcext:value-type="float">
            <text:p>208</text:p>
          </table:table-cell>
          <table:table-cell table:style-name="ce6" table:formula="of:=[.Q94]" office:value-type="float" office:value="208" calcext:value-type="float">
            <text:p>208</text:p>
          </table:table-cell>
          <table:table-cell table:number-columns-repeated="1006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6" table:formula="of:=[.A95]+10" office:value-type="float" office:value="103" calcext:value-type="float">
            <text:p>103</text:p>
          </table:table-cell>
          <table:table-cell table:style-name="ce6" table:formula="of:=[.A95]*[.B95]*2" office:value-type="float" office:value="19158" calcext:value-type="float">
            <text:p>19158</text:p>
          </table:table-cell>
          <table:table-cell table:style-name="ce7" office:value-type="float" office:value="930" calcext:value-type="float">
            <text:p>930</text:p>
          </table:table-cell>
          <table:table-cell table:style-name="ce6" table:formula="of:=[.A95]*([.A95]+20)" office:value-type="float" office:value="10509" calcext:value-type="float">
            <text:p>10509</text:p>
          </table:table-cell>
          <table:table-cell table:style-name="ce6" table:formula="of:=[.A95]+[.B95]" office:value-type="float" office:value="196" calcext:value-type="float">
            <text:p>196</text:p>
          </table:table-cell>
          <table:table-cell table:style-name="ce6" table:formula="of:=([.A95]*1.5)+20" office:value-type="float" office:value="159.5" calcext:value-type="float">
            <text:p>159.5</text:p>
          </table:table-cell>
          <table:table-cell table:style-name="ce6" table:formula="of:=[.E95]/2" office:value-type="float" office:value="5254.5" calcext:value-type="float">
            <text:p>5254.5</text:p>
          </table:table-cell>
          <table:table-cell table:style-name="ce6" table:formula="of:=[.F95]" office:value-type="float" office:value="196" calcext:value-type="float">
            <text:p>196</text:p>
          </table:table-cell>
          <table:table-cell table:style-name="ce6" table:formula="of:=[.G95]" office:value-type="float" office:value="159.5" calcext:value-type="float">
            <text:p>159.5</text:p>
          </table:table-cell>
          <table:table-cell table:style-name="ce6" table:formula="of:=[.H95]" office:value-type="float" office:value="5254.5" calcext:value-type="float">
            <text:p>5254.5</text:p>
          </table:table-cell>
          <table:table-cell table:style-name="ce5"/>
          <table:table-cell table:style-name="ce6" table:formula="of:=[.C95]*10" office:value-type="float" office:value="191580" calcext:value-type="float">
            <text:p>191580</text:p>
          </table:table-cell>
          <table:table-cell table:style-name="ce6" table:formula="of:=[.C95]*20" office:value-type="float" office:value="383160" calcext:value-type="float">
            <text:p>383160</text:p>
          </table:table-cell>
          <table:table-cell table:style-name="ce6" table:formula="of:=[.C95]*50" office:value-type="float" office:value="957900" calcext:value-type="float">
            <text:p>957900</text:p>
          </table:table-cell>
          <table:table-cell table:style-name="ce6" table:formula="of:=[.A95]*50" office:value-type="float" office:value="4650" calcext:value-type="float">
            <text:p>4650</text:p>
          </table:table-cell>
          <table:table-cell table:style-name="ce6" table:formula="of:=[.G95]+50" office:value-type="float" office:value="209.5" calcext:value-type="float">
            <text:p>209.5</text:p>
          </table:table-cell>
          <table:table-cell table:style-name="ce6" table:formula="of:=[.Q95]" office:value-type="float" office:value="209.5" calcext:value-type="float">
            <text:p>209.5</text:p>
          </table:table-cell>
          <table:table-cell table:number-columns-repeated="1006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6" table:formula="of:=[.A96]+10" office:value-type="float" office:value="104" calcext:value-type="float">
            <text:p>104</text:p>
          </table:table-cell>
          <table:table-cell table:style-name="ce6" table:formula="of:=[.A96]*[.B96]*2" office:value-type="float" office:value="19552" calcext:value-type="float">
            <text:p>19552</text:p>
          </table:table-cell>
          <table:table-cell table:style-name="ce7" office:value-type="float" office:value="940" calcext:value-type="float">
            <text:p>940</text:p>
          </table:table-cell>
          <table:table-cell table:style-name="ce6" table:formula="of:=[.A96]*([.A96]+20)" office:value-type="float" office:value="10716" calcext:value-type="float">
            <text:p>10716</text:p>
          </table:table-cell>
          <table:table-cell table:style-name="ce6" table:formula="of:=[.A96]+[.B96]" office:value-type="float" office:value="198" calcext:value-type="float">
            <text:p>198</text:p>
          </table:table-cell>
          <table:table-cell table:style-name="ce6" table:formula="of:=([.A96]*1.5)+20" office:value-type="float" office:value="161" calcext:value-type="float">
            <text:p>161</text:p>
          </table:table-cell>
          <table:table-cell table:style-name="ce6" table:formula="of:=[.E96]/2" office:value-type="float" office:value="5358" calcext:value-type="float">
            <text:p>5358</text:p>
          </table:table-cell>
          <table:table-cell table:style-name="ce6" table:formula="of:=[.F96]" office:value-type="float" office:value="198" calcext:value-type="float">
            <text:p>198</text:p>
          </table:table-cell>
          <table:table-cell table:style-name="ce6" table:formula="of:=[.G96]" office:value-type="float" office:value="161" calcext:value-type="float">
            <text:p>161</text:p>
          </table:table-cell>
          <table:table-cell table:style-name="ce6" table:formula="of:=[.H96]" office:value-type="float" office:value="5358" calcext:value-type="float">
            <text:p>5358</text:p>
          </table:table-cell>
          <table:table-cell table:style-name="ce5"/>
          <table:table-cell table:style-name="ce6" table:formula="of:=[.C96]*10" office:value-type="float" office:value="195520" calcext:value-type="float">
            <text:p>195520</text:p>
          </table:table-cell>
          <table:table-cell table:style-name="ce6" table:formula="of:=[.C96]*20" office:value-type="float" office:value="391040" calcext:value-type="float">
            <text:p>391040</text:p>
          </table:table-cell>
          <table:table-cell table:style-name="ce6" table:formula="of:=[.C96]*50" office:value-type="float" office:value="977600" calcext:value-type="float">
            <text:p>977600</text:p>
          </table:table-cell>
          <table:table-cell table:style-name="ce6" table:formula="of:=[.A96]*50" office:value-type="float" office:value="4700" calcext:value-type="float">
            <text:p>4700</text:p>
          </table:table-cell>
          <table:table-cell table:style-name="ce6" table:formula="of:=[.G96]+50" office:value-type="float" office:value="211" calcext:value-type="float">
            <text:p>211</text:p>
          </table:table-cell>
          <table:table-cell table:style-name="ce6" table:formula="of:=[.Q96]" office:value-type="float" office:value="211" calcext:value-type="float">
            <text:p>211</text:p>
          </table:table-cell>
          <table:table-cell table:number-columns-repeated="1006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6" table:formula="of:=[.A97]+10" office:value-type="float" office:value="105" calcext:value-type="float">
            <text:p>105</text:p>
          </table:table-cell>
          <table:table-cell table:style-name="ce6" table:formula="of:=[.A97]*[.B97]*2" office:value-type="float" office:value="19950" calcext:value-type="float">
            <text:p>19950</text:p>
          </table:table-cell>
          <table:table-cell table:style-name="ce7" office:value-type="float" office:value="950" calcext:value-type="float">
            <text:p>950</text:p>
          </table:table-cell>
          <table:table-cell table:style-name="ce6" table:formula="of:=[.A97]*([.A97]+20)" office:value-type="float" office:value="10925" calcext:value-type="float">
            <text:p>10925</text:p>
          </table:table-cell>
          <table:table-cell table:style-name="ce6" table:formula="of:=[.A97]+[.B97]" office:value-type="float" office:value="200" calcext:value-type="float">
            <text:p>200</text:p>
          </table:table-cell>
          <table:table-cell table:style-name="ce6" table:formula="of:=([.A97]*1.5)+20" office:value-type="float" office:value="162.5" calcext:value-type="float">
            <text:p>162.5</text:p>
          </table:table-cell>
          <table:table-cell table:style-name="ce6" table:formula="of:=[.E97]/2" office:value-type="float" office:value="5462.5" calcext:value-type="float">
            <text:p>5462.5</text:p>
          </table:table-cell>
          <table:table-cell table:style-name="ce6" table:formula="of:=[.F97]" office:value-type="float" office:value="200" calcext:value-type="float">
            <text:p>200</text:p>
          </table:table-cell>
          <table:table-cell table:style-name="ce6" table:formula="of:=[.G97]" office:value-type="float" office:value="162.5" calcext:value-type="float">
            <text:p>162.5</text:p>
          </table:table-cell>
          <table:table-cell table:style-name="ce6" table:formula="of:=[.H97]" office:value-type="float" office:value="5462.5" calcext:value-type="float">
            <text:p>5462.5</text:p>
          </table:table-cell>
          <table:table-cell table:style-name="ce5"/>
          <table:table-cell table:style-name="ce6" table:formula="of:=[.C97]*10" office:value-type="float" office:value="199500" calcext:value-type="float">
            <text:p>199500</text:p>
          </table:table-cell>
          <table:table-cell table:style-name="ce6" table:formula="of:=[.C97]*20" office:value-type="float" office:value="399000" calcext:value-type="float">
            <text:p>399000</text:p>
          </table:table-cell>
          <table:table-cell table:style-name="ce6" table:formula="of:=[.C97]*50" office:value-type="float" office:value="997500" calcext:value-type="float">
            <text:p>997500</text:p>
          </table:table-cell>
          <table:table-cell table:style-name="ce6" table:formula="of:=[.A97]*50" office:value-type="float" office:value="4750" calcext:value-type="float">
            <text:p>4750</text:p>
          </table:table-cell>
          <table:table-cell table:style-name="ce6" table:formula="of:=[.G97]+50" office:value-type="float" office:value="212.5" calcext:value-type="float">
            <text:p>212.5</text:p>
          </table:table-cell>
          <table:table-cell table:style-name="ce6" table:formula="of:=[.Q97]" office:value-type="float" office:value="212.5" calcext:value-type="float">
            <text:p>212.5</text:p>
          </table:table-cell>
          <table:table-cell table:number-columns-repeated="1006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6" table:formula="of:=[.A98]+10" office:value-type="float" office:value="106" calcext:value-type="float">
            <text:p>106</text:p>
          </table:table-cell>
          <table:table-cell table:style-name="ce6" table:formula="of:=[.A98]*[.B98]*2" office:value-type="float" office:value="20352" calcext:value-type="float">
            <text:p>20352</text:p>
          </table:table-cell>
          <table:table-cell table:style-name="ce7" office:value-type="float" office:value="960" calcext:value-type="float">
            <text:p>960</text:p>
          </table:table-cell>
          <table:table-cell table:style-name="ce6" table:formula="of:=[.A98]*([.A98]+20)" office:value-type="float" office:value="11136" calcext:value-type="float">
            <text:p>11136</text:p>
          </table:table-cell>
          <table:table-cell table:style-name="ce6" table:formula="of:=[.A98]+[.B98]" office:value-type="float" office:value="202" calcext:value-type="float">
            <text:p>202</text:p>
          </table:table-cell>
          <table:table-cell table:style-name="ce6" table:formula="of:=([.A98]*1.5)+20" office:value-type="float" office:value="164" calcext:value-type="float">
            <text:p>164</text:p>
          </table:table-cell>
          <table:table-cell table:style-name="ce6" table:formula="of:=[.E98]/2" office:value-type="float" office:value="5568" calcext:value-type="float">
            <text:p>5568</text:p>
          </table:table-cell>
          <table:table-cell table:style-name="ce6" table:formula="of:=[.F98]" office:value-type="float" office:value="202" calcext:value-type="float">
            <text:p>202</text:p>
          </table:table-cell>
          <table:table-cell table:style-name="ce6" table:formula="of:=[.G98]" office:value-type="float" office:value="164" calcext:value-type="float">
            <text:p>164</text:p>
          </table:table-cell>
          <table:table-cell table:style-name="ce6" table:formula="of:=[.H98]" office:value-type="float" office:value="5568" calcext:value-type="float">
            <text:p>5568</text:p>
          </table:table-cell>
          <table:table-cell table:style-name="ce5"/>
          <table:table-cell table:style-name="ce6" table:formula="of:=[.C98]*10" office:value-type="float" office:value="203520" calcext:value-type="float">
            <text:p>203520</text:p>
          </table:table-cell>
          <table:table-cell table:style-name="ce6" table:formula="of:=[.C98]*20" office:value-type="float" office:value="407040" calcext:value-type="float">
            <text:p>407040</text:p>
          </table:table-cell>
          <table:table-cell table:style-name="ce6" table:formula="of:=[.C98]*50" office:value-type="float" office:value="1017600" calcext:value-type="float">
            <text:p>1017600</text:p>
          </table:table-cell>
          <table:table-cell table:style-name="ce6" table:formula="of:=[.A98]*50" office:value-type="float" office:value="4800" calcext:value-type="float">
            <text:p>4800</text:p>
          </table:table-cell>
          <table:table-cell table:style-name="ce6" table:formula="of:=[.G98]+50" office:value-type="float" office:value="214" calcext:value-type="float">
            <text:p>214</text:p>
          </table:table-cell>
          <table:table-cell table:style-name="ce6" table:formula="of:=[.Q98]" office:value-type="float" office:value="214" calcext:value-type="float">
            <text:p>214</text:p>
          </table:table-cell>
          <table:table-cell table:number-columns-repeated="1006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6" table:formula="of:=[.A99]+10" office:value-type="float" office:value="107" calcext:value-type="float">
            <text:p>107</text:p>
          </table:table-cell>
          <table:table-cell table:style-name="ce6" table:formula="of:=[.A99]*[.B99]*2" office:value-type="float" office:value="20758" calcext:value-type="float">
            <text:p>20758</text:p>
          </table:table-cell>
          <table:table-cell table:style-name="ce7" office:value-type="float" office:value="970" calcext:value-type="float">
            <text:p>970</text:p>
          </table:table-cell>
          <table:table-cell table:style-name="ce6" table:formula="of:=[.A99]*([.A99]+20)" office:value-type="float" office:value="11349" calcext:value-type="float">
            <text:p>11349</text:p>
          </table:table-cell>
          <table:table-cell table:style-name="ce6" table:formula="of:=[.A99]+[.B99]" office:value-type="float" office:value="204" calcext:value-type="float">
            <text:p>204</text:p>
          </table:table-cell>
          <table:table-cell table:style-name="ce6" table:formula="of:=([.A99]*1.5)+20" office:value-type="float" office:value="165.5" calcext:value-type="float">
            <text:p>165.5</text:p>
          </table:table-cell>
          <table:table-cell table:style-name="ce6" table:formula="of:=[.E99]/2" office:value-type="float" office:value="5674.5" calcext:value-type="float">
            <text:p>5674.5</text:p>
          </table:table-cell>
          <table:table-cell table:style-name="ce6" table:formula="of:=[.F99]" office:value-type="float" office:value="204" calcext:value-type="float">
            <text:p>204</text:p>
          </table:table-cell>
          <table:table-cell table:style-name="ce6" table:formula="of:=[.G99]" office:value-type="float" office:value="165.5" calcext:value-type="float">
            <text:p>165.5</text:p>
          </table:table-cell>
          <table:table-cell table:style-name="ce6" table:formula="of:=[.H99]" office:value-type="float" office:value="5674.5" calcext:value-type="float">
            <text:p>5674.5</text:p>
          </table:table-cell>
          <table:table-cell table:style-name="ce5"/>
          <table:table-cell table:style-name="ce6" table:formula="of:=[.C99]*10" office:value-type="float" office:value="207580" calcext:value-type="float">
            <text:p>207580</text:p>
          </table:table-cell>
          <table:table-cell table:style-name="ce6" table:formula="of:=[.C99]*20" office:value-type="float" office:value="415160" calcext:value-type="float">
            <text:p>415160</text:p>
          </table:table-cell>
          <table:table-cell table:style-name="ce6" table:formula="of:=[.C99]*50" office:value-type="float" office:value="1037900" calcext:value-type="float">
            <text:p>1037900</text:p>
          </table:table-cell>
          <table:table-cell table:style-name="ce6" table:formula="of:=[.A99]*50" office:value-type="float" office:value="4850" calcext:value-type="float">
            <text:p>4850</text:p>
          </table:table-cell>
          <table:table-cell table:style-name="ce6" table:formula="of:=[.G99]+50" office:value-type="float" office:value="215.5" calcext:value-type="float">
            <text:p>215.5</text:p>
          </table:table-cell>
          <table:table-cell table:style-name="ce6" table:formula="of:=[.Q99]" office:value-type="float" office:value="215.5" calcext:value-type="float">
            <text:p>215.5</text:p>
          </table:table-cell>
          <table:table-cell table:number-columns-repeated="1006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6" table:formula="of:=[.A100]+10" office:value-type="float" office:value="108" calcext:value-type="float">
            <text:p>108</text:p>
          </table:table-cell>
          <table:table-cell table:style-name="ce6" table:formula="of:=[.A100]*[.B100]*2" office:value-type="float" office:value="21168" calcext:value-type="float">
            <text:p>21168</text:p>
          </table:table-cell>
          <table:table-cell table:style-name="ce7" office:value-type="float" office:value="980" calcext:value-type="float">
            <text:p>980</text:p>
          </table:table-cell>
          <table:table-cell table:style-name="ce6" table:formula="of:=[.A100]*([.A100]+20)" office:value-type="float" office:value="11564" calcext:value-type="float">
            <text:p>11564</text:p>
          </table:table-cell>
          <table:table-cell table:style-name="ce6" table:formula="of:=[.A100]+[.B100]" office:value-type="float" office:value="206" calcext:value-type="float">
            <text:p>206</text:p>
          </table:table-cell>
          <table:table-cell table:style-name="ce6" table:formula="of:=([.A100]*1.5)+20" office:value-type="float" office:value="167" calcext:value-type="float">
            <text:p>167</text:p>
          </table:table-cell>
          <table:table-cell table:style-name="ce6" table:formula="of:=[.E100]/2" office:value-type="float" office:value="5782" calcext:value-type="float">
            <text:p>5782</text:p>
          </table:table-cell>
          <table:table-cell table:style-name="ce6" table:formula="of:=[.F100]" office:value-type="float" office:value="206" calcext:value-type="float">
            <text:p>206</text:p>
          </table:table-cell>
          <table:table-cell table:style-name="ce6" table:formula="of:=[.G100]" office:value-type="float" office:value="167" calcext:value-type="float">
            <text:p>167</text:p>
          </table:table-cell>
          <table:table-cell table:style-name="ce6" table:formula="of:=[.H100]" office:value-type="float" office:value="5782" calcext:value-type="float">
            <text:p>5782</text:p>
          </table:table-cell>
          <table:table-cell table:style-name="ce5"/>
          <table:table-cell table:style-name="ce6" table:formula="of:=[.C100]*10" office:value-type="float" office:value="211680" calcext:value-type="float">
            <text:p>211680</text:p>
          </table:table-cell>
          <table:table-cell table:style-name="ce6" table:formula="of:=[.C100]*20" office:value-type="float" office:value="423360" calcext:value-type="float">
            <text:p>423360</text:p>
          </table:table-cell>
          <table:table-cell table:style-name="ce6" table:formula="of:=[.C100]*50" office:value-type="float" office:value="1058400" calcext:value-type="float">
            <text:p>1058400</text:p>
          </table:table-cell>
          <table:table-cell table:style-name="ce6" table:formula="of:=[.A100]*50" office:value-type="float" office:value="4900" calcext:value-type="float">
            <text:p>4900</text:p>
          </table:table-cell>
          <table:table-cell table:style-name="ce6" table:formula="of:=[.G100]+50" office:value-type="float" office:value="217" calcext:value-type="float">
            <text:p>217</text:p>
          </table:table-cell>
          <table:table-cell table:style-name="ce6" table:formula="of:=[.Q100]" office:value-type="float" office:value="217" calcext:value-type="float">
            <text:p>217</text:p>
          </table:table-cell>
          <table:table-cell table:number-columns-repeated="1006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6" table:formula="of:=[.A101]+10" office:value-type="float" office:value="109" calcext:value-type="float">
            <text:p>109</text:p>
          </table:table-cell>
          <table:table-cell table:style-name="ce6" table:formula="of:=[.A101]*[.B101]*2" office:value-type="float" office:value="21582" calcext:value-type="float">
            <text:p>21582</text:p>
          </table:table-cell>
          <table:table-cell table:style-name="ce7" office:value-type="float" office:value="990" calcext:value-type="float">
            <text:p>990</text:p>
          </table:table-cell>
          <table:table-cell table:style-name="ce6" table:formula="of:=[.A101]*([.A101]+20)" office:value-type="float" office:value="11781" calcext:value-type="float">
            <text:p>11781</text:p>
          </table:table-cell>
          <table:table-cell table:style-name="ce6" table:formula="of:=[.A101]+[.B101]" office:value-type="float" office:value="208" calcext:value-type="float">
            <text:p>208</text:p>
          </table:table-cell>
          <table:table-cell table:style-name="ce6" table:formula="of:=([.A101]*1.5)+20" office:value-type="float" office:value="168.5" calcext:value-type="float">
            <text:p>168.5</text:p>
          </table:table-cell>
          <table:table-cell table:style-name="ce6" table:formula="of:=[.E101]/2" office:value-type="float" office:value="5890.5" calcext:value-type="float">
            <text:p>5890.5</text:p>
          </table:table-cell>
          <table:table-cell table:style-name="ce6" table:formula="of:=[.F101]" office:value-type="float" office:value="208" calcext:value-type="float">
            <text:p>208</text:p>
          </table:table-cell>
          <table:table-cell table:style-name="ce6" table:formula="of:=[.G101]" office:value-type="float" office:value="168.5" calcext:value-type="float">
            <text:p>168.5</text:p>
          </table:table-cell>
          <table:table-cell table:style-name="ce6" table:formula="of:=[.H101]" office:value-type="float" office:value="5890.5" calcext:value-type="float">
            <text:p>5890.5</text:p>
          </table:table-cell>
          <table:table-cell table:style-name="ce5"/>
          <table:table-cell table:style-name="ce6" table:formula="of:=[.C101]*10" office:value-type="float" office:value="215820" calcext:value-type="float">
            <text:p>215820</text:p>
          </table:table-cell>
          <table:table-cell table:style-name="ce6" table:formula="of:=[.C101]*20" office:value-type="float" office:value="431640" calcext:value-type="float">
            <text:p>431640</text:p>
          </table:table-cell>
          <table:table-cell table:style-name="ce6" table:formula="of:=[.C101]*50" office:value-type="float" office:value="1079100" calcext:value-type="float">
            <text:p>1079100</text:p>
          </table:table-cell>
          <table:table-cell table:style-name="ce6" table:formula="of:=[.A101]*50" office:value-type="float" office:value="4950" calcext:value-type="float">
            <text:p>4950</text:p>
          </table:table-cell>
          <table:table-cell table:style-name="ce6" table:formula="of:=[.G101]+50" office:value-type="float" office:value="218.5" calcext:value-type="float">
            <text:p>218.5</text:p>
          </table:table-cell>
          <table:table-cell table:style-name="ce6" table:formula="of:=[.Q101]" office:value-type="float" office:value="218.5" calcext:value-type="float">
            <text:p>218.5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ce6" table:number-columns-repeated="2"/>
          <table:table-cell table:style-name="ce7"/>
          <table:table-cell table:style-name="ce6" table:number-columns-repeated="7"/>
          <table:table-cell table:style-name="ce5"/>
          <table:table-cell table:style-name="ce6" table:number-columns-repeated="6"/>
          <table:table-cell table:number-columns-repeated="1006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6" table:formula="of:=[.A103]+10" office:value-type="float" office:value="110" calcext:value-type="float">
            <text:p>110</text:p>
          </table:table-cell>
          <table:table-cell table:style-name="ce6" table:formula="of:=[.A103]*[.B103]*2" office:value-type="float" office:value="22000" calcext:value-type="float">
            <text:p>2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6" table:formula="of:=[.A103]*([.A103]+20)" office:value-type="float" office:value="12000" calcext:value-type="float">
            <text:p>12000</text:p>
          </table:table-cell>
          <table:table-cell table:style-name="ce6" table:formula="of:=[.A103]+[.B103]" office:value-type="float" office:value="210" calcext:value-type="float">
            <text:p>210</text:p>
          </table:table-cell>
          <table:table-cell table:style-name="ce6" table:formula="of:=([.A103]*1.5)+20" office:value-type="float" office:value="170" calcext:value-type="float">
            <text:p>170</text:p>
          </table:table-cell>
          <table:table-cell table:style-name="ce6" table:formula="of:=[.E103]/2" office:value-type="float" office:value="6000" calcext:value-type="float">
            <text:p>6000</text:p>
          </table:table-cell>
          <table:table-cell table:style-name="ce6" table:formula="of:=[.F103]" office:value-type="float" office:value="210" calcext:value-type="float">
            <text:p>210</text:p>
          </table:table-cell>
          <table:table-cell table:style-name="ce6" table:formula="of:=[.G103]" office:value-type="float" office:value="170" calcext:value-type="float">
            <text:p>170</text:p>
          </table:table-cell>
          <table:table-cell table:style-name="ce6" table:formula="of:=[.H103]" office:value-type="float" office:value="6000" calcext:value-type="float">
            <text:p>6000</text:p>
          </table:table-cell>
          <table:table-cell table:style-name="ce5"/>
          <table:table-cell table:style-name="ce6" table:formula="of:=[.C103]*10" office:value-type="float" office:value="220000" calcext:value-type="float">
            <text:p>220000</text:p>
          </table:table-cell>
          <table:table-cell table:style-name="ce6" table:formula="of:=[.C103]*20" office:value-type="float" office:value="440000" calcext:value-type="float">
            <text:p>440000</text:p>
          </table:table-cell>
          <table:table-cell table:style-name="ce6" table:formula="of:=[.C103]*50" office:value-type="float" office:value="1100000" calcext:value-type="float">
            <text:p>1100000</text:p>
          </table:table-cell>
          <table:table-cell table:style-name="ce6" table:formula="of:=[.A103]*50" office:value-type="float" office:value="5000" calcext:value-type="float">
            <text:p>5000</text:p>
          </table:table-cell>
          <table:table-cell table:style-name="ce6" table:formula="of:=[.G103]+50" office:value-type="float" office:value="220" calcext:value-type="float">
            <text:p>220</text:p>
          </table:table-cell>
          <table:table-cell table:style-name="ce6" table:formula="of:=[.Q103]" office:value-type="float" office:value="220" calcext:value-type="float">
            <text:p>220</text:p>
          </table:table-cell>
          <table:table-cell table:number-columns-repeated="1006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6" table:formula="of:=[.A104]+10" office:value-type="float" office:value="111" calcext:value-type="float">
            <text:p>111</text:p>
          </table:table-cell>
          <table:table-cell table:style-name="ce6" table:formula="of:=[.A104]*[.B104]*2" office:value-type="float" office:value="22422" calcext:value-type="float">
            <text:p>22422</text:p>
          </table:table-cell>
          <table:table-cell table:style-name="ce7" office:value-type="float" office:value="1010" calcext:value-type="float">
            <text:p>1010</text:p>
          </table:table-cell>
          <table:table-cell table:style-name="ce6" table:formula="of:=[.A104]*([.A104]+20)" office:value-type="float" office:value="12221" calcext:value-type="float">
            <text:p>12221</text:p>
          </table:table-cell>
          <table:table-cell table:style-name="ce6" table:formula="of:=[.A104]+[.B104]" office:value-type="float" office:value="212" calcext:value-type="float">
            <text:p>212</text:p>
          </table:table-cell>
          <table:table-cell table:style-name="ce6" table:formula="of:=([.A104]*1.5)+20" office:value-type="float" office:value="171.5" calcext:value-type="float">
            <text:p>171.5</text:p>
          </table:table-cell>
          <table:table-cell table:style-name="ce6" table:formula="of:=[.E104]/2" office:value-type="float" office:value="6110.5" calcext:value-type="float">
            <text:p>6110.5</text:p>
          </table:table-cell>
          <table:table-cell table:style-name="ce6" table:formula="of:=[.F104]" office:value-type="float" office:value="212" calcext:value-type="float">
            <text:p>212</text:p>
          </table:table-cell>
          <table:table-cell table:style-name="ce6" table:formula="of:=[.G104]" office:value-type="float" office:value="171.5" calcext:value-type="float">
            <text:p>171.5</text:p>
          </table:table-cell>
          <table:table-cell table:style-name="ce6" table:formula="of:=[.H104]" office:value-type="float" office:value="6110.5" calcext:value-type="float">
            <text:p>6110.5</text:p>
          </table:table-cell>
          <table:table-cell table:style-name="ce5"/>
          <table:table-cell table:style-name="ce6" table:formula="of:=[.C104]*10" office:value-type="float" office:value="224220" calcext:value-type="float">
            <text:p>224220</text:p>
          </table:table-cell>
          <table:table-cell table:style-name="ce6" table:formula="of:=[.C104]*20" office:value-type="float" office:value="448440" calcext:value-type="float">
            <text:p>448440</text:p>
          </table:table-cell>
          <table:table-cell table:style-name="ce6" table:formula="of:=[.C104]*50" office:value-type="float" office:value="1121100" calcext:value-type="float">
            <text:p>1121100</text:p>
          </table:table-cell>
          <table:table-cell table:style-name="ce6" table:formula="of:=[.A104]*50" office:value-type="float" office:value="5050" calcext:value-type="float">
            <text:p>5050</text:p>
          </table:table-cell>
          <table:table-cell table:style-name="ce6" table:formula="of:=[.G104]+50" office:value-type="float" office:value="221.5" calcext:value-type="float">
            <text:p>221.5</text:p>
          </table:table-cell>
          <table:table-cell table:style-name="ce6" table:formula="of:=[.Q104]" office:value-type="float" office:value="221.5" calcext:value-type="float">
            <text:p>221.5</text:p>
          </table:table-cell>
          <table:table-cell table:number-columns-repeated="1006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6" table:formula="of:=[.A105]+10" office:value-type="float" office:value="112" calcext:value-type="float">
            <text:p>112</text:p>
          </table:table-cell>
          <table:table-cell table:style-name="ce6" table:formula="of:=[.A105]*[.B105]*2" office:value-type="float" office:value="22848" calcext:value-type="float">
            <text:p>22848</text:p>
          </table:table-cell>
          <table:table-cell table:style-name="ce7" office:value-type="float" office:value="1020" calcext:value-type="float">
            <text:p>1020</text:p>
          </table:table-cell>
          <table:table-cell table:style-name="ce6" table:formula="of:=[.A105]*([.A105]+20)" office:value-type="float" office:value="12444" calcext:value-type="float">
            <text:p>12444</text:p>
          </table:table-cell>
          <table:table-cell table:style-name="ce6" table:formula="of:=[.A105]+[.B105]" office:value-type="float" office:value="214" calcext:value-type="float">
            <text:p>214</text:p>
          </table:table-cell>
          <table:table-cell table:style-name="ce6" table:formula="of:=([.A105]*1.5)+20" office:value-type="float" office:value="173" calcext:value-type="float">
            <text:p>173</text:p>
          </table:table-cell>
          <table:table-cell table:style-name="ce6" table:formula="of:=[.E105]/2" office:value-type="float" office:value="6222" calcext:value-type="float">
            <text:p>6222</text:p>
          </table:table-cell>
          <table:table-cell table:style-name="ce6" table:formula="of:=[.F105]" office:value-type="float" office:value="214" calcext:value-type="float">
            <text:p>214</text:p>
          </table:table-cell>
          <table:table-cell table:style-name="ce6" table:formula="of:=[.G105]" office:value-type="float" office:value="173" calcext:value-type="float">
            <text:p>173</text:p>
          </table:table-cell>
          <table:table-cell table:style-name="ce6" table:formula="of:=[.H105]" office:value-type="float" office:value="6222" calcext:value-type="float">
            <text:p>6222</text:p>
          </table:table-cell>
          <table:table-cell table:style-name="ce5"/>
          <table:table-cell table:style-name="ce6" table:formula="of:=[.C105]*10" office:value-type="float" office:value="228480" calcext:value-type="float">
            <text:p>228480</text:p>
          </table:table-cell>
          <table:table-cell table:style-name="ce6" table:formula="of:=[.C105]*20" office:value-type="float" office:value="456960" calcext:value-type="float">
            <text:p>456960</text:p>
          </table:table-cell>
          <table:table-cell table:style-name="ce6" table:formula="of:=[.C105]*50" office:value-type="float" office:value="1142400" calcext:value-type="float">
            <text:p>1142400</text:p>
          </table:table-cell>
          <table:table-cell table:style-name="ce6" table:formula="of:=[.A105]*50" office:value-type="float" office:value="5100" calcext:value-type="float">
            <text:p>5100</text:p>
          </table:table-cell>
          <table:table-cell table:style-name="ce6" table:formula="of:=[.G105]+50" office:value-type="float" office:value="223" calcext:value-type="float">
            <text:p>223</text:p>
          </table:table-cell>
          <table:table-cell table:style-name="ce6" table:formula="of:=[.Q105]" office:value-type="float" office:value="223" calcext:value-type="float">
            <text:p>223</text:p>
          </table:table-cell>
          <table:table-cell table:number-columns-repeated="1006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6" table:formula="of:=[.A106]+10" office:value-type="float" office:value="113" calcext:value-type="float">
            <text:p>113</text:p>
          </table:table-cell>
          <table:table-cell table:style-name="ce6" table:formula="of:=[.A106]*[.B106]*2" office:value-type="float" office:value="23278" calcext:value-type="float">
            <text:p>23278</text:p>
          </table:table-cell>
          <table:table-cell table:style-name="ce7" office:value-type="float" office:value="1030" calcext:value-type="float">
            <text:p>1030</text:p>
          </table:table-cell>
          <table:table-cell table:style-name="ce6" table:formula="of:=[.A106]*([.A106]+20)" office:value-type="float" office:value="12669" calcext:value-type="float">
            <text:p>12669</text:p>
          </table:table-cell>
          <table:table-cell table:style-name="ce6" table:formula="of:=[.A106]+[.B106]" office:value-type="float" office:value="216" calcext:value-type="float">
            <text:p>216</text:p>
          </table:table-cell>
          <table:table-cell table:style-name="ce6" table:formula="of:=([.A106]*1.5)+20" office:value-type="float" office:value="174.5" calcext:value-type="float">
            <text:p>174.5</text:p>
          </table:table-cell>
          <table:table-cell table:style-name="ce6" table:formula="of:=[.E106]/2" office:value-type="float" office:value="6334.5" calcext:value-type="float">
            <text:p>6334.5</text:p>
          </table:table-cell>
          <table:table-cell table:style-name="ce6" table:formula="of:=[.F106]" office:value-type="float" office:value="216" calcext:value-type="float">
            <text:p>216</text:p>
          </table:table-cell>
          <table:table-cell table:style-name="ce6" table:formula="of:=[.G106]" office:value-type="float" office:value="174.5" calcext:value-type="float">
            <text:p>174.5</text:p>
          </table:table-cell>
          <table:table-cell table:style-name="ce6" table:formula="of:=[.H106]" office:value-type="float" office:value="6334.5" calcext:value-type="float">
            <text:p>6334.5</text:p>
          </table:table-cell>
          <table:table-cell table:style-name="ce5"/>
          <table:table-cell table:style-name="ce6" table:formula="of:=[.C106]*10" office:value-type="float" office:value="232780" calcext:value-type="float">
            <text:p>232780</text:p>
          </table:table-cell>
          <table:table-cell table:style-name="ce6" table:formula="of:=[.C106]*20" office:value-type="float" office:value="465560" calcext:value-type="float">
            <text:p>465560</text:p>
          </table:table-cell>
          <table:table-cell table:style-name="ce6" table:formula="of:=[.C106]*50" office:value-type="float" office:value="1163900" calcext:value-type="float">
            <text:p>1163900</text:p>
          </table:table-cell>
          <table:table-cell table:style-name="ce6" table:formula="of:=[.A106]*50" office:value-type="float" office:value="5150" calcext:value-type="float">
            <text:p>5150</text:p>
          </table:table-cell>
          <table:table-cell table:style-name="ce6" table:formula="of:=[.G106]+50" office:value-type="float" office:value="224.5" calcext:value-type="float">
            <text:p>224.5</text:p>
          </table:table-cell>
          <table:table-cell table:style-name="ce6" table:formula="of:=[.Q106]" office:value-type="float" office:value="224.5" calcext:value-type="float">
            <text:p>224.5</text:p>
          </table:table-cell>
          <table:table-cell table:number-columns-repeated="1006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6" table:formula="of:=[.A107]+10" office:value-type="float" office:value="114" calcext:value-type="float">
            <text:p>114</text:p>
          </table:table-cell>
          <table:table-cell table:style-name="ce6" table:formula="of:=[.A107]*[.B107]*2" office:value-type="float" office:value="23712" calcext:value-type="float">
            <text:p>23712</text:p>
          </table:table-cell>
          <table:table-cell table:style-name="ce7" office:value-type="float" office:value="1040" calcext:value-type="float">
            <text:p>1040</text:p>
          </table:table-cell>
          <table:table-cell table:style-name="ce6" table:formula="of:=[.A107]*([.A107]+20)" office:value-type="float" office:value="12896" calcext:value-type="float">
            <text:p>12896</text:p>
          </table:table-cell>
          <table:table-cell table:style-name="ce6" table:formula="of:=[.A107]+[.B107]" office:value-type="float" office:value="218" calcext:value-type="float">
            <text:p>218</text:p>
          </table:table-cell>
          <table:table-cell table:style-name="ce6" table:formula="of:=([.A107]*1.5)+20" office:value-type="float" office:value="176" calcext:value-type="float">
            <text:p>176</text:p>
          </table:table-cell>
          <table:table-cell table:style-name="ce6" table:formula="of:=[.E107]/2" office:value-type="float" office:value="6448" calcext:value-type="float">
            <text:p>6448</text:p>
          </table:table-cell>
          <table:table-cell table:style-name="ce6" table:formula="of:=[.F107]" office:value-type="float" office:value="218" calcext:value-type="float">
            <text:p>218</text:p>
          </table:table-cell>
          <table:table-cell table:style-name="ce6" table:formula="of:=[.G107]" office:value-type="float" office:value="176" calcext:value-type="float">
            <text:p>176</text:p>
          </table:table-cell>
          <table:table-cell table:style-name="ce6" table:formula="of:=[.H107]" office:value-type="float" office:value="6448" calcext:value-type="float">
            <text:p>6448</text:p>
          </table:table-cell>
          <table:table-cell table:style-name="ce5"/>
          <table:table-cell table:style-name="ce6" table:formula="of:=[.C107]*10" office:value-type="float" office:value="237120" calcext:value-type="float">
            <text:p>237120</text:p>
          </table:table-cell>
          <table:table-cell table:style-name="ce6" table:formula="of:=[.C107]*20" office:value-type="float" office:value="474240" calcext:value-type="float">
            <text:p>474240</text:p>
          </table:table-cell>
          <table:table-cell table:style-name="ce6" table:formula="of:=[.C107]*50" office:value-type="float" office:value="1185600" calcext:value-type="float">
            <text:p>1185600</text:p>
          </table:table-cell>
          <table:table-cell table:style-name="ce6" table:formula="of:=[.A107]*50" office:value-type="float" office:value="5200" calcext:value-type="float">
            <text:p>5200</text:p>
          </table:table-cell>
          <table:table-cell table:style-name="ce6" table:formula="of:=[.G107]+50" office:value-type="float" office:value="226" calcext:value-type="float">
            <text:p>226</text:p>
          </table:table-cell>
          <table:table-cell table:style-name="ce6" table:formula="of:=[.Q107]" office:value-type="float" office:value="226" calcext:value-type="float">
            <text:p>226</text:p>
          </table:table-cell>
          <table:table-cell table:number-columns-repeated="1006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6" table:formula="of:=[.A108]+10" office:value-type="float" office:value="115" calcext:value-type="float">
            <text:p>115</text:p>
          </table:table-cell>
          <table:table-cell table:style-name="ce6" table:formula="of:=[.A108]*[.B108]*2" office:value-type="float" office:value="24150" calcext:value-type="float">
            <text:p>24150</text:p>
          </table:table-cell>
          <table:table-cell table:style-name="ce7" office:value-type="float" office:value="1050" calcext:value-type="float">
            <text:p>1050</text:p>
          </table:table-cell>
          <table:table-cell table:style-name="ce6" table:formula="of:=[.A108]*([.A108]+20)" office:value-type="float" office:value="13125" calcext:value-type="float">
            <text:p>13125</text:p>
          </table:table-cell>
          <table:table-cell table:style-name="ce6" table:formula="of:=[.A108]+[.B108]" office:value-type="float" office:value="220" calcext:value-type="float">
            <text:p>220</text:p>
          </table:table-cell>
          <table:table-cell table:style-name="ce6" table:formula="of:=([.A108]*1.5)+20" office:value-type="float" office:value="177.5" calcext:value-type="float">
            <text:p>177.5</text:p>
          </table:table-cell>
          <table:table-cell table:style-name="ce6" table:formula="of:=[.E108]/2" office:value-type="float" office:value="6562.5" calcext:value-type="float">
            <text:p>6562.5</text:p>
          </table:table-cell>
          <table:table-cell table:style-name="ce6" table:formula="of:=[.F108]" office:value-type="float" office:value="220" calcext:value-type="float">
            <text:p>220</text:p>
          </table:table-cell>
          <table:table-cell table:style-name="ce6" table:formula="of:=[.G108]" office:value-type="float" office:value="177.5" calcext:value-type="float">
            <text:p>177.5</text:p>
          </table:table-cell>
          <table:table-cell table:style-name="ce6" table:formula="of:=[.H108]" office:value-type="float" office:value="6562.5" calcext:value-type="float">
            <text:p>6562.5</text:p>
          </table:table-cell>
          <table:table-cell table:style-name="ce5"/>
          <table:table-cell table:style-name="ce6" table:formula="of:=[.C108]*10" office:value-type="float" office:value="241500" calcext:value-type="float">
            <text:p>241500</text:p>
          </table:table-cell>
          <table:table-cell table:style-name="ce6" table:formula="of:=[.C108]*20" office:value-type="float" office:value="483000" calcext:value-type="float">
            <text:p>483000</text:p>
          </table:table-cell>
          <table:table-cell table:style-name="ce6" table:formula="of:=[.C108]*50" office:value-type="float" office:value="1207500" calcext:value-type="float">
            <text:p>1207500</text:p>
          </table:table-cell>
          <table:table-cell table:style-name="ce6" table:formula="of:=[.A108]*50" office:value-type="float" office:value="5250" calcext:value-type="float">
            <text:p>5250</text:p>
          </table:table-cell>
          <table:table-cell table:style-name="ce6" table:formula="of:=[.G108]+50" office:value-type="float" office:value="227.5" calcext:value-type="float">
            <text:p>227.5</text:p>
          </table:table-cell>
          <table:table-cell table:style-name="ce6" table:formula="of:=[.Q108]" office:value-type="float" office:value="227.5" calcext:value-type="float">
            <text:p>227.5</text:p>
          </table:table-cell>
          <table:table-cell table:number-columns-repeated="1006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6" table:formula="of:=[.A109]+10" office:value-type="float" office:value="116" calcext:value-type="float">
            <text:p>116</text:p>
          </table:table-cell>
          <table:table-cell table:style-name="ce6" table:formula="of:=[.A109]*[.B109]*2" office:value-type="float" office:value="24592" calcext:value-type="float">
            <text:p>24592</text:p>
          </table:table-cell>
          <table:table-cell table:style-name="ce7" office:value-type="float" office:value="1060" calcext:value-type="float">
            <text:p>1060</text:p>
          </table:table-cell>
          <table:table-cell table:style-name="ce6" table:formula="of:=[.A109]*([.A109]+20)" office:value-type="float" office:value="13356" calcext:value-type="float">
            <text:p>13356</text:p>
          </table:table-cell>
          <table:table-cell table:style-name="ce6" table:formula="of:=[.A109]+[.B109]" office:value-type="float" office:value="222" calcext:value-type="float">
            <text:p>222</text:p>
          </table:table-cell>
          <table:table-cell table:style-name="ce6" table:formula="of:=([.A109]*1.5)+20" office:value-type="float" office:value="179" calcext:value-type="float">
            <text:p>179</text:p>
          </table:table-cell>
          <table:table-cell table:style-name="ce6" table:formula="of:=[.E109]/2" office:value-type="float" office:value="6678" calcext:value-type="float">
            <text:p>6678</text:p>
          </table:table-cell>
          <table:table-cell table:style-name="ce6" table:formula="of:=[.F109]" office:value-type="float" office:value="222" calcext:value-type="float">
            <text:p>222</text:p>
          </table:table-cell>
          <table:table-cell table:style-name="ce6" table:formula="of:=[.G109]" office:value-type="float" office:value="179" calcext:value-type="float">
            <text:p>179</text:p>
          </table:table-cell>
          <table:table-cell table:style-name="ce6" table:formula="of:=[.H109]" office:value-type="float" office:value="6678" calcext:value-type="float">
            <text:p>6678</text:p>
          </table:table-cell>
          <table:table-cell table:style-name="ce5"/>
          <table:table-cell table:style-name="ce6" table:formula="of:=[.C109]*10" office:value-type="float" office:value="245920" calcext:value-type="float">
            <text:p>245920</text:p>
          </table:table-cell>
          <table:table-cell table:style-name="ce6" table:formula="of:=[.C109]*20" office:value-type="float" office:value="491840" calcext:value-type="float">
            <text:p>491840</text:p>
          </table:table-cell>
          <table:table-cell table:style-name="ce6" table:formula="of:=[.C109]*50" office:value-type="float" office:value="1229600" calcext:value-type="float">
            <text:p>1229600</text:p>
          </table:table-cell>
          <table:table-cell table:style-name="ce6" table:formula="of:=[.A109]*50" office:value-type="float" office:value="5300" calcext:value-type="float">
            <text:p>5300</text:p>
          </table:table-cell>
          <table:table-cell table:style-name="ce6" table:formula="of:=[.G109]+50" office:value-type="float" office:value="229" calcext:value-type="float">
            <text:p>229</text:p>
          </table:table-cell>
          <table:table-cell table:style-name="ce6" table:formula="of:=[.Q109]" office:value-type="float" office:value="229" calcext:value-type="float">
            <text:p>229</text:p>
          </table:table-cell>
          <table:table-cell table:number-columns-repeated="1006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6" table:formula="of:=[.A110]+10" office:value-type="float" office:value="117" calcext:value-type="float">
            <text:p>117</text:p>
          </table:table-cell>
          <table:table-cell table:style-name="ce6" table:formula="of:=[.A110]*[.B110]*2" office:value-type="float" office:value="25038" calcext:value-type="float">
            <text:p>25038</text:p>
          </table:table-cell>
          <table:table-cell table:style-name="ce7" office:value-type="float" office:value="1070" calcext:value-type="float">
            <text:p>1070</text:p>
          </table:table-cell>
          <table:table-cell table:style-name="ce6" table:formula="of:=[.A110]*([.A110]+20)" office:value-type="float" office:value="13589" calcext:value-type="float">
            <text:p>13589</text:p>
          </table:table-cell>
          <table:table-cell table:style-name="ce6" table:formula="of:=[.A110]+[.B110]" office:value-type="float" office:value="224" calcext:value-type="float">
            <text:p>224</text:p>
          </table:table-cell>
          <table:table-cell table:style-name="ce6" table:formula="of:=([.A110]*1.5)+20" office:value-type="float" office:value="180.5" calcext:value-type="float">
            <text:p>180.5</text:p>
          </table:table-cell>
          <table:table-cell table:style-name="ce6" table:formula="of:=[.E110]/2" office:value-type="float" office:value="6794.5" calcext:value-type="float">
            <text:p>6794.5</text:p>
          </table:table-cell>
          <table:table-cell table:style-name="ce6" table:formula="of:=[.F110]" office:value-type="float" office:value="224" calcext:value-type="float">
            <text:p>224</text:p>
          </table:table-cell>
          <table:table-cell table:style-name="ce6" table:formula="of:=[.G110]" office:value-type="float" office:value="180.5" calcext:value-type="float">
            <text:p>180.5</text:p>
          </table:table-cell>
          <table:table-cell table:style-name="ce6" table:formula="of:=[.H110]" office:value-type="float" office:value="6794.5" calcext:value-type="float">
            <text:p>6794.5</text:p>
          </table:table-cell>
          <table:table-cell table:style-name="ce5"/>
          <table:table-cell table:style-name="ce6" table:formula="of:=[.C110]*10" office:value-type="float" office:value="250380" calcext:value-type="float">
            <text:p>250380</text:p>
          </table:table-cell>
          <table:table-cell table:style-name="ce6" table:formula="of:=[.C110]*20" office:value-type="float" office:value="500760" calcext:value-type="float">
            <text:p>500760</text:p>
          </table:table-cell>
          <table:table-cell table:style-name="ce6" table:formula="of:=[.C110]*50" office:value-type="float" office:value="1251900" calcext:value-type="float">
            <text:p>1251900</text:p>
          </table:table-cell>
          <table:table-cell table:style-name="ce6" table:formula="of:=[.A110]*50" office:value-type="float" office:value="5350" calcext:value-type="float">
            <text:p>5350</text:p>
          </table:table-cell>
          <table:table-cell table:style-name="ce6" table:formula="of:=[.G110]+50" office:value-type="float" office:value="230.5" calcext:value-type="float">
            <text:p>230.5</text:p>
          </table:table-cell>
          <table:table-cell table:style-name="ce6" table:formula="of:=[.Q110]" office:value-type="float" office:value="230.5" calcext:value-type="float">
            <text:p>230.5</text:p>
          </table:table-cell>
          <table:table-cell table:number-columns-repeated="1006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6" table:formula="of:=[.A111]+10" office:value-type="float" office:value="118" calcext:value-type="float">
            <text:p>118</text:p>
          </table:table-cell>
          <table:table-cell table:style-name="ce6" table:formula="of:=[.A111]*[.B111]*2" office:value-type="float" office:value="25488" calcext:value-type="float">
            <text:p>25488</text:p>
          </table:table-cell>
          <table:table-cell table:style-name="ce7" office:value-type="float" office:value="1080" calcext:value-type="float">
            <text:p>1080</text:p>
          </table:table-cell>
          <table:table-cell table:style-name="ce6" table:formula="of:=[.A111]*([.A111]+20)" office:value-type="float" office:value="13824" calcext:value-type="float">
            <text:p>13824</text:p>
          </table:table-cell>
          <table:table-cell table:style-name="ce6" table:formula="of:=[.A111]+[.B111]" office:value-type="float" office:value="226" calcext:value-type="float">
            <text:p>226</text:p>
          </table:table-cell>
          <table:table-cell table:style-name="ce6" table:formula="of:=([.A111]*1.5)+20" office:value-type="float" office:value="182" calcext:value-type="float">
            <text:p>182</text:p>
          </table:table-cell>
          <table:table-cell table:style-name="ce6" table:formula="of:=[.E111]/2" office:value-type="float" office:value="6912" calcext:value-type="float">
            <text:p>6912</text:p>
          </table:table-cell>
          <table:table-cell table:style-name="ce6" table:formula="of:=[.F111]" office:value-type="float" office:value="226" calcext:value-type="float">
            <text:p>226</text:p>
          </table:table-cell>
          <table:table-cell table:style-name="ce6" table:formula="of:=[.G111]" office:value-type="float" office:value="182" calcext:value-type="float">
            <text:p>182</text:p>
          </table:table-cell>
          <table:table-cell table:style-name="ce6" table:formula="of:=[.H111]" office:value-type="float" office:value="6912" calcext:value-type="float">
            <text:p>6912</text:p>
          </table:table-cell>
          <table:table-cell table:style-name="ce5"/>
          <table:table-cell table:style-name="ce6" table:formula="of:=[.C111]*10" office:value-type="float" office:value="254880" calcext:value-type="float">
            <text:p>254880</text:p>
          </table:table-cell>
          <table:table-cell table:style-name="ce6" table:formula="of:=[.C111]*20" office:value-type="float" office:value="509760" calcext:value-type="float">
            <text:p>509760</text:p>
          </table:table-cell>
          <table:table-cell table:style-name="ce6" table:formula="of:=[.C111]*50" office:value-type="float" office:value="1274400" calcext:value-type="float">
            <text:p>1274400</text:p>
          </table:table-cell>
          <table:table-cell table:style-name="ce6" table:formula="of:=[.A111]*50" office:value-type="float" office:value="5400" calcext:value-type="float">
            <text:p>5400</text:p>
          </table:table-cell>
          <table:table-cell table:style-name="ce6" table:formula="of:=[.G111]+50" office:value-type="float" office:value="232" calcext:value-type="float">
            <text:p>232</text:p>
          </table:table-cell>
          <table:table-cell table:style-name="ce6" table:formula="of:=[.Q111]" office:value-type="float" office:value="232" calcext:value-type="float">
            <text:p>232</text:p>
          </table:table-cell>
          <table:table-cell table:number-columns-repeated="1006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6" table:formula="of:=[.A112]+10" office:value-type="float" office:value="119" calcext:value-type="float">
            <text:p>119</text:p>
          </table:table-cell>
          <table:table-cell table:style-name="ce6" table:formula="of:=[.A112]*[.B112]*2" office:value-type="float" office:value="25942" calcext:value-type="float">
            <text:p>25942</text:p>
          </table:table-cell>
          <table:table-cell table:style-name="ce7" office:value-type="float" office:value="1090" calcext:value-type="float">
            <text:p>1090</text:p>
          </table:table-cell>
          <table:table-cell table:style-name="ce6" table:formula="of:=[.A112]*([.A112]+20)" office:value-type="float" office:value="14061" calcext:value-type="float">
            <text:p>14061</text:p>
          </table:table-cell>
          <table:table-cell table:style-name="ce6" table:formula="of:=[.A112]+[.B112]" office:value-type="float" office:value="228" calcext:value-type="float">
            <text:p>228</text:p>
          </table:table-cell>
          <table:table-cell table:style-name="ce6" table:formula="of:=([.A112]*1.5)+20" office:value-type="float" office:value="183.5" calcext:value-type="float">
            <text:p>183.5</text:p>
          </table:table-cell>
          <table:table-cell table:style-name="ce6" table:formula="of:=[.E112]/2" office:value-type="float" office:value="7030.5" calcext:value-type="float">
            <text:p>7030.5</text:p>
          </table:table-cell>
          <table:table-cell table:style-name="ce6" table:formula="of:=[.F112]" office:value-type="float" office:value="228" calcext:value-type="float">
            <text:p>228</text:p>
          </table:table-cell>
          <table:table-cell table:style-name="ce6" table:formula="of:=[.G112]" office:value-type="float" office:value="183.5" calcext:value-type="float">
            <text:p>183.5</text:p>
          </table:table-cell>
          <table:table-cell table:style-name="ce6" table:formula="of:=[.H112]" office:value-type="float" office:value="7030.5" calcext:value-type="float">
            <text:p>7030.5</text:p>
          </table:table-cell>
          <table:table-cell table:style-name="ce5"/>
          <table:table-cell table:style-name="ce6" table:formula="of:=[.C112]*10" office:value-type="float" office:value="259420" calcext:value-type="float">
            <text:p>259420</text:p>
          </table:table-cell>
          <table:table-cell table:style-name="ce6" table:formula="of:=[.C112]*20" office:value-type="float" office:value="518840" calcext:value-type="float">
            <text:p>518840</text:p>
          </table:table-cell>
          <table:table-cell table:style-name="ce6" table:formula="of:=[.C112]*50" office:value-type="float" office:value="1297100" calcext:value-type="float">
            <text:p>1297100</text:p>
          </table:table-cell>
          <table:table-cell table:style-name="ce6" table:formula="of:=[.A112]*50" office:value-type="float" office:value="5450" calcext:value-type="float">
            <text:p>5450</text:p>
          </table:table-cell>
          <table:table-cell table:style-name="ce6" table:formula="of:=[.G112]+50" office:value-type="float" office:value="233.5" calcext:value-type="float">
            <text:p>233.5</text:p>
          </table:table-cell>
          <table:table-cell table:style-name="ce6" table:formula="of:=[.Q112]" office:value-type="float" office:value="233.5" calcext:value-type="float">
            <text:p>233.5</text:p>
          </table:table-cell>
          <table:table-cell table:number-columns-repeated="1006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6" table:formula="of:=[.A113]+10" office:value-type="float" office:value="120" calcext:value-type="float">
            <text:p>120</text:p>
          </table:table-cell>
          <table:table-cell table:style-name="ce6" table:formula="of:=[.A113]*[.B113]*2" office:value-type="float" office:value="26400" calcext:value-type="float">
            <text:p>26400</text:p>
          </table:table-cell>
          <table:table-cell table:style-name="ce7" office:value-type="float" office:value="1100" calcext:value-type="float">
            <text:p>1100</text:p>
          </table:table-cell>
          <table:table-cell table:style-name="ce6" table:formula="of:=[.A113]*([.A113]+20)" office:value-type="float" office:value="14300" calcext:value-type="float">
            <text:p>14300</text:p>
          </table:table-cell>
          <table:table-cell table:style-name="ce6" table:formula="of:=[.A113]+[.B113]" office:value-type="float" office:value="230" calcext:value-type="float">
            <text:p>230</text:p>
          </table:table-cell>
          <table:table-cell table:style-name="ce6" table:formula="of:=([.A113]*1.5)+20" office:value-type="float" office:value="185" calcext:value-type="float">
            <text:p>185</text:p>
          </table:table-cell>
          <table:table-cell table:style-name="ce6" table:formula="of:=[.E113]/2" office:value-type="float" office:value="7150" calcext:value-type="float">
            <text:p>7150</text:p>
          </table:table-cell>
          <table:table-cell table:style-name="ce6" table:formula="of:=[.F113]" office:value-type="float" office:value="230" calcext:value-type="float">
            <text:p>230</text:p>
          </table:table-cell>
          <table:table-cell table:style-name="ce6" table:formula="of:=[.G113]" office:value-type="float" office:value="185" calcext:value-type="float">
            <text:p>185</text:p>
          </table:table-cell>
          <table:table-cell table:style-name="ce6" table:formula="of:=[.H113]" office:value-type="float" office:value="7150" calcext:value-type="float">
            <text:p>7150</text:p>
          </table:table-cell>
          <table:table-cell table:style-name="ce5"/>
          <table:table-cell table:style-name="ce6" table:formula="of:=[.C113]*10" office:value-type="float" office:value="264000" calcext:value-type="float">
            <text:p>264000</text:p>
          </table:table-cell>
          <table:table-cell table:style-name="ce6" table:formula="of:=[.C113]*20" office:value-type="float" office:value="528000" calcext:value-type="float">
            <text:p>528000</text:p>
          </table:table-cell>
          <table:table-cell table:style-name="ce6" table:formula="of:=[.C113]*50" office:value-type="float" office:value="1320000" calcext:value-type="float">
            <text:p>1320000</text:p>
          </table:table-cell>
          <table:table-cell table:style-name="ce6" table:formula="of:=[.A113]*50" office:value-type="float" office:value="5500" calcext:value-type="float">
            <text:p>5500</text:p>
          </table:table-cell>
          <table:table-cell table:style-name="ce6" table:formula="of:=[.G113]+50" office:value-type="float" office:value="235" calcext:value-type="float">
            <text:p>235</text:p>
          </table:table-cell>
          <table:table-cell table:style-name="ce6" table:formula="of:=[.Q113]" office:value-type="float" office:value="235" calcext:value-type="float">
            <text:p>235</text:p>
          </table:table-cell>
          <table:table-cell table:number-columns-repeated="1006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6" table:formula="of:=[.A114]+10" office:value-type="float" office:value="121" calcext:value-type="float">
            <text:p>121</text:p>
          </table:table-cell>
          <table:table-cell table:style-name="ce6" table:formula="of:=[.A114]*[.B114]*2" office:value-type="float" office:value="26862" calcext:value-type="float">
            <text:p>26862</text:p>
          </table:table-cell>
          <table:table-cell table:style-name="ce7" office:value-type="float" office:value="1110" calcext:value-type="float">
            <text:p>1110</text:p>
          </table:table-cell>
          <table:table-cell table:style-name="ce6" table:formula="of:=[.A114]*([.A114]+20)" office:value-type="float" office:value="14541" calcext:value-type="float">
            <text:p>14541</text:p>
          </table:table-cell>
          <table:table-cell table:style-name="ce6" table:formula="of:=[.A114]+[.B114]" office:value-type="float" office:value="232" calcext:value-type="float">
            <text:p>232</text:p>
          </table:table-cell>
          <table:table-cell table:style-name="ce6" table:formula="of:=([.A114]*1.5)+20" office:value-type="float" office:value="186.5" calcext:value-type="float">
            <text:p>186.5</text:p>
          </table:table-cell>
          <table:table-cell table:style-name="ce6" table:formula="of:=[.E114]/2" office:value-type="float" office:value="7270.5" calcext:value-type="float">
            <text:p>7270.5</text:p>
          </table:table-cell>
          <table:table-cell table:style-name="ce6" table:formula="of:=[.F114]" office:value-type="float" office:value="232" calcext:value-type="float">
            <text:p>232</text:p>
          </table:table-cell>
          <table:table-cell table:style-name="ce6" table:formula="of:=[.G114]" office:value-type="float" office:value="186.5" calcext:value-type="float">
            <text:p>186.5</text:p>
          </table:table-cell>
          <table:table-cell table:style-name="ce6" table:formula="of:=[.H114]" office:value-type="float" office:value="7270.5" calcext:value-type="float">
            <text:p>7270.5</text:p>
          </table:table-cell>
          <table:table-cell table:style-name="ce5"/>
          <table:table-cell table:style-name="ce6" table:formula="of:=[.C114]*10" office:value-type="float" office:value="268620" calcext:value-type="float">
            <text:p>268620</text:p>
          </table:table-cell>
          <table:table-cell table:style-name="ce6" table:formula="of:=[.C114]*20" office:value-type="float" office:value="537240" calcext:value-type="float">
            <text:p>537240</text:p>
          </table:table-cell>
          <table:table-cell table:style-name="ce6" table:formula="of:=[.C114]*50" office:value-type="float" office:value="1343100" calcext:value-type="float">
            <text:p>1343100</text:p>
          </table:table-cell>
          <table:table-cell table:style-name="ce6" table:formula="of:=[.A114]*50" office:value-type="float" office:value="5550" calcext:value-type="float">
            <text:p>5550</text:p>
          </table:table-cell>
          <table:table-cell table:style-name="ce6" table:formula="of:=[.G114]+50" office:value-type="float" office:value="236.5" calcext:value-type="float">
            <text:p>236.5</text:p>
          </table:table-cell>
          <table:table-cell table:style-name="ce6" table:formula="of:=[.Q114]" office:value-type="float" office:value="236.5" calcext:value-type="float">
            <text:p>236.5</text:p>
          </table:table-cell>
          <table:table-cell table:number-columns-repeated="1006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6" table:formula="of:=[.A115]+10" office:value-type="float" office:value="122" calcext:value-type="float">
            <text:p>122</text:p>
          </table:table-cell>
          <table:table-cell table:style-name="ce6" table:formula="of:=[.A115]*[.B115]*2" office:value-type="float" office:value="27328" calcext:value-type="float">
            <text:p>27328</text:p>
          </table:table-cell>
          <table:table-cell table:style-name="ce7" office:value-type="float" office:value="1120" calcext:value-type="float">
            <text:p>1120</text:p>
          </table:table-cell>
          <table:table-cell table:style-name="ce6" table:formula="of:=[.A115]*([.A115]+20)" office:value-type="float" office:value="14784" calcext:value-type="float">
            <text:p>14784</text:p>
          </table:table-cell>
          <table:table-cell table:style-name="ce6" table:formula="of:=[.A115]+[.B115]" office:value-type="float" office:value="234" calcext:value-type="float">
            <text:p>234</text:p>
          </table:table-cell>
          <table:table-cell table:style-name="ce6" table:formula="of:=([.A115]*1.5)+20" office:value-type="float" office:value="188" calcext:value-type="float">
            <text:p>188</text:p>
          </table:table-cell>
          <table:table-cell table:style-name="ce6" table:formula="of:=[.E115]/2" office:value-type="float" office:value="7392" calcext:value-type="float">
            <text:p>7392</text:p>
          </table:table-cell>
          <table:table-cell table:style-name="ce6" table:formula="of:=[.F115]" office:value-type="float" office:value="234" calcext:value-type="float">
            <text:p>234</text:p>
          </table:table-cell>
          <table:table-cell table:style-name="ce6" table:formula="of:=[.G115]" office:value-type="float" office:value="188" calcext:value-type="float">
            <text:p>188</text:p>
          </table:table-cell>
          <table:table-cell table:style-name="ce6" table:formula="of:=[.H115]" office:value-type="float" office:value="7392" calcext:value-type="float">
            <text:p>7392</text:p>
          </table:table-cell>
          <table:table-cell table:style-name="ce5"/>
          <table:table-cell table:style-name="ce6" table:formula="of:=[.C115]*10" office:value-type="float" office:value="273280" calcext:value-type="float">
            <text:p>273280</text:p>
          </table:table-cell>
          <table:table-cell table:style-name="ce6" table:formula="of:=[.C115]*20" office:value-type="float" office:value="546560" calcext:value-type="float">
            <text:p>546560</text:p>
          </table:table-cell>
          <table:table-cell table:style-name="ce6" table:formula="of:=[.C115]*50" office:value-type="float" office:value="1366400" calcext:value-type="float">
            <text:p>1366400</text:p>
          </table:table-cell>
          <table:table-cell table:style-name="ce6" table:formula="of:=[.A115]*50" office:value-type="float" office:value="5600" calcext:value-type="float">
            <text:p>5600</text:p>
          </table:table-cell>
          <table:table-cell table:style-name="ce6" table:formula="of:=[.G115]+50" office:value-type="float" office:value="238" calcext:value-type="float">
            <text:p>238</text:p>
          </table:table-cell>
          <table:table-cell table:style-name="ce6" table:formula="of:=[.Q115]" office:value-type="float" office:value="238" calcext:value-type="float">
            <text:p>238</text:p>
          </table:table-cell>
          <table:table-cell table:number-columns-repeated="1006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6" table:formula="of:=[.A116]+10" office:value-type="float" office:value="123" calcext:value-type="float">
            <text:p>123</text:p>
          </table:table-cell>
          <table:table-cell table:style-name="ce6" table:formula="of:=[.A116]*[.B116]*2" office:value-type="float" office:value="27798" calcext:value-type="float">
            <text:p>27798</text:p>
          </table:table-cell>
          <table:table-cell table:style-name="ce7" office:value-type="float" office:value="1130" calcext:value-type="float">
            <text:p>1130</text:p>
          </table:table-cell>
          <table:table-cell table:style-name="ce6" table:formula="of:=[.A116]*([.A116]+20)" office:value-type="float" office:value="15029" calcext:value-type="float">
            <text:p>15029</text:p>
          </table:table-cell>
          <table:table-cell table:style-name="ce6" table:formula="of:=[.A116]+[.B116]" office:value-type="float" office:value="236" calcext:value-type="float">
            <text:p>236</text:p>
          </table:table-cell>
          <table:table-cell table:style-name="ce6" table:formula="of:=([.A116]*1.5)+20" office:value-type="float" office:value="189.5" calcext:value-type="float">
            <text:p>189.5</text:p>
          </table:table-cell>
          <table:table-cell table:style-name="ce6" table:formula="of:=[.E116]/2" office:value-type="float" office:value="7514.5" calcext:value-type="float">
            <text:p>7514.5</text:p>
          </table:table-cell>
          <table:table-cell table:style-name="ce6" table:formula="of:=[.F116]" office:value-type="float" office:value="236" calcext:value-type="float">
            <text:p>236</text:p>
          </table:table-cell>
          <table:table-cell table:style-name="ce6" table:formula="of:=[.G116]" office:value-type="float" office:value="189.5" calcext:value-type="float">
            <text:p>189.5</text:p>
          </table:table-cell>
          <table:table-cell table:style-name="ce6" table:formula="of:=[.H116]" office:value-type="float" office:value="7514.5" calcext:value-type="float">
            <text:p>7514.5</text:p>
          </table:table-cell>
          <table:table-cell table:style-name="ce5"/>
          <table:table-cell table:style-name="ce6" table:formula="of:=[.C116]*10" office:value-type="float" office:value="277980" calcext:value-type="float">
            <text:p>277980</text:p>
          </table:table-cell>
          <table:table-cell table:style-name="ce6" table:formula="of:=[.C116]*20" office:value-type="float" office:value="555960" calcext:value-type="float">
            <text:p>555960</text:p>
          </table:table-cell>
          <table:table-cell table:style-name="ce6" table:formula="of:=[.C116]*50" office:value-type="float" office:value="1389900" calcext:value-type="float">
            <text:p>1389900</text:p>
          </table:table-cell>
          <table:table-cell table:style-name="ce6" table:formula="of:=[.A116]*50" office:value-type="float" office:value="5650" calcext:value-type="float">
            <text:p>5650</text:p>
          </table:table-cell>
          <table:table-cell table:style-name="ce6" table:formula="of:=[.G116]+50" office:value-type="float" office:value="239.5" calcext:value-type="float">
            <text:p>239.5</text:p>
          </table:table-cell>
          <table:table-cell table:style-name="ce6" table:formula="of:=[.Q116]" office:value-type="float" office:value="239.5" calcext:value-type="float">
            <text:p>239.5</text:p>
          </table:table-cell>
          <table:table-cell table:number-columns-repeated="1006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6" table:formula="of:=[.A117]+10" office:value-type="float" office:value="124" calcext:value-type="float">
            <text:p>124</text:p>
          </table:table-cell>
          <table:table-cell table:style-name="ce6" table:formula="of:=[.A117]*[.B117]*2" office:value-type="float" office:value="28272" calcext:value-type="float">
            <text:p>28272</text:p>
          </table:table-cell>
          <table:table-cell table:style-name="ce7" office:value-type="float" office:value="1140" calcext:value-type="float">
            <text:p>1140</text:p>
          </table:table-cell>
          <table:table-cell table:style-name="ce6" table:formula="of:=[.A117]*([.A117]+20)" office:value-type="float" office:value="15276" calcext:value-type="float">
            <text:p>15276</text:p>
          </table:table-cell>
          <table:table-cell table:style-name="ce6" table:formula="of:=[.A117]+[.B117]" office:value-type="float" office:value="238" calcext:value-type="float">
            <text:p>238</text:p>
          </table:table-cell>
          <table:table-cell table:style-name="ce6" table:formula="of:=([.A117]*1.5)+20" office:value-type="float" office:value="191" calcext:value-type="float">
            <text:p>191</text:p>
          </table:table-cell>
          <table:table-cell table:style-name="ce6" table:formula="of:=[.E117]/2" office:value-type="float" office:value="7638" calcext:value-type="float">
            <text:p>7638</text:p>
          </table:table-cell>
          <table:table-cell table:style-name="ce6" table:formula="of:=[.F117]" office:value-type="float" office:value="238" calcext:value-type="float">
            <text:p>238</text:p>
          </table:table-cell>
          <table:table-cell table:style-name="ce6" table:formula="of:=[.G117]" office:value-type="float" office:value="191" calcext:value-type="float">
            <text:p>191</text:p>
          </table:table-cell>
          <table:table-cell table:style-name="ce6" table:formula="of:=[.H117]" office:value-type="float" office:value="7638" calcext:value-type="float">
            <text:p>7638</text:p>
          </table:table-cell>
          <table:table-cell table:style-name="ce5"/>
          <table:table-cell table:style-name="ce6" table:formula="of:=[.C117]*10" office:value-type="float" office:value="282720" calcext:value-type="float">
            <text:p>282720</text:p>
          </table:table-cell>
          <table:table-cell table:style-name="ce6" table:formula="of:=[.C117]*20" office:value-type="float" office:value="565440" calcext:value-type="float">
            <text:p>565440</text:p>
          </table:table-cell>
          <table:table-cell table:style-name="ce6" table:formula="of:=[.C117]*50" office:value-type="float" office:value="1413600" calcext:value-type="float">
            <text:p>1413600</text:p>
          </table:table-cell>
          <table:table-cell table:style-name="ce6" table:formula="of:=[.A117]*50" office:value-type="float" office:value="5700" calcext:value-type="float">
            <text:p>5700</text:p>
          </table:table-cell>
          <table:table-cell table:style-name="ce6" table:formula="of:=[.G117]+50" office:value-type="float" office:value="241" calcext:value-type="float">
            <text:p>241</text:p>
          </table:table-cell>
          <table:table-cell table:style-name="ce6" table:formula="of:=[.Q117]" office:value-type="float" office:value="241" calcext:value-type="float">
            <text:p>241</text:p>
          </table:table-cell>
          <table:table-cell table:number-columns-repeated="1006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6" table:formula="of:=[.A118]+10" office:value-type="float" office:value="125" calcext:value-type="float">
            <text:p>125</text:p>
          </table:table-cell>
          <table:table-cell table:style-name="ce6" table:formula="of:=[.A118]*[.B118]*2" office:value-type="float" office:value="28750" calcext:value-type="float">
            <text:p>28750</text:p>
          </table:table-cell>
          <table:table-cell table:style-name="ce7" office:value-type="float" office:value="1150" calcext:value-type="float">
            <text:p>1150</text:p>
          </table:table-cell>
          <table:table-cell table:style-name="ce6" table:formula="of:=[.A118]*([.A118]+20)" office:value-type="float" office:value="15525" calcext:value-type="float">
            <text:p>15525</text:p>
          </table:table-cell>
          <table:table-cell table:style-name="ce6" table:formula="of:=[.A118]+[.B118]" office:value-type="float" office:value="240" calcext:value-type="float">
            <text:p>240</text:p>
          </table:table-cell>
          <table:table-cell table:style-name="ce6" table:formula="of:=([.A118]*1.5)+20" office:value-type="float" office:value="192.5" calcext:value-type="float">
            <text:p>192.5</text:p>
          </table:table-cell>
          <table:table-cell table:style-name="ce6" table:formula="of:=[.E118]/2" office:value-type="float" office:value="7762.5" calcext:value-type="float">
            <text:p>7762.5</text:p>
          </table:table-cell>
          <table:table-cell table:style-name="ce6" table:formula="of:=[.F118]" office:value-type="float" office:value="240" calcext:value-type="float">
            <text:p>240</text:p>
          </table:table-cell>
          <table:table-cell table:style-name="ce6" table:formula="of:=[.G118]" office:value-type="float" office:value="192.5" calcext:value-type="float">
            <text:p>192.5</text:p>
          </table:table-cell>
          <table:table-cell table:style-name="ce6" table:formula="of:=[.H118]" office:value-type="float" office:value="7762.5" calcext:value-type="float">
            <text:p>7762.5</text:p>
          </table:table-cell>
          <table:table-cell table:style-name="ce5"/>
          <table:table-cell table:style-name="ce6" table:formula="of:=[.C118]*10" office:value-type="float" office:value="287500" calcext:value-type="float">
            <text:p>287500</text:p>
          </table:table-cell>
          <table:table-cell table:style-name="ce6" table:formula="of:=[.C118]*20" office:value-type="float" office:value="575000" calcext:value-type="float">
            <text:p>575000</text:p>
          </table:table-cell>
          <table:table-cell table:style-name="ce6" table:formula="of:=[.C118]*50" office:value-type="float" office:value="1437500" calcext:value-type="float">
            <text:p>1437500</text:p>
          </table:table-cell>
          <table:table-cell table:style-name="ce6" table:formula="of:=[.A118]*50" office:value-type="float" office:value="5750" calcext:value-type="float">
            <text:p>5750</text:p>
          </table:table-cell>
          <table:table-cell table:style-name="ce6" table:formula="of:=[.G118]+50" office:value-type="float" office:value="242.5" calcext:value-type="float">
            <text:p>242.5</text:p>
          </table:table-cell>
          <table:table-cell table:style-name="ce6" table:formula="of:=[.Q118]" office:value-type="float" office:value="242.5" calcext:value-type="float">
            <text:p>242.5</text:p>
          </table:table-cell>
          <table:table-cell table:number-columns-repeated="1006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6" table:formula="of:=[.A119]+10" office:value-type="float" office:value="126" calcext:value-type="float">
            <text:p>126</text:p>
          </table:table-cell>
          <table:table-cell table:style-name="ce6" table:formula="of:=[.A119]*[.B119]*2" office:value-type="float" office:value="29232" calcext:value-type="float">
            <text:p>29232</text:p>
          </table:table-cell>
          <table:table-cell table:style-name="ce7" office:value-type="float" office:value="1160" calcext:value-type="float">
            <text:p>1160</text:p>
          </table:table-cell>
          <table:table-cell table:style-name="ce6" table:formula="of:=[.A119]*([.A119]+20)" office:value-type="float" office:value="15776" calcext:value-type="float">
            <text:p>15776</text:p>
          </table:table-cell>
          <table:table-cell table:style-name="ce6" table:formula="of:=[.A119]+[.B119]" office:value-type="float" office:value="242" calcext:value-type="float">
            <text:p>242</text:p>
          </table:table-cell>
          <table:table-cell table:style-name="ce6" table:formula="of:=([.A119]*1.5)+20" office:value-type="float" office:value="194" calcext:value-type="float">
            <text:p>194</text:p>
          </table:table-cell>
          <table:table-cell table:style-name="ce6" table:formula="of:=[.E119]/2" office:value-type="float" office:value="7888" calcext:value-type="float">
            <text:p>7888</text:p>
          </table:table-cell>
          <table:table-cell table:style-name="ce6" table:formula="of:=[.F119]" office:value-type="float" office:value="242" calcext:value-type="float">
            <text:p>242</text:p>
          </table:table-cell>
          <table:table-cell table:style-name="ce6" table:formula="of:=[.G119]" office:value-type="float" office:value="194" calcext:value-type="float">
            <text:p>194</text:p>
          </table:table-cell>
          <table:table-cell table:style-name="ce6" table:formula="of:=[.H119]" office:value-type="float" office:value="7888" calcext:value-type="float">
            <text:p>7888</text:p>
          </table:table-cell>
          <table:table-cell table:style-name="ce5"/>
          <table:table-cell table:style-name="ce6" table:formula="of:=[.C119]*10" office:value-type="float" office:value="292320" calcext:value-type="float">
            <text:p>292320</text:p>
          </table:table-cell>
          <table:table-cell table:style-name="ce6" table:formula="of:=[.C119]*20" office:value-type="float" office:value="584640" calcext:value-type="float">
            <text:p>584640</text:p>
          </table:table-cell>
          <table:table-cell table:style-name="ce6" table:formula="of:=[.C119]*50" office:value-type="float" office:value="1461600" calcext:value-type="float">
            <text:p>1461600</text:p>
          </table:table-cell>
          <table:table-cell table:style-name="ce6" table:formula="of:=[.A119]*50" office:value-type="float" office:value="5800" calcext:value-type="float">
            <text:p>5800</text:p>
          </table:table-cell>
          <table:table-cell table:style-name="ce6" table:formula="of:=[.G119]+50" office:value-type="float" office:value="244" calcext:value-type="float">
            <text:p>244</text:p>
          </table:table-cell>
          <table:table-cell table:style-name="ce6" table:formula="of:=[.Q119]" office:value-type="float" office:value="244" calcext:value-type="float">
            <text:p>244</text:p>
          </table:table-cell>
          <table:table-cell table:number-columns-repeated="1006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6" table:formula="of:=[.A120]+10" office:value-type="float" office:value="127" calcext:value-type="float">
            <text:p>127</text:p>
          </table:table-cell>
          <table:table-cell table:style-name="ce6" table:formula="of:=[.A120]*[.B120]*2" office:value-type="float" office:value="29718" calcext:value-type="float">
            <text:p>29718</text:p>
          </table:table-cell>
          <table:table-cell table:style-name="ce7" office:value-type="float" office:value="1170" calcext:value-type="float">
            <text:p>1170</text:p>
          </table:table-cell>
          <table:table-cell table:style-name="ce6" table:formula="of:=[.A120]*([.A120]+20)" office:value-type="float" office:value="16029" calcext:value-type="float">
            <text:p>16029</text:p>
          </table:table-cell>
          <table:table-cell table:style-name="ce6" table:formula="of:=[.A120]+[.B120]" office:value-type="float" office:value="244" calcext:value-type="float">
            <text:p>244</text:p>
          </table:table-cell>
          <table:table-cell table:style-name="ce6" table:formula="of:=([.A120]*1.5)+20" office:value-type="float" office:value="195.5" calcext:value-type="float">
            <text:p>195.5</text:p>
          </table:table-cell>
          <table:table-cell table:style-name="ce6" table:formula="of:=[.E120]/2" office:value-type="float" office:value="8014.5" calcext:value-type="float">
            <text:p>8014.5</text:p>
          </table:table-cell>
          <table:table-cell table:style-name="ce6" table:formula="of:=[.F120]" office:value-type="float" office:value="244" calcext:value-type="float">
            <text:p>244</text:p>
          </table:table-cell>
          <table:table-cell table:style-name="ce6" table:formula="of:=[.G120]" office:value-type="float" office:value="195.5" calcext:value-type="float">
            <text:p>195.5</text:p>
          </table:table-cell>
          <table:table-cell table:style-name="ce6" table:formula="of:=[.H120]" office:value-type="float" office:value="8014.5" calcext:value-type="float">
            <text:p>8014.5</text:p>
          </table:table-cell>
          <table:table-cell table:style-name="ce5"/>
          <table:table-cell table:style-name="ce6" table:formula="of:=[.C120]*10" office:value-type="float" office:value="297180" calcext:value-type="float">
            <text:p>297180</text:p>
          </table:table-cell>
          <table:table-cell table:style-name="ce6" table:formula="of:=[.C120]*20" office:value-type="float" office:value="594360" calcext:value-type="float">
            <text:p>594360</text:p>
          </table:table-cell>
          <table:table-cell table:style-name="ce6" table:formula="of:=[.C120]*50" office:value-type="float" office:value="1485900" calcext:value-type="float">
            <text:p>1485900</text:p>
          </table:table-cell>
          <table:table-cell table:style-name="ce6" table:formula="of:=[.A120]*50" office:value-type="float" office:value="5850" calcext:value-type="float">
            <text:p>5850</text:p>
          </table:table-cell>
          <table:table-cell table:style-name="ce6" table:formula="of:=[.G120]+50" office:value-type="float" office:value="245.5" calcext:value-type="float">
            <text:p>245.5</text:p>
          </table:table-cell>
          <table:table-cell table:style-name="ce6" table:formula="of:=[.Q120]" office:value-type="float" office:value="245.5" calcext:value-type="float">
            <text:p>245.5</text:p>
          </table:table-cell>
          <table:table-cell table:number-columns-repeated="1006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6" table:formula="of:=[.A121]+10" office:value-type="float" office:value="128" calcext:value-type="float">
            <text:p>128</text:p>
          </table:table-cell>
          <table:table-cell table:style-name="ce6" table:formula="of:=[.A121]*[.B121]*2" office:value-type="float" office:value="30208" calcext:value-type="float">
            <text:p>30208</text:p>
          </table:table-cell>
          <table:table-cell table:style-name="ce7" office:value-type="float" office:value="1180" calcext:value-type="float">
            <text:p>1180</text:p>
          </table:table-cell>
          <table:table-cell table:style-name="ce6" table:formula="of:=[.A121]*([.A121]+20)" office:value-type="float" office:value="16284" calcext:value-type="float">
            <text:p>16284</text:p>
          </table:table-cell>
          <table:table-cell table:style-name="ce6" table:formula="of:=[.A121]+[.B121]" office:value-type="float" office:value="246" calcext:value-type="float">
            <text:p>246</text:p>
          </table:table-cell>
          <table:table-cell table:style-name="ce6" table:formula="of:=([.A121]*1.5)+20" office:value-type="float" office:value="197" calcext:value-type="float">
            <text:p>197</text:p>
          </table:table-cell>
          <table:table-cell table:style-name="ce6" table:formula="of:=[.E121]/2" office:value-type="float" office:value="8142" calcext:value-type="float">
            <text:p>8142</text:p>
          </table:table-cell>
          <table:table-cell table:style-name="ce6" table:formula="of:=[.F121]" office:value-type="float" office:value="246" calcext:value-type="float">
            <text:p>246</text:p>
          </table:table-cell>
          <table:table-cell table:style-name="ce6" table:formula="of:=[.G121]" office:value-type="float" office:value="197" calcext:value-type="float">
            <text:p>197</text:p>
          </table:table-cell>
          <table:table-cell table:style-name="ce6" table:formula="of:=[.H121]" office:value-type="float" office:value="8142" calcext:value-type="float">
            <text:p>8142</text:p>
          </table:table-cell>
          <table:table-cell table:style-name="ce5"/>
          <table:table-cell table:style-name="ce6" table:formula="of:=[.C121]*10" office:value-type="float" office:value="302080" calcext:value-type="float">
            <text:p>302080</text:p>
          </table:table-cell>
          <table:table-cell table:style-name="ce6" table:formula="of:=[.C121]*20" office:value-type="float" office:value="604160" calcext:value-type="float">
            <text:p>604160</text:p>
          </table:table-cell>
          <table:table-cell table:style-name="ce6" table:formula="of:=[.C121]*50" office:value-type="float" office:value="1510400" calcext:value-type="float">
            <text:p>1510400</text:p>
          </table:table-cell>
          <table:table-cell table:style-name="ce6" table:formula="of:=[.A121]*50" office:value-type="float" office:value="5900" calcext:value-type="float">
            <text:p>5900</text:p>
          </table:table-cell>
          <table:table-cell table:style-name="ce6" table:formula="of:=[.G121]+50" office:value-type="float" office:value="247" calcext:value-type="float">
            <text:p>247</text:p>
          </table:table-cell>
          <table:table-cell table:style-name="ce6" table:formula="of:=[.Q121]" office:value-type="float" office:value="247" calcext:value-type="float">
            <text:p>247</text:p>
          </table:table-cell>
          <table:table-cell table:number-columns-repeated="1006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6" table:formula="of:=[.A122]+10" office:value-type="float" office:value="129" calcext:value-type="float">
            <text:p>129</text:p>
          </table:table-cell>
          <table:table-cell table:style-name="ce6" table:formula="of:=[.A122]*[.B122]*2" office:value-type="float" office:value="30702" calcext:value-type="float">
            <text:p>30702</text:p>
          </table:table-cell>
          <table:table-cell table:style-name="ce7" office:value-type="float" office:value="1190" calcext:value-type="float">
            <text:p>1190</text:p>
          </table:table-cell>
          <table:table-cell table:style-name="ce6" table:formula="of:=[.A122]*([.A122]+20)" office:value-type="float" office:value="16541" calcext:value-type="float">
            <text:p>16541</text:p>
          </table:table-cell>
          <table:table-cell table:style-name="ce6" table:formula="of:=[.A122]+[.B122]" office:value-type="float" office:value="248" calcext:value-type="float">
            <text:p>248</text:p>
          </table:table-cell>
          <table:table-cell table:style-name="ce6" table:formula="of:=([.A122]*1.5)+20" office:value-type="float" office:value="198.5" calcext:value-type="float">
            <text:p>198.5</text:p>
          </table:table-cell>
          <table:table-cell table:style-name="ce6" table:formula="of:=[.E122]/2" office:value-type="float" office:value="8270.5" calcext:value-type="float">
            <text:p>8270.5</text:p>
          </table:table-cell>
          <table:table-cell table:style-name="ce6" table:formula="of:=[.F122]" office:value-type="float" office:value="248" calcext:value-type="float">
            <text:p>248</text:p>
          </table:table-cell>
          <table:table-cell table:style-name="ce6" table:formula="of:=[.G122]" office:value-type="float" office:value="198.5" calcext:value-type="float">
            <text:p>198.5</text:p>
          </table:table-cell>
          <table:table-cell table:style-name="ce6" table:formula="of:=[.H122]" office:value-type="float" office:value="8270.5" calcext:value-type="float">
            <text:p>8270.5</text:p>
          </table:table-cell>
          <table:table-cell table:style-name="ce5"/>
          <table:table-cell table:style-name="ce6" table:formula="of:=[.C122]*10" office:value-type="float" office:value="307020" calcext:value-type="float">
            <text:p>307020</text:p>
          </table:table-cell>
          <table:table-cell table:style-name="ce6" table:formula="of:=[.C122]*20" office:value-type="float" office:value="614040" calcext:value-type="float">
            <text:p>614040</text:p>
          </table:table-cell>
          <table:table-cell table:style-name="ce6" table:formula="of:=[.C122]*50" office:value-type="float" office:value="1535100" calcext:value-type="float">
            <text:p>1535100</text:p>
          </table:table-cell>
          <table:table-cell table:style-name="ce6" table:formula="of:=[.A122]*50" office:value-type="float" office:value="5950" calcext:value-type="float">
            <text:p>5950</text:p>
          </table:table-cell>
          <table:table-cell table:style-name="ce6" table:formula="of:=[.G122]+50" office:value-type="float" office:value="248.5" calcext:value-type="float">
            <text:p>248.5</text:p>
          </table:table-cell>
          <table:table-cell table:style-name="ce6" table:formula="of:=[.Q122]" office:value-type="float" office:value="248.5" calcext:value-type="float">
            <text:p>248.5</text:p>
          </table:table-cell>
          <table:table-cell table:number-columns-repeated="1006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6" table:formula="of:=[.A123]+10" office:value-type="float" office:value="130" calcext:value-type="float">
            <text:p>130</text:p>
          </table:table-cell>
          <table:table-cell table:style-name="ce6" table:formula="of:=[.A123]*[.B123]*2" office:value-type="float" office:value="31200" calcext:value-type="float">
            <text:p>31200</text:p>
          </table:table-cell>
          <table:table-cell table:style-name="ce7" office:value-type="float" office:value="1200" calcext:value-type="float">
            <text:p>1200</text:p>
          </table:table-cell>
          <table:table-cell table:style-name="ce6" table:formula="of:=[.A123]*([.A123]+20)" office:value-type="float" office:value="16800" calcext:value-type="float">
            <text:p>16800</text:p>
          </table:table-cell>
          <table:table-cell table:style-name="ce6" table:formula="of:=[.A123]+[.B123]" office:value-type="float" office:value="250" calcext:value-type="float">
            <text:p>250</text:p>
          </table:table-cell>
          <table:table-cell table:style-name="ce6" table:formula="of:=([.A123]*1.5)+20" office:value-type="float" office:value="200" calcext:value-type="float">
            <text:p>200</text:p>
          </table:table-cell>
          <table:table-cell table:style-name="ce6" table:formula="of:=[.E123]/2" office:value-type="float" office:value="8400" calcext:value-type="float">
            <text:p>8400</text:p>
          </table:table-cell>
          <table:table-cell table:style-name="ce6" table:formula="of:=[.F123]" office:value-type="float" office:value="250" calcext:value-type="float">
            <text:p>250</text:p>
          </table:table-cell>
          <table:table-cell table:style-name="ce6" table:formula="of:=[.G123]" office:value-type="float" office:value="200" calcext:value-type="float">
            <text:p>200</text:p>
          </table:table-cell>
          <table:table-cell table:style-name="ce6" table:formula="of:=[.H123]" office:value-type="float" office:value="8400" calcext:value-type="float">
            <text:p>8400</text:p>
          </table:table-cell>
          <table:table-cell table:style-name="ce5"/>
          <table:table-cell table:style-name="ce6" table:formula="of:=[.C123]*10" office:value-type="float" office:value="312000" calcext:value-type="float">
            <text:p>312000</text:p>
          </table:table-cell>
          <table:table-cell table:style-name="ce6" table:formula="of:=[.C123]*20" office:value-type="float" office:value="624000" calcext:value-type="float">
            <text:p>624000</text:p>
          </table:table-cell>
          <table:table-cell table:style-name="ce6" table:formula="of:=[.C123]*50" office:value-type="float" office:value="1560000" calcext:value-type="float">
            <text:p>1560000</text:p>
          </table:table-cell>
          <table:table-cell table:style-name="ce6" table:formula="of:=[.A123]*50" office:value-type="float" office:value="6000" calcext:value-type="float">
            <text:p>6000</text:p>
          </table:table-cell>
          <table:table-cell table:style-name="ce6" table:formula="of:=[.G123]+50" office:value-type="float" office:value="250" calcext:value-type="float">
            <text:p>250</text:p>
          </table:table-cell>
          <table:table-cell table:style-name="ce6" table:formula="of:=[.Q123]" office:value-type="float" office:value="250" calcext:value-type="float">
            <text:p>250</text:p>
          </table:table-cell>
          <table:table-cell table:number-columns-repeated="1006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6" table:formula="of:=[.A124]+10" office:value-type="float" office:value="131" calcext:value-type="float">
            <text:p>131</text:p>
          </table:table-cell>
          <table:table-cell table:style-name="ce6" table:formula="of:=[.A124]*[.B124]*2" office:value-type="float" office:value="31702" calcext:value-type="float">
            <text:p>31702</text:p>
          </table:table-cell>
          <table:table-cell table:style-name="ce7" office:value-type="float" office:value="1210" calcext:value-type="float">
            <text:p>1210</text:p>
          </table:table-cell>
          <table:table-cell table:style-name="ce6" table:formula="of:=[.A124]*([.A124]+20)" office:value-type="float" office:value="17061" calcext:value-type="float">
            <text:p>17061</text:p>
          </table:table-cell>
          <table:table-cell table:style-name="ce6" table:formula="of:=[.A124]+[.B124]" office:value-type="float" office:value="252" calcext:value-type="float">
            <text:p>252</text:p>
          </table:table-cell>
          <table:table-cell table:style-name="ce6" table:formula="of:=([.A124]*1.5)+20" office:value-type="float" office:value="201.5" calcext:value-type="float">
            <text:p>201.5</text:p>
          </table:table-cell>
          <table:table-cell table:style-name="ce6" table:formula="of:=[.E124]/2" office:value-type="float" office:value="8530.5" calcext:value-type="float">
            <text:p>8530.5</text:p>
          </table:table-cell>
          <table:table-cell table:style-name="ce6" table:formula="of:=[.F124]" office:value-type="float" office:value="252" calcext:value-type="float">
            <text:p>252</text:p>
          </table:table-cell>
          <table:table-cell table:style-name="ce6" table:formula="of:=[.G124]" office:value-type="float" office:value="201.5" calcext:value-type="float">
            <text:p>201.5</text:p>
          </table:table-cell>
          <table:table-cell table:style-name="ce6" table:formula="of:=[.H124]" office:value-type="float" office:value="8530.5" calcext:value-type="float">
            <text:p>8530.5</text:p>
          </table:table-cell>
          <table:table-cell table:style-name="ce5"/>
          <table:table-cell table:style-name="ce6" table:formula="of:=[.C124]*10" office:value-type="float" office:value="317020" calcext:value-type="float">
            <text:p>317020</text:p>
          </table:table-cell>
          <table:table-cell table:style-name="ce6" table:formula="of:=[.C124]*20" office:value-type="float" office:value="634040" calcext:value-type="float">
            <text:p>634040</text:p>
          </table:table-cell>
          <table:table-cell table:style-name="ce6" table:formula="of:=[.C124]*50" office:value-type="float" office:value="1585100" calcext:value-type="float">
            <text:p>1585100</text:p>
          </table:table-cell>
          <table:table-cell table:style-name="ce6" table:formula="of:=[.A124]*50" office:value-type="float" office:value="6050" calcext:value-type="float">
            <text:p>6050</text:p>
          </table:table-cell>
          <table:table-cell table:style-name="ce6" table:formula="of:=[.G124]+50" office:value-type="float" office:value="251.5" calcext:value-type="float">
            <text:p>251.5</text:p>
          </table:table-cell>
          <table:table-cell table:style-name="ce6" table:formula="of:=[.Q124]" office:value-type="float" office:value="251.5" calcext:value-type="float">
            <text:p>251.5</text:p>
          </table:table-cell>
          <table:table-cell table:number-columns-repeated="1006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6" table:formula="of:=[.A125]+10" office:value-type="float" office:value="132" calcext:value-type="float">
            <text:p>132</text:p>
          </table:table-cell>
          <table:table-cell table:style-name="ce6" table:formula="of:=[.A125]*[.B125]*2" office:value-type="float" office:value="32208" calcext:value-type="float">
            <text:p>32208</text:p>
          </table:table-cell>
          <table:table-cell table:style-name="ce7" office:value-type="float" office:value="1220" calcext:value-type="float">
            <text:p>1220</text:p>
          </table:table-cell>
          <table:table-cell table:style-name="ce6" table:formula="of:=[.A125]*([.A125]+20)" office:value-type="float" office:value="17324" calcext:value-type="float">
            <text:p>17324</text:p>
          </table:table-cell>
          <table:table-cell table:style-name="ce6" table:formula="of:=[.A125]+[.B125]" office:value-type="float" office:value="254" calcext:value-type="float">
            <text:p>254</text:p>
          </table:table-cell>
          <table:table-cell table:style-name="ce6" table:formula="of:=([.A125]*1.5)+20" office:value-type="float" office:value="203" calcext:value-type="float">
            <text:p>203</text:p>
          </table:table-cell>
          <table:table-cell table:style-name="ce6" table:formula="of:=[.E125]/2" office:value-type="float" office:value="8662" calcext:value-type="float">
            <text:p>8662</text:p>
          </table:table-cell>
          <table:table-cell table:style-name="ce6" table:formula="of:=[.F125]" office:value-type="float" office:value="254" calcext:value-type="float">
            <text:p>254</text:p>
          </table:table-cell>
          <table:table-cell table:style-name="ce6" table:formula="of:=[.G125]" office:value-type="float" office:value="203" calcext:value-type="float">
            <text:p>203</text:p>
          </table:table-cell>
          <table:table-cell table:style-name="ce6" table:formula="of:=[.H125]" office:value-type="float" office:value="8662" calcext:value-type="float">
            <text:p>8662</text:p>
          </table:table-cell>
          <table:table-cell table:style-name="ce5"/>
          <table:table-cell table:style-name="ce6" table:formula="of:=[.C125]*10" office:value-type="float" office:value="322080" calcext:value-type="float">
            <text:p>322080</text:p>
          </table:table-cell>
          <table:table-cell table:style-name="ce6" table:formula="of:=[.C125]*20" office:value-type="float" office:value="644160" calcext:value-type="float">
            <text:p>644160</text:p>
          </table:table-cell>
          <table:table-cell table:style-name="ce6" table:formula="of:=[.C125]*50" office:value-type="float" office:value="1610400" calcext:value-type="float">
            <text:p>1610400</text:p>
          </table:table-cell>
          <table:table-cell table:style-name="ce6" table:formula="of:=[.A125]*50" office:value-type="float" office:value="6100" calcext:value-type="float">
            <text:p>6100</text:p>
          </table:table-cell>
          <table:table-cell table:style-name="ce6" table:formula="of:=[.G125]+50" office:value-type="float" office:value="253" calcext:value-type="float">
            <text:p>253</text:p>
          </table:table-cell>
          <table:table-cell table:style-name="ce6" table:formula="of:=[.Q125]" office:value-type="float" office:value="253" calcext:value-type="float">
            <text:p>253</text:p>
          </table:table-cell>
          <table:table-cell table:number-columns-repeated="1006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6" table:formula="of:=[.A126]+10" office:value-type="float" office:value="133" calcext:value-type="float">
            <text:p>133</text:p>
          </table:table-cell>
          <table:table-cell table:style-name="ce6" table:formula="of:=[.A126]*[.B126]*2" office:value-type="float" office:value="32718" calcext:value-type="float">
            <text:p>32718</text:p>
          </table:table-cell>
          <table:table-cell table:style-name="ce7" office:value-type="float" office:value="1230" calcext:value-type="float">
            <text:p>1230</text:p>
          </table:table-cell>
          <table:table-cell table:style-name="ce6" table:formula="of:=[.A126]*([.A126]+20)" office:value-type="float" office:value="17589" calcext:value-type="float">
            <text:p>17589</text:p>
          </table:table-cell>
          <table:table-cell table:style-name="ce6" table:formula="of:=[.A126]+[.B126]" office:value-type="float" office:value="256" calcext:value-type="float">
            <text:p>256</text:p>
          </table:table-cell>
          <table:table-cell table:style-name="ce6" table:formula="of:=([.A126]*1.5)+20" office:value-type="float" office:value="204.5" calcext:value-type="float">
            <text:p>204.5</text:p>
          </table:table-cell>
          <table:table-cell table:style-name="ce6" table:formula="of:=[.E126]/2" office:value-type="float" office:value="8794.5" calcext:value-type="float">
            <text:p>8794.5</text:p>
          </table:table-cell>
          <table:table-cell table:style-name="ce6" table:formula="of:=[.F126]" office:value-type="float" office:value="256" calcext:value-type="float">
            <text:p>256</text:p>
          </table:table-cell>
          <table:table-cell table:style-name="ce6" table:formula="of:=[.G126]" office:value-type="float" office:value="204.5" calcext:value-type="float">
            <text:p>204.5</text:p>
          </table:table-cell>
          <table:table-cell table:style-name="ce6" table:formula="of:=[.H126]" office:value-type="float" office:value="8794.5" calcext:value-type="float">
            <text:p>8794.5</text:p>
          </table:table-cell>
          <table:table-cell table:style-name="ce5"/>
          <table:table-cell table:style-name="ce6" table:formula="of:=[.C126]*10" office:value-type="float" office:value="327180" calcext:value-type="float">
            <text:p>327180</text:p>
          </table:table-cell>
          <table:table-cell table:style-name="ce6" table:formula="of:=[.C126]*20" office:value-type="float" office:value="654360" calcext:value-type="float">
            <text:p>654360</text:p>
          </table:table-cell>
          <table:table-cell table:style-name="ce6" table:formula="of:=[.C126]*50" office:value-type="float" office:value="1635900" calcext:value-type="float">
            <text:p>1635900</text:p>
          </table:table-cell>
          <table:table-cell table:style-name="ce6" table:formula="of:=[.A126]*50" office:value-type="float" office:value="6150" calcext:value-type="float">
            <text:p>6150</text:p>
          </table:table-cell>
          <table:table-cell table:style-name="ce6" table:formula="of:=[.G126]+50" office:value-type="float" office:value="254.5" calcext:value-type="float">
            <text:p>254.5</text:p>
          </table:table-cell>
          <table:table-cell table:style-name="ce6" table:formula="of:=[.Q126]" office:value-type="float" office:value="254.5" calcext:value-type="float">
            <text:p>254.5</text:p>
          </table:table-cell>
          <table:table-cell table:number-columns-repeated="1006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6" table:formula="of:=[.A127]+10" office:value-type="float" office:value="134" calcext:value-type="float">
            <text:p>134</text:p>
          </table:table-cell>
          <table:table-cell table:style-name="ce6" table:formula="of:=[.A127]*[.B127]*2" office:value-type="float" office:value="33232" calcext:value-type="float">
            <text:p>33232</text:p>
          </table:table-cell>
          <table:table-cell table:style-name="ce7" office:value-type="float" office:value="1240" calcext:value-type="float">
            <text:p>1240</text:p>
          </table:table-cell>
          <table:table-cell table:style-name="ce6" table:formula="of:=[.A127]*([.A127]+20)" office:value-type="float" office:value="17856" calcext:value-type="float">
            <text:p>17856</text:p>
          </table:table-cell>
          <table:table-cell table:style-name="ce6" table:formula="of:=[.A127]+[.B127]" office:value-type="float" office:value="258" calcext:value-type="float">
            <text:p>258</text:p>
          </table:table-cell>
          <table:table-cell table:style-name="ce6" table:formula="of:=([.A127]*1.5)+20" office:value-type="float" office:value="206" calcext:value-type="float">
            <text:p>206</text:p>
          </table:table-cell>
          <table:table-cell table:style-name="ce6" table:formula="of:=[.E127]/2" office:value-type="float" office:value="8928" calcext:value-type="float">
            <text:p>8928</text:p>
          </table:table-cell>
          <table:table-cell table:style-name="ce6" table:formula="of:=[.F127]" office:value-type="float" office:value="258" calcext:value-type="float">
            <text:p>258</text:p>
          </table:table-cell>
          <table:table-cell table:style-name="ce6" table:formula="of:=[.G127]" office:value-type="float" office:value="206" calcext:value-type="float">
            <text:p>206</text:p>
          </table:table-cell>
          <table:table-cell table:style-name="ce6" table:formula="of:=[.H127]" office:value-type="float" office:value="8928" calcext:value-type="float">
            <text:p>8928</text:p>
          </table:table-cell>
          <table:table-cell table:style-name="ce5"/>
          <table:table-cell table:style-name="ce6" table:formula="of:=[.C127]*10" office:value-type="float" office:value="332320" calcext:value-type="float">
            <text:p>332320</text:p>
          </table:table-cell>
          <table:table-cell table:style-name="ce6" table:formula="of:=[.C127]*20" office:value-type="float" office:value="664640" calcext:value-type="float">
            <text:p>664640</text:p>
          </table:table-cell>
          <table:table-cell table:style-name="ce6" table:formula="of:=[.C127]*50" office:value-type="float" office:value="1661600" calcext:value-type="float">
            <text:p>1661600</text:p>
          </table:table-cell>
          <table:table-cell table:style-name="ce6" table:formula="of:=[.A127]*50" office:value-type="float" office:value="6200" calcext:value-type="float">
            <text:p>6200</text:p>
          </table:table-cell>
          <table:table-cell table:style-name="ce6" table:formula="of:=[.G127]+50" office:value-type="float" office:value="256" calcext:value-type="float">
            <text:p>256</text:p>
          </table:table-cell>
          <table:table-cell table:style-name="ce6" table:formula="of:=[.Q127]" office:value-type="float" office:value="256" calcext:value-type="float">
            <text:p>256</text:p>
          </table:table-cell>
          <table:table-cell table:number-columns-repeated="1006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6" table:formula="of:=[.A128]+10" office:value-type="float" office:value="135" calcext:value-type="float">
            <text:p>135</text:p>
          </table:table-cell>
          <table:table-cell table:style-name="ce6" table:formula="of:=[.A128]*[.B128]*2" office:value-type="float" office:value="33750" calcext:value-type="float">
            <text:p>33750</text:p>
          </table:table-cell>
          <table:table-cell table:style-name="ce7" office:value-type="float" office:value="1250" calcext:value-type="float">
            <text:p>1250</text:p>
          </table:table-cell>
          <table:table-cell table:style-name="ce6" table:formula="of:=[.A128]*([.A128]+20)" office:value-type="float" office:value="18125" calcext:value-type="float">
            <text:p>18125</text:p>
          </table:table-cell>
          <table:table-cell table:style-name="ce6" table:formula="of:=[.A128]+[.B128]" office:value-type="float" office:value="260" calcext:value-type="float">
            <text:p>260</text:p>
          </table:table-cell>
          <table:table-cell table:style-name="ce6" table:formula="of:=([.A128]*1.5)+20" office:value-type="float" office:value="207.5" calcext:value-type="float">
            <text:p>207.5</text:p>
          </table:table-cell>
          <table:table-cell table:style-name="ce6" table:formula="of:=[.E128]/2" office:value-type="float" office:value="9062.5" calcext:value-type="float">
            <text:p>9062.5</text:p>
          </table:table-cell>
          <table:table-cell table:style-name="ce6" table:formula="of:=[.F128]" office:value-type="float" office:value="260" calcext:value-type="float">
            <text:p>260</text:p>
          </table:table-cell>
          <table:table-cell table:style-name="ce6" table:formula="of:=[.G128]" office:value-type="float" office:value="207.5" calcext:value-type="float">
            <text:p>207.5</text:p>
          </table:table-cell>
          <table:table-cell table:style-name="ce6" table:formula="of:=[.H128]" office:value-type="float" office:value="9062.5" calcext:value-type="float">
            <text:p>9062.5</text:p>
          </table:table-cell>
          <table:table-cell table:style-name="ce5"/>
          <table:table-cell table:style-name="ce6" table:formula="of:=[.C128]*10" office:value-type="float" office:value="337500" calcext:value-type="float">
            <text:p>337500</text:p>
          </table:table-cell>
          <table:table-cell table:style-name="ce6" table:formula="of:=[.C128]*20" office:value-type="float" office:value="675000" calcext:value-type="float">
            <text:p>675000</text:p>
          </table:table-cell>
          <table:table-cell table:style-name="ce6" table:formula="of:=[.C128]*50" office:value-type="float" office:value="1687500" calcext:value-type="float">
            <text:p>1687500</text:p>
          </table:table-cell>
          <table:table-cell table:style-name="ce6" table:formula="of:=[.A128]*50" office:value-type="float" office:value="6250" calcext:value-type="float">
            <text:p>6250</text:p>
          </table:table-cell>
          <table:table-cell table:style-name="ce6" table:formula="of:=[.G128]+50" office:value-type="float" office:value="257.5" calcext:value-type="float">
            <text:p>257.5</text:p>
          </table:table-cell>
          <table:table-cell table:style-name="ce6" table:formula="of:=[.Q128]" office:value-type="float" office:value="257.5" calcext:value-type="float">
            <text:p>257.5</text:p>
          </table:table-cell>
          <table:table-cell table:number-columns-repeated="1006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6" table:formula="of:=[.A129]+10" office:value-type="float" office:value="136" calcext:value-type="float">
            <text:p>136</text:p>
          </table:table-cell>
          <table:table-cell table:style-name="ce6" table:formula="of:=[.A129]*[.B129]*2" office:value-type="float" office:value="34272" calcext:value-type="float">
            <text:p>34272</text:p>
          </table:table-cell>
          <table:table-cell table:style-name="ce7" office:value-type="float" office:value="1260" calcext:value-type="float">
            <text:p>1260</text:p>
          </table:table-cell>
          <table:table-cell table:style-name="ce6" table:formula="of:=[.A129]*([.A129]+20)" office:value-type="float" office:value="18396" calcext:value-type="float">
            <text:p>18396</text:p>
          </table:table-cell>
          <table:table-cell table:style-name="ce6" table:formula="of:=[.A129]+[.B129]" office:value-type="float" office:value="262" calcext:value-type="float">
            <text:p>262</text:p>
          </table:table-cell>
          <table:table-cell table:style-name="ce6" table:formula="of:=([.A129]*1.5)+20" office:value-type="float" office:value="209" calcext:value-type="float">
            <text:p>209</text:p>
          </table:table-cell>
          <table:table-cell table:style-name="ce6" table:formula="of:=[.E129]/2" office:value-type="float" office:value="9198" calcext:value-type="float">
            <text:p>9198</text:p>
          </table:table-cell>
          <table:table-cell table:style-name="ce6" table:formula="of:=[.F129]" office:value-type="float" office:value="262" calcext:value-type="float">
            <text:p>262</text:p>
          </table:table-cell>
          <table:table-cell table:style-name="ce6" table:formula="of:=[.G129]" office:value-type="float" office:value="209" calcext:value-type="float">
            <text:p>209</text:p>
          </table:table-cell>
          <table:table-cell table:style-name="ce6" table:formula="of:=[.H129]" office:value-type="float" office:value="9198" calcext:value-type="float">
            <text:p>9198</text:p>
          </table:table-cell>
          <table:table-cell table:style-name="ce5"/>
          <table:table-cell table:style-name="ce6" table:formula="of:=[.C129]*10" office:value-type="float" office:value="342720" calcext:value-type="float">
            <text:p>342720</text:p>
          </table:table-cell>
          <table:table-cell table:style-name="ce6" table:formula="of:=[.C129]*20" office:value-type="float" office:value="685440" calcext:value-type="float">
            <text:p>685440</text:p>
          </table:table-cell>
          <table:table-cell table:style-name="ce6" table:formula="of:=[.C129]*50" office:value-type="float" office:value="1713600" calcext:value-type="float">
            <text:p>1713600</text:p>
          </table:table-cell>
          <table:table-cell table:style-name="ce6" table:formula="of:=[.A129]*50" office:value-type="float" office:value="6300" calcext:value-type="float">
            <text:p>6300</text:p>
          </table:table-cell>
          <table:table-cell table:style-name="ce6" table:formula="of:=[.G129]+50" office:value-type="float" office:value="259" calcext:value-type="float">
            <text:p>259</text:p>
          </table:table-cell>
          <table:table-cell table:style-name="ce6" table:formula="of:=[.Q129]" office:value-type="float" office:value="259" calcext:value-type="float">
            <text:p>259</text:p>
          </table:table-cell>
          <table:table-cell table:number-columns-repeated="1006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6" table:formula="of:=[.A130]+10" office:value-type="float" office:value="137" calcext:value-type="float">
            <text:p>137</text:p>
          </table:table-cell>
          <table:table-cell table:style-name="ce6" table:formula="of:=[.A130]*[.B130]*2" office:value-type="float" office:value="34798" calcext:value-type="float">
            <text:p>34798</text:p>
          </table:table-cell>
          <table:table-cell table:style-name="ce7" office:value-type="float" office:value="1270" calcext:value-type="float">
            <text:p>1270</text:p>
          </table:table-cell>
          <table:table-cell table:style-name="ce6" table:formula="of:=[.A130]*([.A130]+20)" office:value-type="float" office:value="18669" calcext:value-type="float">
            <text:p>18669</text:p>
          </table:table-cell>
          <table:table-cell table:style-name="ce6" table:formula="of:=[.A130]+[.B130]" office:value-type="float" office:value="264" calcext:value-type="float">
            <text:p>264</text:p>
          </table:table-cell>
          <table:table-cell table:style-name="ce6" table:formula="of:=([.A130]*1.5)+20" office:value-type="float" office:value="210.5" calcext:value-type="float">
            <text:p>210.5</text:p>
          </table:table-cell>
          <table:table-cell table:style-name="ce6" table:formula="of:=[.E130]/2" office:value-type="float" office:value="9334.5" calcext:value-type="float">
            <text:p>9334.5</text:p>
          </table:table-cell>
          <table:table-cell table:style-name="ce6" table:formula="of:=[.F130]" office:value-type="float" office:value="264" calcext:value-type="float">
            <text:p>264</text:p>
          </table:table-cell>
          <table:table-cell table:style-name="ce6" table:formula="of:=[.G130]" office:value-type="float" office:value="210.5" calcext:value-type="float">
            <text:p>210.5</text:p>
          </table:table-cell>
          <table:table-cell table:style-name="ce6" table:formula="of:=[.H130]" office:value-type="float" office:value="9334.5" calcext:value-type="float">
            <text:p>9334.5</text:p>
          </table:table-cell>
          <table:table-cell table:style-name="ce5"/>
          <table:table-cell table:style-name="ce6" table:formula="of:=[.C130]*10" office:value-type="float" office:value="347980" calcext:value-type="float">
            <text:p>347980</text:p>
          </table:table-cell>
          <table:table-cell table:style-name="ce6" table:formula="of:=[.C130]*20" office:value-type="float" office:value="695960" calcext:value-type="float">
            <text:p>695960</text:p>
          </table:table-cell>
          <table:table-cell table:style-name="ce6" table:formula="of:=[.C130]*50" office:value-type="float" office:value="1739900" calcext:value-type="float">
            <text:p>1739900</text:p>
          </table:table-cell>
          <table:table-cell table:style-name="ce6" table:formula="of:=[.A130]*50" office:value-type="float" office:value="6350" calcext:value-type="float">
            <text:p>6350</text:p>
          </table:table-cell>
          <table:table-cell table:style-name="ce6" table:formula="of:=[.G130]+50" office:value-type="float" office:value="260.5" calcext:value-type="float">
            <text:p>260.5</text:p>
          </table:table-cell>
          <table:table-cell table:style-name="ce6" table:formula="of:=[.Q130]" office:value-type="float" office:value="260.5" calcext:value-type="float">
            <text:p>260.5</text:p>
          </table:table-cell>
          <table:table-cell table:number-columns-repeated="1006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table:style-name="ce6" table:formula="of:=[.A131]+10" office:value-type="float" office:value="138" calcext:value-type="float">
            <text:p>138</text:p>
          </table:table-cell>
          <table:table-cell table:style-name="ce6" table:formula="of:=[.A131]*[.B131]*2" office:value-type="float" office:value="35328" calcext:value-type="float">
            <text:p>35328</text:p>
          </table:table-cell>
          <table:table-cell table:style-name="ce7" office:value-type="float" office:value="1280" calcext:value-type="float">
            <text:p>1280</text:p>
          </table:table-cell>
          <table:table-cell table:style-name="ce6" table:formula="of:=[.A131]*([.A131]+20)" office:value-type="float" office:value="18944" calcext:value-type="float">
            <text:p>18944</text:p>
          </table:table-cell>
          <table:table-cell table:style-name="ce6" table:formula="of:=[.A131]+[.B131]" office:value-type="float" office:value="266" calcext:value-type="float">
            <text:p>266</text:p>
          </table:table-cell>
          <table:table-cell table:style-name="ce6" table:formula="of:=([.A131]*1.5)+20" office:value-type="float" office:value="212" calcext:value-type="float">
            <text:p>212</text:p>
          </table:table-cell>
          <table:table-cell table:style-name="ce6" table:formula="of:=[.E131]/2" office:value-type="float" office:value="9472" calcext:value-type="float">
            <text:p>9472</text:p>
          </table:table-cell>
          <table:table-cell table:style-name="ce6" table:formula="of:=[.F131]" office:value-type="float" office:value="266" calcext:value-type="float">
            <text:p>266</text:p>
          </table:table-cell>
          <table:table-cell table:style-name="ce6" table:formula="of:=[.G131]" office:value-type="float" office:value="212" calcext:value-type="float">
            <text:p>212</text:p>
          </table:table-cell>
          <table:table-cell table:style-name="ce6" table:formula="of:=[.H131]" office:value-type="float" office:value="9472" calcext:value-type="float">
            <text:p>9472</text:p>
          </table:table-cell>
          <table:table-cell table:style-name="ce5"/>
          <table:table-cell table:style-name="ce6" table:formula="of:=[.C131]*10" office:value-type="float" office:value="353280" calcext:value-type="float">
            <text:p>353280</text:p>
          </table:table-cell>
          <table:table-cell table:style-name="ce6" table:formula="of:=[.C131]*20" office:value-type="float" office:value="706560" calcext:value-type="float">
            <text:p>706560</text:p>
          </table:table-cell>
          <table:table-cell table:style-name="ce6" table:formula="of:=[.C131]*50" office:value-type="float" office:value="1766400" calcext:value-type="float">
            <text:p>1766400</text:p>
          </table:table-cell>
          <table:table-cell table:style-name="ce6" table:formula="of:=[.A131]*50" office:value-type="float" office:value="6400" calcext:value-type="float">
            <text:p>6400</text:p>
          </table:table-cell>
          <table:table-cell table:style-name="ce6" table:formula="of:=[.G131]+50" office:value-type="float" office:value="262" calcext:value-type="float">
            <text:p>262</text:p>
          </table:table-cell>
          <table:table-cell table:style-name="ce6" table:formula="of:=[.Q131]" office:value-type="float" office:value="262" calcext:value-type="float">
            <text:p>262</text:p>
          </table:table-cell>
          <table:table-cell table:number-columns-repeated="1006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6" table:formula="of:=[.A132]+10" office:value-type="float" office:value="139" calcext:value-type="float">
            <text:p>139</text:p>
          </table:table-cell>
          <table:table-cell table:style-name="ce6" table:formula="of:=[.A132]*[.B132]*2" office:value-type="float" office:value="35862" calcext:value-type="float">
            <text:p>35862</text:p>
          </table:table-cell>
          <table:table-cell table:style-name="ce7" office:value-type="float" office:value="1290" calcext:value-type="float">
            <text:p>1290</text:p>
          </table:table-cell>
          <table:table-cell table:style-name="ce6" table:formula="of:=[.A132]*([.A132]+20)" office:value-type="float" office:value="19221" calcext:value-type="float">
            <text:p>19221</text:p>
          </table:table-cell>
          <table:table-cell table:style-name="ce6" table:formula="of:=[.A132]+[.B132]" office:value-type="float" office:value="268" calcext:value-type="float">
            <text:p>268</text:p>
          </table:table-cell>
          <table:table-cell table:style-name="ce6" table:formula="of:=([.A132]*1.5)+20" office:value-type="float" office:value="213.5" calcext:value-type="float">
            <text:p>213.5</text:p>
          </table:table-cell>
          <table:table-cell table:style-name="ce6" table:formula="of:=[.E132]/2" office:value-type="float" office:value="9610.5" calcext:value-type="float">
            <text:p>9610.5</text:p>
          </table:table-cell>
          <table:table-cell table:style-name="ce6" table:formula="of:=[.F132]" office:value-type="float" office:value="268" calcext:value-type="float">
            <text:p>268</text:p>
          </table:table-cell>
          <table:table-cell table:style-name="ce6" table:formula="of:=[.G132]" office:value-type="float" office:value="213.5" calcext:value-type="float">
            <text:p>213.5</text:p>
          </table:table-cell>
          <table:table-cell table:style-name="ce6" table:formula="of:=[.H132]" office:value-type="float" office:value="9610.5" calcext:value-type="float">
            <text:p>9610.5</text:p>
          </table:table-cell>
          <table:table-cell table:style-name="ce5"/>
          <table:table-cell table:style-name="ce6" table:formula="of:=[.C132]*10" office:value-type="float" office:value="358620" calcext:value-type="float">
            <text:p>358620</text:p>
          </table:table-cell>
          <table:table-cell table:style-name="ce6" table:formula="of:=[.C132]*20" office:value-type="float" office:value="717240" calcext:value-type="float">
            <text:p>717240</text:p>
          </table:table-cell>
          <table:table-cell table:style-name="ce6" table:formula="of:=[.C132]*50" office:value-type="float" office:value="1793100" calcext:value-type="float">
            <text:p>1793100</text:p>
          </table:table-cell>
          <table:table-cell table:style-name="ce6" table:formula="of:=[.A132]*50" office:value-type="float" office:value="6450" calcext:value-type="float">
            <text:p>6450</text:p>
          </table:table-cell>
          <table:table-cell table:style-name="ce6" table:formula="of:=[.G132]+50" office:value-type="float" office:value="263.5" calcext:value-type="float">
            <text:p>263.5</text:p>
          </table:table-cell>
          <table:table-cell table:style-name="ce6" table:formula="of:=[.Q132]" office:value-type="float" office:value="263.5" calcext:value-type="float">
            <text:p>263.5</text:p>
          </table:table-cell>
          <table:table-cell table:number-columns-repeated="1006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6" table:formula="of:=[.A133]+10" office:value-type="float" office:value="140" calcext:value-type="float">
            <text:p>140</text:p>
          </table:table-cell>
          <table:table-cell table:style-name="ce6" table:formula="of:=[.A133]*[.B133]*2" office:value-type="float" office:value="36400" calcext:value-type="float">
            <text:p>36400</text:p>
          </table:table-cell>
          <table:table-cell table:style-name="ce7" office:value-type="float" office:value="1300" calcext:value-type="float">
            <text:p>1300</text:p>
          </table:table-cell>
          <table:table-cell table:style-name="ce6" table:formula="of:=[.A133]*([.A133]+20)" office:value-type="float" office:value="19500" calcext:value-type="float">
            <text:p>19500</text:p>
          </table:table-cell>
          <table:table-cell table:style-name="ce6" table:formula="of:=[.A133]+[.B133]" office:value-type="float" office:value="270" calcext:value-type="float">
            <text:p>270</text:p>
          </table:table-cell>
          <table:table-cell table:style-name="ce6" table:formula="of:=([.A133]*1.5)+20" office:value-type="float" office:value="215" calcext:value-type="float">
            <text:p>215</text:p>
          </table:table-cell>
          <table:table-cell table:style-name="ce6" table:formula="of:=[.E133]/2" office:value-type="float" office:value="9750" calcext:value-type="float">
            <text:p>9750</text:p>
          </table:table-cell>
          <table:table-cell table:style-name="ce6" table:formula="of:=[.F133]" office:value-type="float" office:value="270" calcext:value-type="float">
            <text:p>270</text:p>
          </table:table-cell>
          <table:table-cell table:style-name="ce6" table:formula="of:=[.G133]" office:value-type="float" office:value="215" calcext:value-type="float">
            <text:p>215</text:p>
          </table:table-cell>
          <table:table-cell table:style-name="ce6" table:formula="of:=[.H133]" office:value-type="float" office:value="9750" calcext:value-type="float">
            <text:p>9750</text:p>
          </table:table-cell>
          <table:table-cell table:style-name="ce5"/>
          <table:table-cell table:style-name="ce6" table:formula="of:=[.C133]*10" office:value-type="float" office:value="364000" calcext:value-type="float">
            <text:p>364000</text:p>
          </table:table-cell>
          <table:table-cell table:style-name="ce6" table:formula="of:=[.C133]*20" office:value-type="float" office:value="728000" calcext:value-type="float">
            <text:p>728000</text:p>
          </table:table-cell>
          <table:table-cell table:style-name="ce6" table:formula="of:=[.C133]*50" office:value-type="float" office:value="1820000" calcext:value-type="float">
            <text:p>1820000</text:p>
          </table:table-cell>
          <table:table-cell table:style-name="ce6" table:formula="of:=[.A133]*50" office:value-type="float" office:value="6500" calcext:value-type="float">
            <text:p>6500</text:p>
          </table:table-cell>
          <table:table-cell table:style-name="ce6" table:formula="of:=[.G133]+50" office:value-type="float" office:value="265" calcext:value-type="float">
            <text:p>265</text:p>
          </table:table-cell>
          <table:table-cell table:style-name="ce6" table:formula="of:=[.Q133]" office:value-type="float" office:value="265" calcext:value-type="float">
            <text:p>265</text:p>
          </table:table-cell>
          <table:table-cell table:number-columns-repeated="1006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6" table:formula="of:=[.A134]+10" office:value-type="float" office:value="141" calcext:value-type="float">
            <text:p>141</text:p>
          </table:table-cell>
          <table:table-cell table:style-name="ce6" table:formula="of:=[.A134]*[.B134]*2" office:value-type="float" office:value="36942" calcext:value-type="float">
            <text:p>36942</text:p>
          </table:table-cell>
          <table:table-cell table:style-name="ce7" office:value-type="float" office:value="1310" calcext:value-type="float">
            <text:p>1310</text:p>
          </table:table-cell>
          <table:table-cell table:style-name="ce6" table:formula="of:=[.A134]*([.A134]+20)" office:value-type="float" office:value="19781" calcext:value-type="float">
            <text:p>19781</text:p>
          </table:table-cell>
          <table:table-cell table:style-name="ce6" table:formula="of:=[.A134]+[.B134]" office:value-type="float" office:value="272" calcext:value-type="float">
            <text:p>272</text:p>
          </table:table-cell>
          <table:table-cell table:style-name="ce6" table:formula="of:=([.A134]*1.5)+20" office:value-type="float" office:value="216.5" calcext:value-type="float">
            <text:p>216.5</text:p>
          </table:table-cell>
          <table:table-cell table:style-name="ce6" table:formula="of:=[.E134]/2" office:value-type="float" office:value="9890.5" calcext:value-type="float">
            <text:p>9890.5</text:p>
          </table:table-cell>
          <table:table-cell table:style-name="ce6" table:formula="of:=[.F134]" office:value-type="float" office:value="272" calcext:value-type="float">
            <text:p>272</text:p>
          </table:table-cell>
          <table:table-cell table:style-name="ce6" table:formula="of:=[.G134]" office:value-type="float" office:value="216.5" calcext:value-type="float">
            <text:p>216.5</text:p>
          </table:table-cell>
          <table:table-cell table:style-name="ce6" table:formula="of:=[.H134]" office:value-type="float" office:value="9890.5" calcext:value-type="float">
            <text:p>9890.5</text:p>
          </table:table-cell>
          <table:table-cell table:style-name="ce5"/>
          <table:table-cell table:style-name="ce6" table:formula="of:=[.C134]*10" office:value-type="float" office:value="369420" calcext:value-type="float">
            <text:p>369420</text:p>
          </table:table-cell>
          <table:table-cell table:style-name="ce6" table:formula="of:=[.C134]*20" office:value-type="float" office:value="738840" calcext:value-type="float">
            <text:p>738840</text:p>
          </table:table-cell>
          <table:table-cell table:style-name="ce6" table:formula="of:=[.C134]*50" office:value-type="float" office:value="1847100" calcext:value-type="float">
            <text:p>1847100</text:p>
          </table:table-cell>
          <table:table-cell table:style-name="ce6" table:formula="of:=[.A134]*50" office:value-type="float" office:value="6550" calcext:value-type="float">
            <text:p>6550</text:p>
          </table:table-cell>
          <table:table-cell table:style-name="ce6" table:formula="of:=[.G134]+50" office:value-type="float" office:value="266.5" calcext:value-type="float">
            <text:p>266.5</text:p>
          </table:table-cell>
          <table:table-cell table:style-name="ce6" table:formula="of:=[.Q134]" office:value-type="float" office:value="266.5" calcext:value-type="float">
            <text:p>266.5</text:p>
          </table:table-cell>
          <table:table-cell table:number-columns-repeated="1006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6" table:formula="of:=[.A135]+10" office:value-type="float" office:value="142" calcext:value-type="float">
            <text:p>142</text:p>
          </table:table-cell>
          <table:table-cell table:style-name="ce6" table:formula="of:=[.A135]*[.B135]*2" office:value-type="float" office:value="37488" calcext:value-type="float">
            <text:p>37488</text:p>
          </table:table-cell>
          <table:table-cell table:style-name="ce7" office:value-type="float" office:value="1320" calcext:value-type="float">
            <text:p>1320</text:p>
          </table:table-cell>
          <table:table-cell table:style-name="ce6" table:formula="of:=[.A135]*([.A135]+20)" office:value-type="float" office:value="20064" calcext:value-type="float">
            <text:p>20064</text:p>
          </table:table-cell>
          <table:table-cell table:style-name="ce6" table:formula="of:=[.A135]+[.B135]" office:value-type="float" office:value="274" calcext:value-type="float">
            <text:p>274</text:p>
          </table:table-cell>
          <table:table-cell table:style-name="ce6" table:formula="of:=([.A135]*1.5)+20" office:value-type="float" office:value="218" calcext:value-type="float">
            <text:p>218</text:p>
          </table:table-cell>
          <table:table-cell table:style-name="ce6" table:formula="of:=[.E135]/2" office:value-type="float" office:value="10032" calcext:value-type="float">
            <text:p>10032</text:p>
          </table:table-cell>
          <table:table-cell table:style-name="ce6" table:formula="of:=[.F135]" office:value-type="float" office:value="274" calcext:value-type="float">
            <text:p>274</text:p>
          </table:table-cell>
          <table:table-cell table:style-name="ce6" table:formula="of:=[.G135]" office:value-type="float" office:value="218" calcext:value-type="float">
            <text:p>218</text:p>
          </table:table-cell>
          <table:table-cell table:style-name="ce6" table:formula="of:=[.H135]" office:value-type="float" office:value="10032" calcext:value-type="float">
            <text:p>10032</text:p>
          </table:table-cell>
          <table:table-cell table:style-name="ce5"/>
          <table:table-cell table:style-name="ce6" table:formula="of:=[.C135]*10" office:value-type="float" office:value="374880" calcext:value-type="float">
            <text:p>374880</text:p>
          </table:table-cell>
          <table:table-cell table:style-name="ce6" table:formula="of:=[.C135]*20" office:value-type="float" office:value="749760" calcext:value-type="float">
            <text:p>749760</text:p>
          </table:table-cell>
          <table:table-cell table:style-name="ce6" table:formula="of:=[.C135]*50" office:value-type="float" office:value="1874400" calcext:value-type="float">
            <text:p>1874400</text:p>
          </table:table-cell>
          <table:table-cell table:style-name="ce6" table:formula="of:=[.A135]*50" office:value-type="float" office:value="6600" calcext:value-type="float">
            <text:p>6600</text:p>
          </table:table-cell>
          <table:table-cell table:style-name="ce6" table:formula="of:=[.G135]+50" office:value-type="float" office:value="268" calcext:value-type="float">
            <text:p>268</text:p>
          </table:table-cell>
          <table:table-cell table:style-name="ce6" table:formula="of:=[.Q135]" office:value-type="float" office:value="268" calcext:value-type="float">
            <text:p>268</text:p>
          </table:table-cell>
          <table:table-cell table:number-columns-repeated="1006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6" table:formula="of:=[.A136]+10" office:value-type="float" office:value="143" calcext:value-type="float">
            <text:p>143</text:p>
          </table:table-cell>
          <table:table-cell table:style-name="ce6" table:formula="of:=[.A136]*[.B136]*2" office:value-type="float" office:value="38038" calcext:value-type="float">
            <text:p>38038</text:p>
          </table:table-cell>
          <table:table-cell table:style-name="ce7" office:value-type="float" office:value="1330" calcext:value-type="float">
            <text:p>1330</text:p>
          </table:table-cell>
          <table:table-cell table:style-name="ce6" table:formula="of:=[.A136]*([.A136]+20)" office:value-type="float" office:value="20349" calcext:value-type="float">
            <text:p>20349</text:p>
          </table:table-cell>
          <table:table-cell table:style-name="ce6" table:formula="of:=[.A136]+[.B136]" office:value-type="float" office:value="276" calcext:value-type="float">
            <text:p>276</text:p>
          </table:table-cell>
          <table:table-cell table:style-name="ce6" table:formula="of:=([.A136]*1.5)+20" office:value-type="float" office:value="219.5" calcext:value-type="float">
            <text:p>219.5</text:p>
          </table:table-cell>
          <table:table-cell table:style-name="ce6" table:formula="of:=[.E136]/2" office:value-type="float" office:value="10174.5" calcext:value-type="float">
            <text:p>10174.5</text:p>
          </table:table-cell>
          <table:table-cell table:style-name="ce6" table:formula="of:=[.F136]" office:value-type="float" office:value="276" calcext:value-type="float">
            <text:p>276</text:p>
          </table:table-cell>
          <table:table-cell table:style-name="ce6" table:formula="of:=[.G136]" office:value-type="float" office:value="219.5" calcext:value-type="float">
            <text:p>219.5</text:p>
          </table:table-cell>
          <table:table-cell table:style-name="ce6" table:formula="of:=[.H136]" office:value-type="float" office:value="10174.5" calcext:value-type="float">
            <text:p>10174.5</text:p>
          </table:table-cell>
          <table:table-cell table:style-name="ce5"/>
          <table:table-cell table:style-name="ce6" table:formula="of:=[.C136]*10" office:value-type="float" office:value="380380" calcext:value-type="float">
            <text:p>380380</text:p>
          </table:table-cell>
          <table:table-cell table:style-name="ce6" table:formula="of:=[.C136]*20" office:value-type="float" office:value="760760" calcext:value-type="float">
            <text:p>760760</text:p>
          </table:table-cell>
          <table:table-cell table:style-name="ce6" table:formula="of:=[.C136]*50" office:value-type="float" office:value="1901900" calcext:value-type="float">
            <text:p>1901900</text:p>
          </table:table-cell>
          <table:table-cell table:style-name="ce6" table:formula="of:=[.A136]*50" office:value-type="float" office:value="6650" calcext:value-type="float">
            <text:p>6650</text:p>
          </table:table-cell>
          <table:table-cell table:style-name="ce6" table:formula="of:=[.G136]+50" office:value-type="float" office:value="269.5" calcext:value-type="float">
            <text:p>269.5</text:p>
          </table:table-cell>
          <table:table-cell table:style-name="ce6" table:formula="of:=[.Q136]" office:value-type="float" office:value="269.5" calcext:value-type="float">
            <text:p>269.5</text:p>
          </table:table-cell>
          <table:table-cell table:number-columns-repeated="1006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6" table:formula="of:=[.A137]+10" office:value-type="float" office:value="144" calcext:value-type="float">
            <text:p>144</text:p>
          </table:table-cell>
          <table:table-cell table:style-name="ce6" table:formula="of:=[.A137]*[.B137]*2" office:value-type="float" office:value="38592" calcext:value-type="float">
            <text:p>38592</text:p>
          </table:table-cell>
          <table:table-cell table:style-name="ce7" office:value-type="float" office:value="1340" calcext:value-type="float">
            <text:p>1340</text:p>
          </table:table-cell>
          <table:table-cell table:style-name="ce6" table:formula="of:=[.A137]*([.A137]+20)" office:value-type="float" office:value="20636" calcext:value-type="float">
            <text:p>20636</text:p>
          </table:table-cell>
          <table:table-cell table:style-name="ce6" table:formula="of:=[.A137]+[.B137]" office:value-type="float" office:value="278" calcext:value-type="float">
            <text:p>278</text:p>
          </table:table-cell>
          <table:table-cell table:style-name="ce6" table:formula="of:=([.A137]*1.5)+20" office:value-type="float" office:value="221" calcext:value-type="float">
            <text:p>221</text:p>
          </table:table-cell>
          <table:table-cell table:style-name="ce6" table:formula="of:=[.E137]/2" office:value-type="float" office:value="10318" calcext:value-type="float">
            <text:p>10318</text:p>
          </table:table-cell>
          <table:table-cell table:style-name="ce6" table:formula="of:=[.F137]" office:value-type="float" office:value="278" calcext:value-type="float">
            <text:p>278</text:p>
          </table:table-cell>
          <table:table-cell table:style-name="ce6" table:formula="of:=[.G137]" office:value-type="float" office:value="221" calcext:value-type="float">
            <text:p>221</text:p>
          </table:table-cell>
          <table:table-cell table:style-name="ce6" table:formula="of:=[.H137]" office:value-type="float" office:value="10318" calcext:value-type="float">
            <text:p>10318</text:p>
          </table:table-cell>
          <table:table-cell table:style-name="ce5"/>
          <table:table-cell table:style-name="ce6" table:formula="of:=[.C137]*10" office:value-type="float" office:value="385920" calcext:value-type="float">
            <text:p>385920</text:p>
          </table:table-cell>
          <table:table-cell table:style-name="ce6" table:formula="of:=[.C137]*20" office:value-type="float" office:value="771840" calcext:value-type="float">
            <text:p>771840</text:p>
          </table:table-cell>
          <table:table-cell table:style-name="ce6" table:formula="of:=[.C137]*50" office:value-type="float" office:value="1929600" calcext:value-type="float">
            <text:p>1929600</text:p>
          </table:table-cell>
          <table:table-cell table:style-name="ce6" table:formula="of:=[.A137]*50" office:value-type="float" office:value="6700" calcext:value-type="float">
            <text:p>6700</text:p>
          </table:table-cell>
          <table:table-cell table:style-name="ce6" table:formula="of:=[.G137]+50" office:value-type="float" office:value="271" calcext:value-type="float">
            <text:p>271</text:p>
          </table:table-cell>
          <table:table-cell table:style-name="ce6" table:formula="of:=[.Q137]" office:value-type="float" office:value="271" calcext:value-type="float">
            <text:p>271</text:p>
          </table:table-cell>
          <table:table-cell table:number-columns-repeated="1006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6" table:formula="of:=[.A138]+10" office:value-type="float" office:value="145" calcext:value-type="float">
            <text:p>145</text:p>
          </table:table-cell>
          <table:table-cell table:style-name="ce6" table:formula="of:=[.A138]*[.B138]*2" office:value-type="float" office:value="39150" calcext:value-type="float">
            <text:p>39150</text:p>
          </table:table-cell>
          <table:table-cell table:style-name="ce7" office:value-type="float" office:value="1350" calcext:value-type="float">
            <text:p>1350</text:p>
          </table:table-cell>
          <table:table-cell table:style-name="ce6" table:formula="of:=[.A138]*([.A138]+20)" office:value-type="float" office:value="20925" calcext:value-type="float">
            <text:p>20925</text:p>
          </table:table-cell>
          <table:table-cell table:style-name="ce6" table:formula="of:=[.A138]+[.B138]" office:value-type="float" office:value="280" calcext:value-type="float">
            <text:p>280</text:p>
          </table:table-cell>
          <table:table-cell table:style-name="ce6" table:formula="of:=([.A138]*1.5)+20" office:value-type="float" office:value="222.5" calcext:value-type="float">
            <text:p>222.5</text:p>
          </table:table-cell>
          <table:table-cell table:style-name="ce6" table:formula="of:=[.E138]/2" office:value-type="float" office:value="10462.5" calcext:value-type="float">
            <text:p>10462.5</text:p>
          </table:table-cell>
          <table:table-cell table:style-name="ce6" table:formula="of:=[.F138]" office:value-type="float" office:value="280" calcext:value-type="float">
            <text:p>280</text:p>
          </table:table-cell>
          <table:table-cell table:style-name="ce6" table:formula="of:=[.G138]" office:value-type="float" office:value="222.5" calcext:value-type="float">
            <text:p>222.5</text:p>
          </table:table-cell>
          <table:table-cell table:style-name="ce6" table:formula="of:=[.H138]" office:value-type="float" office:value="10462.5" calcext:value-type="float">
            <text:p>10462.5</text:p>
          </table:table-cell>
          <table:table-cell table:style-name="ce5"/>
          <table:table-cell table:style-name="ce6" table:formula="of:=[.C138]*10" office:value-type="float" office:value="391500" calcext:value-type="float">
            <text:p>391500</text:p>
          </table:table-cell>
          <table:table-cell table:style-name="ce6" table:formula="of:=[.C138]*20" office:value-type="float" office:value="783000" calcext:value-type="float">
            <text:p>783000</text:p>
          </table:table-cell>
          <table:table-cell table:style-name="ce6" table:formula="of:=[.C138]*50" office:value-type="float" office:value="1957500" calcext:value-type="float">
            <text:p>1957500</text:p>
          </table:table-cell>
          <table:table-cell table:style-name="ce6" table:formula="of:=[.A138]*50" office:value-type="float" office:value="6750" calcext:value-type="float">
            <text:p>6750</text:p>
          </table:table-cell>
          <table:table-cell table:style-name="ce6" table:formula="of:=[.G138]+50" office:value-type="float" office:value="272.5" calcext:value-type="float">
            <text:p>272.5</text:p>
          </table:table-cell>
          <table:table-cell table:style-name="ce6" table:formula="of:=[.Q138]" office:value-type="float" office:value="272.5" calcext:value-type="float">
            <text:p>272.5</text:p>
          </table:table-cell>
          <table:table-cell table:number-columns-repeated="1006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6" table:formula="of:=[.A139]+10" office:value-type="float" office:value="146" calcext:value-type="float">
            <text:p>146</text:p>
          </table:table-cell>
          <table:table-cell table:style-name="ce6" table:formula="of:=[.A139]*[.B139]*2" office:value-type="float" office:value="39712" calcext:value-type="float">
            <text:p>39712</text:p>
          </table:table-cell>
          <table:table-cell table:style-name="ce7" office:value-type="float" office:value="1360" calcext:value-type="float">
            <text:p>1360</text:p>
          </table:table-cell>
          <table:table-cell table:style-name="ce6" table:formula="of:=[.A139]*([.A139]+20)" office:value-type="float" office:value="21216" calcext:value-type="float">
            <text:p>21216</text:p>
          </table:table-cell>
          <table:table-cell table:style-name="ce6" table:formula="of:=[.A139]+[.B139]" office:value-type="float" office:value="282" calcext:value-type="float">
            <text:p>282</text:p>
          </table:table-cell>
          <table:table-cell table:style-name="ce6" table:formula="of:=([.A139]*1.5)+20" office:value-type="float" office:value="224" calcext:value-type="float">
            <text:p>224</text:p>
          </table:table-cell>
          <table:table-cell table:style-name="ce6" table:formula="of:=[.E139]/2" office:value-type="float" office:value="10608" calcext:value-type="float">
            <text:p>10608</text:p>
          </table:table-cell>
          <table:table-cell table:style-name="ce6" table:formula="of:=[.F139]" office:value-type="float" office:value="282" calcext:value-type="float">
            <text:p>282</text:p>
          </table:table-cell>
          <table:table-cell table:style-name="ce6" table:formula="of:=[.G139]" office:value-type="float" office:value="224" calcext:value-type="float">
            <text:p>224</text:p>
          </table:table-cell>
          <table:table-cell table:style-name="ce6" table:formula="of:=[.H139]" office:value-type="float" office:value="10608" calcext:value-type="float">
            <text:p>10608</text:p>
          </table:table-cell>
          <table:table-cell table:style-name="ce5"/>
          <table:table-cell table:style-name="ce6" table:formula="of:=[.C139]*10" office:value-type="float" office:value="397120" calcext:value-type="float">
            <text:p>397120</text:p>
          </table:table-cell>
          <table:table-cell table:style-name="ce6" table:formula="of:=[.C139]*20" office:value-type="float" office:value="794240" calcext:value-type="float">
            <text:p>794240</text:p>
          </table:table-cell>
          <table:table-cell table:style-name="ce6" table:formula="of:=[.C139]*50" office:value-type="float" office:value="1985600" calcext:value-type="float">
            <text:p>1985600</text:p>
          </table:table-cell>
          <table:table-cell table:style-name="ce6" table:formula="of:=[.A139]*50" office:value-type="float" office:value="6800" calcext:value-type="float">
            <text:p>6800</text:p>
          </table:table-cell>
          <table:table-cell table:style-name="ce6" table:formula="of:=[.G139]+50" office:value-type="float" office:value="274" calcext:value-type="float">
            <text:p>274</text:p>
          </table:table-cell>
          <table:table-cell table:style-name="ce6" table:formula="of:=[.Q139]" office:value-type="float" office:value="274" calcext:value-type="float">
            <text:p>274</text:p>
          </table:table-cell>
          <table:table-cell table:number-columns-repeated="1006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6" table:formula="of:=[.A140]+10" office:value-type="float" office:value="147" calcext:value-type="float">
            <text:p>147</text:p>
          </table:table-cell>
          <table:table-cell table:style-name="ce6" table:formula="of:=[.A140]*[.B140]*2" office:value-type="float" office:value="40278" calcext:value-type="float">
            <text:p>40278</text:p>
          </table:table-cell>
          <table:table-cell table:style-name="ce7" office:value-type="float" office:value="1370" calcext:value-type="float">
            <text:p>1370</text:p>
          </table:table-cell>
          <table:table-cell table:style-name="ce6" table:formula="of:=[.A140]*([.A140]+20)" office:value-type="float" office:value="21509" calcext:value-type="float">
            <text:p>21509</text:p>
          </table:table-cell>
          <table:table-cell table:style-name="ce6" table:formula="of:=[.A140]+[.B140]" office:value-type="float" office:value="284" calcext:value-type="float">
            <text:p>284</text:p>
          </table:table-cell>
          <table:table-cell table:style-name="ce6" table:formula="of:=([.A140]*1.5)+20" office:value-type="float" office:value="225.5" calcext:value-type="float">
            <text:p>225.5</text:p>
          </table:table-cell>
          <table:table-cell table:style-name="ce6" table:formula="of:=[.E140]/2" office:value-type="float" office:value="10754.5" calcext:value-type="float">
            <text:p>10754.5</text:p>
          </table:table-cell>
          <table:table-cell table:style-name="ce6" table:formula="of:=[.F140]" office:value-type="float" office:value="284" calcext:value-type="float">
            <text:p>284</text:p>
          </table:table-cell>
          <table:table-cell table:style-name="ce6" table:formula="of:=[.G140]" office:value-type="float" office:value="225.5" calcext:value-type="float">
            <text:p>225.5</text:p>
          </table:table-cell>
          <table:table-cell table:style-name="ce6" table:formula="of:=[.H140]" office:value-type="float" office:value="10754.5" calcext:value-type="float">
            <text:p>10754.5</text:p>
          </table:table-cell>
          <table:table-cell table:style-name="ce5"/>
          <table:table-cell table:style-name="ce6" table:formula="of:=[.C140]*10" office:value-type="float" office:value="402780" calcext:value-type="float">
            <text:p>402780</text:p>
          </table:table-cell>
          <table:table-cell table:style-name="ce6" table:formula="of:=[.C140]*20" office:value-type="float" office:value="805560" calcext:value-type="float">
            <text:p>805560</text:p>
          </table:table-cell>
          <table:table-cell table:style-name="ce6" table:formula="of:=[.C140]*50" office:value-type="float" office:value="2013900" calcext:value-type="float">
            <text:p>2013900</text:p>
          </table:table-cell>
          <table:table-cell table:style-name="ce6" table:formula="of:=[.A140]*50" office:value-type="float" office:value="6850" calcext:value-type="float">
            <text:p>6850</text:p>
          </table:table-cell>
          <table:table-cell table:style-name="ce6" table:formula="of:=[.G140]+50" office:value-type="float" office:value="275.5" calcext:value-type="float">
            <text:p>275.5</text:p>
          </table:table-cell>
          <table:table-cell table:style-name="ce6" table:formula="of:=[.Q140]" office:value-type="float" office:value="275.5" calcext:value-type="float">
            <text:p>275.5</text:p>
          </table:table-cell>
          <table:table-cell table:number-columns-repeated="1006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6" table:formula="of:=[.A141]+10" office:value-type="float" office:value="148" calcext:value-type="float">
            <text:p>148</text:p>
          </table:table-cell>
          <table:table-cell table:style-name="ce6" table:formula="of:=[.A141]*[.B141]*2" office:value-type="float" office:value="40848" calcext:value-type="float">
            <text:p>40848</text:p>
          </table:table-cell>
          <table:table-cell table:style-name="ce7" office:value-type="float" office:value="1380" calcext:value-type="float">
            <text:p>1380</text:p>
          </table:table-cell>
          <table:table-cell table:style-name="ce6" table:formula="of:=[.A141]*([.A141]+20)" office:value-type="float" office:value="21804" calcext:value-type="float">
            <text:p>21804</text:p>
          </table:table-cell>
          <table:table-cell table:style-name="ce6" table:formula="of:=[.A141]+[.B141]" office:value-type="float" office:value="286" calcext:value-type="float">
            <text:p>286</text:p>
          </table:table-cell>
          <table:table-cell table:style-name="ce6" table:formula="of:=([.A141]*1.5)+20" office:value-type="float" office:value="227" calcext:value-type="float">
            <text:p>227</text:p>
          </table:table-cell>
          <table:table-cell table:style-name="ce6" table:formula="of:=[.E141]/2" office:value-type="float" office:value="10902" calcext:value-type="float">
            <text:p>10902</text:p>
          </table:table-cell>
          <table:table-cell table:style-name="ce6" table:formula="of:=[.F141]" office:value-type="float" office:value="286" calcext:value-type="float">
            <text:p>286</text:p>
          </table:table-cell>
          <table:table-cell table:style-name="ce6" table:formula="of:=[.G141]" office:value-type="float" office:value="227" calcext:value-type="float">
            <text:p>227</text:p>
          </table:table-cell>
          <table:table-cell table:style-name="ce6" table:formula="of:=[.H141]" office:value-type="float" office:value="10902" calcext:value-type="float">
            <text:p>10902</text:p>
          </table:table-cell>
          <table:table-cell table:style-name="ce5"/>
          <table:table-cell table:style-name="ce6" table:formula="of:=[.C141]*10" office:value-type="float" office:value="408480" calcext:value-type="float">
            <text:p>408480</text:p>
          </table:table-cell>
          <table:table-cell table:style-name="ce6" table:formula="of:=[.C141]*20" office:value-type="float" office:value="816960" calcext:value-type="float">
            <text:p>816960</text:p>
          </table:table-cell>
          <table:table-cell table:style-name="ce6" table:formula="of:=[.C141]*50" office:value-type="float" office:value="2042400" calcext:value-type="float">
            <text:p>2042400</text:p>
          </table:table-cell>
          <table:table-cell table:style-name="ce6" table:formula="of:=[.A141]*50" office:value-type="float" office:value="6900" calcext:value-type="float">
            <text:p>6900</text:p>
          </table:table-cell>
          <table:table-cell table:style-name="ce6" table:formula="of:=[.G141]+50" office:value-type="float" office:value="277" calcext:value-type="float">
            <text:p>277</text:p>
          </table:table-cell>
          <table:table-cell table:style-name="ce6" table:formula="of:=[.Q141]" office:value-type="float" office:value="277" calcext:value-type="float">
            <text:p>277</text:p>
          </table:table-cell>
          <table:table-cell table:number-columns-repeated="1006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6" table:formula="of:=[.A142]+10" office:value-type="float" office:value="149" calcext:value-type="float">
            <text:p>149</text:p>
          </table:table-cell>
          <table:table-cell table:style-name="ce6" table:formula="of:=[.A142]*[.B142]*2" office:value-type="float" office:value="41422" calcext:value-type="float">
            <text:p>41422</text:p>
          </table:table-cell>
          <table:table-cell table:style-name="ce7" office:value-type="float" office:value="1390" calcext:value-type="float">
            <text:p>1390</text:p>
          </table:table-cell>
          <table:table-cell table:style-name="ce6" table:formula="of:=[.A142]*([.A142]+20)" office:value-type="float" office:value="22101" calcext:value-type="float">
            <text:p>22101</text:p>
          </table:table-cell>
          <table:table-cell table:style-name="ce6" table:formula="of:=[.A142]+[.B142]" office:value-type="float" office:value="288" calcext:value-type="float">
            <text:p>288</text:p>
          </table:table-cell>
          <table:table-cell table:style-name="ce6" table:formula="of:=([.A142]*1.5)+20" office:value-type="float" office:value="228.5" calcext:value-type="float">
            <text:p>228.5</text:p>
          </table:table-cell>
          <table:table-cell table:style-name="ce6" table:formula="of:=[.E142]/2" office:value-type="float" office:value="11050.5" calcext:value-type="float">
            <text:p>11050.5</text:p>
          </table:table-cell>
          <table:table-cell table:style-name="ce6" table:formula="of:=[.F142]" office:value-type="float" office:value="288" calcext:value-type="float">
            <text:p>288</text:p>
          </table:table-cell>
          <table:table-cell table:style-name="ce6" table:formula="of:=[.G142]" office:value-type="float" office:value="228.5" calcext:value-type="float">
            <text:p>228.5</text:p>
          </table:table-cell>
          <table:table-cell table:style-name="ce6" table:formula="of:=[.H142]" office:value-type="float" office:value="11050.5" calcext:value-type="float">
            <text:p>11050.5</text:p>
          </table:table-cell>
          <table:table-cell table:style-name="ce5"/>
          <table:table-cell table:style-name="ce6" table:formula="of:=[.C142]*10" office:value-type="float" office:value="414220" calcext:value-type="float">
            <text:p>414220</text:p>
          </table:table-cell>
          <table:table-cell table:style-name="ce6" table:formula="of:=[.C142]*20" office:value-type="float" office:value="828440" calcext:value-type="float">
            <text:p>828440</text:p>
          </table:table-cell>
          <table:table-cell table:style-name="ce6" table:formula="of:=[.C142]*50" office:value-type="float" office:value="2071100" calcext:value-type="float">
            <text:p>2071100</text:p>
          </table:table-cell>
          <table:table-cell table:style-name="ce6" table:formula="of:=[.A142]*50" office:value-type="float" office:value="6950" calcext:value-type="float">
            <text:p>6950</text:p>
          </table:table-cell>
          <table:table-cell table:style-name="ce6" table:formula="of:=[.G142]+50" office:value-type="float" office:value="278.5" calcext:value-type="float">
            <text:p>278.5</text:p>
          </table:table-cell>
          <table:table-cell table:style-name="ce6" table:formula="of:=[.Q142]" office:value-type="float" office:value="278.5" calcext:value-type="float">
            <text:p>278.5</text:p>
          </table:table-cell>
          <table:table-cell table:number-columns-repeated="1006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6" table:formula="of:=[.A143]+10" office:value-type="float" office:value="150" calcext:value-type="float">
            <text:p>150</text:p>
          </table:table-cell>
          <table:table-cell table:style-name="ce6" table:formula="of:=[.A143]*[.B143]*2" office:value-type="float" office:value="42000" calcext:value-type="float">
            <text:p>42000</text:p>
          </table:table-cell>
          <table:table-cell table:style-name="ce7" office:value-type="float" office:value="1400" calcext:value-type="float">
            <text:p>1400</text:p>
          </table:table-cell>
          <table:table-cell table:style-name="ce6" table:formula="of:=[.A143]*([.A143]+20)" office:value-type="float" office:value="22400" calcext:value-type="float">
            <text:p>22400</text:p>
          </table:table-cell>
          <table:table-cell table:style-name="ce6" table:formula="of:=[.A143]+[.B143]" office:value-type="float" office:value="290" calcext:value-type="float">
            <text:p>290</text:p>
          </table:table-cell>
          <table:table-cell table:style-name="ce6" table:formula="of:=([.A143]*1.5)+20" office:value-type="float" office:value="230" calcext:value-type="float">
            <text:p>230</text:p>
          </table:table-cell>
          <table:table-cell table:style-name="ce6" table:formula="of:=[.E143]/2" office:value-type="float" office:value="11200" calcext:value-type="float">
            <text:p>11200</text:p>
          </table:table-cell>
          <table:table-cell table:style-name="ce6" table:formula="of:=[.F143]" office:value-type="float" office:value="290" calcext:value-type="float">
            <text:p>290</text:p>
          </table:table-cell>
          <table:table-cell table:style-name="ce6" table:formula="of:=[.G143]" office:value-type="float" office:value="230" calcext:value-type="float">
            <text:p>230</text:p>
          </table:table-cell>
          <table:table-cell table:style-name="ce6" table:formula="of:=[.H143]" office:value-type="float" office:value="11200" calcext:value-type="float">
            <text:p>11200</text:p>
          </table:table-cell>
          <table:table-cell table:style-name="ce5"/>
          <table:table-cell table:style-name="ce6" table:formula="of:=[.C143]*10" office:value-type="float" office:value="420000" calcext:value-type="float">
            <text:p>420000</text:p>
          </table:table-cell>
          <table:table-cell table:style-name="ce6" table:formula="of:=[.C143]*20" office:value-type="float" office:value="840000" calcext:value-type="float">
            <text:p>840000</text:p>
          </table:table-cell>
          <table:table-cell table:style-name="ce6" table:formula="of:=[.C143]*50" office:value-type="float" office:value="2100000" calcext:value-type="float">
            <text:p>2100000</text:p>
          </table:table-cell>
          <table:table-cell table:style-name="ce6" table:formula="of:=[.A143]*50" office:value-type="float" office:value="7000" calcext:value-type="float">
            <text:p>7000</text:p>
          </table:table-cell>
          <table:table-cell table:style-name="ce6" table:formula="of:=[.G143]+50" office:value-type="float" office:value="280" calcext:value-type="float">
            <text:p>280</text:p>
          </table:table-cell>
          <table:table-cell table:style-name="ce6" table:formula="of:=[.Q143]" office:value-type="float" office:value="280" calcext:value-type="float">
            <text:p>280</text:p>
          </table:table-cell>
          <table:table-cell table:number-columns-repeated="1006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6" table:formula="of:=[.A144]+10" office:value-type="float" office:value="151" calcext:value-type="float">
            <text:p>151</text:p>
          </table:table-cell>
          <table:table-cell table:style-name="ce6" table:formula="of:=[.A144]*[.B144]*2" office:value-type="float" office:value="42582" calcext:value-type="float">
            <text:p>42582</text:p>
          </table:table-cell>
          <table:table-cell table:style-name="ce7" office:value-type="float" office:value="1410" calcext:value-type="float">
            <text:p>1410</text:p>
          </table:table-cell>
          <table:table-cell table:style-name="ce6" table:formula="of:=[.A144]*([.A144]+20)" office:value-type="float" office:value="22701" calcext:value-type="float">
            <text:p>22701</text:p>
          </table:table-cell>
          <table:table-cell table:style-name="ce6" table:formula="of:=[.A144]+[.B144]" office:value-type="float" office:value="292" calcext:value-type="float">
            <text:p>292</text:p>
          </table:table-cell>
          <table:table-cell table:style-name="ce6" table:formula="of:=([.A144]*1.5)+20" office:value-type="float" office:value="231.5" calcext:value-type="float">
            <text:p>231.5</text:p>
          </table:table-cell>
          <table:table-cell table:style-name="ce6" table:formula="of:=[.E144]/2" office:value-type="float" office:value="11350.5" calcext:value-type="float">
            <text:p>11350.5</text:p>
          </table:table-cell>
          <table:table-cell table:style-name="ce6" table:formula="of:=[.F144]" office:value-type="float" office:value="292" calcext:value-type="float">
            <text:p>292</text:p>
          </table:table-cell>
          <table:table-cell table:style-name="ce6" table:formula="of:=[.G144]" office:value-type="float" office:value="231.5" calcext:value-type="float">
            <text:p>231.5</text:p>
          </table:table-cell>
          <table:table-cell table:style-name="ce6" table:formula="of:=[.H144]" office:value-type="float" office:value="11350.5" calcext:value-type="float">
            <text:p>11350.5</text:p>
          </table:table-cell>
          <table:table-cell table:style-name="ce5"/>
          <table:table-cell table:style-name="ce6" table:formula="of:=[.C144]*10" office:value-type="float" office:value="425820" calcext:value-type="float">
            <text:p>425820</text:p>
          </table:table-cell>
          <table:table-cell table:style-name="ce6" table:formula="of:=[.C144]*20" office:value-type="float" office:value="851640" calcext:value-type="float">
            <text:p>851640</text:p>
          </table:table-cell>
          <table:table-cell table:style-name="ce6" table:formula="of:=[.C144]*50" office:value-type="float" office:value="2129100" calcext:value-type="float">
            <text:p>2129100</text:p>
          </table:table-cell>
          <table:table-cell table:style-name="ce6" table:formula="of:=[.A144]*50" office:value-type="float" office:value="7050" calcext:value-type="float">
            <text:p>7050</text:p>
          </table:table-cell>
          <table:table-cell table:style-name="ce6" table:formula="of:=[.G144]+50" office:value-type="float" office:value="281.5" calcext:value-type="float">
            <text:p>281.5</text:p>
          </table:table-cell>
          <table:table-cell table:style-name="ce6" table:formula="of:=[.Q144]" office:value-type="float" office:value="281.5" calcext:value-type="float">
            <text:p>281.5</text:p>
          </table:table-cell>
          <table:table-cell table:number-columns-repeated="1006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6" table:formula="of:=[.A145]+10" office:value-type="float" office:value="152" calcext:value-type="float">
            <text:p>152</text:p>
          </table:table-cell>
          <table:table-cell table:style-name="ce6" table:formula="of:=[.A145]*[.B145]*2" office:value-type="float" office:value="43168" calcext:value-type="float">
            <text:p>43168</text:p>
          </table:table-cell>
          <table:table-cell table:style-name="ce7" office:value-type="float" office:value="1420" calcext:value-type="float">
            <text:p>1420</text:p>
          </table:table-cell>
          <table:table-cell table:style-name="ce6" table:formula="of:=[.A145]*([.A145]+20)" office:value-type="float" office:value="23004" calcext:value-type="float">
            <text:p>23004</text:p>
          </table:table-cell>
          <table:table-cell table:style-name="ce6" table:formula="of:=[.A145]+[.B145]" office:value-type="float" office:value="294" calcext:value-type="float">
            <text:p>294</text:p>
          </table:table-cell>
          <table:table-cell table:style-name="ce6" table:formula="of:=([.A145]*1.5)+20" office:value-type="float" office:value="233" calcext:value-type="float">
            <text:p>233</text:p>
          </table:table-cell>
          <table:table-cell table:style-name="ce6" table:formula="of:=[.E145]/2" office:value-type="float" office:value="11502" calcext:value-type="float">
            <text:p>11502</text:p>
          </table:table-cell>
          <table:table-cell table:style-name="ce6" table:formula="of:=[.F145]" office:value-type="float" office:value="294" calcext:value-type="float">
            <text:p>294</text:p>
          </table:table-cell>
          <table:table-cell table:style-name="ce6" table:formula="of:=[.G145]" office:value-type="float" office:value="233" calcext:value-type="float">
            <text:p>233</text:p>
          </table:table-cell>
          <table:table-cell table:style-name="ce6" table:formula="of:=[.H145]" office:value-type="float" office:value="11502" calcext:value-type="float">
            <text:p>11502</text:p>
          </table:table-cell>
          <table:table-cell table:style-name="ce5"/>
          <table:table-cell table:style-name="ce6" table:formula="of:=[.C145]*10" office:value-type="float" office:value="431680" calcext:value-type="float">
            <text:p>431680</text:p>
          </table:table-cell>
          <table:table-cell table:style-name="ce6" table:formula="of:=[.C145]*20" office:value-type="float" office:value="863360" calcext:value-type="float">
            <text:p>863360</text:p>
          </table:table-cell>
          <table:table-cell table:style-name="ce6" table:formula="of:=[.C145]*50" office:value-type="float" office:value="2158400" calcext:value-type="float">
            <text:p>2158400</text:p>
          </table:table-cell>
          <table:table-cell table:style-name="ce6" table:formula="of:=[.A145]*50" office:value-type="float" office:value="7100" calcext:value-type="float">
            <text:p>7100</text:p>
          </table:table-cell>
          <table:table-cell table:style-name="ce6" table:formula="of:=[.G145]+50" office:value-type="float" office:value="283" calcext:value-type="float">
            <text:p>283</text:p>
          </table:table-cell>
          <table:table-cell table:style-name="ce6" table:formula="of:=[.Q145]" office:value-type="float" office:value="283" calcext:value-type="float">
            <text:p>283</text:p>
          </table:table-cell>
          <table:table-cell table:number-columns-repeated="1006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6" table:formula="of:=[.A146]+10" office:value-type="float" office:value="153" calcext:value-type="float">
            <text:p>153</text:p>
          </table:table-cell>
          <table:table-cell table:style-name="ce6" table:formula="of:=[.A146]*[.B146]*2" office:value-type="float" office:value="43758" calcext:value-type="float">
            <text:p>43758</text:p>
          </table:table-cell>
          <table:table-cell table:style-name="ce7" office:value-type="float" office:value="1430" calcext:value-type="float">
            <text:p>1430</text:p>
          </table:table-cell>
          <table:table-cell table:style-name="ce6" table:formula="of:=[.A146]*([.A146]+20)" office:value-type="float" office:value="23309" calcext:value-type="float">
            <text:p>23309</text:p>
          </table:table-cell>
          <table:table-cell table:style-name="ce6" table:formula="of:=[.A146]+[.B146]" office:value-type="float" office:value="296" calcext:value-type="float">
            <text:p>296</text:p>
          </table:table-cell>
          <table:table-cell table:style-name="ce6" table:formula="of:=([.A146]*1.5)+20" office:value-type="float" office:value="234.5" calcext:value-type="float">
            <text:p>234.5</text:p>
          </table:table-cell>
          <table:table-cell table:style-name="ce6" table:formula="of:=[.E146]/2" office:value-type="float" office:value="11654.5" calcext:value-type="float">
            <text:p>11654.5</text:p>
          </table:table-cell>
          <table:table-cell table:style-name="ce6" table:formula="of:=[.F146]" office:value-type="float" office:value="296" calcext:value-type="float">
            <text:p>296</text:p>
          </table:table-cell>
          <table:table-cell table:style-name="ce6" table:formula="of:=[.G146]" office:value-type="float" office:value="234.5" calcext:value-type="float">
            <text:p>234.5</text:p>
          </table:table-cell>
          <table:table-cell table:style-name="ce6" table:formula="of:=[.H146]" office:value-type="float" office:value="11654.5" calcext:value-type="float">
            <text:p>11654.5</text:p>
          </table:table-cell>
          <table:table-cell table:style-name="ce5"/>
          <table:table-cell table:style-name="ce6" table:formula="of:=[.C146]*10" office:value-type="float" office:value="437580" calcext:value-type="float">
            <text:p>437580</text:p>
          </table:table-cell>
          <table:table-cell table:style-name="ce6" table:formula="of:=[.C146]*20" office:value-type="float" office:value="875160" calcext:value-type="float">
            <text:p>875160</text:p>
          </table:table-cell>
          <table:table-cell table:style-name="ce6" table:formula="of:=[.C146]*50" office:value-type="float" office:value="2187900" calcext:value-type="float">
            <text:p>2187900</text:p>
          </table:table-cell>
          <table:table-cell table:style-name="ce6" table:formula="of:=[.A146]*50" office:value-type="float" office:value="7150" calcext:value-type="float">
            <text:p>7150</text:p>
          </table:table-cell>
          <table:table-cell table:style-name="ce6" table:formula="of:=[.G146]+50" office:value-type="float" office:value="284.5" calcext:value-type="float">
            <text:p>284.5</text:p>
          </table:table-cell>
          <table:table-cell table:style-name="ce6" table:formula="of:=[.Q146]" office:value-type="float" office:value="284.5" calcext:value-type="float">
            <text:p>284.5</text:p>
          </table:table-cell>
          <table:table-cell table:number-columns-repeated="1006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6" table:formula="of:=[.A147]+10" office:value-type="float" office:value="154" calcext:value-type="float">
            <text:p>154</text:p>
          </table:table-cell>
          <table:table-cell table:style-name="ce6" table:formula="of:=[.A147]*[.B147]*2" office:value-type="float" office:value="44352" calcext:value-type="float">
            <text:p>44352</text:p>
          </table:table-cell>
          <table:table-cell table:style-name="ce7" office:value-type="float" office:value="1440" calcext:value-type="float">
            <text:p>1440</text:p>
          </table:table-cell>
          <table:table-cell table:style-name="ce6" table:formula="of:=[.A147]*([.A147]+20)" office:value-type="float" office:value="23616" calcext:value-type="float">
            <text:p>23616</text:p>
          </table:table-cell>
          <table:table-cell table:style-name="ce6" table:formula="of:=[.A147]+[.B147]" office:value-type="float" office:value="298" calcext:value-type="float">
            <text:p>298</text:p>
          </table:table-cell>
          <table:table-cell table:style-name="ce6" table:formula="of:=([.A147]*1.5)+20" office:value-type="float" office:value="236" calcext:value-type="float">
            <text:p>236</text:p>
          </table:table-cell>
          <table:table-cell table:style-name="ce6" table:formula="of:=[.E147]/2" office:value-type="float" office:value="11808" calcext:value-type="float">
            <text:p>11808</text:p>
          </table:table-cell>
          <table:table-cell table:style-name="ce6" table:formula="of:=[.F147]" office:value-type="float" office:value="298" calcext:value-type="float">
            <text:p>298</text:p>
          </table:table-cell>
          <table:table-cell table:style-name="ce6" table:formula="of:=[.G147]" office:value-type="float" office:value="236" calcext:value-type="float">
            <text:p>236</text:p>
          </table:table-cell>
          <table:table-cell table:style-name="ce6" table:formula="of:=[.H147]" office:value-type="float" office:value="11808" calcext:value-type="float">
            <text:p>11808</text:p>
          </table:table-cell>
          <table:table-cell table:style-name="ce5"/>
          <table:table-cell table:style-name="ce6" table:formula="of:=[.C147]*10" office:value-type="float" office:value="443520" calcext:value-type="float">
            <text:p>443520</text:p>
          </table:table-cell>
          <table:table-cell table:style-name="ce6" table:formula="of:=[.C147]*20" office:value-type="float" office:value="887040" calcext:value-type="float">
            <text:p>887040</text:p>
          </table:table-cell>
          <table:table-cell table:style-name="ce6" table:formula="of:=[.C147]*50" office:value-type="float" office:value="2217600" calcext:value-type="float">
            <text:p>2217600</text:p>
          </table:table-cell>
          <table:table-cell table:style-name="ce6" table:formula="of:=[.A147]*50" office:value-type="float" office:value="7200" calcext:value-type="float">
            <text:p>7200</text:p>
          </table:table-cell>
          <table:table-cell table:style-name="ce6" table:formula="of:=[.G147]+50" office:value-type="float" office:value="286" calcext:value-type="float">
            <text:p>286</text:p>
          </table:table-cell>
          <table:table-cell table:style-name="ce6" table:formula="of:=[.Q147]" office:value-type="float" office:value="286" calcext:value-type="float">
            <text:p>286</text:p>
          </table:table-cell>
          <table:table-cell table:number-columns-repeated="1006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6" table:formula="of:=[.A148]+10" office:value-type="float" office:value="155" calcext:value-type="float">
            <text:p>155</text:p>
          </table:table-cell>
          <table:table-cell table:style-name="ce6" table:formula="of:=[.A148]*[.B148]*2" office:value-type="float" office:value="44950" calcext:value-type="float">
            <text:p>44950</text:p>
          </table:table-cell>
          <table:table-cell table:style-name="ce7" office:value-type="float" office:value="1450" calcext:value-type="float">
            <text:p>1450</text:p>
          </table:table-cell>
          <table:table-cell table:style-name="ce6" table:formula="of:=[.A148]*([.A148]+20)" office:value-type="float" office:value="23925" calcext:value-type="float">
            <text:p>23925</text:p>
          </table:table-cell>
          <table:table-cell table:style-name="ce6" table:formula="of:=[.A148]+[.B148]" office:value-type="float" office:value="300" calcext:value-type="float">
            <text:p>300</text:p>
          </table:table-cell>
          <table:table-cell table:style-name="ce6" table:formula="of:=([.A148]*1.5)+20" office:value-type="float" office:value="237.5" calcext:value-type="float">
            <text:p>237.5</text:p>
          </table:table-cell>
          <table:table-cell table:style-name="ce6" table:formula="of:=[.E148]/2" office:value-type="float" office:value="11962.5" calcext:value-type="float">
            <text:p>11962.5</text:p>
          </table:table-cell>
          <table:table-cell table:style-name="ce6" table:formula="of:=[.F148]" office:value-type="float" office:value="300" calcext:value-type="float">
            <text:p>300</text:p>
          </table:table-cell>
          <table:table-cell table:style-name="ce6" table:formula="of:=[.G148]" office:value-type="float" office:value="237.5" calcext:value-type="float">
            <text:p>237.5</text:p>
          </table:table-cell>
          <table:table-cell table:style-name="ce6" table:formula="of:=[.H148]" office:value-type="float" office:value="11962.5" calcext:value-type="float">
            <text:p>11962.5</text:p>
          </table:table-cell>
          <table:table-cell table:style-name="ce5"/>
          <table:table-cell table:style-name="ce6" table:formula="of:=[.C148]*10" office:value-type="float" office:value="449500" calcext:value-type="float">
            <text:p>449500</text:p>
          </table:table-cell>
          <table:table-cell table:style-name="ce6" table:formula="of:=[.C148]*20" office:value-type="float" office:value="899000" calcext:value-type="float">
            <text:p>899000</text:p>
          </table:table-cell>
          <table:table-cell table:style-name="ce6" table:formula="of:=[.C148]*50" office:value-type="float" office:value="2247500" calcext:value-type="float">
            <text:p>2247500</text:p>
          </table:table-cell>
          <table:table-cell table:style-name="ce6" table:formula="of:=[.A148]*50" office:value-type="float" office:value="7250" calcext:value-type="float">
            <text:p>7250</text:p>
          </table:table-cell>
          <table:table-cell table:style-name="ce6" table:formula="of:=[.G148]+50" office:value-type="float" office:value="287.5" calcext:value-type="float">
            <text:p>287.5</text:p>
          </table:table-cell>
          <table:table-cell table:style-name="ce6" table:formula="of:=[.Q148]" office:value-type="float" office:value="287.5" calcext:value-type="float">
            <text:p>287.5</text:p>
          </table:table-cell>
          <table:table-cell table:number-columns-repeated="1006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6" table:formula="of:=[.A149]+10" office:value-type="float" office:value="156" calcext:value-type="float">
            <text:p>156</text:p>
          </table:table-cell>
          <table:table-cell table:style-name="ce6" table:formula="of:=[.A149]*[.B149]*2" office:value-type="float" office:value="45552" calcext:value-type="float">
            <text:p>45552</text:p>
          </table:table-cell>
          <table:table-cell table:style-name="ce7" office:value-type="float" office:value="1460" calcext:value-type="float">
            <text:p>1460</text:p>
          </table:table-cell>
          <table:table-cell table:style-name="ce6" table:formula="of:=[.A149]*([.A149]+20)" office:value-type="float" office:value="24236" calcext:value-type="float">
            <text:p>24236</text:p>
          </table:table-cell>
          <table:table-cell table:style-name="ce6" table:formula="of:=[.A149]+[.B149]" office:value-type="float" office:value="302" calcext:value-type="float">
            <text:p>302</text:p>
          </table:table-cell>
          <table:table-cell table:style-name="ce6" table:formula="of:=([.A149]*1.5)+20" office:value-type="float" office:value="239" calcext:value-type="float">
            <text:p>239</text:p>
          </table:table-cell>
          <table:table-cell table:style-name="ce6" table:formula="of:=[.E149]/2" office:value-type="float" office:value="12118" calcext:value-type="float">
            <text:p>12118</text:p>
          </table:table-cell>
          <table:table-cell table:style-name="ce6" table:formula="of:=[.F149]" office:value-type="float" office:value="302" calcext:value-type="float">
            <text:p>302</text:p>
          </table:table-cell>
          <table:table-cell table:style-name="ce6" table:formula="of:=[.G149]" office:value-type="float" office:value="239" calcext:value-type="float">
            <text:p>239</text:p>
          </table:table-cell>
          <table:table-cell table:style-name="ce6" table:formula="of:=[.H149]" office:value-type="float" office:value="12118" calcext:value-type="float">
            <text:p>12118</text:p>
          </table:table-cell>
          <table:table-cell table:style-name="ce5"/>
          <table:table-cell table:style-name="ce6" table:formula="of:=[.C149]*10" office:value-type="float" office:value="455520" calcext:value-type="float">
            <text:p>455520</text:p>
          </table:table-cell>
          <table:table-cell table:style-name="ce6" table:formula="of:=[.C149]*20" office:value-type="float" office:value="911040" calcext:value-type="float">
            <text:p>911040</text:p>
          </table:table-cell>
          <table:table-cell table:style-name="ce6" table:formula="of:=[.C149]*50" office:value-type="float" office:value="2277600" calcext:value-type="float">
            <text:p>2277600</text:p>
          </table:table-cell>
          <table:table-cell table:style-name="ce6" table:formula="of:=[.A149]*50" office:value-type="float" office:value="7300" calcext:value-type="float">
            <text:p>7300</text:p>
          </table:table-cell>
          <table:table-cell table:style-name="ce6" table:formula="of:=[.G149]+50" office:value-type="float" office:value="289" calcext:value-type="float">
            <text:p>289</text:p>
          </table:table-cell>
          <table:table-cell table:style-name="ce6" table:formula="of:=[.Q149]" office:value-type="float" office:value="289" calcext:value-type="float">
            <text:p>289</text:p>
          </table:table-cell>
          <table:table-cell table:number-columns-repeated="1006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6" table:formula="of:=[.A150]+10" office:value-type="float" office:value="157" calcext:value-type="float">
            <text:p>157</text:p>
          </table:table-cell>
          <table:table-cell table:style-name="ce6" table:formula="of:=[.A150]*[.B150]*2" office:value-type="float" office:value="46158" calcext:value-type="float">
            <text:p>46158</text:p>
          </table:table-cell>
          <table:table-cell table:style-name="ce7" office:value-type="float" office:value="1470" calcext:value-type="float">
            <text:p>1470</text:p>
          </table:table-cell>
          <table:table-cell table:style-name="ce6" table:formula="of:=[.A150]*([.A150]+20)" office:value-type="float" office:value="24549" calcext:value-type="float">
            <text:p>24549</text:p>
          </table:table-cell>
          <table:table-cell table:style-name="ce6" table:formula="of:=[.A150]+[.B150]" office:value-type="float" office:value="304" calcext:value-type="float">
            <text:p>304</text:p>
          </table:table-cell>
          <table:table-cell table:style-name="ce6" table:formula="of:=([.A150]*1.5)+20" office:value-type="float" office:value="240.5" calcext:value-type="float">
            <text:p>240.5</text:p>
          </table:table-cell>
          <table:table-cell table:style-name="ce6" table:formula="of:=[.E150]/2" office:value-type="float" office:value="12274.5" calcext:value-type="float">
            <text:p>12274.5</text:p>
          </table:table-cell>
          <table:table-cell table:style-name="ce6" table:formula="of:=[.F150]" office:value-type="float" office:value="304" calcext:value-type="float">
            <text:p>304</text:p>
          </table:table-cell>
          <table:table-cell table:style-name="ce6" table:formula="of:=[.G150]" office:value-type="float" office:value="240.5" calcext:value-type="float">
            <text:p>240.5</text:p>
          </table:table-cell>
          <table:table-cell table:style-name="ce6" table:formula="of:=[.H150]" office:value-type="float" office:value="12274.5" calcext:value-type="float">
            <text:p>12274.5</text:p>
          </table:table-cell>
          <table:table-cell table:style-name="ce5"/>
          <table:table-cell table:style-name="ce6" table:formula="of:=[.C150]*10" office:value-type="float" office:value="461580" calcext:value-type="float">
            <text:p>461580</text:p>
          </table:table-cell>
          <table:table-cell table:style-name="ce6" table:formula="of:=[.C150]*20" office:value-type="float" office:value="923160" calcext:value-type="float">
            <text:p>923160</text:p>
          </table:table-cell>
          <table:table-cell table:style-name="ce6" table:formula="of:=[.C150]*50" office:value-type="float" office:value="2307900" calcext:value-type="float">
            <text:p>2307900</text:p>
          </table:table-cell>
          <table:table-cell table:style-name="ce6" table:formula="of:=[.A150]*50" office:value-type="float" office:value="7350" calcext:value-type="float">
            <text:p>7350</text:p>
          </table:table-cell>
          <table:table-cell table:style-name="ce6" table:formula="of:=[.G150]+50" office:value-type="float" office:value="290.5" calcext:value-type="float">
            <text:p>290.5</text:p>
          </table:table-cell>
          <table:table-cell table:style-name="ce6" table:formula="of:=[.Q150]" office:value-type="float" office:value="290.5" calcext:value-type="float">
            <text:p>290.5</text:p>
          </table:table-cell>
          <table:table-cell table:number-columns-repeated="1006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6" table:formula="of:=[.A151]+10" office:value-type="float" office:value="158" calcext:value-type="float">
            <text:p>158</text:p>
          </table:table-cell>
          <table:table-cell table:style-name="ce6" table:formula="of:=[.A151]*[.B151]*2" office:value-type="float" office:value="46768" calcext:value-type="float">
            <text:p>46768</text:p>
          </table:table-cell>
          <table:table-cell table:style-name="ce7" office:value-type="float" office:value="1480" calcext:value-type="float">
            <text:p>1480</text:p>
          </table:table-cell>
          <table:table-cell table:style-name="ce6" table:formula="of:=[.A151]*([.A151]+20)" office:value-type="float" office:value="24864" calcext:value-type="float">
            <text:p>24864</text:p>
          </table:table-cell>
          <table:table-cell table:style-name="ce6" table:formula="of:=[.A151]+[.B151]" office:value-type="float" office:value="306" calcext:value-type="float">
            <text:p>306</text:p>
          </table:table-cell>
          <table:table-cell table:style-name="ce6" table:formula="of:=([.A151]*1.5)+20" office:value-type="float" office:value="242" calcext:value-type="float">
            <text:p>242</text:p>
          </table:table-cell>
          <table:table-cell table:style-name="ce6" table:formula="of:=[.E151]/2" office:value-type="float" office:value="12432" calcext:value-type="float">
            <text:p>12432</text:p>
          </table:table-cell>
          <table:table-cell table:style-name="ce6" table:formula="of:=[.F151]" office:value-type="float" office:value="306" calcext:value-type="float">
            <text:p>306</text:p>
          </table:table-cell>
          <table:table-cell table:style-name="ce6" table:formula="of:=[.G151]" office:value-type="float" office:value="242" calcext:value-type="float">
            <text:p>242</text:p>
          </table:table-cell>
          <table:table-cell table:style-name="ce6" table:formula="of:=[.H151]" office:value-type="float" office:value="12432" calcext:value-type="float">
            <text:p>12432</text:p>
          </table:table-cell>
          <table:table-cell table:style-name="ce5"/>
          <table:table-cell table:style-name="ce6" table:formula="of:=[.C151]*10" office:value-type="float" office:value="467680" calcext:value-type="float">
            <text:p>467680</text:p>
          </table:table-cell>
          <table:table-cell table:style-name="ce6" table:formula="of:=[.C151]*20" office:value-type="float" office:value="935360" calcext:value-type="float">
            <text:p>935360</text:p>
          </table:table-cell>
          <table:table-cell table:style-name="ce6" table:formula="of:=[.C151]*50" office:value-type="float" office:value="2338400" calcext:value-type="float">
            <text:p>2338400</text:p>
          </table:table-cell>
          <table:table-cell table:style-name="ce6" table:formula="of:=[.A151]*50" office:value-type="float" office:value="7400" calcext:value-type="float">
            <text:p>7400</text:p>
          </table:table-cell>
          <table:table-cell table:style-name="ce6" table:formula="of:=[.G151]+50" office:value-type="float" office:value="292" calcext:value-type="float">
            <text:p>292</text:p>
          </table:table-cell>
          <table:table-cell table:style-name="ce6" table:formula="of:=[.Q151]" office:value-type="float" office:value="292" calcext:value-type="float">
            <text:p>292</text:p>
          </table:table-cell>
          <table:table-cell table:number-columns-repeated="1006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table:style-name="ce6" table:formula="of:=[.A152]+10" office:value-type="float" office:value="159" calcext:value-type="float">
            <text:p>159</text:p>
          </table:table-cell>
          <table:table-cell table:style-name="ce6" table:formula="of:=[.A152]*[.B152]*2" office:value-type="float" office:value="47382" calcext:value-type="float">
            <text:p>47382</text:p>
          </table:table-cell>
          <table:table-cell table:style-name="ce7" office:value-type="float" office:value="1490" calcext:value-type="float">
            <text:p>1490</text:p>
          </table:table-cell>
          <table:table-cell table:style-name="ce6" table:formula="of:=[.A152]*([.A152]+20)" office:value-type="float" office:value="25181" calcext:value-type="float">
            <text:p>25181</text:p>
          </table:table-cell>
          <table:table-cell table:style-name="ce6" table:formula="of:=[.A152]+[.B152]" office:value-type="float" office:value="308" calcext:value-type="float">
            <text:p>308</text:p>
          </table:table-cell>
          <table:table-cell table:style-name="ce6" table:formula="of:=([.A152]*1.5)+20" office:value-type="float" office:value="243.5" calcext:value-type="float">
            <text:p>243.5</text:p>
          </table:table-cell>
          <table:table-cell table:style-name="ce6" table:formula="of:=[.E152]/2" office:value-type="float" office:value="12590.5" calcext:value-type="float">
            <text:p>12590.5</text:p>
          </table:table-cell>
          <table:table-cell table:style-name="ce6" table:formula="of:=[.F152]" office:value-type="float" office:value="308" calcext:value-type="float">
            <text:p>308</text:p>
          </table:table-cell>
          <table:table-cell table:style-name="ce6" table:formula="of:=[.G152]" office:value-type="float" office:value="243.5" calcext:value-type="float">
            <text:p>243.5</text:p>
          </table:table-cell>
          <table:table-cell table:style-name="ce6" table:formula="of:=[.H152]" office:value-type="float" office:value="12590.5" calcext:value-type="float">
            <text:p>12590.5</text:p>
          </table:table-cell>
          <table:table-cell table:style-name="ce5"/>
          <table:table-cell table:style-name="ce6" table:formula="of:=[.C152]*10" office:value-type="float" office:value="473820" calcext:value-type="float">
            <text:p>473820</text:p>
          </table:table-cell>
          <table:table-cell table:style-name="ce6" table:formula="of:=[.C152]*20" office:value-type="float" office:value="947640" calcext:value-type="float">
            <text:p>947640</text:p>
          </table:table-cell>
          <table:table-cell table:style-name="ce6" table:formula="of:=[.C152]*50" office:value-type="float" office:value="2369100" calcext:value-type="float">
            <text:p>2369100</text:p>
          </table:table-cell>
          <table:table-cell table:style-name="ce6" table:formula="of:=[.A152]*50" office:value-type="float" office:value="7450" calcext:value-type="float">
            <text:p>7450</text:p>
          </table:table-cell>
          <table:table-cell table:style-name="ce6" table:formula="of:=[.G152]+50" office:value-type="float" office:value="293.5" calcext:value-type="float">
            <text:p>293.5</text:p>
          </table:table-cell>
          <table:table-cell table:style-name="ce6" table:formula="of:=[.Q152]" office:value-type="float" office:value="293.5" calcext:value-type="float">
            <text:p>293.5</text:p>
          </table:table-cell>
          <table:table-cell table:number-columns-repeated="1006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6" table:formula="of:=[.A153]+10" office:value-type="float" office:value="160" calcext:value-type="float">
            <text:p>160</text:p>
          </table:table-cell>
          <table:table-cell table:style-name="ce6" table:formula="of:=[.A153]*[.B153]*2" office:value-type="float" office:value="48000" calcext:value-type="float">
            <text:p>48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6" table:formula="of:=[.A153]*([.A153]+20)" office:value-type="float" office:value="25500" calcext:value-type="float">
            <text:p>25500</text:p>
          </table:table-cell>
          <table:table-cell table:style-name="ce6" table:formula="of:=[.A153]+[.B153]" office:value-type="float" office:value="310" calcext:value-type="float">
            <text:p>310</text:p>
          </table:table-cell>
          <table:table-cell table:style-name="ce6" table:formula="of:=([.A153]*1.5)+20" office:value-type="float" office:value="245" calcext:value-type="float">
            <text:p>245</text:p>
          </table:table-cell>
          <table:table-cell table:style-name="ce6" table:formula="of:=[.E153]/2" office:value-type="float" office:value="12750" calcext:value-type="float">
            <text:p>12750</text:p>
          </table:table-cell>
          <table:table-cell table:style-name="ce6" table:formula="of:=[.F153]" office:value-type="float" office:value="310" calcext:value-type="float">
            <text:p>310</text:p>
          </table:table-cell>
          <table:table-cell table:style-name="ce6" table:formula="of:=[.G153]" office:value-type="float" office:value="245" calcext:value-type="float">
            <text:p>245</text:p>
          </table:table-cell>
          <table:table-cell table:style-name="ce6" table:formula="of:=[.H153]" office:value-type="float" office:value="12750" calcext:value-type="float">
            <text:p>12750</text:p>
          </table:table-cell>
          <table:table-cell table:style-name="ce5"/>
          <table:table-cell table:style-name="ce6" table:formula="of:=[.C153]*10" office:value-type="float" office:value="480000" calcext:value-type="float">
            <text:p>480000</text:p>
          </table:table-cell>
          <table:table-cell table:style-name="ce6" table:formula="of:=[.C153]*20" office:value-type="float" office:value="960000" calcext:value-type="float">
            <text:p>960000</text:p>
          </table:table-cell>
          <table:table-cell table:style-name="ce6" table:formula="of:=[.C153]*50" office:value-type="float" office:value="2400000" calcext:value-type="float">
            <text:p>2400000</text:p>
          </table:table-cell>
          <table:table-cell table:style-name="ce6" table:formula="of:=[.A153]*50" office:value-type="float" office:value="7500" calcext:value-type="float">
            <text:p>7500</text:p>
          </table:table-cell>
          <table:table-cell table:style-name="ce6" table:formula="of:=[.G153]+50" office:value-type="float" office:value="295" calcext:value-type="float">
            <text:p>295</text:p>
          </table:table-cell>
          <table:table-cell table:style-name="ce6" table:formula="of:=[.Q153]" office:value-type="float" office:value="295" calcext:value-type="float">
            <text:p>295</text:p>
          </table:table-cell>
          <table:table-cell table:number-columns-repeated="1006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6" table:formula="of:=[.A154]+10" office:value-type="float" office:value="161" calcext:value-type="float">
            <text:p>161</text:p>
          </table:table-cell>
          <table:table-cell table:style-name="ce6" table:formula="of:=[.A154]*[.B154]*2" office:value-type="float" office:value="48622" calcext:value-type="float">
            <text:p>48622</text:p>
          </table:table-cell>
          <table:table-cell table:style-name="ce7" office:value-type="float" office:value="1510" calcext:value-type="float">
            <text:p>1510</text:p>
          </table:table-cell>
          <table:table-cell table:style-name="ce6" table:formula="of:=[.A154]*([.A154]+20)" office:value-type="float" office:value="25821" calcext:value-type="float">
            <text:p>25821</text:p>
          </table:table-cell>
          <table:table-cell table:style-name="ce6" table:formula="of:=[.A154]+[.B154]" office:value-type="float" office:value="312" calcext:value-type="float">
            <text:p>312</text:p>
          </table:table-cell>
          <table:table-cell table:style-name="ce6" table:formula="of:=([.A154]*1.5)+20" office:value-type="float" office:value="246.5" calcext:value-type="float">
            <text:p>246.5</text:p>
          </table:table-cell>
          <table:table-cell table:style-name="ce6" table:formula="of:=[.E154]/2" office:value-type="float" office:value="12910.5" calcext:value-type="float">
            <text:p>12910.5</text:p>
          </table:table-cell>
          <table:table-cell table:style-name="ce6" table:formula="of:=[.F154]" office:value-type="float" office:value="312" calcext:value-type="float">
            <text:p>312</text:p>
          </table:table-cell>
          <table:table-cell table:style-name="ce6" table:formula="of:=[.G154]" office:value-type="float" office:value="246.5" calcext:value-type="float">
            <text:p>246.5</text:p>
          </table:table-cell>
          <table:table-cell table:style-name="ce6" table:formula="of:=[.H154]" office:value-type="float" office:value="12910.5" calcext:value-type="float">
            <text:p>12910.5</text:p>
          </table:table-cell>
          <table:table-cell table:style-name="ce5"/>
          <table:table-cell table:style-name="ce6" table:formula="of:=[.C154]*10" office:value-type="float" office:value="486220" calcext:value-type="float">
            <text:p>486220</text:p>
          </table:table-cell>
          <table:table-cell table:style-name="ce6" table:formula="of:=[.C154]*20" office:value-type="float" office:value="972440" calcext:value-type="float">
            <text:p>972440</text:p>
          </table:table-cell>
          <table:table-cell table:style-name="ce6" table:formula="of:=[.C154]*50" office:value-type="float" office:value="2431100" calcext:value-type="float">
            <text:p>2431100</text:p>
          </table:table-cell>
          <table:table-cell table:style-name="ce6" table:formula="of:=[.A154]*50" office:value-type="float" office:value="7550" calcext:value-type="float">
            <text:p>7550</text:p>
          </table:table-cell>
          <table:table-cell table:style-name="ce6" table:formula="of:=[.G154]+50" office:value-type="float" office:value="296.5" calcext:value-type="float">
            <text:p>296.5</text:p>
          </table:table-cell>
          <table:table-cell table:style-name="ce6" table:formula="of:=[.Q154]" office:value-type="float" office:value="296.5" calcext:value-type="float">
            <text:p>296.5</text:p>
          </table:table-cell>
          <table:table-cell table:number-columns-repeated="1006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6" table:formula="of:=[.A155]+10" office:value-type="float" office:value="162" calcext:value-type="float">
            <text:p>162</text:p>
          </table:table-cell>
          <table:table-cell table:style-name="ce6" table:formula="of:=[.A155]*[.B155]*2" office:value-type="float" office:value="49248" calcext:value-type="float">
            <text:p>49248</text:p>
          </table:table-cell>
          <table:table-cell table:style-name="ce7" office:value-type="float" office:value="1520" calcext:value-type="float">
            <text:p>1520</text:p>
          </table:table-cell>
          <table:table-cell table:style-name="ce6" table:formula="of:=[.A155]*([.A155]+20)" office:value-type="float" office:value="26144" calcext:value-type="float">
            <text:p>26144</text:p>
          </table:table-cell>
          <table:table-cell table:style-name="ce6" table:formula="of:=[.A155]+[.B155]" office:value-type="float" office:value="314" calcext:value-type="float">
            <text:p>314</text:p>
          </table:table-cell>
          <table:table-cell table:style-name="ce6" table:formula="of:=([.A155]*1.5)+20" office:value-type="float" office:value="248" calcext:value-type="float">
            <text:p>248</text:p>
          </table:table-cell>
          <table:table-cell table:style-name="ce6" table:formula="of:=[.E155]/2" office:value-type="float" office:value="13072" calcext:value-type="float">
            <text:p>13072</text:p>
          </table:table-cell>
          <table:table-cell table:style-name="ce6" table:formula="of:=[.F155]" office:value-type="float" office:value="314" calcext:value-type="float">
            <text:p>314</text:p>
          </table:table-cell>
          <table:table-cell table:style-name="ce6" table:formula="of:=[.G155]" office:value-type="float" office:value="248" calcext:value-type="float">
            <text:p>248</text:p>
          </table:table-cell>
          <table:table-cell table:style-name="ce6" table:formula="of:=[.H155]" office:value-type="float" office:value="13072" calcext:value-type="float">
            <text:p>13072</text:p>
          </table:table-cell>
          <table:table-cell table:style-name="ce5"/>
          <table:table-cell table:style-name="ce6" table:formula="of:=[.C155]*10" office:value-type="float" office:value="492480" calcext:value-type="float">
            <text:p>492480</text:p>
          </table:table-cell>
          <table:table-cell table:style-name="ce6" table:formula="of:=[.C155]*20" office:value-type="float" office:value="984960" calcext:value-type="float">
            <text:p>984960</text:p>
          </table:table-cell>
          <table:table-cell table:style-name="ce6" table:formula="of:=[.C155]*50" office:value-type="float" office:value="2462400" calcext:value-type="float">
            <text:p>2462400</text:p>
          </table:table-cell>
          <table:table-cell table:style-name="ce6" table:formula="of:=[.A155]*50" office:value-type="float" office:value="7600" calcext:value-type="float">
            <text:p>7600</text:p>
          </table:table-cell>
          <table:table-cell table:style-name="ce6" table:formula="of:=[.G155]+50" office:value-type="float" office:value="298" calcext:value-type="float">
            <text:p>298</text:p>
          </table:table-cell>
          <table:table-cell table:style-name="ce6" table:formula="of:=[.Q155]" office:value-type="float" office:value="298" calcext:value-type="float">
            <text:p>298</text:p>
          </table:table-cell>
          <table:table-cell table:number-columns-repeated="1006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6" table:formula="of:=[.A156]+10" office:value-type="float" office:value="163" calcext:value-type="float">
            <text:p>163</text:p>
          </table:table-cell>
          <table:table-cell table:style-name="ce6" table:formula="of:=[.A156]*[.B156]*2" office:value-type="float" office:value="49878" calcext:value-type="float">
            <text:p>49878</text:p>
          </table:table-cell>
          <table:table-cell table:style-name="ce7" office:value-type="float" office:value="1530" calcext:value-type="float">
            <text:p>1530</text:p>
          </table:table-cell>
          <table:table-cell table:style-name="ce6" table:formula="of:=[.A156]*([.A156]+20)" office:value-type="float" office:value="26469" calcext:value-type="float">
            <text:p>26469</text:p>
          </table:table-cell>
          <table:table-cell table:style-name="ce6" table:formula="of:=[.A156]+[.B156]" office:value-type="float" office:value="316" calcext:value-type="float">
            <text:p>316</text:p>
          </table:table-cell>
          <table:table-cell table:style-name="ce6" table:formula="of:=([.A156]*1.5)+20" office:value-type="float" office:value="249.5" calcext:value-type="float">
            <text:p>249.5</text:p>
          </table:table-cell>
          <table:table-cell table:style-name="ce6" table:formula="of:=[.E156]/2" office:value-type="float" office:value="13234.5" calcext:value-type="float">
            <text:p>13234.5</text:p>
          </table:table-cell>
          <table:table-cell table:style-name="ce6" table:formula="of:=[.F156]" office:value-type="float" office:value="316" calcext:value-type="float">
            <text:p>316</text:p>
          </table:table-cell>
          <table:table-cell table:style-name="ce6" table:formula="of:=[.G156]" office:value-type="float" office:value="249.5" calcext:value-type="float">
            <text:p>249.5</text:p>
          </table:table-cell>
          <table:table-cell table:style-name="ce6" table:formula="of:=[.H156]" office:value-type="float" office:value="13234.5" calcext:value-type="float">
            <text:p>13234.5</text:p>
          </table:table-cell>
          <table:table-cell table:style-name="ce5"/>
          <table:table-cell table:style-name="ce6" table:formula="of:=[.C156]*10" office:value-type="float" office:value="498780" calcext:value-type="float">
            <text:p>498780</text:p>
          </table:table-cell>
          <table:table-cell table:style-name="ce6" table:formula="of:=[.C156]*20" office:value-type="float" office:value="997560" calcext:value-type="float">
            <text:p>997560</text:p>
          </table:table-cell>
          <table:table-cell table:style-name="ce6" table:formula="of:=[.C156]*50" office:value-type="float" office:value="2493900" calcext:value-type="float">
            <text:p>2493900</text:p>
          </table:table-cell>
          <table:table-cell table:style-name="ce6" table:formula="of:=[.A156]*50" office:value-type="float" office:value="7650" calcext:value-type="float">
            <text:p>7650</text:p>
          </table:table-cell>
          <table:table-cell table:style-name="ce6" table:formula="of:=[.G156]+50" office:value-type="float" office:value="299.5" calcext:value-type="float">
            <text:p>299.5</text:p>
          </table:table-cell>
          <table:table-cell table:style-name="ce6" table:formula="of:=[.Q156]" office:value-type="float" office:value="299.5" calcext:value-type="float">
            <text:p>299.5</text:p>
          </table:table-cell>
          <table:table-cell table:number-columns-repeated="1006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6" table:formula="of:=[.A157]+10" office:value-type="float" office:value="164" calcext:value-type="float">
            <text:p>164</text:p>
          </table:table-cell>
          <table:table-cell table:style-name="ce6" table:formula="of:=[.A157]*[.B157]*2" office:value-type="float" office:value="50512" calcext:value-type="float">
            <text:p>50512</text:p>
          </table:table-cell>
          <table:table-cell table:style-name="ce7" office:value-type="float" office:value="1540" calcext:value-type="float">
            <text:p>1540</text:p>
          </table:table-cell>
          <table:table-cell table:style-name="ce6" table:formula="of:=[.A157]*([.A157]+20)" office:value-type="float" office:value="26796" calcext:value-type="float">
            <text:p>26796</text:p>
          </table:table-cell>
          <table:table-cell table:style-name="ce6" table:formula="of:=[.A157]+[.B157]" office:value-type="float" office:value="318" calcext:value-type="float">
            <text:p>318</text:p>
          </table:table-cell>
          <table:table-cell table:style-name="ce6" table:formula="of:=([.A157]*1.5)+20" office:value-type="float" office:value="251" calcext:value-type="float">
            <text:p>251</text:p>
          </table:table-cell>
          <table:table-cell table:style-name="ce6" table:formula="of:=[.E157]/2" office:value-type="float" office:value="13398" calcext:value-type="float">
            <text:p>13398</text:p>
          </table:table-cell>
          <table:table-cell table:style-name="ce6" table:formula="of:=[.F157]" office:value-type="float" office:value="318" calcext:value-type="float">
            <text:p>318</text:p>
          </table:table-cell>
          <table:table-cell table:style-name="ce6" table:formula="of:=[.G157]" office:value-type="float" office:value="251" calcext:value-type="float">
            <text:p>251</text:p>
          </table:table-cell>
          <table:table-cell table:style-name="ce6" table:formula="of:=[.H157]" office:value-type="float" office:value="13398" calcext:value-type="float">
            <text:p>13398</text:p>
          </table:table-cell>
          <table:table-cell table:style-name="ce5"/>
          <table:table-cell table:style-name="ce6" table:formula="of:=[.C157]*10" office:value-type="float" office:value="505120" calcext:value-type="float">
            <text:p>505120</text:p>
          </table:table-cell>
          <table:table-cell table:style-name="ce6" table:formula="of:=[.C157]*20" office:value-type="float" office:value="1010240" calcext:value-type="float">
            <text:p>1010240</text:p>
          </table:table-cell>
          <table:table-cell table:style-name="ce6" table:formula="of:=[.C157]*50" office:value-type="float" office:value="2525600" calcext:value-type="float">
            <text:p>2525600</text:p>
          </table:table-cell>
          <table:table-cell table:style-name="ce6" table:formula="of:=[.A157]*50" office:value-type="float" office:value="7700" calcext:value-type="float">
            <text:p>7700</text:p>
          </table:table-cell>
          <table:table-cell table:style-name="ce6" table:formula="of:=[.G157]+50" office:value-type="float" office:value="301" calcext:value-type="float">
            <text:p>301</text:p>
          </table:table-cell>
          <table:table-cell table:style-name="ce6" table:formula="of:=[.Q157]" office:value-type="float" office:value="301" calcext:value-type="float">
            <text:p>301</text:p>
          </table:table-cell>
          <table:table-cell table:number-columns-repeated="1006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6" table:formula="of:=[.A158]+10" office:value-type="float" office:value="165" calcext:value-type="float">
            <text:p>165</text:p>
          </table:table-cell>
          <table:table-cell table:style-name="ce6" table:formula="of:=[.A158]*[.B158]*2" office:value-type="float" office:value="51150" calcext:value-type="float">
            <text:p>51150</text:p>
          </table:table-cell>
          <table:table-cell table:style-name="ce7" office:value-type="float" office:value="1550" calcext:value-type="float">
            <text:p>1550</text:p>
          </table:table-cell>
          <table:table-cell table:style-name="ce6" table:formula="of:=[.A158]*([.A158]+20)" office:value-type="float" office:value="27125" calcext:value-type="float">
            <text:p>27125</text:p>
          </table:table-cell>
          <table:table-cell table:style-name="ce6" table:formula="of:=[.A158]+[.B158]" office:value-type="float" office:value="320" calcext:value-type="float">
            <text:p>320</text:p>
          </table:table-cell>
          <table:table-cell table:style-name="ce6" table:formula="of:=([.A158]*1.5)+20" office:value-type="float" office:value="252.5" calcext:value-type="float">
            <text:p>252.5</text:p>
          </table:table-cell>
          <table:table-cell table:style-name="ce6" table:formula="of:=[.E158]/2" office:value-type="float" office:value="13562.5" calcext:value-type="float">
            <text:p>13562.5</text:p>
          </table:table-cell>
          <table:table-cell table:style-name="ce6" table:formula="of:=[.F158]" office:value-type="float" office:value="320" calcext:value-type="float">
            <text:p>320</text:p>
          </table:table-cell>
          <table:table-cell table:style-name="ce6" table:formula="of:=[.G158]" office:value-type="float" office:value="252.5" calcext:value-type="float">
            <text:p>252.5</text:p>
          </table:table-cell>
          <table:table-cell table:style-name="ce6" table:formula="of:=[.H158]" office:value-type="float" office:value="13562.5" calcext:value-type="float">
            <text:p>13562.5</text:p>
          </table:table-cell>
          <table:table-cell table:style-name="ce5"/>
          <table:table-cell table:style-name="ce6" table:formula="of:=[.C158]*10" office:value-type="float" office:value="511500" calcext:value-type="float">
            <text:p>511500</text:p>
          </table:table-cell>
          <table:table-cell table:style-name="ce6" table:formula="of:=[.C158]*20" office:value-type="float" office:value="1023000" calcext:value-type="float">
            <text:p>1023000</text:p>
          </table:table-cell>
          <table:table-cell table:style-name="ce6" table:formula="of:=[.C158]*50" office:value-type="float" office:value="2557500" calcext:value-type="float">
            <text:p>2557500</text:p>
          </table:table-cell>
          <table:table-cell table:style-name="ce6" table:formula="of:=[.A158]*50" office:value-type="float" office:value="7750" calcext:value-type="float">
            <text:p>7750</text:p>
          </table:table-cell>
          <table:table-cell table:style-name="ce6" table:formula="of:=[.G158]+50" office:value-type="float" office:value="302.5" calcext:value-type="float">
            <text:p>302.5</text:p>
          </table:table-cell>
          <table:table-cell table:style-name="ce6" table:formula="of:=[.Q158]" office:value-type="float" office:value="302.5" calcext:value-type="float">
            <text:p>302.5</text:p>
          </table:table-cell>
          <table:table-cell table:number-columns-repeated="1006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6" table:formula="of:=[.A159]+10" office:value-type="float" office:value="166" calcext:value-type="float">
            <text:p>166</text:p>
          </table:table-cell>
          <table:table-cell table:style-name="ce6" table:formula="of:=[.A159]*[.B159]*2" office:value-type="float" office:value="51792" calcext:value-type="float">
            <text:p>51792</text:p>
          </table:table-cell>
          <table:table-cell table:style-name="ce7" office:value-type="float" office:value="1560" calcext:value-type="float">
            <text:p>1560</text:p>
          </table:table-cell>
          <table:table-cell table:style-name="ce6" table:formula="of:=[.A159]*([.A159]+20)" office:value-type="float" office:value="27456" calcext:value-type="float">
            <text:p>27456</text:p>
          </table:table-cell>
          <table:table-cell table:style-name="ce6" table:formula="of:=[.A159]+[.B159]" office:value-type="float" office:value="322" calcext:value-type="float">
            <text:p>322</text:p>
          </table:table-cell>
          <table:table-cell table:style-name="ce6" table:formula="of:=([.A159]*1.5)+20" office:value-type="float" office:value="254" calcext:value-type="float">
            <text:p>254</text:p>
          </table:table-cell>
          <table:table-cell table:style-name="ce6" table:formula="of:=[.E159]/2" office:value-type="float" office:value="13728" calcext:value-type="float">
            <text:p>13728</text:p>
          </table:table-cell>
          <table:table-cell table:style-name="ce6" table:formula="of:=[.F159]" office:value-type="float" office:value="322" calcext:value-type="float">
            <text:p>322</text:p>
          </table:table-cell>
          <table:table-cell table:style-name="ce6" table:formula="of:=[.G159]" office:value-type="float" office:value="254" calcext:value-type="float">
            <text:p>254</text:p>
          </table:table-cell>
          <table:table-cell table:style-name="ce6" table:formula="of:=[.H159]" office:value-type="float" office:value="13728" calcext:value-type="float">
            <text:p>13728</text:p>
          </table:table-cell>
          <table:table-cell table:style-name="ce5"/>
          <table:table-cell table:style-name="ce6" table:formula="of:=[.C159]*10" office:value-type="float" office:value="517920" calcext:value-type="float">
            <text:p>517920</text:p>
          </table:table-cell>
          <table:table-cell table:style-name="ce6" table:formula="of:=[.C159]*20" office:value-type="float" office:value="1035840" calcext:value-type="float">
            <text:p>1035840</text:p>
          </table:table-cell>
          <table:table-cell table:style-name="ce6" table:formula="of:=[.C159]*50" office:value-type="float" office:value="2589600" calcext:value-type="float">
            <text:p>2589600</text:p>
          </table:table-cell>
          <table:table-cell table:style-name="ce6" table:formula="of:=[.A159]*50" office:value-type="float" office:value="7800" calcext:value-type="float">
            <text:p>7800</text:p>
          </table:table-cell>
          <table:table-cell table:style-name="ce6" table:formula="of:=[.G159]+50" office:value-type="float" office:value="304" calcext:value-type="float">
            <text:p>304</text:p>
          </table:table-cell>
          <table:table-cell table:style-name="ce6" table:formula="of:=[.Q159]" office:value-type="float" office:value="304" calcext:value-type="float">
            <text:p>304</text:p>
          </table:table-cell>
          <table:table-cell table:number-columns-repeated="1006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6" table:formula="of:=[.A160]+10" office:value-type="float" office:value="167" calcext:value-type="float">
            <text:p>167</text:p>
          </table:table-cell>
          <table:table-cell table:style-name="ce6" table:formula="of:=[.A160]*[.B160]*2" office:value-type="float" office:value="52438" calcext:value-type="float">
            <text:p>52438</text:p>
          </table:table-cell>
          <table:table-cell table:style-name="ce7" office:value-type="float" office:value="1570" calcext:value-type="float">
            <text:p>1570</text:p>
          </table:table-cell>
          <table:table-cell table:style-name="ce6" table:formula="of:=[.A160]*([.A160]+20)" office:value-type="float" office:value="27789" calcext:value-type="float">
            <text:p>27789</text:p>
          </table:table-cell>
          <table:table-cell table:style-name="ce6" table:formula="of:=[.A160]+[.B160]" office:value-type="float" office:value="324" calcext:value-type="float">
            <text:p>324</text:p>
          </table:table-cell>
          <table:table-cell table:style-name="ce6" table:formula="of:=([.A160]*1.5)+20" office:value-type="float" office:value="255.5" calcext:value-type="float">
            <text:p>255.5</text:p>
          </table:table-cell>
          <table:table-cell table:style-name="ce6" table:formula="of:=[.E160]/2" office:value-type="float" office:value="13894.5" calcext:value-type="float">
            <text:p>13894.5</text:p>
          </table:table-cell>
          <table:table-cell table:style-name="ce6" table:formula="of:=[.F160]" office:value-type="float" office:value="324" calcext:value-type="float">
            <text:p>324</text:p>
          </table:table-cell>
          <table:table-cell table:style-name="ce6" table:formula="of:=[.G160]" office:value-type="float" office:value="255.5" calcext:value-type="float">
            <text:p>255.5</text:p>
          </table:table-cell>
          <table:table-cell table:style-name="ce6" table:formula="of:=[.H160]" office:value-type="float" office:value="13894.5" calcext:value-type="float">
            <text:p>13894.5</text:p>
          </table:table-cell>
          <table:table-cell table:style-name="ce5"/>
          <table:table-cell table:style-name="ce6" table:formula="of:=[.C160]*10" office:value-type="float" office:value="524380" calcext:value-type="float">
            <text:p>524380</text:p>
          </table:table-cell>
          <table:table-cell table:style-name="ce6" table:formula="of:=[.C160]*20" office:value-type="float" office:value="1048760" calcext:value-type="float">
            <text:p>1048760</text:p>
          </table:table-cell>
          <table:table-cell table:style-name="ce6" table:formula="of:=[.C160]*50" office:value-type="float" office:value="2621900" calcext:value-type="float">
            <text:p>2621900</text:p>
          </table:table-cell>
          <table:table-cell table:style-name="ce6" table:formula="of:=[.A160]*50" office:value-type="float" office:value="7850" calcext:value-type="float">
            <text:p>7850</text:p>
          </table:table-cell>
          <table:table-cell table:style-name="ce6" table:formula="of:=[.G160]+50" office:value-type="float" office:value="305.5" calcext:value-type="float">
            <text:p>305.5</text:p>
          </table:table-cell>
          <table:table-cell table:style-name="ce6" table:formula="of:=[.Q160]" office:value-type="float" office:value="305.5" calcext:value-type="float">
            <text:p>305.5</text:p>
          </table:table-cell>
          <table:table-cell table:number-columns-repeated="1006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6" table:formula="of:=[.A161]+10" office:value-type="float" office:value="168" calcext:value-type="float">
            <text:p>168</text:p>
          </table:table-cell>
          <table:table-cell table:style-name="ce6" table:formula="of:=[.A161]*[.B161]*2" office:value-type="float" office:value="53088" calcext:value-type="float">
            <text:p>53088</text:p>
          </table:table-cell>
          <table:table-cell table:style-name="ce7" office:value-type="float" office:value="1580" calcext:value-type="float">
            <text:p>1580</text:p>
          </table:table-cell>
          <table:table-cell table:style-name="ce6" table:formula="of:=[.A161]*([.A161]+20)" office:value-type="float" office:value="28124" calcext:value-type="float">
            <text:p>28124</text:p>
          </table:table-cell>
          <table:table-cell table:style-name="ce6" table:formula="of:=[.A161]+[.B161]" office:value-type="float" office:value="326" calcext:value-type="float">
            <text:p>326</text:p>
          </table:table-cell>
          <table:table-cell table:style-name="ce6" table:formula="of:=([.A161]*1.5)+20" office:value-type="float" office:value="257" calcext:value-type="float">
            <text:p>257</text:p>
          </table:table-cell>
          <table:table-cell table:style-name="ce6" table:formula="of:=[.E161]/2" office:value-type="float" office:value="14062" calcext:value-type="float">
            <text:p>14062</text:p>
          </table:table-cell>
          <table:table-cell table:style-name="ce6" table:formula="of:=[.F161]" office:value-type="float" office:value="326" calcext:value-type="float">
            <text:p>326</text:p>
          </table:table-cell>
          <table:table-cell table:style-name="ce6" table:formula="of:=[.G161]" office:value-type="float" office:value="257" calcext:value-type="float">
            <text:p>257</text:p>
          </table:table-cell>
          <table:table-cell table:style-name="ce6" table:formula="of:=[.H161]" office:value-type="float" office:value="14062" calcext:value-type="float">
            <text:p>14062</text:p>
          </table:table-cell>
          <table:table-cell table:style-name="ce5"/>
          <table:table-cell table:style-name="ce6" table:formula="of:=[.C161]*10" office:value-type="float" office:value="530880" calcext:value-type="float">
            <text:p>530880</text:p>
          </table:table-cell>
          <table:table-cell table:style-name="ce6" table:formula="of:=[.C161]*20" office:value-type="float" office:value="1061760" calcext:value-type="float">
            <text:p>1061760</text:p>
          </table:table-cell>
          <table:table-cell table:style-name="ce6" table:formula="of:=[.C161]*50" office:value-type="float" office:value="2654400" calcext:value-type="float">
            <text:p>2654400</text:p>
          </table:table-cell>
          <table:table-cell table:style-name="ce6" table:formula="of:=[.A161]*50" office:value-type="float" office:value="7900" calcext:value-type="float">
            <text:p>7900</text:p>
          </table:table-cell>
          <table:table-cell table:style-name="ce6" table:formula="of:=[.G161]+50" office:value-type="float" office:value="307" calcext:value-type="float">
            <text:p>307</text:p>
          </table:table-cell>
          <table:table-cell table:style-name="ce6" table:formula="of:=[.Q161]" office:value-type="float" office:value="307" calcext:value-type="float">
            <text:p>307</text:p>
          </table:table-cell>
          <table:table-cell table:number-columns-repeated="1006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6" table:formula="of:=[.A162]+10" office:value-type="float" office:value="169" calcext:value-type="float">
            <text:p>169</text:p>
          </table:table-cell>
          <table:table-cell table:style-name="ce6" table:formula="of:=[.A162]*[.B162]*2" office:value-type="float" office:value="53742" calcext:value-type="float">
            <text:p>53742</text:p>
          </table:table-cell>
          <table:table-cell table:style-name="ce7" office:value-type="float" office:value="1590" calcext:value-type="float">
            <text:p>1590</text:p>
          </table:table-cell>
          <table:table-cell table:style-name="ce6" table:formula="of:=[.A162]*([.A162]+20)" office:value-type="float" office:value="28461" calcext:value-type="float">
            <text:p>28461</text:p>
          </table:table-cell>
          <table:table-cell table:style-name="ce6" table:formula="of:=[.A162]+[.B162]" office:value-type="float" office:value="328" calcext:value-type="float">
            <text:p>328</text:p>
          </table:table-cell>
          <table:table-cell table:style-name="ce6" table:formula="of:=([.A162]*1.5)+20" office:value-type="float" office:value="258.5" calcext:value-type="float">
            <text:p>258.5</text:p>
          </table:table-cell>
          <table:table-cell table:style-name="ce6" table:formula="of:=[.E162]/2" office:value-type="float" office:value="14230.5" calcext:value-type="float">
            <text:p>14230.5</text:p>
          </table:table-cell>
          <table:table-cell table:style-name="ce6" table:formula="of:=[.F162]" office:value-type="float" office:value="328" calcext:value-type="float">
            <text:p>328</text:p>
          </table:table-cell>
          <table:table-cell table:style-name="ce6" table:formula="of:=[.G162]" office:value-type="float" office:value="258.5" calcext:value-type="float">
            <text:p>258.5</text:p>
          </table:table-cell>
          <table:table-cell table:style-name="ce6" table:formula="of:=[.H162]" office:value-type="float" office:value="14230.5" calcext:value-type="float">
            <text:p>14230.5</text:p>
          </table:table-cell>
          <table:table-cell table:style-name="ce5"/>
          <table:table-cell table:style-name="ce6" table:formula="of:=[.C162]*10" office:value-type="float" office:value="537420" calcext:value-type="float">
            <text:p>537420</text:p>
          </table:table-cell>
          <table:table-cell table:style-name="ce6" table:formula="of:=[.C162]*20" office:value-type="float" office:value="1074840" calcext:value-type="float">
            <text:p>1074840</text:p>
          </table:table-cell>
          <table:table-cell table:style-name="ce6" table:formula="of:=[.C162]*50" office:value-type="float" office:value="2687100" calcext:value-type="float">
            <text:p>2687100</text:p>
          </table:table-cell>
          <table:table-cell table:style-name="ce6" table:formula="of:=[.A162]*50" office:value-type="float" office:value="7950" calcext:value-type="float">
            <text:p>7950</text:p>
          </table:table-cell>
          <table:table-cell table:style-name="ce6" table:formula="of:=[.G162]+50" office:value-type="float" office:value="308.5" calcext:value-type="float">
            <text:p>308.5</text:p>
          </table:table-cell>
          <table:table-cell table:style-name="ce6" table:formula="of:=[.Q162]" office:value-type="float" office:value="308.5" calcext:value-type="float">
            <text:p>308.5</text:p>
          </table:table-cell>
          <table:table-cell table:number-columns-repeated="1006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6" table:formula="of:=[.A163]+10" office:value-type="float" office:value="170" calcext:value-type="float">
            <text:p>170</text:p>
          </table:table-cell>
          <table:table-cell table:style-name="ce6" table:formula="of:=[.A163]*[.B163]*2" office:value-type="float" office:value="54400" calcext:value-type="float">
            <text:p>54400</text:p>
          </table:table-cell>
          <table:table-cell table:style-name="ce7" office:value-type="float" office:value="1600" calcext:value-type="float">
            <text:p>1600</text:p>
          </table:table-cell>
          <table:table-cell table:style-name="ce6" table:formula="of:=[.A163]*([.A163]+20)" office:value-type="float" office:value="28800" calcext:value-type="float">
            <text:p>28800</text:p>
          </table:table-cell>
          <table:table-cell table:style-name="ce6" table:formula="of:=[.A163]+[.B163]" office:value-type="float" office:value="330" calcext:value-type="float">
            <text:p>330</text:p>
          </table:table-cell>
          <table:table-cell table:style-name="ce6" table:formula="of:=([.A163]*1.5)+20" office:value-type="float" office:value="260" calcext:value-type="float">
            <text:p>260</text:p>
          </table:table-cell>
          <table:table-cell table:style-name="ce6" table:formula="of:=[.E163]/2" office:value-type="float" office:value="14400" calcext:value-type="float">
            <text:p>14400</text:p>
          </table:table-cell>
          <table:table-cell table:style-name="ce6" table:formula="of:=[.F163]" office:value-type="float" office:value="330" calcext:value-type="float">
            <text:p>330</text:p>
          </table:table-cell>
          <table:table-cell table:style-name="ce6" table:formula="of:=[.G163]" office:value-type="float" office:value="260" calcext:value-type="float">
            <text:p>260</text:p>
          </table:table-cell>
          <table:table-cell table:style-name="ce6" table:formula="of:=[.H163]" office:value-type="float" office:value="14400" calcext:value-type="float">
            <text:p>14400</text:p>
          </table:table-cell>
          <table:table-cell table:style-name="ce5"/>
          <table:table-cell table:style-name="ce6" table:formula="of:=[.C163]*10" office:value-type="float" office:value="544000" calcext:value-type="float">
            <text:p>544000</text:p>
          </table:table-cell>
          <table:table-cell table:style-name="ce6" table:formula="of:=[.C163]*20" office:value-type="float" office:value="1088000" calcext:value-type="float">
            <text:p>1088000</text:p>
          </table:table-cell>
          <table:table-cell table:style-name="ce6" table:formula="of:=[.C163]*50" office:value-type="float" office:value="2720000" calcext:value-type="float">
            <text:p>2720000</text:p>
          </table:table-cell>
          <table:table-cell table:style-name="ce6" table:formula="of:=[.A163]*50" office:value-type="float" office:value="8000" calcext:value-type="float">
            <text:p>8000</text:p>
          </table:table-cell>
          <table:table-cell table:style-name="ce6" table:formula="of:=[.G163]+50" office:value-type="float" office:value="310" calcext:value-type="float">
            <text:p>310</text:p>
          </table:table-cell>
          <table:table-cell table:style-name="ce6" table:formula="of:=[.Q163]" office:value-type="float" office:value="310" calcext:value-type="float">
            <text:p>310</text:p>
          </table:table-cell>
          <table:table-cell table:number-columns-repeated="1006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6" table:formula="of:=[.A164]+10" office:value-type="float" office:value="171" calcext:value-type="float">
            <text:p>171</text:p>
          </table:table-cell>
          <table:table-cell table:style-name="ce6" table:formula="of:=[.A164]*[.B164]*2" office:value-type="float" office:value="55062" calcext:value-type="float">
            <text:p>55062</text:p>
          </table:table-cell>
          <table:table-cell table:style-name="ce7" office:value-type="float" office:value="1610" calcext:value-type="float">
            <text:p>1610</text:p>
          </table:table-cell>
          <table:table-cell table:style-name="ce6" table:formula="of:=[.A164]*([.A164]+20)" office:value-type="float" office:value="29141" calcext:value-type="float">
            <text:p>29141</text:p>
          </table:table-cell>
          <table:table-cell table:style-name="ce6" table:formula="of:=[.A164]+[.B164]" office:value-type="float" office:value="332" calcext:value-type="float">
            <text:p>332</text:p>
          </table:table-cell>
          <table:table-cell table:style-name="ce6" table:formula="of:=([.A164]*1.5)+20" office:value-type="float" office:value="261.5" calcext:value-type="float">
            <text:p>261.5</text:p>
          </table:table-cell>
          <table:table-cell table:style-name="ce6" table:formula="of:=[.E164]/2" office:value-type="float" office:value="14570.5" calcext:value-type="float">
            <text:p>14570.5</text:p>
          </table:table-cell>
          <table:table-cell table:style-name="ce6" table:formula="of:=[.F164]" office:value-type="float" office:value="332" calcext:value-type="float">
            <text:p>332</text:p>
          </table:table-cell>
          <table:table-cell table:style-name="ce6" table:formula="of:=[.G164]" office:value-type="float" office:value="261.5" calcext:value-type="float">
            <text:p>261.5</text:p>
          </table:table-cell>
          <table:table-cell table:style-name="ce6" table:formula="of:=[.H164]" office:value-type="float" office:value="14570.5" calcext:value-type="float">
            <text:p>14570.5</text:p>
          </table:table-cell>
          <table:table-cell table:style-name="ce5"/>
          <table:table-cell table:style-name="ce6" table:formula="of:=[.C164]*10" office:value-type="float" office:value="550620" calcext:value-type="float">
            <text:p>550620</text:p>
          </table:table-cell>
          <table:table-cell table:style-name="ce6" table:formula="of:=[.C164]*20" office:value-type="float" office:value="1101240" calcext:value-type="float">
            <text:p>1101240</text:p>
          </table:table-cell>
          <table:table-cell table:style-name="ce6" table:formula="of:=[.C164]*50" office:value-type="float" office:value="2753100" calcext:value-type="float">
            <text:p>2753100</text:p>
          </table:table-cell>
          <table:table-cell table:style-name="ce6" table:formula="of:=[.A164]*50" office:value-type="float" office:value="8050" calcext:value-type="float">
            <text:p>8050</text:p>
          </table:table-cell>
          <table:table-cell table:style-name="ce6" table:formula="of:=[.G164]+50" office:value-type="float" office:value="311.5" calcext:value-type="float">
            <text:p>311.5</text:p>
          </table:table-cell>
          <table:table-cell table:style-name="ce6" table:formula="of:=[.Q164]" office:value-type="float" office:value="311.5" calcext:value-type="float">
            <text:p>311.5</text:p>
          </table:table-cell>
          <table:table-cell table:number-columns-repeated="1006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6" table:formula="of:=[.A165]+10" office:value-type="float" office:value="172" calcext:value-type="float">
            <text:p>172</text:p>
          </table:table-cell>
          <table:table-cell table:style-name="ce6" table:formula="of:=[.A165]*[.B165]*2" office:value-type="float" office:value="55728" calcext:value-type="float">
            <text:p>55728</text:p>
          </table:table-cell>
          <table:table-cell table:style-name="ce7" office:value-type="float" office:value="1620" calcext:value-type="float">
            <text:p>1620</text:p>
          </table:table-cell>
          <table:table-cell table:style-name="ce6" table:formula="of:=[.A165]*([.A165]+20)" office:value-type="float" office:value="29484" calcext:value-type="float">
            <text:p>29484</text:p>
          </table:table-cell>
          <table:table-cell table:style-name="ce6" table:formula="of:=[.A165]+[.B165]" office:value-type="float" office:value="334" calcext:value-type="float">
            <text:p>334</text:p>
          </table:table-cell>
          <table:table-cell table:style-name="ce6" table:formula="of:=([.A165]*1.5)+20" office:value-type="float" office:value="263" calcext:value-type="float">
            <text:p>263</text:p>
          </table:table-cell>
          <table:table-cell table:style-name="ce6" table:formula="of:=[.E165]/2" office:value-type="float" office:value="14742" calcext:value-type="float">
            <text:p>14742</text:p>
          </table:table-cell>
          <table:table-cell table:style-name="ce6" table:formula="of:=[.F165]" office:value-type="float" office:value="334" calcext:value-type="float">
            <text:p>334</text:p>
          </table:table-cell>
          <table:table-cell table:style-name="ce6" table:formula="of:=[.G165]" office:value-type="float" office:value="263" calcext:value-type="float">
            <text:p>263</text:p>
          </table:table-cell>
          <table:table-cell table:style-name="ce6" table:formula="of:=[.H165]" office:value-type="float" office:value="14742" calcext:value-type="float">
            <text:p>14742</text:p>
          </table:table-cell>
          <table:table-cell table:style-name="ce5"/>
          <table:table-cell table:style-name="ce6" table:formula="of:=[.C165]*10" office:value-type="float" office:value="557280" calcext:value-type="float">
            <text:p>557280</text:p>
          </table:table-cell>
          <table:table-cell table:style-name="ce6" table:formula="of:=[.C165]*20" office:value-type="float" office:value="1114560" calcext:value-type="float">
            <text:p>1114560</text:p>
          </table:table-cell>
          <table:table-cell table:style-name="ce6" table:formula="of:=[.C165]*50" office:value-type="float" office:value="2786400" calcext:value-type="float">
            <text:p>2786400</text:p>
          </table:table-cell>
          <table:table-cell table:style-name="ce6" table:formula="of:=[.A165]*50" office:value-type="float" office:value="8100" calcext:value-type="float">
            <text:p>8100</text:p>
          </table:table-cell>
          <table:table-cell table:style-name="ce6" table:formula="of:=[.G165]+50" office:value-type="float" office:value="313" calcext:value-type="float">
            <text:p>313</text:p>
          </table:table-cell>
          <table:table-cell table:style-name="ce6" table:formula="of:=[.Q165]" office:value-type="float" office:value="313" calcext:value-type="float">
            <text:p>313</text:p>
          </table:table-cell>
          <table:table-cell table:number-columns-repeated="1006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6" table:formula="of:=[.A166]+10" office:value-type="float" office:value="173" calcext:value-type="float">
            <text:p>173</text:p>
          </table:table-cell>
          <table:table-cell table:style-name="ce6" table:formula="of:=[.A166]*[.B166]*2" office:value-type="float" office:value="56398" calcext:value-type="float">
            <text:p>56398</text:p>
          </table:table-cell>
          <table:table-cell table:style-name="ce7" office:value-type="float" office:value="1630" calcext:value-type="float">
            <text:p>1630</text:p>
          </table:table-cell>
          <table:table-cell table:style-name="ce6" table:formula="of:=[.A166]*([.A166]+20)" office:value-type="float" office:value="29829" calcext:value-type="float">
            <text:p>29829</text:p>
          </table:table-cell>
          <table:table-cell table:style-name="ce6" table:formula="of:=[.A166]+[.B166]" office:value-type="float" office:value="336" calcext:value-type="float">
            <text:p>336</text:p>
          </table:table-cell>
          <table:table-cell table:style-name="ce6" table:formula="of:=([.A166]*1.5)+20" office:value-type="float" office:value="264.5" calcext:value-type="float">
            <text:p>264.5</text:p>
          </table:table-cell>
          <table:table-cell table:style-name="ce6" table:formula="of:=[.E166]/2" office:value-type="float" office:value="14914.5" calcext:value-type="float">
            <text:p>14914.5</text:p>
          </table:table-cell>
          <table:table-cell table:style-name="ce6" table:formula="of:=[.F166]" office:value-type="float" office:value="336" calcext:value-type="float">
            <text:p>336</text:p>
          </table:table-cell>
          <table:table-cell table:style-name="ce6" table:formula="of:=[.G166]" office:value-type="float" office:value="264.5" calcext:value-type="float">
            <text:p>264.5</text:p>
          </table:table-cell>
          <table:table-cell table:style-name="ce6" table:formula="of:=[.H166]" office:value-type="float" office:value="14914.5" calcext:value-type="float">
            <text:p>14914.5</text:p>
          </table:table-cell>
          <table:table-cell table:style-name="ce5"/>
          <table:table-cell table:style-name="ce6" table:formula="of:=[.C166]*10" office:value-type="float" office:value="563980" calcext:value-type="float">
            <text:p>563980</text:p>
          </table:table-cell>
          <table:table-cell table:style-name="ce6" table:formula="of:=[.C166]*20" office:value-type="float" office:value="1127960" calcext:value-type="float">
            <text:p>1127960</text:p>
          </table:table-cell>
          <table:table-cell table:style-name="ce6" table:formula="of:=[.C166]*50" office:value-type="float" office:value="2819900" calcext:value-type="float">
            <text:p>2819900</text:p>
          </table:table-cell>
          <table:table-cell table:style-name="ce6" table:formula="of:=[.A166]*50" office:value-type="float" office:value="8150" calcext:value-type="float">
            <text:p>8150</text:p>
          </table:table-cell>
          <table:table-cell table:style-name="ce6" table:formula="of:=[.G166]+50" office:value-type="float" office:value="314.5" calcext:value-type="float">
            <text:p>314.5</text:p>
          </table:table-cell>
          <table:table-cell table:style-name="ce6" table:formula="of:=[.Q166]" office:value-type="float" office:value="314.5" calcext:value-type="float">
            <text:p>314.5</text:p>
          </table:table-cell>
          <table:table-cell table:number-columns-repeated="1006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6" table:formula="of:=[.A167]+10" office:value-type="float" office:value="174" calcext:value-type="float">
            <text:p>174</text:p>
          </table:table-cell>
          <table:table-cell table:style-name="ce6" table:formula="of:=[.A167]*[.B167]*2" office:value-type="float" office:value="57072" calcext:value-type="float">
            <text:p>57072</text:p>
          </table:table-cell>
          <table:table-cell table:style-name="ce7" office:value-type="float" office:value="1640" calcext:value-type="float">
            <text:p>1640</text:p>
          </table:table-cell>
          <table:table-cell table:style-name="ce6" table:formula="of:=[.A167]*([.A167]+20)" office:value-type="float" office:value="30176" calcext:value-type="float">
            <text:p>30176</text:p>
          </table:table-cell>
          <table:table-cell table:style-name="ce6" table:formula="of:=[.A167]+[.B167]" office:value-type="float" office:value="338" calcext:value-type="float">
            <text:p>338</text:p>
          </table:table-cell>
          <table:table-cell table:style-name="ce6" table:formula="of:=([.A167]*1.5)+20" office:value-type="float" office:value="266" calcext:value-type="float">
            <text:p>266</text:p>
          </table:table-cell>
          <table:table-cell table:style-name="ce6" table:formula="of:=[.E167]/2" office:value-type="float" office:value="15088" calcext:value-type="float">
            <text:p>15088</text:p>
          </table:table-cell>
          <table:table-cell table:style-name="ce6" table:formula="of:=[.F167]" office:value-type="float" office:value="338" calcext:value-type="float">
            <text:p>338</text:p>
          </table:table-cell>
          <table:table-cell table:style-name="ce6" table:formula="of:=[.G167]" office:value-type="float" office:value="266" calcext:value-type="float">
            <text:p>266</text:p>
          </table:table-cell>
          <table:table-cell table:style-name="ce6" table:formula="of:=[.H167]" office:value-type="float" office:value="15088" calcext:value-type="float">
            <text:p>15088</text:p>
          </table:table-cell>
          <table:table-cell table:style-name="ce5"/>
          <table:table-cell table:style-name="ce6" table:formula="of:=[.C167]*10" office:value-type="float" office:value="570720" calcext:value-type="float">
            <text:p>570720</text:p>
          </table:table-cell>
          <table:table-cell table:style-name="ce6" table:formula="of:=[.C167]*20" office:value-type="float" office:value="1141440" calcext:value-type="float">
            <text:p>1141440</text:p>
          </table:table-cell>
          <table:table-cell table:style-name="ce6" table:formula="of:=[.C167]*50" office:value-type="float" office:value="2853600" calcext:value-type="float">
            <text:p>2853600</text:p>
          </table:table-cell>
          <table:table-cell table:style-name="ce6" table:formula="of:=[.A167]*50" office:value-type="float" office:value="8200" calcext:value-type="float">
            <text:p>8200</text:p>
          </table:table-cell>
          <table:table-cell table:style-name="ce6" table:formula="of:=[.G167]+50" office:value-type="float" office:value="316" calcext:value-type="float">
            <text:p>316</text:p>
          </table:table-cell>
          <table:table-cell table:style-name="ce6" table:formula="of:=[.Q167]" office:value-type="float" office:value="316" calcext:value-type="float">
            <text:p>316</text:p>
          </table:table-cell>
          <table:table-cell table:number-columns-repeated="1006"/>
        </table:table-row>
        <table:table-row table:style-name="ro3">
          <table:table-cell table:style-name="ce3" office:value-type="float" office:value="165" calcext:value-type="float">
            <text:p>165</text:p>
          </table:table-cell>
          <table:table-cell table:style-name="ce6" table:formula="of:=[.A168]+10" office:value-type="float" office:value="175" calcext:value-type="float">
            <text:p>175</text:p>
          </table:table-cell>
          <table:table-cell table:style-name="ce6" table:formula="of:=[.A168]*[.B168]*2" office:value-type="float" office:value="57750" calcext:value-type="float">
            <text:p>57750</text:p>
          </table:table-cell>
          <table:table-cell table:style-name="ce7" office:value-type="float" office:value="1650" calcext:value-type="float">
            <text:p>1650</text:p>
          </table:table-cell>
          <table:table-cell table:style-name="ce6" table:formula="of:=[.A168]*([.A168]+20)" office:value-type="float" office:value="30525" calcext:value-type="float">
            <text:p>30525</text:p>
          </table:table-cell>
          <table:table-cell table:style-name="ce6" table:formula="of:=[.A168]+[.B168]" office:value-type="float" office:value="340" calcext:value-type="float">
            <text:p>340</text:p>
          </table:table-cell>
          <table:table-cell table:style-name="ce6" table:formula="of:=([.A168]*1.5)+20" office:value-type="float" office:value="267.5" calcext:value-type="float">
            <text:p>267.5</text:p>
          </table:table-cell>
          <table:table-cell table:style-name="ce6" table:formula="of:=[.E168]/2" office:value-type="float" office:value="15262.5" calcext:value-type="float">
            <text:p>15262.5</text:p>
          </table:table-cell>
          <table:table-cell table:style-name="ce6" table:formula="of:=[.F168]" office:value-type="float" office:value="340" calcext:value-type="float">
            <text:p>340</text:p>
          </table:table-cell>
          <table:table-cell table:style-name="ce6" table:formula="of:=[.G168]" office:value-type="float" office:value="267.5" calcext:value-type="float">
            <text:p>267.5</text:p>
          </table:table-cell>
          <table:table-cell table:style-name="ce6" table:formula="of:=[.H168]" office:value-type="float" office:value="15262.5" calcext:value-type="float">
            <text:p>15262.5</text:p>
          </table:table-cell>
          <table:table-cell table:style-name="ce5"/>
          <table:table-cell table:style-name="ce6" table:formula="of:=[.C168]*10" office:value-type="float" office:value="577500" calcext:value-type="float">
            <text:p>577500</text:p>
          </table:table-cell>
          <table:table-cell table:style-name="ce6" table:formula="of:=[.C168]*20" office:value-type="float" office:value="1155000" calcext:value-type="float">
            <text:p>1155000</text:p>
          </table:table-cell>
          <table:table-cell table:style-name="ce6" table:formula="of:=[.C168]*50" office:value-type="float" office:value="2887500" calcext:value-type="float">
            <text:p>2887500</text:p>
          </table:table-cell>
          <table:table-cell table:style-name="ce6" table:formula="of:=[.A168]*50" office:value-type="float" office:value="8250" calcext:value-type="float">
            <text:p>8250</text:p>
          </table:table-cell>
          <table:table-cell table:style-name="ce6" table:formula="of:=[.G168]+50" office:value-type="float" office:value="317.5" calcext:value-type="float">
            <text:p>317.5</text:p>
          </table:table-cell>
          <table:table-cell table:style-name="ce6" table:formula="of:=[.Q168]" office:value-type="float" office:value="317.5" calcext:value-type="float">
            <text:p>317.5</text:p>
          </table:table-cell>
          <table:table-cell table:number-columns-repeated="1006"/>
        </table:table-row>
        <table:table-row table:style-name="ro3">
          <table:table-cell table:style-name="ce3" office:value-type="float" office:value="166" calcext:value-type="float">
            <text:p>166</text:p>
          </table:table-cell>
          <table:table-cell table:style-name="ce6" table:formula="of:=[.A169]+10" office:value-type="float" office:value="176" calcext:value-type="float">
            <text:p>176</text:p>
          </table:table-cell>
          <table:table-cell table:style-name="ce6" table:formula="of:=[.A169]*[.B169]*2" office:value-type="float" office:value="58432" calcext:value-type="float">
            <text:p>58432</text:p>
          </table:table-cell>
          <table:table-cell table:style-name="ce7" office:value-type="float" office:value="1660" calcext:value-type="float">
            <text:p>1660</text:p>
          </table:table-cell>
          <table:table-cell table:style-name="ce6" table:formula="of:=[.A169]*([.A169]+20)" office:value-type="float" office:value="30876" calcext:value-type="float">
            <text:p>30876</text:p>
          </table:table-cell>
          <table:table-cell table:style-name="ce6" table:formula="of:=[.A169]+[.B169]" office:value-type="float" office:value="342" calcext:value-type="float">
            <text:p>342</text:p>
          </table:table-cell>
          <table:table-cell table:style-name="ce6" table:formula="of:=([.A169]*1.5)+20" office:value-type="float" office:value="269" calcext:value-type="float">
            <text:p>269</text:p>
          </table:table-cell>
          <table:table-cell table:style-name="ce6" table:formula="of:=[.E169]/2" office:value-type="float" office:value="15438" calcext:value-type="float">
            <text:p>15438</text:p>
          </table:table-cell>
          <table:table-cell table:style-name="ce6" table:formula="of:=[.F169]" office:value-type="float" office:value="342" calcext:value-type="float">
            <text:p>342</text:p>
          </table:table-cell>
          <table:table-cell table:style-name="ce6" table:formula="of:=[.G169]" office:value-type="float" office:value="269" calcext:value-type="float">
            <text:p>269</text:p>
          </table:table-cell>
          <table:table-cell table:style-name="ce6" table:formula="of:=[.H169]" office:value-type="float" office:value="15438" calcext:value-type="float">
            <text:p>15438</text:p>
          </table:table-cell>
          <table:table-cell table:style-name="ce5"/>
          <table:table-cell table:style-name="ce6" table:formula="of:=[.C169]*10" office:value-type="float" office:value="584320" calcext:value-type="float">
            <text:p>584320</text:p>
          </table:table-cell>
          <table:table-cell table:style-name="ce6" table:formula="of:=[.C169]*20" office:value-type="float" office:value="1168640" calcext:value-type="float">
            <text:p>1168640</text:p>
          </table:table-cell>
          <table:table-cell table:style-name="ce6" table:formula="of:=[.C169]*50" office:value-type="float" office:value="2921600" calcext:value-type="float">
            <text:p>2921600</text:p>
          </table:table-cell>
          <table:table-cell table:style-name="ce6" table:formula="of:=[.A169]*50" office:value-type="float" office:value="8300" calcext:value-type="float">
            <text:p>8300</text:p>
          </table:table-cell>
          <table:table-cell table:style-name="ce6" table:formula="of:=[.G169]+50" office:value-type="float" office:value="319" calcext:value-type="float">
            <text:p>319</text:p>
          </table:table-cell>
          <table:table-cell table:style-name="ce6" table:formula="of:=[.Q169]" office:value-type="float" office:value="319" calcext:value-type="float">
            <text:p>319</text:p>
          </table:table-cell>
          <table:table-cell table:number-columns-repeated="1006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6" table:formula="of:=[.A170]+10" office:value-type="float" office:value="177" calcext:value-type="float">
            <text:p>177</text:p>
          </table:table-cell>
          <table:table-cell table:style-name="ce6" table:formula="of:=[.A170]*[.B170]*2" office:value-type="float" office:value="59118" calcext:value-type="float">
            <text:p>59118</text:p>
          </table:table-cell>
          <table:table-cell table:style-name="ce7" office:value-type="float" office:value="1670" calcext:value-type="float">
            <text:p>1670</text:p>
          </table:table-cell>
          <table:table-cell table:style-name="ce6" table:formula="of:=[.A170]*([.A170]+20)" office:value-type="float" office:value="31229" calcext:value-type="float">
            <text:p>31229</text:p>
          </table:table-cell>
          <table:table-cell table:style-name="ce6" table:formula="of:=[.A170]+[.B170]" office:value-type="float" office:value="344" calcext:value-type="float">
            <text:p>344</text:p>
          </table:table-cell>
          <table:table-cell table:style-name="ce6" table:formula="of:=([.A170]*1.5)+20" office:value-type="float" office:value="270.5" calcext:value-type="float">
            <text:p>270.5</text:p>
          </table:table-cell>
          <table:table-cell table:style-name="ce6" table:formula="of:=[.E170]/2" office:value-type="float" office:value="15614.5" calcext:value-type="float">
            <text:p>15614.5</text:p>
          </table:table-cell>
          <table:table-cell table:style-name="ce6" table:formula="of:=[.F170]" office:value-type="float" office:value="344" calcext:value-type="float">
            <text:p>344</text:p>
          </table:table-cell>
          <table:table-cell table:style-name="ce6" table:formula="of:=[.G170]" office:value-type="float" office:value="270.5" calcext:value-type="float">
            <text:p>270.5</text:p>
          </table:table-cell>
          <table:table-cell table:style-name="ce6" table:formula="of:=[.H170]" office:value-type="float" office:value="15614.5" calcext:value-type="float">
            <text:p>15614.5</text:p>
          </table:table-cell>
          <table:table-cell table:style-name="ce5"/>
          <table:table-cell table:style-name="ce6" table:formula="of:=[.C170]*10" office:value-type="float" office:value="591180" calcext:value-type="float">
            <text:p>591180</text:p>
          </table:table-cell>
          <table:table-cell table:style-name="ce6" table:formula="of:=[.C170]*20" office:value-type="float" office:value="1182360" calcext:value-type="float">
            <text:p>1182360</text:p>
          </table:table-cell>
          <table:table-cell table:style-name="ce6" table:formula="of:=[.C170]*50" office:value-type="float" office:value="2955900" calcext:value-type="float">
            <text:p>2955900</text:p>
          </table:table-cell>
          <table:table-cell table:style-name="ce6" table:formula="of:=[.A170]*50" office:value-type="float" office:value="8350" calcext:value-type="float">
            <text:p>8350</text:p>
          </table:table-cell>
          <table:table-cell table:style-name="ce6" table:formula="of:=[.G170]+50" office:value-type="float" office:value="320.5" calcext:value-type="float">
            <text:p>320.5</text:p>
          </table:table-cell>
          <table:table-cell table:style-name="ce6" table:formula="of:=[.Q170]" office:value-type="float" office:value="320.5" calcext:value-type="float">
            <text:p>320.5</text:p>
          </table:table-cell>
          <table:table-cell table:number-columns-repeated="1006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6" table:formula="of:=[.A171]+10" office:value-type="float" office:value="178" calcext:value-type="float">
            <text:p>178</text:p>
          </table:table-cell>
          <table:table-cell table:style-name="ce6" table:formula="of:=[.A171]*[.B171]*2" office:value-type="float" office:value="59808" calcext:value-type="float">
            <text:p>59808</text:p>
          </table:table-cell>
          <table:table-cell table:style-name="ce7" office:value-type="float" office:value="1680" calcext:value-type="float">
            <text:p>1680</text:p>
          </table:table-cell>
          <table:table-cell table:style-name="ce6" table:formula="of:=[.A171]*([.A171]+20)" office:value-type="float" office:value="31584" calcext:value-type="float">
            <text:p>31584</text:p>
          </table:table-cell>
          <table:table-cell table:style-name="ce6" table:formula="of:=[.A171]+[.B171]" office:value-type="float" office:value="346" calcext:value-type="float">
            <text:p>346</text:p>
          </table:table-cell>
          <table:table-cell table:style-name="ce6" table:formula="of:=([.A171]*1.5)+20" office:value-type="float" office:value="272" calcext:value-type="float">
            <text:p>272</text:p>
          </table:table-cell>
          <table:table-cell table:style-name="ce6" table:formula="of:=[.E171]/2" office:value-type="float" office:value="15792" calcext:value-type="float">
            <text:p>15792</text:p>
          </table:table-cell>
          <table:table-cell table:style-name="ce6" table:formula="of:=[.F171]" office:value-type="float" office:value="346" calcext:value-type="float">
            <text:p>346</text:p>
          </table:table-cell>
          <table:table-cell table:style-name="ce6" table:formula="of:=[.G171]" office:value-type="float" office:value="272" calcext:value-type="float">
            <text:p>272</text:p>
          </table:table-cell>
          <table:table-cell table:style-name="ce6" table:formula="of:=[.H171]" office:value-type="float" office:value="15792" calcext:value-type="float">
            <text:p>15792</text:p>
          </table:table-cell>
          <table:table-cell table:style-name="ce5"/>
          <table:table-cell table:style-name="ce6" table:formula="of:=[.C171]*10" office:value-type="float" office:value="598080" calcext:value-type="float">
            <text:p>598080</text:p>
          </table:table-cell>
          <table:table-cell table:style-name="ce6" table:formula="of:=[.C171]*20" office:value-type="float" office:value="1196160" calcext:value-type="float">
            <text:p>1196160</text:p>
          </table:table-cell>
          <table:table-cell table:style-name="ce6" table:formula="of:=[.C171]*50" office:value-type="float" office:value="2990400" calcext:value-type="float">
            <text:p>2990400</text:p>
          </table:table-cell>
          <table:table-cell table:style-name="ce6" table:formula="of:=[.A171]*50" office:value-type="float" office:value="8400" calcext:value-type="float">
            <text:p>8400</text:p>
          </table:table-cell>
          <table:table-cell table:style-name="ce6" table:formula="of:=[.G171]+50" office:value-type="float" office:value="322" calcext:value-type="float">
            <text:p>322</text:p>
          </table:table-cell>
          <table:table-cell table:style-name="ce6" table:formula="of:=[.Q171]" office:value-type="float" office:value="322" calcext:value-type="float">
            <text:p>322</text:p>
          </table:table-cell>
          <table:table-cell table:number-columns-repeated="1006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6" table:formula="of:=[.A172]+10" office:value-type="float" office:value="179" calcext:value-type="float">
            <text:p>179</text:p>
          </table:table-cell>
          <table:table-cell table:style-name="ce6" table:formula="of:=[.A172]*[.B172]*2" office:value-type="float" office:value="60502" calcext:value-type="float">
            <text:p>60502</text:p>
          </table:table-cell>
          <table:table-cell table:style-name="ce7" office:value-type="float" office:value="1690" calcext:value-type="float">
            <text:p>1690</text:p>
          </table:table-cell>
          <table:table-cell table:style-name="ce6" table:formula="of:=[.A172]*([.A172]+20)" office:value-type="float" office:value="31941" calcext:value-type="float">
            <text:p>31941</text:p>
          </table:table-cell>
          <table:table-cell table:style-name="ce6" table:formula="of:=[.A172]+[.B172]" office:value-type="float" office:value="348" calcext:value-type="float">
            <text:p>348</text:p>
          </table:table-cell>
          <table:table-cell table:style-name="ce6" table:formula="of:=([.A172]*1.5)+20" office:value-type="float" office:value="273.5" calcext:value-type="float">
            <text:p>273.5</text:p>
          </table:table-cell>
          <table:table-cell table:style-name="ce6" table:formula="of:=[.E172]/2" office:value-type="float" office:value="15970.5" calcext:value-type="float">
            <text:p>15970.5</text:p>
          </table:table-cell>
          <table:table-cell table:style-name="ce6" table:formula="of:=[.F172]" office:value-type="float" office:value="348" calcext:value-type="float">
            <text:p>348</text:p>
          </table:table-cell>
          <table:table-cell table:style-name="ce6" table:formula="of:=[.G172]" office:value-type="float" office:value="273.5" calcext:value-type="float">
            <text:p>273.5</text:p>
          </table:table-cell>
          <table:table-cell table:style-name="ce6" table:formula="of:=[.H172]" office:value-type="float" office:value="15970.5" calcext:value-type="float">
            <text:p>15970.5</text:p>
          </table:table-cell>
          <table:table-cell table:style-name="ce5"/>
          <table:table-cell table:style-name="ce6" table:formula="of:=[.C172]*10" office:value-type="float" office:value="605020" calcext:value-type="float">
            <text:p>605020</text:p>
          </table:table-cell>
          <table:table-cell table:style-name="ce6" table:formula="of:=[.C172]*20" office:value-type="float" office:value="1210040" calcext:value-type="float">
            <text:p>1210040</text:p>
          </table:table-cell>
          <table:table-cell table:style-name="ce6" table:formula="of:=[.C172]*50" office:value-type="float" office:value="3025100" calcext:value-type="float">
            <text:p>3025100</text:p>
          </table:table-cell>
          <table:table-cell table:style-name="ce6" table:formula="of:=[.A172]*50" office:value-type="float" office:value="8450" calcext:value-type="float">
            <text:p>8450</text:p>
          </table:table-cell>
          <table:table-cell table:style-name="ce6" table:formula="of:=[.G172]+50" office:value-type="float" office:value="323.5" calcext:value-type="float">
            <text:p>323.5</text:p>
          </table:table-cell>
          <table:table-cell table:style-name="ce6" table:formula="of:=[.Q172]" office:value-type="float" office:value="323.5" calcext:value-type="float">
            <text:p>323.5</text:p>
          </table:table-cell>
          <table:table-cell table:number-columns-repeated="1006"/>
        </table:table-row>
        <table:table-row table:style-name="ro3">
          <table:table-cell table:style-name="ce3" office:value-type="float" office:value="170" calcext:value-type="float">
            <text:p>170</text:p>
          </table:table-cell>
          <table:table-cell table:style-name="ce6" table:formula="of:=[.A173]+10" office:value-type="float" office:value="180" calcext:value-type="float">
            <text:p>180</text:p>
          </table:table-cell>
          <table:table-cell table:style-name="ce6" table:formula="of:=[.A173]*[.B173]*2" office:value-type="float" office:value="61200" calcext:value-type="float">
            <text:p>61200</text:p>
          </table:table-cell>
          <table:table-cell table:style-name="ce7" office:value-type="float" office:value="1700" calcext:value-type="float">
            <text:p>1700</text:p>
          </table:table-cell>
          <table:table-cell table:style-name="ce6" table:formula="of:=[.A173]*([.A173]+20)" office:value-type="float" office:value="32300" calcext:value-type="float">
            <text:p>32300</text:p>
          </table:table-cell>
          <table:table-cell table:style-name="ce6" table:formula="of:=[.A173]+[.B173]" office:value-type="float" office:value="350" calcext:value-type="float">
            <text:p>350</text:p>
          </table:table-cell>
          <table:table-cell table:style-name="ce6" table:formula="of:=([.A173]*1.5)+20" office:value-type="float" office:value="275" calcext:value-type="float">
            <text:p>275</text:p>
          </table:table-cell>
          <table:table-cell table:style-name="ce6" table:formula="of:=[.E173]/2" office:value-type="float" office:value="16150" calcext:value-type="float">
            <text:p>16150</text:p>
          </table:table-cell>
          <table:table-cell table:style-name="ce6" table:formula="of:=[.F173]" office:value-type="float" office:value="350" calcext:value-type="float">
            <text:p>350</text:p>
          </table:table-cell>
          <table:table-cell table:style-name="ce6" table:formula="of:=[.G173]" office:value-type="float" office:value="275" calcext:value-type="float">
            <text:p>275</text:p>
          </table:table-cell>
          <table:table-cell table:style-name="ce6" table:formula="of:=[.H173]" office:value-type="float" office:value="16150" calcext:value-type="float">
            <text:p>16150</text:p>
          </table:table-cell>
          <table:table-cell table:style-name="ce5"/>
          <table:table-cell table:style-name="ce6" table:formula="of:=[.C173]*10" office:value-type="float" office:value="612000" calcext:value-type="float">
            <text:p>612000</text:p>
          </table:table-cell>
          <table:table-cell table:style-name="ce6" table:formula="of:=[.C173]*20" office:value-type="float" office:value="1224000" calcext:value-type="float">
            <text:p>1224000</text:p>
          </table:table-cell>
          <table:table-cell table:style-name="ce6" table:formula="of:=[.C173]*50" office:value-type="float" office:value="3060000" calcext:value-type="float">
            <text:p>3060000</text:p>
          </table:table-cell>
          <table:table-cell table:style-name="ce6" table:formula="of:=[.A173]*50" office:value-type="float" office:value="8500" calcext:value-type="float">
            <text:p>8500</text:p>
          </table:table-cell>
          <table:table-cell table:style-name="ce6" table:formula="of:=[.G173]+50" office:value-type="float" office:value="325" calcext:value-type="float">
            <text:p>325</text:p>
          </table:table-cell>
          <table:table-cell table:style-name="ce6" table:formula="of:=[.Q173]" office:value-type="float" office:value="325" calcext:value-type="float">
            <text:p>325</text:p>
          </table:table-cell>
          <table:table-cell table:number-columns-repeated="1006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6" table:formula="of:=[.A174]+10" office:value-type="float" office:value="181" calcext:value-type="float">
            <text:p>181</text:p>
          </table:table-cell>
          <table:table-cell table:style-name="ce6" table:formula="of:=[.A174]*[.B174]*2" office:value-type="float" office:value="61902" calcext:value-type="float">
            <text:p>61902</text:p>
          </table:table-cell>
          <table:table-cell table:style-name="ce7" office:value-type="float" office:value="1710" calcext:value-type="float">
            <text:p>1710</text:p>
          </table:table-cell>
          <table:table-cell table:style-name="ce6" table:formula="of:=[.A174]*([.A174]+20)" office:value-type="float" office:value="32661" calcext:value-type="float">
            <text:p>32661</text:p>
          </table:table-cell>
          <table:table-cell table:style-name="ce6" table:formula="of:=[.A174]+[.B174]" office:value-type="float" office:value="352" calcext:value-type="float">
            <text:p>352</text:p>
          </table:table-cell>
          <table:table-cell table:style-name="ce6" table:formula="of:=([.A174]*1.5)+20" office:value-type="float" office:value="276.5" calcext:value-type="float">
            <text:p>276.5</text:p>
          </table:table-cell>
          <table:table-cell table:style-name="ce6" table:formula="of:=[.E174]/2" office:value-type="float" office:value="16330.5" calcext:value-type="float">
            <text:p>16330.5</text:p>
          </table:table-cell>
          <table:table-cell table:style-name="ce6" table:formula="of:=[.F174]" office:value-type="float" office:value="352" calcext:value-type="float">
            <text:p>352</text:p>
          </table:table-cell>
          <table:table-cell table:style-name="ce6" table:formula="of:=[.G174]" office:value-type="float" office:value="276.5" calcext:value-type="float">
            <text:p>276.5</text:p>
          </table:table-cell>
          <table:table-cell table:style-name="ce6" table:formula="of:=[.H174]" office:value-type="float" office:value="16330.5" calcext:value-type="float">
            <text:p>16330.5</text:p>
          </table:table-cell>
          <table:table-cell table:style-name="ce5"/>
          <table:table-cell table:style-name="ce6" table:formula="of:=[.C174]*10" office:value-type="float" office:value="619020" calcext:value-type="float">
            <text:p>619020</text:p>
          </table:table-cell>
          <table:table-cell table:style-name="ce6" table:formula="of:=[.C174]*20" office:value-type="float" office:value="1238040" calcext:value-type="float">
            <text:p>1238040</text:p>
          </table:table-cell>
          <table:table-cell table:style-name="ce6" table:formula="of:=[.C174]*50" office:value-type="float" office:value="3095100" calcext:value-type="float">
            <text:p>3095100</text:p>
          </table:table-cell>
          <table:table-cell table:style-name="ce6" table:formula="of:=[.A174]*50" office:value-type="float" office:value="8550" calcext:value-type="float">
            <text:p>8550</text:p>
          </table:table-cell>
          <table:table-cell table:style-name="ce6" table:formula="of:=[.G174]+50" office:value-type="float" office:value="326.5" calcext:value-type="float">
            <text:p>326.5</text:p>
          </table:table-cell>
          <table:table-cell table:style-name="ce6" table:formula="of:=[.Q174]" office:value-type="float" office:value="326.5" calcext:value-type="float">
            <text:p>326.5</text:p>
          </table:table-cell>
          <table:table-cell table:number-columns-repeated="1006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6" table:formula="of:=[.A175]+10" office:value-type="float" office:value="182" calcext:value-type="float">
            <text:p>182</text:p>
          </table:table-cell>
          <table:table-cell table:style-name="ce6" table:formula="of:=[.A175]*[.B175]*2" office:value-type="float" office:value="62608" calcext:value-type="float">
            <text:p>62608</text:p>
          </table:table-cell>
          <table:table-cell table:style-name="ce7" office:value-type="float" office:value="1720" calcext:value-type="float">
            <text:p>1720</text:p>
          </table:table-cell>
          <table:table-cell table:style-name="ce6" table:formula="of:=[.A175]*([.A175]+20)" office:value-type="float" office:value="33024" calcext:value-type="float">
            <text:p>33024</text:p>
          </table:table-cell>
          <table:table-cell table:style-name="ce6" table:formula="of:=[.A175]+[.B175]" office:value-type="float" office:value="354" calcext:value-type="float">
            <text:p>354</text:p>
          </table:table-cell>
          <table:table-cell table:style-name="ce6" table:formula="of:=([.A175]*1.5)+20" office:value-type="float" office:value="278" calcext:value-type="float">
            <text:p>278</text:p>
          </table:table-cell>
          <table:table-cell table:style-name="ce6" table:formula="of:=[.E175]/2" office:value-type="float" office:value="16512" calcext:value-type="float">
            <text:p>16512</text:p>
          </table:table-cell>
          <table:table-cell table:style-name="ce6" table:formula="of:=[.F175]" office:value-type="float" office:value="354" calcext:value-type="float">
            <text:p>354</text:p>
          </table:table-cell>
          <table:table-cell table:style-name="ce6" table:formula="of:=[.G175]" office:value-type="float" office:value="278" calcext:value-type="float">
            <text:p>278</text:p>
          </table:table-cell>
          <table:table-cell table:style-name="ce6" table:formula="of:=[.H175]" office:value-type="float" office:value="16512" calcext:value-type="float">
            <text:p>16512</text:p>
          </table:table-cell>
          <table:table-cell table:style-name="ce5"/>
          <table:table-cell table:style-name="ce6" table:formula="of:=[.C175]*10" office:value-type="float" office:value="626080" calcext:value-type="float">
            <text:p>626080</text:p>
          </table:table-cell>
          <table:table-cell table:style-name="ce6" table:formula="of:=[.C175]*20" office:value-type="float" office:value="1252160" calcext:value-type="float">
            <text:p>1252160</text:p>
          </table:table-cell>
          <table:table-cell table:style-name="ce6" table:formula="of:=[.C175]*50" office:value-type="float" office:value="3130400" calcext:value-type="float">
            <text:p>3130400</text:p>
          </table:table-cell>
          <table:table-cell table:style-name="ce6" table:formula="of:=[.A175]*50" office:value-type="float" office:value="8600" calcext:value-type="float">
            <text:p>8600</text:p>
          </table:table-cell>
          <table:table-cell table:style-name="ce6" table:formula="of:=[.G175]+50" office:value-type="float" office:value="328" calcext:value-type="float">
            <text:p>328</text:p>
          </table:table-cell>
          <table:table-cell table:style-name="ce6" table:formula="of:=[.Q175]" office:value-type="float" office:value="328" calcext:value-type="float">
            <text:p>328</text:p>
          </table:table-cell>
          <table:table-cell table:number-columns-repeated="1006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6" table:formula="of:=[.A176]+10" office:value-type="float" office:value="183" calcext:value-type="float">
            <text:p>183</text:p>
          </table:table-cell>
          <table:table-cell table:style-name="ce6" table:formula="of:=[.A176]*[.B176]*2" office:value-type="float" office:value="63318" calcext:value-type="float">
            <text:p>63318</text:p>
          </table:table-cell>
          <table:table-cell table:style-name="ce7" office:value-type="float" office:value="1730" calcext:value-type="float">
            <text:p>1730</text:p>
          </table:table-cell>
          <table:table-cell table:style-name="ce6" table:formula="of:=[.A176]*([.A176]+20)" office:value-type="float" office:value="33389" calcext:value-type="float">
            <text:p>33389</text:p>
          </table:table-cell>
          <table:table-cell table:style-name="ce6" table:formula="of:=[.A176]+[.B176]" office:value-type="float" office:value="356" calcext:value-type="float">
            <text:p>356</text:p>
          </table:table-cell>
          <table:table-cell table:style-name="ce6" table:formula="of:=([.A176]*1.5)+20" office:value-type="float" office:value="279.5" calcext:value-type="float">
            <text:p>279.5</text:p>
          </table:table-cell>
          <table:table-cell table:style-name="ce6" table:formula="of:=[.E176]/2" office:value-type="float" office:value="16694.5" calcext:value-type="float">
            <text:p>16694.5</text:p>
          </table:table-cell>
          <table:table-cell table:style-name="ce6" table:formula="of:=[.F176]" office:value-type="float" office:value="356" calcext:value-type="float">
            <text:p>356</text:p>
          </table:table-cell>
          <table:table-cell table:style-name="ce6" table:formula="of:=[.G176]" office:value-type="float" office:value="279.5" calcext:value-type="float">
            <text:p>279.5</text:p>
          </table:table-cell>
          <table:table-cell table:style-name="ce6" table:formula="of:=[.H176]" office:value-type="float" office:value="16694.5" calcext:value-type="float">
            <text:p>16694.5</text:p>
          </table:table-cell>
          <table:table-cell table:style-name="ce5"/>
          <table:table-cell table:style-name="ce6" table:formula="of:=[.C176]*10" office:value-type="float" office:value="633180" calcext:value-type="float">
            <text:p>633180</text:p>
          </table:table-cell>
          <table:table-cell table:style-name="ce6" table:formula="of:=[.C176]*20" office:value-type="float" office:value="1266360" calcext:value-type="float">
            <text:p>1266360</text:p>
          </table:table-cell>
          <table:table-cell table:style-name="ce6" table:formula="of:=[.C176]*50" office:value-type="float" office:value="3165900" calcext:value-type="float">
            <text:p>3165900</text:p>
          </table:table-cell>
          <table:table-cell table:style-name="ce6" table:formula="of:=[.A176]*50" office:value-type="float" office:value="8650" calcext:value-type="float">
            <text:p>8650</text:p>
          </table:table-cell>
          <table:table-cell table:style-name="ce6" table:formula="of:=[.G176]+50" office:value-type="float" office:value="329.5" calcext:value-type="float">
            <text:p>329.5</text:p>
          </table:table-cell>
          <table:table-cell table:style-name="ce6" table:formula="of:=[.Q176]" office:value-type="float" office:value="329.5" calcext:value-type="float">
            <text:p>329.5</text:p>
          </table:table-cell>
          <table:table-cell table:number-columns-repeated="1006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6" table:formula="of:=[.A177]+10" office:value-type="float" office:value="184" calcext:value-type="float">
            <text:p>184</text:p>
          </table:table-cell>
          <table:table-cell table:style-name="ce6" table:formula="of:=[.A177]*[.B177]*2" office:value-type="float" office:value="64032" calcext:value-type="float">
            <text:p>64032</text:p>
          </table:table-cell>
          <table:table-cell table:style-name="ce7" office:value-type="float" office:value="1740" calcext:value-type="float">
            <text:p>1740</text:p>
          </table:table-cell>
          <table:table-cell table:style-name="ce6" table:formula="of:=[.A177]*([.A177]+20)" office:value-type="float" office:value="33756" calcext:value-type="float">
            <text:p>33756</text:p>
          </table:table-cell>
          <table:table-cell table:style-name="ce6" table:formula="of:=[.A177]+[.B177]" office:value-type="float" office:value="358" calcext:value-type="float">
            <text:p>358</text:p>
          </table:table-cell>
          <table:table-cell table:style-name="ce6" table:formula="of:=([.A177]*1.5)+20" office:value-type="float" office:value="281" calcext:value-type="float">
            <text:p>281</text:p>
          </table:table-cell>
          <table:table-cell table:style-name="ce6" table:formula="of:=[.E177]/2" office:value-type="float" office:value="16878" calcext:value-type="float">
            <text:p>16878</text:p>
          </table:table-cell>
          <table:table-cell table:style-name="ce6" table:formula="of:=[.F177]" office:value-type="float" office:value="358" calcext:value-type="float">
            <text:p>358</text:p>
          </table:table-cell>
          <table:table-cell table:style-name="ce6" table:formula="of:=[.G177]" office:value-type="float" office:value="281" calcext:value-type="float">
            <text:p>281</text:p>
          </table:table-cell>
          <table:table-cell table:style-name="ce6" table:formula="of:=[.H177]" office:value-type="float" office:value="16878" calcext:value-type="float">
            <text:p>16878</text:p>
          </table:table-cell>
          <table:table-cell table:style-name="ce5"/>
          <table:table-cell table:style-name="ce6" table:formula="of:=[.C177]*10" office:value-type="float" office:value="640320" calcext:value-type="float">
            <text:p>640320</text:p>
          </table:table-cell>
          <table:table-cell table:style-name="ce6" table:formula="of:=[.C177]*20" office:value-type="float" office:value="1280640" calcext:value-type="float">
            <text:p>1280640</text:p>
          </table:table-cell>
          <table:table-cell table:style-name="ce6" table:formula="of:=[.C177]*50" office:value-type="float" office:value="3201600" calcext:value-type="float">
            <text:p>3201600</text:p>
          </table:table-cell>
          <table:table-cell table:style-name="ce6" table:formula="of:=[.A177]*50" office:value-type="float" office:value="8700" calcext:value-type="float">
            <text:p>8700</text:p>
          </table:table-cell>
          <table:table-cell table:style-name="ce6" table:formula="of:=[.G177]+50" office:value-type="float" office:value="331" calcext:value-type="float">
            <text:p>331</text:p>
          </table:table-cell>
          <table:table-cell table:style-name="ce6" table:formula="of:=[.Q177]" office:value-type="float" office:value="331" calcext:value-type="float">
            <text:p>331</text:p>
          </table:table-cell>
          <table:table-cell table:number-columns-repeated="1006"/>
        </table:table-row>
        <table:table-row table:style-name="ro3">
          <table:table-cell table:style-name="ce3" office:value-type="float" office:value="175" calcext:value-type="float">
            <text:p>175</text:p>
          </table:table-cell>
          <table:table-cell table:style-name="ce6" table:formula="of:=[.A178]+10" office:value-type="float" office:value="185" calcext:value-type="float">
            <text:p>185</text:p>
          </table:table-cell>
          <table:table-cell table:style-name="ce6" table:formula="of:=[.A178]*[.B178]*2" office:value-type="float" office:value="64750" calcext:value-type="float">
            <text:p>64750</text:p>
          </table:table-cell>
          <table:table-cell table:style-name="ce7" office:value-type="float" office:value="1750" calcext:value-type="float">
            <text:p>1750</text:p>
          </table:table-cell>
          <table:table-cell table:style-name="ce6" table:formula="of:=[.A178]*([.A178]+20)" office:value-type="float" office:value="34125" calcext:value-type="float">
            <text:p>34125</text:p>
          </table:table-cell>
          <table:table-cell table:style-name="ce6" table:formula="of:=[.A178]+[.B178]" office:value-type="float" office:value="360" calcext:value-type="float">
            <text:p>360</text:p>
          </table:table-cell>
          <table:table-cell table:style-name="ce6" table:formula="of:=([.A178]*1.5)+20" office:value-type="float" office:value="282.5" calcext:value-type="float">
            <text:p>282.5</text:p>
          </table:table-cell>
          <table:table-cell table:style-name="ce6" table:formula="of:=[.E178]/2" office:value-type="float" office:value="17062.5" calcext:value-type="float">
            <text:p>17062.5</text:p>
          </table:table-cell>
          <table:table-cell table:style-name="ce6" table:formula="of:=[.F178]" office:value-type="float" office:value="360" calcext:value-type="float">
            <text:p>360</text:p>
          </table:table-cell>
          <table:table-cell table:style-name="ce6" table:formula="of:=[.G178]" office:value-type="float" office:value="282.5" calcext:value-type="float">
            <text:p>282.5</text:p>
          </table:table-cell>
          <table:table-cell table:style-name="ce6" table:formula="of:=[.H178]" office:value-type="float" office:value="17062.5" calcext:value-type="float">
            <text:p>17062.5</text:p>
          </table:table-cell>
          <table:table-cell table:style-name="ce5"/>
          <table:table-cell table:style-name="ce6" table:formula="of:=[.C178]*10" office:value-type="float" office:value="647500" calcext:value-type="float">
            <text:p>647500</text:p>
          </table:table-cell>
          <table:table-cell table:style-name="ce6" table:formula="of:=[.C178]*20" office:value-type="float" office:value="1295000" calcext:value-type="float">
            <text:p>1295000</text:p>
          </table:table-cell>
          <table:table-cell table:style-name="ce6" table:formula="of:=[.C178]*50" office:value-type="float" office:value="3237500" calcext:value-type="float">
            <text:p>3237500</text:p>
          </table:table-cell>
          <table:table-cell table:style-name="ce6" table:formula="of:=[.A178]*50" office:value-type="float" office:value="8750" calcext:value-type="float">
            <text:p>8750</text:p>
          </table:table-cell>
          <table:table-cell table:style-name="ce6" table:formula="of:=[.G178]+50" office:value-type="float" office:value="332.5" calcext:value-type="float">
            <text:p>332.5</text:p>
          </table:table-cell>
          <table:table-cell table:style-name="ce6" table:formula="of:=[.Q178]" office:value-type="float" office:value="332.5" calcext:value-type="float">
            <text:p>332.5</text:p>
          </table:table-cell>
          <table:table-cell table:number-columns-repeated="1006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6" table:formula="of:=[.A179]+10" office:value-type="float" office:value="186" calcext:value-type="float">
            <text:p>186</text:p>
          </table:table-cell>
          <table:table-cell table:style-name="ce6" table:formula="of:=[.A179]*[.B179]*2" office:value-type="float" office:value="65472" calcext:value-type="float">
            <text:p>65472</text:p>
          </table:table-cell>
          <table:table-cell table:style-name="ce7" office:value-type="float" office:value="1760" calcext:value-type="float">
            <text:p>1760</text:p>
          </table:table-cell>
          <table:table-cell table:style-name="ce6" table:formula="of:=[.A179]*([.A179]+20)" office:value-type="float" office:value="34496" calcext:value-type="float">
            <text:p>34496</text:p>
          </table:table-cell>
          <table:table-cell table:style-name="ce6" table:formula="of:=[.A179]+[.B179]" office:value-type="float" office:value="362" calcext:value-type="float">
            <text:p>362</text:p>
          </table:table-cell>
          <table:table-cell table:style-name="ce6" table:formula="of:=([.A179]*1.5)+20" office:value-type="float" office:value="284" calcext:value-type="float">
            <text:p>284</text:p>
          </table:table-cell>
          <table:table-cell table:style-name="ce6" table:formula="of:=[.E179]/2" office:value-type="float" office:value="17248" calcext:value-type="float">
            <text:p>17248</text:p>
          </table:table-cell>
          <table:table-cell table:style-name="ce6" table:formula="of:=[.F179]" office:value-type="float" office:value="362" calcext:value-type="float">
            <text:p>362</text:p>
          </table:table-cell>
          <table:table-cell table:style-name="ce6" table:formula="of:=[.G179]" office:value-type="float" office:value="284" calcext:value-type="float">
            <text:p>284</text:p>
          </table:table-cell>
          <table:table-cell table:style-name="ce6" table:formula="of:=[.H179]" office:value-type="float" office:value="17248" calcext:value-type="float">
            <text:p>17248</text:p>
          </table:table-cell>
          <table:table-cell table:style-name="ce5"/>
          <table:table-cell table:style-name="ce6" table:formula="of:=[.C179]*10" office:value-type="float" office:value="654720" calcext:value-type="float">
            <text:p>654720</text:p>
          </table:table-cell>
          <table:table-cell table:style-name="ce6" table:formula="of:=[.C179]*20" office:value-type="float" office:value="1309440" calcext:value-type="float">
            <text:p>1309440</text:p>
          </table:table-cell>
          <table:table-cell table:style-name="ce6" table:formula="of:=[.C179]*50" office:value-type="float" office:value="3273600" calcext:value-type="float">
            <text:p>3273600</text:p>
          </table:table-cell>
          <table:table-cell table:style-name="ce6" table:formula="of:=[.A179]*50" office:value-type="float" office:value="8800" calcext:value-type="float">
            <text:p>8800</text:p>
          </table:table-cell>
          <table:table-cell table:style-name="ce6" table:formula="of:=[.G179]+50" office:value-type="float" office:value="334" calcext:value-type="float">
            <text:p>334</text:p>
          </table:table-cell>
          <table:table-cell table:style-name="ce6" table:formula="of:=[.Q179]" office:value-type="float" office:value="334" calcext:value-type="float">
            <text:p>334</text:p>
          </table:table-cell>
          <table:table-cell table:number-columns-repeated="1006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6" table:formula="of:=[.A180]+10" office:value-type="float" office:value="187" calcext:value-type="float">
            <text:p>187</text:p>
          </table:table-cell>
          <table:table-cell table:style-name="ce6" table:formula="of:=[.A180]*[.B180]*2" office:value-type="float" office:value="66198" calcext:value-type="float">
            <text:p>66198</text:p>
          </table:table-cell>
          <table:table-cell table:style-name="ce7" office:value-type="float" office:value="1770" calcext:value-type="float">
            <text:p>1770</text:p>
          </table:table-cell>
          <table:table-cell table:style-name="ce6" table:formula="of:=[.A180]*([.A180]+20)" office:value-type="float" office:value="34869" calcext:value-type="float">
            <text:p>34869</text:p>
          </table:table-cell>
          <table:table-cell table:style-name="ce6" table:formula="of:=[.A180]+[.B180]" office:value-type="float" office:value="364" calcext:value-type="float">
            <text:p>364</text:p>
          </table:table-cell>
          <table:table-cell table:style-name="ce6" table:formula="of:=([.A180]*1.5)+20" office:value-type="float" office:value="285.5" calcext:value-type="float">
            <text:p>285.5</text:p>
          </table:table-cell>
          <table:table-cell table:style-name="ce6" table:formula="of:=[.E180]/2" office:value-type="float" office:value="17434.5" calcext:value-type="float">
            <text:p>17434.5</text:p>
          </table:table-cell>
          <table:table-cell table:style-name="ce6" table:formula="of:=[.F180]" office:value-type="float" office:value="364" calcext:value-type="float">
            <text:p>364</text:p>
          </table:table-cell>
          <table:table-cell table:style-name="ce6" table:formula="of:=[.G180]" office:value-type="float" office:value="285.5" calcext:value-type="float">
            <text:p>285.5</text:p>
          </table:table-cell>
          <table:table-cell table:style-name="ce6" table:formula="of:=[.H180]" office:value-type="float" office:value="17434.5" calcext:value-type="float">
            <text:p>17434.5</text:p>
          </table:table-cell>
          <table:table-cell table:style-name="ce5"/>
          <table:table-cell table:style-name="ce6" table:formula="of:=[.C180]*10" office:value-type="float" office:value="661980" calcext:value-type="float">
            <text:p>661980</text:p>
          </table:table-cell>
          <table:table-cell table:style-name="ce6" table:formula="of:=[.C180]*20" office:value-type="float" office:value="1323960" calcext:value-type="float">
            <text:p>1323960</text:p>
          </table:table-cell>
          <table:table-cell table:style-name="ce6" table:formula="of:=[.C180]*50" office:value-type="float" office:value="3309900" calcext:value-type="float">
            <text:p>3309900</text:p>
          </table:table-cell>
          <table:table-cell table:style-name="ce6" table:formula="of:=[.A180]*50" office:value-type="float" office:value="8850" calcext:value-type="float">
            <text:p>8850</text:p>
          </table:table-cell>
          <table:table-cell table:style-name="ce6" table:formula="of:=[.G180]+50" office:value-type="float" office:value="335.5" calcext:value-type="float">
            <text:p>335.5</text:p>
          </table:table-cell>
          <table:table-cell table:style-name="ce6" table:formula="of:=[.Q180]" office:value-type="float" office:value="335.5" calcext:value-type="float">
            <text:p>335.5</text:p>
          </table:table-cell>
          <table:table-cell table:number-columns-repeated="1006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6" table:formula="of:=[.A181]+10" office:value-type="float" office:value="188" calcext:value-type="float">
            <text:p>188</text:p>
          </table:table-cell>
          <table:table-cell table:style-name="ce6" table:formula="of:=[.A181]*[.B181]*2" office:value-type="float" office:value="66928" calcext:value-type="float">
            <text:p>66928</text:p>
          </table:table-cell>
          <table:table-cell table:style-name="ce7" office:value-type="float" office:value="1780" calcext:value-type="float">
            <text:p>1780</text:p>
          </table:table-cell>
          <table:table-cell table:style-name="ce6" table:formula="of:=[.A181]*([.A181]+20)" office:value-type="float" office:value="35244" calcext:value-type="float">
            <text:p>35244</text:p>
          </table:table-cell>
          <table:table-cell table:style-name="ce6" table:formula="of:=[.A181]+[.B181]" office:value-type="float" office:value="366" calcext:value-type="float">
            <text:p>366</text:p>
          </table:table-cell>
          <table:table-cell table:style-name="ce6" table:formula="of:=([.A181]*1.5)+20" office:value-type="float" office:value="287" calcext:value-type="float">
            <text:p>287</text:p>
          </table:table-cell>
          <table:table-cell table:style-name="ce6" table:formula="of:=[.E181]/2" office:value-type="float" office:value="17622" calcext:value-type="float">
            <text:p>17622</text:p>
          </table:table-cell>
          <table:table-cell table:style-name="ce6" table:formula="of:=[.F181]" office:value-type="float" office:value="366" calcext:value-type="float">
            <text:p>366</text:p>
          </table:table-cell>
          <table:table-cell table:style-name="ce6" table:formula="of:=[.G181]" office:value-type="float" office:value="287" calcext:value-type="float">
            <text:p>287</text:p>
          </table:table-cell>
          <table:table-cell table:style-name="ce6" table:formula="of:=[.H181]" office:value-type="float" office:value="17622" calcext:value-type="float">
            <text:p>17622</text:p>
          </table:table-cell>
          <table:table-cell table:style-name="ce5"/>
          <table:table-cell table:style-name="ce6" table:formula="of:=[.C181]*10" office:value-type="float" office:value="669280" calcext:value-type="float">
            <text:p>669280</text:p>
          </table:table-cell>
          <table:table-cell table:style-name="ce6" table:formula="of:=[.C181]*20" office:value-type="float" office:value="1338560" calcext:value-type="float">
            <text:p>1338560</text:p>
          </table:table-cell>
          <table:table-cell table:style-name="ce6" table:formula="of:=[.C181]*50" office:value-type="float" office:value="3346400" calcext:value-type="float">
            <text:p>3346400</text:p>
          </table:table-cell>
          <table:table-cell table:style-name="ce6" table:formula="of:=[.A181]*50" office:value-type="float" office:value="8900" calcext:value-type="float">
            <text:p>8900</text:p>
          </table:table-cell>
          <table:table-cell table:style-name="ce6" table:formula="of:=[.G181]+50" office:value-type="float" office:value="337" calcext:value-type="float">
            <text:p>337</text:p>
          </table:table-cell>
          <table:table-cell table:style-name="ce6" table:formula="of:=[.Q181]" office:value-type="float" office:value="337" calcext:value-type="float">
            <text:p>337</text:p>
          </table:table-cell>
          <table:table-cell table:number-columns-repeated="1006"/>
        </table:table-row>
        <table:table-row table:style-name="ro3">
          <table:table-cell table:style-name="ce3" office:value-type="float" office:value="179" calcext:value-type="float">
            <text:p>179</text:p>
          </table:table-cell>
          <table:table-cell table:style-name="ce6" table:formula="of:=[.A182]+10" office:value-type="float" office:value="189" calcext:value-type="float">
            <text:p>189</text:p>
          </table:table-cell>
          <table:table-cell table:style-name="ce6" table:formula="of:=[.A182]*[.B182]*2" office:value-type="float" office:value="67662" calcext:value-type="float">
            <text:p>67662</text:p>
          </table:table-cell>
          <table:table-cell table:style-name="ce7" office:value-type="float" office:value="1790" calcext:value-type="float">
            <text:p>1790</text:p>
          </table:table-cell>
          <table:table-cell table:style-name="ce6" table:formula="of:=[.A182]*([.A182]+20)" office:value-type="float" office:value="35621" calcext:value-type="float">
            <text:p>35621</text:p>
          </table:table-cell>
          <table:table-cell table:style-name="ce6" table:formula="of:=[.A182]+[.B182]" office:value-type="float" office:value="368" calcext:value-type="float">
            <text:p>368</text:p>
          </table:table-cell>
          <table:table-cell table:style-name="ce6" table:formula="of:=([.A182]*1.5)+20" office:value-type="float" office:value="288.5" calcext:value-type="float">
            <text:p>288.5</text:p>
          </table:table-cell>
          <table:table-cell table:style-name="ce6" table:formula="of:=[.E182]/2" office:value-type="float" office:value="17810.5" calcext:value-type="float">
            <text:p>17810.5</text:p>
          </table:table-cell>
          <table:table-cell table:style-name="ce6" table:formula="of:=[.F182]" office:value-type="float" office:value="368" calcext:value-type="float">
            <text:p>368</text:p>
          </table:table-cell>
          <table:table-cell table:style-name="ce6" table:formula="of:=[.G182]" office:value-type="float" office:value="288.5" calcext:value-type="float">
            <text:p>288.5</text:p>
          </table:table-cell>
          <table:table-cell table:style-name="ce6" table:formula="of:=[.H182]" office:value-type="float" office:value="17810.5" calcext:value-type="float">
            <text:p>17810.5</text:p>
          </table:table-cell>
          <table:table-cell table:style-name="ce5"/>
          <table:table-cell table:style-name="ce6" table:formula="of:=[.C182]*10" office:value-type="float" office:value="676620" calcext:value-type="float">
            <text:p>676620</text:p>
          </table:table-cell>
          <table:table-cell table:style-name="ce6" table:formula="of:=[.C182]*20" office:value-type="float" office:value="1353240" calcext:value-type="float">
            <text:p>1353240</text:p>
          </table:table-cell>
          <table:table-cell table:style-name="ce6" table:formula="of:=[.C182]*50" office:value-type="float" office:value="3383100" calcext:value-type="float">
            <text:p>3383100</text:p>
          </table:table-cell>
          <table:table-cell table:style-name="ce6" table:formula="of:=[.A182]*50" office:value-type="float" office:value="8950" calcext:value-type="float">
            <text:p>8950</text:p>
          </table:table-cell>
          <table:table-cell table:style-name="ce6" table:formula="of:=[.G182]+50" office:value-type="float" office:value="338.5" calcext:value-type="float">
            <text:p>338.5</text:p>
          </table:table-cell>
          <table:table-cell table:style-name="ce6" table:formula="of:=[.Q182]" office:value-type="float" office:value="338.5" calcext:value-type="float">
            <text:p>338.5</text:p>
          </table:table-cell>
          <table:table-cell table:number-columns-repeated="1006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6" table:formula="of:=[.A183]+10" office:value-type="float" office:value="190" calcext:value-type="float">
            <text:p>190</text:p>
          </table:table-cell>
          <table:table-cell table:style-name="ce6" table:formula="of:=[.A183]*[.B183]*2" office:value-type="float" office:value="68400" calcext:value-type="float">
            <text:p>68400</text:p>
          </table:table-cell>
          <table:table-cell table:style-name="ce7" office:value-type="float" office:value="1800" calcext:value-type="float">
            <text:p>1800</text:p>
          </table:table-cell>
          <table:table-cell table:style-name="ce6" table:formula="of:=[.A183]*([.A183]+20)" office:value-type="float" office:value="36000" calcext:value-type="float">
            <text:p>36000</text:p>
          </table:table-cell>
          <table:table-cell table:style-name="ce6" table:formula="of:=[.A183]+[.B183]" office:value-type="float" office:value="370" calcext:value-type="float">
            <text:p>370</text:p>
          </table:table-cell>
          <table:table-cell table:style-name="ce6" table:formula="of:=([.A183]*1.5)+20" office:value-type="float" office:value="290" calcext:value-type="float">
            <text:p>290</text:p>
          </table:table-cell>
          <table:table-cell table:style-name="ce6" table:formula="of:=[.E183]/2" office:value-type="float" office:value="18000" calcext:value-type="float">
            <text:p>18000</text:p>
          </table:table-cell>
          <table:table-cell table:style-name="ce6" table:formula="of:=[.F183]" office:value-type="float" office:value="370" calcext:value-type="float">
            <text:p>370</text:p>
          </table:table-cell>
          <table:table-cell table:style-name="ce6" table:formula="of:=[.G183]" office:value-type="float" office:value="290" calcext:value-type="float">
            <text:p>290</text:p>
          </table:table-cell>
          <table:table-cell table:style-name="ce6" table:formula="of:=[.H183]" office:value-type="float" office:value="18000" calcext:value-type="float">
            <text:p>18000</text:p>
          </table:table-cell>
          <table:table-cell table:style-name="ce5"/>
          <table:table-cell table:style-name="ce6" table:formula="of:=[.C183]*10" office:value-type="float" office:value="684000" calcext:value-type="float">
            <text:p>684000</text:p>
          </table:table-cell>
          <table:table-cell table:style-name="ce6" table:formula="of:=[.C183]*20" office:value-type="float" office:value="1368000" calcext:value-type="float">
            <text:p>1368000</text:p>
          </table:table-cell>
          <table:table-cell table:style-name="ce6" table:formula="of:=[.C183]*50" office:value-type="float" office:value="3420000" calcext:value-type="float">
            <text:p>3420000</text:p>
          </table:table-cell>
          <table:table-cell table:style-name="ce6" table:formula="of:=[.A183]*50" office:value-type="float" office:value="9000" calcext:value-type="float">
            <text:p>9000</text:p>
          </table:table-cell>
          <table:table-cell table:style-name="ce6" table:formula="of:=[.G183]+50" office:value-type="float" office:value="340" calcext:value-type="float">
            <text:p>340</text:p>
          </table:table-cell>
          <table:table-cell table:style-name="ce6" table:formula="of:=[.Q183]" office:value-type="float" office:value="340" calcext:value-type="float">
            <text:p>340</text:p>
          </table:table-cell>
          <table:table-cell table:number-columns-repeated="1006"/>
        </table:table-row>
        <table:table-row table:style-name="ro3">
          <table:table-cell table:style-name="ce3" office:value-type="float" office:value="181" calcext:value-type="float">
            <text:p>181</text:p>
          </table:table-cell>
          <table:table-cell table:style-name="ce6" table:formula="of:=[.A184]+10" office:value-type="float" office:value="191" calcext:value-type="float">
            <text:p>191</text:p>
          </table:table-cell>
          <table:table-cell table:style-name="ce6" table:formula="of:=[.A184]*[.B184]*2" office:value-type="float" office:value="69142" calcext:value-type="float">
            <text:p>69142</text:p>
          </table:table-cell>
          <table:table-cell table:style-name="ce7" office:value-type="float" office:value="1810" calcext:value-type="float">
            <text:p>1810</text:p>
          </table:table-cell>
          <table:table-cell table:style-name="ce6" table:formula="of:=[.A184]*([.A184]+20)" office:value-type="float" office:value="36381" calcext:value-type="float">
            <text:p>36381</text:p>
          </table:table-cell>
          <table:table-cell table:style-name="ce6" table:formula="of:=[.A184]+[.B184]" office:value-type="float" office:value="372" calcext:value-type="float">
            <text:p>372</text:p>
          </table:table-cell>
          <table:table-cell table:style-name="ce6" table:formula="of:=([.A184]*1.5)+20" office:value-type="float" office:value="291.5" calcext:value-type="float">
            <text:p>291.5</text:p>
          </table:table-cell>
          <table:table-cell table:style-name="ce6" table:formula="of:=[.E184]/2" office:value-type="float" office:value="18190.5" calcext:value-type="float">
            <text:p>18190.5</text:p>
          </table:table-cell>
          <table:table-cell table:style-name="ce6" table:formula="of:=[.F184]" office:value-type="float" office:value="372" calcext:value-type="float">
            <text:p>372</text:p>
          </table:table-cell>
          <table:table-cell table:style-name="ce6" table:formula="of:=[.G184]" office:value-type="float" office:value="291.5" calcext:value-type="float">
            <text:p>291.5</text:p>
          </table:table-cell>
          <table:table-cell table:style-name="ce6" table:formula="of:=[.H184]" office:value-type="float" office:value="18190.5" calcext:value-type="float">
            <text:p>18190.5</text:p>
          </table:table-cell>
          <table:table-cell table:style-name="ce5"/>
          <table:table-cell table:style-name="ce6" table:formula="of:=[.C184]*10" office:value-type="float" office:value="691420" calcext:value-type="float">
            <text:p>691420</text:p>
          </table:table-cell>
          <table:table-cell table:style-name="ce6" table:formula="of:=[.C184]*20" office:value-type="float" office:value="1382840" calcext:value-type="float">
            <text:p>1382840</text:p>
          </table:table-cell>
          <table:table-cell table:style-name="ce6" table:formula="of:=[.C184]*50" office:value-type="float" office:value="3457100" calcext:value-type="float">
            <text:p>3457100</text:p>
          </table:table-cell>
          <table:table-cell table:style-name="ce6" table:formula="of:=[.A184]*50" office:value-type="float" office:value="9050" calcext:value-type="float">
            <text:p>9050</text:p>
          </table:table-cell>
          <table:table-cell table:style-name="ce6" table:formula="of:=[.G184]+50" office:value-type="float" office:value="341.5" calcext:value-type="float">
            <text:p>341.5</text:p>
          </table:table-cell>
          <table:table-cell table:style-name="ce6" table:formula="of:=[.Q184]" office:value-type="float" office:value="341.5" calcext:value-type="float">
            <text:p>341.5</text:p>
          </table:table-cell>
          <table:table-cell table:number-columns-repeated="1006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6" table:formula="of:=[.A185]+10" office:value-type="float" office:value="192" calcext:value-type="float">
            <text:p>192</text:p>
          </table:table-cell>
          <table:table-cell table:style-name="ce6" table:formula="of:=[.A185]*[.B185]*2" office:value-type="float" office:value="69888" calcext:value-type="float">
            <text:p>69888</text:p>
          </table:table-cell>
          <table:table-cell table:style-name="ce7" office:value-type="float" office:value="1820" calcext:value-type="float">
            <text:p>1820</text:p>
          </table:table-cell>
          <table:table-cell table:style-name="ce6" table:formula="of:=[.A185]*([.A185]+20)" office:value-type="float" office:value="36764" calcext:value-type="float">
            <text:p>36764</text:p>
          </table:table-cell>
          <table:table-cell table:style-name="ce6" table:formula="of:=[.A185]+[.B185]" office:value-type="float" office:value="374" calcext:value-type="float">
            <text:p>374</text:p>
          </table:table-cell>
          <table:table-cell table:style-name="ce6" table:formula="of:=([.A185]*1.5)+20" office:value-type="float" office:value="293" calcext:value-type="float">
            <text:p>293</text:p>
          </table:table-cell>
          <table:table-cell table:style-name="ce6" table:formula="of:=[.E185]/2" office:value-type="float" office:value="18382" calcext:value-type="float">
            <text:p>18382</text:p>
          </table:table-cell>
          <table:table-cell table:style-name="ce6" table:formula="of:=[.F185]" office:value-type="float" office:value="374" calcext:value-type="float">
            <text:p>374</text:p>
          </table:table-cell>
          <table:table-cell table:style-name="ce6" table:formula="of:=[.G185]" office:value-type="float" office:value="293" calcext:value-type="float">
            <text:p>293</text:p>
          </table:table-cell>
          <table:table-cell table:style-name="ce6" table:formula="of:=[.H185]" office:value-type="float" office:value="18382" calcext:value-type="float">
            <text:p>18382</text:p>
          </table:table-cell>
          <table:table-cell table:style-name="ce5"/>
          <table:table-cell table:style-name="ce6" table:formula="of:=[.C185]*10" office:value-type="float" office:value="698880" calcext:value-type="float">
            <text:p>698880</text:p>
          </table:table-cell>
          <table:table-cell table:style-name="ce6" table:formula="of:=[.C185]*20" office:value-type="float" office:value="1397760" calcext:value-type="float">
            <text:p>1397760</text:p>
          </table:table-cell>
          <table:table-cell table:style-name="ce6" table:formula="of:=[.C185]*50" office:value-type="float" office:value="3494400" calcext:value-type="float">
            <text:p>3494400</text:p>
          </table:table-cell>
          <table:table-cell table:style-name="ce6" table:formula="of:=[.A185]*50" office:value-type="float" office:value="9100" calcext:value-type="float">
            <text:p>9100</text:p>
          </table:table-cell>
          <table:table-cell table:style-name="ce6" table:formula="of:=[.G185]+50" office:value-type="float" office:value="343" calcext:value-type="float">
            <text:p>343</text:p>
          </table:table-cell>
          <table:table-cell table:style-name="ce6" table:formula="of:=[.Q185]" office:value-type="float" office:value="343" calcext:value-type="float">
            <text:p>343</text:p>
          </table:table-cell>
          <table:table-cell table:number-columns-repeated="1006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6" table:formula="of:=[.A186]+10" office:value-type="float" office:value="193" calcext:value-type="float">
            <text:p>193</text:p>
          </table:table-cell>
          <table:table-cell table:style-name="ce6" table:formula="of:=[.A186]*[.B186]*2" office:value-type="float" office:value="70638" calcext:value-type="float">
            <text:p>70638</text:p>
          </table:table-cell>
          <table:table-cell table:style-name="ce7" office:value-type="float" office:value="1830" calcext:value-type="float">
            <text:p>1830</text:p>
          </table:table-cell>
          <table:table-cell table:style-name="ce6" table:formula="of:=[.A186]*([.A186]+20)" office:value-type="float" office:value="37149" calcext:value-type="float">
            <text:p>37149</text:p>
          </table:table-cell>
          <table:table-cell table:style-name="ce6" table:formula="of:=[.A186]+[.B186]" office:value-type="float" office:value="376" calcext:value-type="float">
            <text:p>376</text:p>
          </table:table-cell>
          <table:table-cell table:style-name="ce6" table:formula="of:=([.A186]*1.5)+20" office:value-type="float" office:value="294.5" calcext:value-type="float">
            <text:p>294.5</text:p>
          </table:table-cell>
          <table:table-cell table:style-name="ce6" table:formula="of:=[.E186]/2" office:value-type="float" office:value="18574.5" calcext:value-type="float">
            <text:p>18574.5</text:p>
          </table:table-cell>
          <table:table-cell table:style-name="ce6" table:formula="of:=[.F186]" office:value-type="float" office:value="376" calcext:value-type="float">
            <text:p>376</text:p>
          </table:table-cell>
          <table:table-cell table:style-name="ce6" table:formula="of:=[.G186]" office:value-type="float" office:value="294.5" calcext:value-type="float">
            <text:p>294.5</text:p>
          </table:table-cell>
          <table:table-cell table:style-name="ce6" table:formula="of:=[.H186]" office:value-type="float" office:value="18574.5" calcext:value-type="float">
            <text:p>18574.5</text:p>
          </table:table-cell>
          <table:table-cell table:style-name="ce5"/>
          <table:table-cell table:style-name="ce6" table:formula="of:=[.C186]*10" office:value-type="float" office:value="706380" calcext:value-type="float">
            <text:p>706380</text:p>
          </table:table-cell>
          <table:table-cell table:style-name="ce6" table:formula="of:=[.C186]*20" office:value-type="float" office:value="1412760" calcext:value-type="float">
            <text:p>1412760</text:p>
          </table:table-cell>
          <table:table-cell table:style-name="ce6" table:formula="of:=[.C186]*50" office:value-type="float" office:value="3531900" calcext:value-type="float">
            <text:p>3531900</text:p>
          </table:table-cell>
          <table:table-cell table:style-name="ce6" table:formula="of:=[.A186]*50" office:value-type="float" office:value="9150" calcext:value-type="float">
            <text:p>9150</text:p>
          </table:table-cell>
          <table:table-cell table:style-name="ce6" table:formula="of:=[.G186]+50" office:value-type="float" office:value="344.5" calcext:value-type="float">
            <text:p>344.5</text:p>
          </table:table-cell>
          <table:table-cell table:style-name="ce6" table:formula="of:=[.Q186]" office:value-type="float" office:value="344.5" calcext:value-type="float">
            <text:p>344.5</text:p>
          </table:table-cell>
          <table:table-cell table:number-columns-repeated="1006"/>
        </table:table-row>
        <table:table-row table:style-name="ro3">
          <table:table-cell table:style-name="ce3" office:value-type="float" office:value="184" calcext:value-type="float">
            <text:p>184</text:p>
          </table:table-cell>
          <table:table-cell table:style-name="ce6" table:formula="of:=[.A187]+10" office:value-type="float" office:value="194" calcext:value-type="float">
            <text:p>194</text:p>
          </table:table-cell>
          <table:table-cell table:style-name="ce6" table:formula="of:=[.A187]*[.B187]*2" office:value-type="float" office:value="71392" calcext:value-type="float">
            <text:p>71392</text:p>
          </table:table-cell>
          <table:table-cell table:style-name="ce7" office:value-type="float" office:value="1840" calcext:value-type="float">
            <text:p>1840</text:p>
          </table:table-cell>
          <table:table-cell table:style-name="ce6" table:formula="of:=[.A187]*([.A187]+20)" office:value-type="float" office:value="37536" calcext:value-type="float">
            <text:p>37536</text:p>
          </table:table-cell>
          <table:table-cell table:style-name="ce6" table:formula="of:=[.A187]+[.B187]" office:value-type="float" office:value="378" calcext:value-type="float">
            <text:p>378</text:p>
          </table:table-cell>
          <table:table-cell table:style-name="ce6" table:formula="of:=([.A187]*1.5)+20" office:value-type="float" office:value="296" calcext:value-type="float">
            <text:p>296</text:p>
          </table:table-cell>
          <table:table-cell table:style-name="ce6" table:formula="of:=[.E187]/2" office:value-type="float" office:value="18768" calcext:value-type="float">
            <text:p>18768</text:p>
          </table:table-cell>
          <table:table-cell table:style-name="ce6" table:formula="of:=[.F187]" office:value-type="float" office:value="378" calcext:value-type="float">
            <text:p>378</text:p>
          </table:table-cell>
          <table:table-cell table:style-name="ce6" table:formula="of:=[.G187]" office:value-type="float" office:value="296" calcext:value-type="float">
            <text:p>296</text:p>
          </table:table-cell>
          <table:table-cell table:style-name="ce6" table:formula="of:=[.H187]" office:value-type="float" office:value="18768" calcext:value-type="float">
            <text:p>18768</text:p>
          </table:table-cell>
          <table:table-cell table:style-name="ce5"/>
          <table:table-cell table:style-name="ce6" table:formula="of:=[.C187]*10" office:value-type="float" office:value="713920" calcext:value-type="float">
            <text:p>713920</text:p>
          </table:table-cell>
          <table:table-cell table:style-name="ce6" table:formula="of:=[.C187]*20" office:value-type="float" office:value="1427840" calcext:value-type="float">
            <text:p>1427840</text:p>
          </table:table-cell>
          <table:table-cell table:style-name="ce6" table:formula="of:=[.C187]*50" office:value-type="float" office:value="3569600" calcext:value-type="float">
            <text:p>3569600</text:p>
          </table:table-cell>
          <table:table-cell table:style-name="ce6" table:formula="of:=[.A187]*50" office:value-type="float" office:value="9200" calcext:value-type="float">
            <text:p>9200</text:p>
          </table:table-cell>
          <table:table-cell table:style-name="ce6" table:formula="of:=[.G187]+50" office:value-type="float" office:value="346" calcext:value-type="float">
            <text:p>346</text:p>
          </table:table-cell>
          <table:table-cell table:style-name="ce6" table:formula="of:=[.Q187]" office:value-type="float" office:value="346" calcext:value-type="float">
            <text:p>346</text:p>
          </table:table-cell>
          <table:table-cell table:number-columns-repeated="1006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6" table:formula="of:=[.A188]+10" office:value-type="float" office:value="195" calcext:value-type="float">
            <text:p>195</text:p>
          </table:table-cell>
          <table:table-cell table:style-name="ce6" table:formula="of:=[.A188]*[.B188]*2" office:value-type="float" office:value="72150" calcext:value-type="float">
            <text:p>72150</text:p>
          </table:table-cell>
          <table:table-cell table:style-name="ce7" office:value-type="float" office:value="1850" calcext:value-type="float">
            <text:p>1850</text:p>
          </table:table-cell>
          <table:table-cell table:style-name="ce6" table:formula="of:=[.A188]*([.A188]+20)" office:value-type="float" office:value="37925" calcext:value-type="float">
            <text:p>37925</text:p>
          </table:table-cell>
          <table:table-cell table:style-name="ce6" table:formula="of:=[.A188]+[.B188]" office:value-type="float" office:value="380" calcext:value-type="float">
            <text:p>380</text:p>
          </table:table-cell>
          <table:table-cell table:style-name="ce6" table:formula="of:=([.A188]*1.5)+20" office:value-type="float" office:value="297.5" calcext:value-type="float">
            <text:p>297.5</text:p>
          </table:table-cell>
          <table:table-cell table:style-name="ce6" table:formula="of:=[.E188]/2" office:value-type="float" office:value="18962.5" calcext:value-type="float">
            <text:p>18962.5</text:p>
          </table:table-cell>
          <table:table-cell table:style-name="ce6" table:formula="of:=[.F188]" office:value-type="float" office:value="380" calcext:value-type="float">
            <text:p>380</text:p>
          </table:table-cell>
          <table:table-cell table:style-name="ce6" table:formula="of:=[.G188]" office:value-type="float" office:value="297.5" calcext:value-type="float">
            <text:p>297.5</text:p>
          </table:table-cell>
          <table:table-cell table:style-name="ce6" table:formula="of:=[.H188]" office:value-type="float" office:value="18962.5" calcext:value-type="float">
            <text:p>18962.5</text:p>
          </table:table-cell>
          <table:table-cell table:style-name="ce5"/>
          <table:table-cell table:style-name="ce6" table:formula="of:=[.C188]*10" office:value-type="float" office:value="721500" calcext:value-type="float">
            <text:p>721500</text:p>
          </table:table-cell>
          <table:table-cell table:style-name="ce6" table:formula="of:=[.C188]*20" office:value-type="float" office:value="1443000" calcext:value-type="float">
            <text:p>1443000</text:p>
          </table:table-cell>
          <table:table-cell table:style-name="ce6" table:formula="of:=[.C188]*50" office:value-type="float" office:value="3607500" calcext:value-type="float">
            <text:p>3607500</text:p>
          </table:table-cell>
          <table:table-cell table:style-name="ce6" table:formula="of:=[.A188]*50" office:value-type="float" office:value="9250" calcext:value-type="float">
            <text:p>9250</text:p>
          </table:table-cell>
          <table:table-cell table:style-name="ce6" table:formula="of:=[.G188]+50" office:value-type="float" office:value="347.5" calcext:value-type="float">
            <text:p>347.5</text:p>
          </table:table-cell>
          <table:table-cell table:style-name="ce6" table:formula="of:=[.Q188]" office:value-type="float" office:value="347.5" calcext:value-type="float">
            <text:p>347.5</text:p>
          </table:table-cell>
          <table:table-cell table:number-columns-repeated="1006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6" table:formula="of:=[.A189]+10" office:value-type="float" office:value="196" calcext:value-type="float">
            <text:p>196</text:p>
          </table:table-cell>
          <table:table-cell table:style-name="ce6" table:formula="of:=[.A189]*[.B189]*2" office:value-type="float" office:value="72912" calcext:value-type="float">
            <text:p>72912</text:p>
          </table:table-cell>
          <table:table-cell table:style-name="ce7" office:value-type="float" office:value="1860" calcext:value-type="float">
            <text:p>1860</text:p>
          </table:table-cell>
          <table:table-cell table:style-name="ce6" table:formula="of:=[.A189]*([.A189]+20)" office:value-type="float" office:value="38316" calcext:value-type="float">
            <text:p>38316</text:p>
          </table:table-cell>
          <table:table-cell table:style-name="ce6" table:formula="of:=[.A189]+[.B189]" office:value-type="float" office:value="382" calcext:value-type="float">
            <text:p>382</text:p>
          </table:table-cell>
          <table:table-cell table:style-name="ce6" table:formula="of:=([.A189]*1.5)+20" office:value-type="float" office:value="299" calcext:value-type="float">
            <text:p>299</text:p>
          </table:table-cell>
          <table:table-cell table:style-name="ce6" table:formula="of:=[.E189]/2" office:value-type="float" office:value="19158" calcext:value-type="float">
            <text:p>19158</text:p>
          </table:table-cell>
          <table:table-cell table:style-name="ce6" table:formula="of:=[.F189]" office:value-type="float" office:value="382" calcext:value-type="float">
            <text:p>382</text:p>
          </table:table-cell>
          <table:table-cell table:style-name="ce6" table:formula="of:=[.G189]" office:value-type="float" office:value="299" calcext:value-type="float">
            <text:p>299</text:p>
          </table:table-cell>
          <table:table-cell table:style-name="ce6" table:formula="of:=[.H189]" office:value-type="float" office:value="19158" calcext:value-type="float">
            <text:p>19158</text:p>
          </table:table-cell>
          <table:table-cell table:style-name="ce5"/>
          <table:table-cell table:style-name="ce6" table:formula="of:=[.C189]*10" office:value-type="float" office:value="729120" calcext:value-type="float">
            <text:p>729120</text:p>
          </table:table-cell>
          <table:table-cell table:style-name="ce6" table:formula="of:=[.C189]*20" office:value-type="float" office:value="1458240" calcext:value-type="float">
            <text:p>1458240</text:p>
          </table:table-cell>
          <table:table-cell table:style-name="ce6" table:formula="of:=[.C189]*50" office:value-type="float" office:value="3645600" calcext:value-type="float">
            <text:p>3645600</text:p>
          </table:table-cell>
          <table:table-cell table:style-name="ce6" table:formula="of:=[.A189]*50" office:value-type="float" office:value="9300" calcext:value-type="float">
            <text:p>9300</text:p>
          </table:table-cell>
          <table:table-cell table:style-name="ce6" table:formula="of:=[.G189]+50" office:value-type="float" office:value="349" calcext:value-type="float">
            <text:p>349</text:p>
          </table:table-cell>
          <table:table-cell table:style-name="ce6" table:formula="of:=[.Q189]" office:value-type="float" office:value="349" calcext:value-type="float">
            <text:p>349</text:p>
          </table:table-cell>
          <table:table-cell table:number-columns-repeated="1006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6" table:formula="of:=[.A190]+10" office:value-type="float" office:value="197" calcext:value-type="float">
            <text:p>197</text:p>
          </table:table-cell>
          <table:table-cell table:style-name="ce6" table:formula="of:=[.A190]*[.B190]*2" office:value-type="float" office:value="73678" calcext:value-type="float">
            <text:p>73678</text:p>
          </table:table-cell>
          <table:table-cell table:style-name="ce7" office:value-type="float" office:value="1870" calcext:value-type="float">
            <text:p>1870</text:p>
          </table:table-cell>
          <table:table-cell table:style-name="ce6" table:formula="of:=[.A190]*([.A190]+20)" office:value-type="float" office:value="38709" calcext:value-type="float">
            <text:p>38709</text:p>
          </table:table-cell>
          <table:table-cell table:style-name="ce6" table:formula="of:=[.A190]+[.B190]" office:value-type="float" office:value="384" calcext:value-type="float">
            <text:p>384</text:p>
          </table:table-cell>
          <table:table-cell table:style-name="ce6" table:formula="of:=([.A190]*1.5)+20" office:value-type="float" office:value="300.5" calcext:value-type="float">
            <text:p>300.5</text:p>
          </table:table-cell>
          <table:table-cell table:style-name="ce6" table:formula="of:=[.E190]/2" office:value-type="float" office:value="19354.5" calcext:value-type="float">
            <text:p>19354.5</text:p>
          </table:table-cell>
          <table:table-cell table:style-name="ce6" table:formula="of:=[.F190]" office:value-type="float" office:value="384" calcext:value-type="float">
            <text:p>384</text:p>
          </table:table-cell>
          <table:table-cell table:style-name="ce6" table:formula="of:=[.G190]" office:value-type="float" office:value="300.5" calcext:value-type="float">
            <text:p>300.5</text:p>
          </table:table-cell>
          <table:table-cell table:style-name="ce6" table:formula="of:=[.H190]" office:value-type="float" office:value="19354.5" calcext:value-type="float">
            <text:p>19354.5</text:p>
          </table:table-cell>
          <table:table-cell table:style-name="ce5"/>
          <table:table-cell table:style-name="ce6" table:formula="of:=[.C190]*10" office:value-type="float" office:value="736780" calcext:value-type="float">
            <text:p>736780</text:p>
          </table:table-cell>
          <table:table-cell table:style-name="ce6" table:formula="of:=[.C190]*20" office:value-type="float" office:value="1473560" calcext:value-type="float">
            <text:p>1473560</text:p>
          </table:table-cell>
          <table:table-cell table:style-name="ce6" table:formula="of:=[.C190]*50" office:value-type="float" office:value="3683900" calcext:value-type="float">
            <text:p>3683900</text:p>
          </table:table-cell>
          <table:table-cell table:style-name="ce6" table:formula="of:=[.A190]*50" office:value-type="float" office:value="9350" calcext:value-type="float">
            <text:p>9350</text:p>
          </table:table-cell>
          <table:table-cell table:style-name="ce6" table:formula="of:=[.G190]+50" office:value-type="float" office:value="350.5" calcext:value-type="float">
            <text:p>350.5</text:p>
          </table:table-cell>
          <table:table-cell table:style-name="ce6" table:formula="of:=[.Q190]" office:value-type="float" office:value="350.5" calcext:value-type="float">
            <text:p>350.5</text:p>
          </table:table-cell>
          <table:table-cell table:number-columns-repeated="1006"/>
        </table:table-row>
        <table:table-row table:style-name="ro3">
          <table:table-cell table:style-name="ce3" office:value-type="float" office:value="188" calcext:value-type="float">
            <text:p>188</text:p>
          </table:table-cell>
          <table:table-cell table:style-name="ce6" table:formula="of:=[.A191]+10" office:value-type="float" office:value="198" calcext:value-type="float">
            <text:p>198</text:p>
          </table:table-cell>
          <table:table-cell table:style-name="ce6" table:formula="of:=[.A191]*[.B191]*2" office:value-type="float" office:value="74448" calcext:value-type="float">
            <text:p>74448</text:p>
          </table:table-cell>
          <table:table-cell table:style-name="ce7" office:value-type="float" office:value="1880" calcext:value-type="float">
            <text:p>1880</text:p>
          </table:table-cell>
          <table:table-cell table:style-name="ce6" table:formula="of:=[.A191]*([.A191]+20)" office:value-type="float" office:value="39104" calcext:value-type="float">
            <text:p>39104</text:p>
          </table:table-cell>
          <table:table-cell table:style-name="ce6" table:formula="of:=[.A191]+[.B191]" office:value-type="float" office:value="386" calcext:value-type="float">
            <text:p>386</text:p>
          </table:table-cell>
          <table:table-cell table:style-name="ce6" table:formula="of:=([.A191]*1.5)+20" office:value-type="float" office:value="302" calcext:value-type="float">
            <text:p>302</text:p>
          </table:table-cell>
          <table:table-cell table:style-name="ce6" table:formula="of:=[.E191]/2" office:value-type="float" office:value="19552" calcext:value-type="float">
            <text:p>19552</text:p>
          </table:table-cell>
          <table:table-cell table:style-name="ce6" table:formula="of:=[.F191]" office:value-type="float" office:value="386" calcext:value-type="float">
            <text:p>386</text:p>
          </table:table-cell>
          <table:table-cell table:style-name="ce6" table:formula="of:=[.G191]" office:value-type="float" office:value="302" calcext:value-type="float">
            <text:p>302</text:p>
          </table:table-cell>
          <table:table-cell table:style-name="ce6" table:formula="of:=[.H191]" office:value-type="float" office:value="19552" calcext:value-type="float">
            <text:p>19552</text:p>
          </table:table-cell>
          <table:table-cell table:style-name="ce5"/>
          <table:table-cell table:style-name="ce6" table:formula="of:=[.C191]*10" office:value-type="float" office:value="744480" calcext:value-type="float">
            <text:p>744480</text:p>
          </table:table-cell>
          <table:table-cell table:style-name="ce6" table:formula="of:=[.C191]*20" office:value-type="float" office:value="1488960" calcext:value-type="float">
            <text:p>1488960</text:p>
          </table:table-cell>
          <table:table-cell table:style-name="ce6" table:formula="of:=[.C191]*50" office:value-type="float" office:value="3722400" calcext:value-type="float">
            <text:p>3722400</text:p>
          </table:table-cell>
          <table:table-cell table:style-name="ce6" table:formula="of:=[.A191]*50" office:value-type="float" office:value="9400" calcext:value-type="float">
            <text:p>9400</text:p>
          </table:table-cell>
          <table:table-cell table:style-name="ce6" table:formula="of:=[.G191]+50" office:value-type="float" office:value="352" calcext:value-type="float">
            <text:p>352</text:p>
          </table:table-cell>
          <table:table-cell table:style-name="ce6" table:formula="of:=[.Q191]" office:value-type="float" office:value="352" calcext:value-type="float">
            <text:p>352</text:p>
          </table:table-cell>
          <table:table-cell table:number-columns-repeated="1006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6" table:formula="of:=[.A192]+10" office:value-type="float" office:value="199" calcext:value-type="float">
            <text:p>199</text:p>
          </table:table-cell>
          <table:table-cell table:style-name="ce6" table:formula="of:=[.A192]*[.B192]*2" office:value-type="float" office:value="75222" calcext:value-type="float">
            <text:p>75222</text:p>
          </table:table-cell>
          <table:table-cell table:style-name="ce7" office:value-type="float" office:value="1890" calcext:value-type="float">
            <text:p>1890</text:p>
          </table:table-cell>
          <table:table-cell table:style-name="ce6" table:formula="of:=[.A192]*([.A192]+20)" office:value-type="float" office:value="39501" calcext:value-type="float">
            <text:p>39501</text:p>
          </table:table-cell>
          <table:table-cell table:style-name="ce6" table:formula="of:=[.A192]+[.B192]" office:value-type="float" office:value="388" calcext:value-type="float">
            <text:p>388</text:p>
          </table:table-cell>
          <table:table-cell table:style-name="ce6" table:formula="of:=([.A192]*1.5)+20" office:value-type="float" office:value="303.5" calcext:value-type="float">
            <text:p>303.5</text:p>
          </table:table-cell>
          <table:table-cell table:style-name="ce6" table:formula="of:=[.E192]/2" office:value-type="float" office:value="19750.5" calcext:value-type="float">
            <text:p>19750.5</text:p>
          </table:table-cell>
          <table:table-cell table:style-name="ce6" table:formula="of:=[.F192]" office:value-type="float" office:value="388" calcext:value-type="float">
            <text:p>388</text:p>
          </table:table-cell>
          <table:table-cell table:style-name="ce6" table:formula="of:=[.G192]" office:value-type="float" office:value="303.5" calcext:value-type="float">
            <text:p>303.5</text:p>
          </table:table-cell>
          <table:table-cell table:style-name="ce6" table:formula="of:=[.H192]" office:value-type="float" office:value="19750.5" calcext:value-type="float">
            <text:p>19750.5</text:p>
          </table:table-cell>
          <table:table-cell table:style-name="ce5"/>
          <table:table-cell table:style-name="ce6" table:formula="of:=[.C192]*10" office:value-type="float" office:value="752220" calcext:value-type="float">
            <text:p>752220</text:p>
          </table:table-cell>
          <table:table-cell table:style-name="ce6" table:formula="of:=[.C192]*20" office:value-type="float" office:value="1504440" calcext:value-type="float">
            <text:p>1504440</text:p>
          </table:table-cell>
          <table:table-cell table:style-name="ce6" table:formula="of:=[.C192]*50" office:value-type="float" office:value="3761100" calcext:value-type="float">
            <text:p>3761100</text:p>
          </table:table-cell>
          <table:table-cell table:style-name="ce6" table:formula="of:=[.A192]*50" office:value-type="float" office:value="9450" calcext:value-type="float">
            <text:p>9450</text:p>
          </table:table-cell>
          <table:table-cell table:style-name="ce6" table:formula="of:=[.G192]+50" office:value-type="float" office:value="353.5" calcext:value-type="float">
            <text:p>353.5</text:p>
          </table:table-cell>
          <table:table-cell table:style-name="ce6" table:formula="of:=[.Q192]" office:value-type="float" office:value="353.5" calcext:value-type="float">
            <text:p>353.5</text:p>
          </table:table-cell>
          <table:table-cell table:number-columns-repeated="1006"/>
        </table:table-row>
        <table:table-row table:style-name="ro3">
          <table:table-cell table:style-name="ce3" office:value-type="float" office:value="190" calcext:value-type="float">
            <text:p>190</text:p>
          </table:table-cell>
          <table:table-cell table:style-name="ce6" table:formula="of:=[.A193]+10" office:value-type="float" office:value="200" calcext:value-type="float">
            <text:p>200</text:p>
          </table:table-cell>
          <table:table-cell table:style-name="ce6" table:formula="of:=[.A193]*[.B193]*2" office:value-type="float" office:value="76000" calcext:value-type="float">
            <text:p>76000</text:p>
          </table:table-cell>
          <table:table-cell table:style-name="ce7" office:value-type="float" office:value="1900" calcext:value-type="float">
            <text:p>1900</text:p>
          </table:table-cell>
          <table:table-cell table:style-name="ce6" table:formula="of:=[.A193]*([.A193]+20)" office:value-type="float" office:value="39900" calcext:value-type="float">
            <text:p>39900</text:p>
          </table:table-cell>
          <table:table-cell table:style-name="ce6" table:formula="of:=[.A193]+[.B193]" office:value-type="float" office:value="390" calcext:value-type="float">
            <text:p>390</text:p>
          </table:table-cell>
          <table:table-cell table:style-name="ce6" table:formula="of:=([.A193]*1.5)+20" office:value-type="float" office:value="305" calcext:value-type="float">
            <text:p>305</text:p>
          </table:table-cell>
          <table:table-cell table:style-name="ce6" table:formula="of:=[.E193]/2" office:value-type="float" office:value="19950" calcext:value-type="float">
            <text:p>19950</text:p>
          </table:table-cell>
          <table:table-cell table:style-name="ce6" table:formula="of:=[.F193]" office:value-type="float" office:value="390" calcext:value-type="float">
            <text:p>390</text:p>
          </table:table-cell>
          <table:table-cell table:style-name="ce6" table:formula="of:=[.G193]" office:value-type="float" office:value="305" calcext:value-type="float">
            <text:p>305</text:p>
          </table:table-cell>
          <table:table-cell table:style-name="ce6" table:formula="of:=[.H193]" office:value-type="float" office:value="19950" calcext:value-type="float">
            <text:p>19950</text:p>
          </table:table-cell>
          <table:table-cell table:style-name="ce5"/>
          <table:table-cell table:style-name="ce6" table:formula="of:=[.C193]*10" office:value-type="float" office:value="760000" calcext:value-type="float">
            <text:p>760000</text:p>
          </table:table-cell>
          <table:table-cell table:style-name="ce6" table:formula="of:=[.C193]*20" office:value-type="float" office:value="1520000" calcext:value-type="float">
            <text:p>1520000</text:p>
          </table:table-cell>
          <table:table-cell table:style-name="ce6" table:formula="of:=[.C193]*50" office:value-type="float" office:value="3800000" calcext:value-type="float">
            <text:p>3800000</text:p>
          </table:table-cell>
          <table:table-cell table:style-name="ce6" table:formula="of:=[.A193]*50" office:value-type="float" office:value="9500" calcext:value-type="float">
            <text:p>9500</text:p>
          </table:table-cell>
          <table:table-cell table:style-name="ce6" table:formula="of:=[.G193]+50" office:value-type="float" office:value="355" calcext:value-type="float">
            <text:p>355</text:p>
          </table:table-cell>
          <table:table-cell table:style-name="ce6" table:formula="of:=[.Q193]" office:value-type="float" office:value="355" calcext:value-type="float">
            <text:p>355</text:p>
          </table:table-cell>
          <table:table-cell table:number-columns-repeated="1006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6" table:formula="of:=[.A194]+10" office:value-type="float" office:value="201" calcext:value-type="float">
            <text:p>201</text:p>
          </table:table-cell>
          <table:table-cell table:style-name="ce6" table:formula="of:=[.A194]*[.B194]*2" office:value-type="float" office:value="76782" calcext:value-type="float">
            <text:p>76782</text:p>
          </table:table-cell>
          <table:table-cell table:style-name="ce7" office:value-type="float" office:value="1910" calcext:value-type="float">
            <text:p>1910</text:p>
          </table:table-cell>
          <table:table-cell table:style-name="ce6" table:formula="of:=[.A194]*([.A194]+20)" office:value-type="float" office:value="40301" calcext:value-type="float">
            <text:p>40301</text:p>
          </table:table-cell>
          <table:table-cell table:style-name="ce6" table:formula="of:=[.A194]+[.B194]" office:value-type="float" office:value="392" calcext:value-type="float">
            <text:p>392</text:p>
          </table:table-cell>
          <table:table-cell table:style-name="ce6" table:formula="of:=([.A194]*1.5)+20" office:value-type="float" office:value="306.5" calcext:value-type="float">
            <text:p>306.5</text:p>
          </table:table-cell>
          <table:table-cell table:style-name="ce6" table:formula="of:=[.E194]/2" office:value-type="float" office:value="20150.5" calcext:value-type="float">
            <text:p>20150.5</text:p>
          </table:table-cell>
          <table:table-cell table:style-name="ce6" table:formula="of:=[.F194]" office:value-type="float" office:value="392" calcext:value-type="float">
            <text:p>392</text:p>
          </table:table-cell>
          <table:table-cell table:style-name="ce6" table:formula="of:=[.G194]" office:value-type="float" office:value="306.5" calcext:value-type="float">
            <text:p>306.5</text:p>
          </table:table-cell>
          <table:table-cell table:style-name="ce6" table:formula="of:=[.H194]" office:value-type="float" office:value="20150.5" calcext:value-type="float">
            <text:p>20150.5</text:p>
          </table:table-cell>
          <table:table-cell table:style-name="ce5"/>
          <table:table-cell table:style-name="ce6" table:formula="of:=[.C194]*10" office:value-type="float" office:value="767820" calcext:value-type="float">
            <text:p>767820</text:p>
          </table:table-cell>
          <table:table-cell table:style-name="ce6" table:formula="of:=[.C194]*20" office:value-type="float" office:value="1535640" calcext:value-type="float">
            <text:p>1535640</text:p>
          </table:table-cell>
          <table:table-cell table:style-name="ce6" table:formula="of:=[.C194]*50" office:value-type="float" office:value="3839100" calcext:value-type="float">
            <text:p>3839100</text:p>
          </table:table-cell>
          <table:table-cell table:style-name="ce6" table:formula="of:=[.A194]*50" office:value-type="float" office:value="9550" calcext:value-type="float">
            <text:p>9550</text:p>
          </table:table-cell>
          <table:table-cell table:style-name="ce6" table:formula="of:=[.G194]+50" office:value-type="float" office:value="356.5" calcext:value-type="float">
            <text:p>356.5</text:p>
          </table:table-cell>
          <table:table-cell table:style-name="ce6" table:formula="of:=[.Q194]" office:value-type="float" office:value="356.5" calcext:value-type="float">
            <text:p>356.5</text:p>
          </table:table-cell>
          <table:table-cell table:number-columns-repeated="1006"/>
        </table:table-row>
        <table:table-row table:style-name="ro3">
          <table:table-cell table:style-name="ce3" office:value-type="float" office:value="192" calcext:value-type="float">
            <text:p>192</text:p>
          </table:table-cell>
          <table:table-cell table:style-name="ce6" table:formula="of:=[.A195]+10" office:value-type="float" office:value="202" calcext:value-type="float">
            <text:p>202</text:p>
          </table:table-cell>
          <table:table-cell table:style-name="ce6" table:formula="of:=[.A195]*[.B195]*2" office:value-type="float" office:value="77568" calcext:value-type="float">
            <text:p>77568</text:p>
          </table:table-cell>
          <table:table-cell table:style-name="ce7" office:value-type="float" office:value="1920" calcext:value-type="float">
            <text:p>1920</text:p>
          </table:table-cell>
          <table:table-cell table:style-name="ce6" table:formula="of:=[.A195]*([.A195]+20)" office:value-type="float" office:value="40704" calcext:value-type="float">
            <text:p>40704</text:p>
          </table:table-cell>
          <table:table-cell table:style-name="ce6" table:formula="of:=[.A195]+[.B195]" office:value-type="float" office:value="394" calcext:value-type="float">
            <text:p>394</text:p>
          </table:table-cell>
          <table:table-cell table:style-name="ce6" table:formula="of:=([.A195]*1.5)+20" office:value-type="float" office:value="308" calcext:value-type="float">
            <text:p>308</text:p>
          </table:table-cell>
          <table:table-cell table:style-name="ce6" table:formula="of:=[.E195]/2" office:value-type="float" office:value="20352" calcext:value-type="float">
            <text:p>20352</text:p>
          </table:table-cell>
          <table:table-cell table:style-name="ce6" table:formula="of:=[.F195]" office:value-type="float" office:value="394" calcext:value-type="float">
            <text:p>394</text:p>
          </table:table-cell>
          <table:table-cell table:style-name="ce6" table:formula="of:=[.G195]" office:value-type="float" office:value="308" calcext:value-type="float">
            <text:p>308</text:p>
          </table:table-cell>
          <table:table-cell table:style-name="ce6" table:formula="of:=[.H195]" office:value-type="float" office:value="20352" calcext:value-type="float">
            <text:p>20352</text:p>
          </table:table-cell>
          <table:table-cell table:style-name="ce5"/>
          <table:table-cell table:style-name="ce6" table:formula="of:=[.C195]*10" office:value-type="float" office:value="775680" calcext:value-type="float">
            <text:p>775680</text:p>
          </table:table-cell>
          <table:table-cell table:style-name="ce6" table:formula="of:=[.C195]*20" office:value-type="float" office:value="1551360" calcext:value-type="float">
            <text:p>1551360</text:p>
          </table:table-cell>
          <table:table-cell table:style-name="ce6" table:formula="of:=[.C195]*50" office:value-type="float" office:value="3878400" calcext:value-type="float">
            <text:p>3878400</text:p>
          </table:table-cell>
          <table:table-cell table:style-name="ce6" table:formula="of:=[.A195]*50" office:value-type="float" office:value="9600" calcext:value-type="float">
            <text:p>9600</text:p>
          </table:table-cell>
          <table:table-cell table:style-name="ce6" table:formula="of:=[.G195]+50" office:value-type="float" office:value="358" calcext:value-type="float">
            <text:p>358</text:p>
          </table:table-cell>
          <table:table-cell table:style-name="ce6" table:formula="of:=[.Q195]" office:value-type="float" office:value="358" calcext:value-type="float">
            <text:p>358</text:p>
          </table:table-cell>
          <table:table-cell table:number-columns-repeated="1006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6" table:formula="of:=[.A196]+10" office:value-type="float" office:value="203" calcext:value-type="float">
            <text:p>203</text:p>
          </table:table-cell>
          <table:table-cell table:style-name="ce6" table:formula="of:=[.A196]*[.B196]*2" office:value-type="float" office:value="78358" calcext:value-type="float">
            <text:p>78358</text:p>
          </table:table-cell>
          <table:table-cell table:style-name="ce7" office:value-type="float" office:value="1930" calcext:value-type="float">
            <text:p>1930</text:p>
          </table:table-cell>
          <table:table-cell table:style-name="ce6" table:formula="of:=[.A196]*([.A196]+20)" office:value-type="float" office:value="41109" calcext:value-type="float">
            <text:p>41109</text:p>
          </table:table-cell>
          <table:table-cell table:style-name="ce6" table:formula="of:=[.A196]+[.B196]" office:value-type="float" office:value="396" calcext:value-type="float">
            <text:p>396</text:p>
          </table:table-cell>
          <table:table-cell table:style-name="ce6" table:formula="of:=([.A196]*1.5)+20" office:value-type="float" office:value="309.5" calcext:value-type="float">
            <text:p>309.5</text:p>
          </table:table-cell>
          <table:table-cell table:style-name="ce6" table:formula="of:=[.E196]/2" office:value-type="float" office:value="20554.5" calcext:value-type="float">
            <text:p>20554.5</text:p>
          </table:table-cell>
          <table:table-cell table:style-name="ce6" table:formula="of:=[.F196]" office:value-type="float" office:value="396" calcext:value-type="float">
            <text:p>396</text:p>
          </table:table-cell>
          <table:table-cell table:style-name="ce6" table:formula="of:=[.G196]" office:value-type="float" office:value="309.5" calcext:value-type="float">
            <text:p>309.5</text:p>
          </table:table-cell>
          <table:table-cell table:style-name="ce6" table:formula="of:=[.H196]" office:value-type="float" office:value="20554.5" calcext:value-type="float">
            <text:p>20554.5</text:p>
          </table:table-cell>
          <table:table-cell table:style-name="ce5"/>
          <table:table-cell table:style-name="ce6" table:formula="of:=[.C196]*10" office:value-type="float" office:value="783580" calcext:value-type="float">
            <text:p>783580</text:p>
          </table:table-cell>
          <table:table-cell table:style-name="ce6" table:formula="of:=[.C196]*20" office:value-type="float" office:value="1567160" calcext:value-type="float">
            <text:p>1567160</text:p>
          </table:table-cell>
          <table:table-cell table:style-name="ce6" table:formula="of:=[.C196]*50" office:value-type="float" office:value="3917900" calcext:value-type="float">
            <text:p>3917900</text:p>
          </table:table-cell>
          <table:table-cell table:style-name="ce6" table:formula="of:=[.A196]*50" office:value-type="float" office:value="9650" calcext:value-type="float">
            <text:p>9650</text:p>
          </table:table-cell>
          <table:table-cell table:style-name="ce6" table:formula="of:=[.G196]+50" office:value-type="float" office:value="359.5" calcext:value-type="float">
            <text:p>359.5</text:p>
          </table:table-cell>
          <table:table-cell table:style-name="ce6" table:formula="of:=[.Q196]" office:value-type="float" office:value="359.5" calcext:value-type="float">
            <text:p>359.5</text:p>
          </table:table-cell>
          <table:table-cell table:number-columns-repeated="1006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6" table:formula="of:=[.A197]+10" office:value-type="float" office:value="204" calcext:value-type="float">
            <text:p>204</text:p>
          </table:table-cell>
          <table:table-cell table:style-name="ce6" table:formula="of:=[.A197]*[.B197]*2" office:value-type="float" office:value="79152" calcext:value-type="float">
            <text:p>79152</text:p>
          </table:table-cell>
          <table:table-cell table:style-name="ce7" office:value-type="float" office:value="1940" calcext:value-type="float">
            <text:p>1940</text:p>
          </table:table-cell>
          <table:table-cell table:style-name="ce6" table:formula="of:=[.A197]*([.A197]+20)" office:value-type="float" office:value="41516" calcext:value-type="float">
            <text:p>41516</text:p>
          </table:table-cell>
          <table:table-cell table:style-name="ce6" table:formula="of:=[.A197]+[.B197]" office:value-type="float" office:value="398" calcext:value-type="float">
            <text:p>398</text:p>
          </table:table-cell>
          <table:table-cell table:style-name="ce6" table:formula="of:=([.A197]*1.5)+20" office:value-type="float" office:value="311" calcext:value-type="float">
            <text:p>311</text:p>
          </table:table-cell>
          <table:table-cell table:style-name="ce6" table:formula="of:=[.E197]/2" office:value-type="float" office:value="20758" calcext:value-type="float">
            <text:p>20758</text:p>
          </table:table-cell>
          <table:table-cell table:style-name="ce6" table:formula="of:=[.F197]" office:value-type="float" office:value="398" calcext:value-type="float">
            <text:p>398</text:p>
          </table:table-cell>
          <table:table-cell table:style-name="ce6" table:formula="of:=[.G197]" office:value-type="float" office:value="311" calcext:value-type="float">
            <text:p>311</text:p>
          </table:table-cell>
          <table:table-cell table:style-name="ce6" table:formula="of:=[.H197]" office:value-type="float" office:value="20758" calcext:value-type="float">
            <text:p>20758</text:p>
          </table:table-cell>
          <table:table-cell table:style-name="ce5"/>
          <table:table-cell table:style-name="ce6" table:formula="of:=[.C197]*10" office:value-type="float" office:value="791520" calcext:value-type="float">
            <text:p>791520</text:p>
          </table:table-cell>
          <table:table-cell table:style-name="ce6" table:formula="of:=[.C197]*20" office:value-type="float" office:value="1583040" calcext:value-type="float">
            <text:p>1583040</text:p>
          </table:table-cell>
          <table:table-cell table:style-name="ce6" table:formula="of:=[.C197]*50" office:value-type="float" office:value="3957600" calcext:value-type="float">
            <text:p>3957600</text:p>
          </table:table-cell>
          <table:table-cell table:style-name="ce6" table:formula="of:=[.A197]*50" office:value-type="float" office:value="9700" calcext:value-type="float">
            <text:p>9700</text:p>
          </table:table-cell>
          <table:table-cell table:style-name="ce6" table:formula="of:=[.G197]+50" office:value-type="float" office:value="361" calcext:value-type="float">
            <text:p>361</text:p>
          </table:table-cell>
          <table:table-cell table:style-name="ce6" table:formula="of:=[.Q197]" office:value-type="float" office:value="361" calcext:value-type="float">
            <text:p>361</text:p>
          </table:table-cell>
          <table:table-cell table:number-columns-repeated="1006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6" table:formula="of:=[.A198]+10" office:value-type="float" office:value="205" calcext:value-type="float">
            <text:p>205</text:p>
          </table:table-cell>
          <table:table-cell table:style-name="ce6" table:formula="of:=[.A198]*[.B198]*2" office:value-type="float" office:value="79950" calcext:value-type="float">
            <text:p>79950</text:p>
          </table:table-cell>
          <table:table-cell table:style-name="ce7" office:value-type="float" office:value="1950" calcext:value-type="float">
            <text:p>1950</text:p>
          </table:table-cell>
          <table:table-cell table:style-name="ce6" table:formula="of:=[.A198]*([.A198]+20)" office:value-type="float" office:value="41925" calcext:value-type="float">
            <text:p>41925</text:p>
          </table:table-cell>
          <table:table-cell table:style-name="ce6" table:formula="of:=[.A198]+[.B198]" office:value-type="float" office:value="400" calcext:value-type="float">
            <text:p>400</text:p>
          </table:table-cell>
          <table:table-cell table:style-name="ce6" table:formula="of:=([.A198]*1.5)+20" office:value-type="float" office:value="312.5" calcext:value-type="float">
            <text:p>312.5</text:p>
          </table:table-cell>
          <table:table-cell table:style-name="ce6" table:formula="of:=[.E198]/2" office:value-type="float" office:value="20962.5" calcext:value-type="float">
            <text:p>20962.5</text:p>
          </table:table-cell>
          <table:table-cell table:style-name="ce6" table:formula="of:=[.F198]" office:value-type="float" office:value="400" calcext:value-type="float">
            <text:p>400</text:p>
          </table:table-cell>
          <table:table-cell table:style-name="ce6" table:formula="of:=[.G198]" office:value-type="float" office:value="312.5" calcext:value-type="float">
            <text:p>312.5</text:p>
          </table:table-cell>
          <table:table-cell table:style-name="ce6" table:formula="of:=[.H198]" office:value-type="float" office:value="20962.5" calcext:value-type="float">
            <text:p>20962.5</text:p>
          </table:table-cell>
          <table:table-cell table:style-name="ce5"/>
          <table:table-cell table:style-name="ce6" table:formula="of:=[.C198]*10" office:value-type="float" office:value="799500" calcext:value-type="float">
            <text:p>799500</text:p>
          </table:table-cell>
          <table:table-cell table:style-name="ce6" table:formula="of:=[.C198]*20" office:value-type="float" office:value="1599000" calcext:value-type="float">
            <text:p>1599000</text:p>
          </table:table-cell>
          <table:table-cell table:style-name="ce6" table:formula="of:=[.C198]*50" office:value-type="float" office:value="3997500" calcext:value-type="float">
            <text:p>3997500</text:p>
          </table:table-cell>
          <table:table-cell table:style-name="ce6" table:formula="of:=[.A198]*50" office:value-type="float" office:value="9750" calcext:value-type="float">
            <text:p>9750</text:p>
          </table:table-cell>
          <table:table-cell table:style-name="ce6" table:formula="of:=[.G198]+50" office:value-type="float" office:value="362.5" calcext:value-type="float">
            <text:p>362.5</text:p>
          </table:table-cell>
          <table:table-cell table:style-name="ce6" table:formula="of:=[.Q198]" office:value-type="float" office:value="362.5" calcext:value-type="float">
            <text:p>362.5</text:p>
          </table:table-cell>
          <table:table-cell table:number-columns-repeated="1006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6" table:formula="of:=[.A199]+10" office:value-type="float" office:value="206" calcext:value-type="float">
            <text:p>206</text:p>
          </table:table-cell>
          <table:table-cell table:style-name="ce6" table:formula="of:=[.A199]*[.B199]*2" office:value-type="float" office:value="80752" calcext:value-type="float">
            <text:p>80752</text:p>
          </table:table-cell>
          <table:table-cell table:style-name="ce7" office:value-type="float" office:value="1960" calcext:value-type="float">
            <text:p>1960</text:p>
          </table:table-cell>
          <table:table-cell table:style-name="ce6" table:formula="of:=[.A199]*([.A199]+20)" office:value-type="float" office:value="42336" calcext:value-type="float">
            <text:p>42336</text:p>
          </table:table-cell>
          <table:table-cell table:style-name="ce6" table:formula="of:=[.A199]+[.B199]" office:value-type="float" office:value="402" calcext:value-type="float">
            <text:p>402</text:p>
          </table:table-cell>
          <table:table-cell table:style-name="ce6" table:formula="of:=([.A199]*1.5)+20" office:value-type="float" office:value="314" calcext:value-type="float">
            <text:p>314</text:p>
          </table:table-cell>
          <table:table-cell table:style-name="ce6" table:formula="of:=[.E199]/2" office:value-type="float" office:value="21168" calcext:value-type="float">
            <text:p>21168</text:p>
          </table:table-cell>
          <table:table-cell table:style-name="ce6" table:formula="of:=[.F199]" office:value-type="float" office:value="402" calcext:value-type="float">
            <text:p>402</text:p>
          </table:table-cell>
          <table:table-cell table:style-name="ce6" table:formula="of:=[.G199]" office:value-type="float" office:value="314" calcext:value-type="float">
            <text:p>314</text:p>
          </table:table-cell>
          <table:table-cell table:style-name="ce6" table:formula="of:=[.H199]" office:value-type="float" office:value="21168" calcext:value-type="float">
            <text:p>21168</text:p>
          </table:table-cell>
          <table:table-cell table:style-name="ce5"/>
          <table:table-cell table:style-name="ce6" table:formula="of:=[.C199]*10" office:value-type="float" office:value="807520" calcext:value-type="float">
            <text:p>807520</text:p>
          </table:table-cell>
          <table:table-cell table:style-name="ce6" table:formula="of:=[.C199]*20" office:value-type="float" office:value="1615040" calcext:value-type="float">
            <text:p>1615040</text:p>
          </table:table-cell>
          <table:table-cell table:style-name="ce6" table:formula="of:=[.C199]*50" office:value-type="float" office:value="4037600" calcext:value-type="float">
            <text:p>4037600</text:p>
          </table:table-cell>
          <table:table-cell table:style-name="ce6" table:formula="of:=[.A199]*50" office:value-type="float" office:value="9800" calcext:value-type="float">
            <text:p>9800</text:p>
          </table:table-cell>
          <table:table-cell table:style-name="ce6" table:formula="of:=[.G199]+50" office:value-type="float" office:value="364" calcext:value-type="float">
            <text:p>364</text:p>
          </table:table-cell>
          <table:table-cell table:style-name="ce6" table:formula="of:=[.Q199]" office:value-type="float" office:value="364" calcext:value-type="float">
            <text:p>364</text:p>
          </table:table-cell>
          <table:table-cell table:number-columns-repeated="1006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6" table:formula="of:=[.A200]+10" office:value-type="float" office:value="207" calcext:value-type="float">
            <text:p>207</text:p>
          </table:table-cell>
          <table:table-cell table:style-name="ce6" table:formula="of:=[.A200]*[.B200]*2" office:value-type="float" office:value="81558" calcext:value-type="float">
            <text:p>81558</text:p>
          </table:table-cell>
          <table:table-cell table:style-name="ce7" office:value-type="float" office:value="1970" calcext:value-type="float">
            <text:p>1970</text:p>
          </table:table-cell>
          <table:table-cell table:style-name="ce6" table:formula="of:=[.A200]*([.A200]+20)" office:value-type="float" office:value="42749" calcext:value-type="float">
            <text:p>42749</text:p>
          </table:table-cell>
          <table:table-cell table:style-name="ce6" table:formula="of:=[.A200]+[.B200]" office:value-type="float" office:value="404" calcext:value-type="float">
            <text:p>404</text:p>
          </table:table-cell>
          <table:table-cell table:style-name="ce6" table:formula="of:=([.A200]*1.5)+20" office:value-type="float" office:value="315.5" calcext:value-type="float">
            <text:p>315.5</text:p>
          </table:table-cell>
          <table:table-cell table:style-name="ce6" table:formula="of:=[.E200]/2" office:value-type="float" office:value="21374.5" calcext:value-type="float">
            <text:p>21374.5</text:p>
          </table:table-cell>
          <table:table-cell table:style-name="ce6" table:formula="of:=[.F200]" office:value-type="float" office:value="404" calcext:value-type="float">
            <text:p>404</text:p>
          </table:table-cell>
          <table:table-cell table:style-name="ce6" table:formula="of:=[.G200]" office:value-type="float" office:value="315.5" calcext:value-type="float">
            <text:p>315.5</text:p>
          </table:table-cell>
          <table:table-cell table:style-name="ce6" table:formula="of:=[.H200]" office:value-type="float" office:value="21374.5" calcext:value-type="float">
            <text:p>21374.5</text:p>
          </table:table-cell>
          <table:table-cell table:style-name="ce5"/>
          <table:table-cell table:style-name="ce6" table:formula="of:=[.C200]*10" office:value-type="float" office:value="815580" calcext:value-type="float">
            <text:p>815580</text:p>
          </table:table-cell>
          <table:table-cell table:style-name="ce6" table:formula="of:=[.C200]*20" office:value-type="float" office:value="1631160" calcext:value-type="float">
            <text:p>1631160</text:p>
          </table:table-cell>
          <table:table-cell table:style-name="ce6" table:formula="of:=[.C200]*50" office:value-type="float" office:value="4077900" calcext:value-type="float">
            <text:p>4077900</text:p>
          </table:table-cell>
          <table:table-cell table:style-name="ce6" table:formula="of:=[.A200]*50" office:value-type="float" office:value="9850" calcext:value-type="float">
            <text:p>9850</text:p>
          </table:table-cell>
          <table:table-cell table:style-name="ce6" table:formula="of:=[.G200]+50" office:value-type="float" office:value="365.5" calcext:value-type="float">
            <text:p>365.5</text:p>
          </table:table-cell>
          <table:table-cell table:style-name="ce6" table:formula="of:=[.Q200]" office:value-type="float" office:value="365.5" calcext:value-type="float">
            <text:p>365.5</text:p>
          </table:table-cell>
          <table:table-cell table:number-columns-repeated="1006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6" table:formula="of:=[.A201]+10" office:value-type="float" office:value="208" calcext:value-type="float">
            <text:p>208</text:p>
          </table:table-cell>
          <table:table-cell table:style-name="ce6" table:formula="of:=[.A201]*[.B201]*2" office:value-type="float" office:value="82368" calcext:value-type="float">
            <text:p>82368</text:p>
          </table:table-cell>
          <table:table-cell table:style-name="ce7" office:value-type="float" office:value="1980" calcext:value-type="float">
            <text:p>1980</text:p>
          </table:table-cell>
          <table:table-cell table:style-name="ce6" table:formula="of:=[.A201]*([.A201]+20)" office:value-type="float" office:value="43164" calcext:value-type="float">
            <text:p>43164</text:p>
          </table:table-cell>
          <table:table-cell table:style-name="ce6" table:formula="of:=[.A201]+[.B201]" office:value-type="float" office:value="406" calcext:value-type="float">
            <text:p>406</text:p>
          </table:table-cell>
          <table:table-cell table:style-name="ce6" table:formula="of:=([.A201]*1.5)+20" office:value-type="float" office:value="317" calcext:value-type="float">
            <text:p>317</text:p>
          </table:table-cell>
          <table:table-cell table:style-name="ce6" table:formula="of:=[.E201]/2" office:value-type="float" office:value="21582" calcext:value-type="float">
            <text:p>21582</text:p>
          </table:table-cell>
          <table:table-cell table:style-name="ce6" table:formula="of:=[.F201]" office:value-type="float" office:value="406" calcext:value-type="float">
            <text:p>406</text:p>
          </table:table-cell>
          <table:table-cell table:style-name="ce6" table:formula="of:=[.G201]" office:value-type="float" office:value="317" calcext:value-type="float">
            <text:p>317</text:p>
          </table:table-cell>
          <table:table-cell table:style-name="ce6" table:formula="of:=[.H201]" office:value-type="float" office:value="21582" calcext:value-type="float">
            <text:p>21582</text:p>
          </table:table-cell>
          <table:table-cell table:style-name="ce5"/>
          <table:table-cell table:style-name="ce6" table:formula="of:=[.C201]*10" office:value-type="float" office:value="823680" calcext:value-type="float">
            <text:p>823680</text:p>
          </table:table-cell>
          <table:table-cell table:style-name="ce6" table:formula="of:=[.C201]*20" office:value-type="float" office:value="1647360" calcext:value-type="float">
            <text:p>1647360</text:p>
          </table:table-cell>
          <table:table-cell table:style-name="ce6" table:formula="of:=[.C201]*50" office:value-type="float" office:value="4118400" calcext:value-type="float">
            <text:p>4118400</text:p>
          </table:table-cell>
          <table:table-cell table:style-name="ce6" table:formula="of:=[.A201]*50" office:value-type="float" office:value="9900" calcext:value-type="float">
            <text:p>9900</text:p>
          </table:table-cell>
          <table:table-cell table:style-name="ce6" table:formula="of:=[.G201]+50" office:value-type="float" office:value="367" calcext:value-type="float">
            <text:p>367</text:p>
          </table:table-cell>
          <table:table-cell table:style-name="ce6" table:formula="of:=[.Q201]" office:value-type="float" office:value="367" calcext:value-type="float">
            <text:p>367</text:p>
          </table:table-cell>
          <table:table-cell table:number-columns-repeated="1006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6" table:formula="of:=[.A202]+10" office:value-type="float" office:value="209" calcext:value-type="float">
            <text:p>209</text:p>
          </table:table-cell>
          <table:table-cell table:style-name="ce6" table:formula="of:=[.A202]*[.B202]*2" office:value-type="float" office:value="83182" calcext:value-type="float">
            <text:p>83182</text:p>
          </table:table-cell>
          <table:table-cell table:style-name="ce7" office:value-type="float" office:value="1990" calcext:value-type="float">
            <text:p>1990</text:p>
          </table:table-cell>
          <table:table-cell table:style-name="ce6" table:formula="of:=[.A202]*([.A202]+20)" office:value-type="float" office:value="43581" calcext:value-type="float">
            <text:p>43581</text:p>
          </table:table-cell>
          <table:table-cell table:style-name="ce6" table:formula="of:=[.A202]+[.B202]" office:value-type="float" office:value="408" calcext:value-type="float">
            <text:p>408</text:p>
          </table:table-cell>
          <table:table-cell table:style-name="ce6" table:formula="of:=([.A202]*1.5)+20" office:value-type="float" office:value="318.5" calcext:value-type="float">
            <text:p>318.5</text:p>
          </table:table-cell>
          <table:table-cell table:style-name="ce6" table:formula="of:=[.E202]/2" office:value-type="float" office:value="21790.5" calcext:value-type="float">
            <text:p>21790.5</text:p>
          </table:table-cell>
          <table:table-cell table:style-name="ce6" table:formula="of:=[.F202]" office:value-type="float" office:value="408" calcext:value-type="float">
            <text:p>408</text:p>
          </table:table-cell>
          <table:table-cell table:style-name="ce6" table:formula="of:=[.G202]" office:value-type="float" office:value="318.5" calcext:value-type="float">
            <text:p>318.5</text:p>
          </table:table-cell>
          <table:table-cell table:style-name="ce6" table:formula="of:=[.H202]" office:value-type="float" office:value="21790.5" calcext:value-type="float">
            <text:p>21790.5</text:p>
          </table:table-cell>
          <table:table-cell table:style-name="ce5"/>
          <table:table-cell table:style-name="ce6" table:formula="of:=[.C202]*10" office:value-type="float" office:value="831820" calcext:value-type="float">
            <text:p>831820</text:p>
          </table:table-cell>
          <table:table-cell table:style-name="ce6" table:formula="of:=[.C202]*20" office:value-type="float" office:value="1663640" calcext:value-type="float">
            <text:p>1663640</text:p>
          </table:table-cell>
          <table:table-cell table:style-name="ce6" table:formula="of:=[.C202]*50" office:value-type="float" office:value="4159100" calcext:value-type="float">
            <text:p>4159100</text:p>
          </table:table-cell>
          <table:table-cell table:style-name="ce6" table:formula="of:=[.A202]*50" office:value-type="float" office:value="9950" calcext:value-type="float">
            <text:p>9950</text:p>
          </table:table-cell>
          <table:table-cell table:style-name="ce6" table:formula="of:=[.G202]+50" office:value-type="float" office:value="368.5" calcext:value-type="float">
            <text:p>368.5</text:p>
          </table:table-cell>
          <table:table-cell table:style-name="ce6" table:formula="of:=[.Q202]" office:value-type="float" office:value="368.5" calcext:value-type="float">
            <text:p>368.5</text:p>
          </table:table-cell>
          <table:table-cell table:number-columns-repeated="1006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6" table:formula="of:=[.A203]+10" office:value-type="float" office:value="210" calcext:value-type="float">
            <text:p>210</text:p>
          </table:table-cell>
          <table:table-cell table:style-name="ce6" table:formula="of:=[.A203]*[.B203]*2" office:value-type="float" office:value="84000" calcext:value-type="float">
            <text:p>84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6" table:formula="of:=[.A203]*([.A203]+20)" office:value-type="float" office:value="44000" calcext:value-type="float">
            <text:p>44000</text:p>
          </table:table-cell>
          <table:table-cell table:style-name="ce6" table:formula="of:=[.A203]+[.B203]" office:value-type="float" office:value="410" calcext:value-type="float">
            <text:p>410</text:p>
          </table:table-cell>
          <table:table-cell table:style-name="ce6" table:formula="of:=([.A203]*1.5)+20" office:value-type="float" office:value="320" calcext:value-type="float">
            <text:p>320</text:p>
          </table:table-cell>
          <table:table-cell table:style-name="ce6" table:formula="of:=[.E203]/2" office:value-type="float" office:value="22000" calcext:value-type="float">
            <text:p>22000</text:p>
          </table:table-cell>
          <table:table-cell table:style-name="ce6" table:formula="of:=[.F203]" office:value-type="float" office:value="410" calcext:value-type="float">
            <text:p>410</text:p>
          </table:table-cell>
          <table:table-cell table:style-name="ce6" table:formula="of:=[.G203]" office:value-type="float" office:value="320" calcext:value-type="float">
            <text:p>320</text:p>
          </table:table-cell>
          <table:table-cell table:style-name="ce6" table:formula="of:=[.H203]" office:value-type="float" office:value="22000" calcext:value-type="float">
            <text:p>22000</text:p>
          </table:table-cell>
          <table:table-cell table:style-name="ce5"/>
          <table:table-cell table:style-name="ce6" table:formula="of:=[.C203]*10" office:value-type="float" office:value="840000" calcext:value-type="float">
            <text:p>840000</text:p>
          </table:table-cell>
          <table:table-cell table:style-name="ce6" table:formula="of:=[.C203]*20" office:value-type="float" office:value="1680000" calcext:value-type="float">
            <text:p>1680000</text:p>
          </table:table-cell>
          <table:table-cell table:style-name="ce6" table:formula="of:=[.C203]*50" office:value-type="float" office:value="4200000" calcext:value-type="float">
            <text:p>4200000</text:p>
          </table:table-cell>
          <table:table-cell table:style-name="ce6" table:formula="of:=[.A203]*50" office:value-type="float" office:value="10000" calcext:value-type="float">
            <text:p>10000</text:p>
          </table:table-cell>
          <table:table-cell table:style-name="ce6" table:formula="of:=[.G203]+50" office:value-type="float" office:value="370" calcext:value-type="float">
            <text:p>370</text:p>
          </table:table-cell>
          <table:table-cell table:style-name="ce6" table:formula="of:=[.Q203]" office:value-type="float" office:value="370" calcext:value-type="float">
            <text:p>370</text:p>
          </table:table-cell>
          <table:table-cell table:number-columns-repeated="1006"/>
        </table:table-row>
        <table:table-row table:style-name="ro4" table:number-rows-repeated="10483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1">00/00/0000</text:date>, <text:time style:data-style-name="N2" text:time-value="15:31:27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1-01T15:32:01.083000000</dc:date>
    <meta:editing-duration>PT33S</meta:editing-duration>
    <meta:editing-cycles>1</meta:editing-cycles>
    <meta:document-statistic meta:table-count="1" meta:cell-count="3419" meta:object-count="0"/>
  </office:meta>
</office:document-meta>
</file>